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1902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28in" fo:break-before="auto" style:use-optimal-row-height="fals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791in" fo:break-before="auto" style:use-optimal-row-height="false"/>
    </style:style>
    <style:style style:name="ro15" style:family="table-row">
      <style:table-row-properties style:row-height="0.5181in" fo:break-before="auto" style:use-optimal-row-height="true"/>
    </style:style>
    <style:style style:name="ro16" style:family="table-row">
      <style:table-row-properties style:row-height="1.0154in" fo:break-before="auto" style:use-optimal-row-height="true"/>
    </style:style>
    <style:style style:name="ro17" style:family="table-row">
      <style:table-row-properties style:row-height="2.1764in" fo:break-before="auto" style:use-optimal-row-height="true"/>
    </style:style>
    <style:style style:name="ro18" style:family="table-row">
      <style:table-row-properties style:row-height="1.8445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1.1811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7252in" fo:break-before="auto" style:use-optimal-row-height="false"/>
    </style:style>
    <style:style style:name="ro23" style:family="table-row">
      <style:table-row-properties style:row-height="2.5075in" fo:break-before="auto" style:use-optimal-row-height="true"/>
    </style:style>
    <style:style style:name="ro24" style:family="table-row">
      <style:table-row-properties style:row-height="2.3425in" fo:break-before="auto" style:use-optimal-row-height="true"/>
    </style:style>
    <style:style style:name="ro25" style:family="table-row">
      <style:table-row-properties style:row-height="1.5134in" fo:break-before="auto" style:use-optimal-row-height="true"/>
    </style:style>
    <style:style style:name="ro26" style:family="table-row">
      <style:table-row-properties style:row-height="2.0102in" fo:break-before="auto" style:use-optimal-row-height="true"/>
    </style:style>
    <style:style style:name="ro27" style:family="table-row">
      <style:table-row-properties style:row-height="1.6783in" fo:break-before="auto" style:use-optimal-row-height="true"/>
    </style:style>
    <style:style style:name="ro28" style:family="table-row">
      <style:table-row-properties style:row-height="1.3472in" fo:break-before="auto" style:use-optimal-row-height="true"/>
    </style:style>
    <style:style style:name="ro29" style:family="table-row">
      <style:table-row-properties style:row-height="2.6736in" fo:break-before="auto" style:use-optimal-row-height="true"/>
    </style:style>
    <style:style style:name="ro30" style:family="table-row">
      <style:table-row-properties style:row-height="2.8398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2118in" fo:break-before="auto" style:use-optimal-row-height="true"/>
    </style:style>
    <style:style style:name="ro3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style:font-name="Arial" fo:font-size="9pt"/>
    </style:style>
    <style:style style:name="ce43" style:family="table-cell" style:parent-style-name="Default">
      <style:table-cell-properties fo:background-color="#e6e6e6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4" style:family="table-cell" style:parent-style-name="Default">
      <style:table-cell-properties fo:background-color="#cccccc" style:text-align-source="fix" style:repeat-content="false" fo:border="0.0008in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ext-properties fo:color="#000000" style:font-name="Arial" fo:font-size="10pt" fo:font-weight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paragraph-properties fo:margin-left="0in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text-line-through-style="none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fo:color="#000000"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fo:color="#000000" style:font-name="Arial" fo:font-size="10pt" fo:font-weight="bold"/>
    </style:style>
    <style:style style:name="ce58" style:family="table-cell" style:parent-style-name="Default">
      <style:text-properties fo:color="#000000"/>
    </style:style>
    <style:style style:name="ce59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font-weight="bold" style:font-name-asian="Tahoma1" style:font-size-asian="10pt" style:font-weight-asian="bold" style:font-size-complex="10pt" style:font-weight-complex="bold" fo:hyphenate="true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66" style:family="table-cell" style:parent-style-name="Default">
      <style:table-cell-properties fo:wrap-option="wrap"/>
      <style:text-properties style:font-name="Tahoma1" fo:font-size="10pt" style:font-name-asian="Tahoma1" style:font-size-asian="10pt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_20_1" style:data-style-name="N11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Normal_5f_Sheet1_20_1" style:data-style-name="N11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1" style:family="table-cell" style:parent-style-name="Default">
      <style:table-cell-properties fo:wrap-option="wrap" fo:border="0.0008in solid #000000"/>
      <style:text-properties style:use-window-font-color="true" style:font-name="Tahoma1" fo:font-size="10pt" style:font-name-asian="Tahoma1" style:font-size-asian="10pt"/>
    </style:style>
    <style:style style:name="ce7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fo:font-size="10pt" fo:font-weight="bold" style:font-name-asian="Tahoma1" style:font-size-asian="10pt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_20_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85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86" style:family="table-cell" style:parent-style-name="Normal_5f_Sheet1_20_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fo:wrap-option="wrap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0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Tahoma1" fo:font-size="10pt" fo:font-weight="bold" style:font-name-asian="Tahoma1" style:font-size-asian="10pt"/>
    </style:style>
    <style:style style:name="ce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wrap-option="wrap"/>
      <style:text-properties fo:color="#000000" style:font-name="Arial"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9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Tahoma1" fo:font-size="10pt" fo:font-weight="normal" style:font-name-asian="Tahoma1" style:font-size-asian="10pt"/>
    </style:style>
    <style:style style:name="ce106" style:family="table-cell" style:parent-style-name="Default">
      <style:table-cell-properties fo:wrap-option="wrap" fo:border="0.0008in solid #000000" style:vertical-align="top"/>
      <style:text-properties style:use-window-font-color="true" style:font-name="Tahoma1" fo:font-size="10pt" fo:font-weight="bold" style:font-name-asian="Tahoma1" style:font-size-asian="10pt"/>
    </style:style>
    <style:style style:name="ce107" style:family="table-cell" style:parent-style-name="Default">
      <style:table-cell-properties fo:wrap-option="wrap" fo:border="0.0008in solid #000000" style:vertical-align="top"/>
      <style:text-properties style:use-window-font-color="true" style:font-name="Tahoma1" fo:font-size="10pt" fo:font-weight="normal" style:font-name-asian="Tahoma1" style:font-size-asian="10pt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Tahoma1" fo:font-size="10pt" style:font-name-asian="Tahoma1" style:font-size-asian="10pt"/>
    </style:style>
    <style:style style:name="ce11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Tahoma1" fo:font-size="10pt" fo:font-weight="normal" style:font-name-asian="ＭＳ Ｐゴシック" style:font-size-asian="11pt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/>
      <style:text-properties style:use-window-font-color="true" style:font-name="Tahoma1" fo:font-size="10pt"/>
    </style:style>
    <style:style style:name="ce11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Tahoma1" fo:font-size="10pt" fo:font-weight="normal" style:font-name-asian="Tahoma1" style:font-size-asian="10pt"/>
    </style:style>
    <style:style style:name="ce12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/>
      <style:text-properties fo:color="#000000" style:font-name="Tahoma1" fo:font-size="10pt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none" style:vertical-align="top"/>
      <style:text-properties fo:color="#000000" style:font-name="Tahoma1" fo:font-size="10pt" fo:font-weight="bold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none" style:vertical-align="top"/>
      <style:text-properties fo:color="#000000" style:font-name="Tahoma1" fo:font-size="10pt" style:font-name-asian="Tahoma1" style:font-size-asian="10pt"/>
    </style:style>
    <style:style style:name="ce127" style:family="table-cell" style:parent-style-name="Default">
      <style:table-cell-properties fo:wrap-option="wrap"/>
      <style:text-properties fo:color="#000000" style:font-name="Tahoma1" fo:font-size="10pt" style:font-name-asian="Tahoma1" style:font-size-asian="10pt"/>
    </style:style>
    <style:style style:name="ce128" style:family="table-cell" style:parent-style-name="Default">
      <style:table-cell-properties fo:wrap-option="wrap"/>
      <style:text-properties style:use-window-font-color="true" style:font-name="Tahoma1" fo:font-size="10pt" style:font-name-asian="Tahoma1" style:font-size-asian="10pt"/>
    </style:style>
    <style:style style:name="ce129" style:family="table-cell" style:parent-style-name="Default">
      <style:table-cell-properties fo:background-color="transparent" fo:wrap-option="wrap"/>
      <style:text-properties style:use-window-font-color="true" style:font-name="Tahoma1" fo:font-size="10pt" style:font-name-asian="Tahoma1" style:font-size-asian="10pt"/>
    </style:style>
    <style:style style:name="ce13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Tahoma1" fo:font-size="10pt" fo:font-weight="bold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Tahoma1" fo:font-size="10pt" style:font-name-asian="Tahoma1" style:font-size-asian="10pt"/>
    </style:style>
    <style:style style:name="ce13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3" style:family="table-cell" style:parent-style-name="Default">
      <style:table-cell-properties fo:background-color="transparent" fo:wrap-option="wrap"/>
      <style:text-properties style:use-window-font-color="true"/>
    </style:style>
    <style:style style:name="ce134" style:family="table-cell" style:parent-style-name="Normal_5f_Sheet1_20_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>
      <style:table-cell-properties fo:background-color="transparent" fo:border="0.0008in solid #000000"/>
      <style:text-properties fo:color="#000000"/>
    </style:style>
    <style:style style:name="ce137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9pt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46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ＭＳ Ｐゴシック" style:font-size-asian="10pt" style:font-name-complex="Tahoma" style:font-size-complex="10pt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paragraph-properties fo:margin-left="0in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fo:wrap-option="wrap" fo:border="0.0008in solid #000000"/>
      <style:text-properties style:font-name="Tahoma1" fo:font-size="10pt" style:font-name-asian="Tahoma1" style:font-size-asian="10pt"/>
    </style:style>
    <style:style style:name="ce166" style:family="table-cell" style:parent-style-name="Default">
      <style:table-cell-properties fo:border="0.0008in solid #000000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69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1" style:family="table-cell" style:parent-style-name="Default">
      <style:table-cell-properties fo:background-color="transparent" fo:wrap-option="wrap"/>
      <style:text-properties fo:color="#000000" style:font-name="Arial" fo:font-size="10pt" fo:font-weight="bold"/>
    </style:style>
    <style:style style:name="ce1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bold" style:font-name-asian="Tahoma1" style:font-size-asian="10pt" style:font-size-complex="10pt"/>
    </style:style>
    <style:style style:name="ce174" style:family="table-cell" style:parent-style-name="Default">
      <style:table-cell-properties fo:background-color="transparent"/>
      <style:text-properties fo:color="#000000" style:text-line-through-style="none" style:font-name="Arial" fo:font-size="10pt" fo:font-weight="bold"/>
    </style:style>
    <style:style style:name="ce175" style:family="table-cell" style:parent-style-name="Default">
      <style:table-cell-properties fo:background-color="transparent" fo:wrap-option="wrap" fo:border="0.0008in solid #000000"/>
      <style:text-properties fo:color="#000000" style:font-name="Arial2" fo:font-size="10pt" fo:language="en" fo:country="GB" style:font-name-asian="Tahoma1" style:font-size-asian="10pt" style:font-size-complex="10pt"/>
    </style:style>
    <style:style style:name="ce176" style:family="table-cell" style:parent-style-name="Default">
      <style:table-cell-properties fo:background-color="transparent"/>
      <style:text-properties fo:color="#000000" style:font-name="Arial" fo:font-size="10pt"/>
    </style:style>
    <style:style style:name="ce17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78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79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80" style:family="table-cell" style:parent-style-name="Default">
      <style:table-cell-properties fo:wrap-option="wrap" fo:border="0.0008in solid #000000"/>
      <style:text-properties style:font-name="Arial" fo:font-size="10pt" style:font-name-asian="Tahoma1" style:font-size-asian="10pt"/>
    </style:style>
    <style:style style:name="ce181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18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87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Tahoma1" style:font-size-asian="10pt"/>
    </style:style>
    <style:style style:name="ce191" style:family="table-cell" style:parent-style-name="Default">
      <style:table-cell-properties fo:border="0.0008in solid #000000"/>
      <style:text-properties style:font-name="Arial" fo:font-size="10pt"/>
    </style:style>
    <style:style style:name="ce192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background-color="transparent"/>
      <style:text-properties fo:color="#000000"/>
    </style:style>
    <style:style style:name="ce19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20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4" style:family="table-cell" style:parent-style-name="Normal_5f_Sheet1_20_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5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/>
    </style:style>
    <style:style style:name="ce2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Normal_5f_Sheet1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2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CondFormat_6_1_1" style:base-cell-address="Relation.C197"/>
    </style:style>
    <style:style style:name="ce2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2" fo:font-size="10pt" fo:language="en" fo:country="GB" fo:font-weight="normal" style:font-name-asian="Tahoma1" style:font-size-asian="10pt" style:font-size-complex="10pt"/>
    </style:style>
    <style:style style:name="ce2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fo:border="0.0008in solid #000000"/>
      <style:text-properties fo:font-size="14pt" fo:font-weight="bold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231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CondFormat_2_1_1" style:base-cell-address="Check_List.B2"/>
    </style:style>
    <style:style style:name="ce23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CondFormat_2_1_1" style:base-cell-address="Check_List.B2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CondFormat_2_1_1" style:base-cell-address="Check_List.B2"/>
    </style:style>
    <style:style style:name="ce23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43" style:family="table-cell" style:parent-style-name="Default">
      <style:table-cell-properties fo:background-color="#000080"/>
      <style:text-properties fo:color="#ffffff" fo:font-size="12pt" fo:font-weight="bold"/>
    </style:style>
    <style:style style:name="ce24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/>
    </style:style>
    <style:style style:name="ce24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2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pt"/>
    </style:style>
    <style:style style:name="ce24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9" style:family="table-cell" style:parent-style-name="Default">
      <style:text-properties style:font-name="Arial" fo:font-size="10pt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color="#000000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normal"/>
    </style:style>
    <style:style style:name="T7" style:family="text">
      <style:text-properties fo:font-style="italic"/>
    </style:style>
    <style:style style:name="T8" style:family="text">
      <style:text-properties fo:color="#ff6633"/>
    </style:style>
    <style:style style:name="T9" style:family="text">
      <style:text-properties style:font-name-asian="ＭＳ Ｐゴシック" style:font-name-complex="Tahoma"/>
    </style:style>
    <style:style style:name="T10" style:family="text">
      <style:text-properties fo:font-weight="bold" style:font-name-asian="ＭＳ Ｐゴシック" style:font-name-complex="Tahoma"/>
    </style:style>
    <style:style style:name="T11" style:family="text">
      <style:text-properties fo:font-weight="normal" style:font-name-asian="ＭＳ Ｐゴシック" style:font-name-complex="Tahoma"/>
    </style:style>
    <style:style style:name="T12" style:family="text">
      <style:text-properties fo:font-style="normal"/>
    </style:style>
    <style:style style:name="T13" style:family="text">
      <style:text-properties fo:font-style="italic" fo:font-weight="normal"/>
    </style:style>
    <style:style style:name="T14" style:family="text">
      <style:text-properties style:font-name="Arial" fo:font-size="10pt" fo:font-style="italic"/>
    </style:style>
    <style:style style:name="T15" style:family="text">
      <style:text-properties fo:color="#000000" style:font-name="Arial2" fo:language="en" fo:country="GB" style:font-name-asian="Tahoma1" style:font-size-asian="10pt" style:font-size-complex="10pt"/>
    </style:style>
    <style:style style:name="T16" style:family="text">
      <style:text-properties fo:color="#000000" style:font-name="Arial2" fo:language="en" fo:country="GB" fo:font-weight="bold" style:font-name-asian="Tahoma1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6in" table:end-y="0.1563in" draw:z-index="0" draw:name="Graphics 3" draw:style-name="gr1" draw:text-style-name="P1" svg:width="2.3118in" svg:height="1.1291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PORTAL MAIN FUNCTION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Social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People Applicatio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Relation.C4:Canvas.C4])" office:value-type="float" office:value="171">
            <text:p>171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162">
            <text:p>15-Dec-09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Initiation test case for Social 1.0</text:p>
          </table:table-cell>
          <table:table-cell table:style-name="ce31" office:value-type="string">
            <text:p>An.Nguyen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6" table:number-columns-repeated="2"/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SOC People Check List</text:span></text:p>
            <text:p><text:span text:style-name="T3">Based on Product built version: </text:span></text:p>
          </table:table-cell>
          <table:covered-table-cell table:style-name="ce45"/>
          <table:table-cell table:style-name="ce64" office:value-type="string" table:number-columns-spanned="1" table:number-rows-spanned="2">
            <text:p>Priority</text:p>
          </table:table-cell>
          <table:table-cell table:style-name="ce64" office:value-type="string" table:number-columns-spanned="1" table:number-rows-spanned="2">
            <text:p>Affect</text:p>
          </table:table-cell>
          <table:table-cell table:number-columns-repeated="252"/>
        </table:table-row>
        <table:table-row table:style-name="ro9">
          <table:table-cell table:style-name="ce40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64" office:value-type="string">
            <text:p>Priority</text:p>
          </table:covered-table-cell>
          <table:covered-table-cell table:style-name="ce64"/>
          <table:table-cell table:number-columns-repeated="252"/>
        </table:table-row>
        <table:table-row table:style-name="ro10">
          <table:table-cell table:style-name="ce41" office:value-type="string" table:number-columns-spanned="2" table:number-rows-spanned="1">
            <text:p>Relation: access page, add relation, Remove Relation</text:p>
          </table:table-cell>
          <table:covered-table-cell table:style-name="ce45"/>
          <table:table-cell table:style-name="ce65" table:number-columns-repeated="2"/>
          <table:table-cell table:number-columns-repeated="252"/>
        </table:table-row>
        <table:table-row table:style-name="ro1">
          <table:table-cell table:style-name="ce42" office:value-type="string">
            <text:p>PEO_01.001</text:p>
          </table:table-cell>
          <table:table-cell table:style-name="ce46" office:value-type="string">
            <text:p>Access people page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1.002</text:p>
          </table:table-cell>
          <table:table-cell table:style-name="ce46" office:value-type="string">
            <text:p>Access my profile page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2.001</text:p>
          </table:table-cell>
          <table:table-cell table:style-name="ce47" office:value-type="string">
            <text:p>Add other user into your contact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2.002</text:p>
          </table:table-cell>
          <table:table-cell table:style-name="ce47" office:value-type="string">
            <text:p>User is accepted the relation adding request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2.003</text:p>
          </table:table-cell>
          <table:table-cell table:style-name="ce48" office:value-type="string">
            <text:p>User deny the invitation relation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2.004</text:p>
          </table:table-cell>
          <table:table-cell table:style-name="ce47" office:value-type="string">
            <text:p>User remove friend request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2.005</text:p>
          </table:table-cell>
          <table:table-cell table:style-name="ce47" office:value-type="string">
            <text:p>Create relation with user in your contact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2.006</text:p>
          </table:table-cell>
          <table:table-cell table:style-name="ce49" office:value-type="string">
            <text:p>The both users send friend requests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3.001</text:p>
          </table:table-cell>
          <table:table-cell table:style-name="ce49" office:value-type="string">
            <text:p>Remove relations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3" office:value-type="string" table:number-columns-spanned="2" table:number-rows-spanned="1">
            <text:p>Profile: view profile, Edit profile</text:p>
          </table:table-cell>
          <table:covered-table-cell table:style-name="ce50"/>
          <table:table-cell table:style-name="ce65" table:number-columns-repeated="2"/>
          <table:table-cell table:number-columns-repeated="252"/>
        </table:table-row>
        <table:table-row table:style-name="ro1">
          <table:table-cell table:style-name="ce42" office:value-type="string">
            <text:p>PEO_04.001</text:p>
          </table:table-cell>
          <table:table-cell table:style-name="ce49" office:value-type="string">
            <text:p>View your profile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4.002</text:p>
          </table:table-cell>
          <table:table-cell table:style-name="ce47" office:value-type="string">
            <text:p>View the profile of another user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4.003</text:p>
          </table:table-cell>
          <table:table-cell table:style-name="ce49" office:value-type="string">
            <text:p>View the profile of user in your contac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02</text:p>
          </table:table-cell>
          <table:table-cell table:style-name="ce49" office:value-type="string">
            <text:p>Edit current position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03</text:p>
          </table:table-cell>
          <table:table-cell table:style-name="ce51" office:value-type="string">
            <text:p>Input <text:s/>the special characters in current position field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04</text:p>
          </table:table-cell>
          <table:table-cell table:style-name="ce51" office:value-type="string">
            <text:p>Edit current position with start or end by number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05</text:p>
          </table:table-cell>
          <table:table-cell table:style-name="ce49" office:value-type="string">
            <text:p>Edit current position with this field is empty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1">
          <table:table-cell table:style-name="ce42" office:value-type="string">
            <text:p>PEO_05.006</text:p>
          </table:table-cell>
          <table:table-cell table:style-name="ce49" office:value-type="string">
            <text:p>Edit current position when The length of the text in field "position" is less than "3" and bigger than "30" 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07</text:p>
          </table:table-cell>
          <table:table-cell table:style-name="ce47" office:value-type="string">
            <text:p>Edit your basic information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05.008</text:p>
          </table:table-cell>
          <table:table-cell table:style-name="ce49" office:value-type="string">
            <text:p>Edit your basic information with First name is empty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05.009</text:p>
          </table:table-cell>
          <table:table-cell table:style-name="ce49" office:value-type="string">
            <text:p>Edit your basic information with last name is empty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10</text:p>
          </table:table-cell>
          <table:table-cell table:style-name="ce49" office:value-type="string">
            <text:p>Edit your basic information with First name field contains special characters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11</text:p>
          </table:table-cell>
          <table:table-cell table:style-name="ce49" office:value-type="string">
            <text:p>Edit your basic information with last name field contains special characters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12</text:p>
          </table:table-cell>
          <table:table-cell table:style-name="ce49" office:value-type="string">
            <text:p>Edit your basic information with length of first name field is less than 3 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13</text:p>
          </table:table-cell>
          <table:table-cell table:style-name="ce47" office:value-type="string">
            <text:p>Edit your basic information with length of last name field is less than 3 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14</text:p>
          </table:table-cell>
          <table:table-cell table:style-name="ce47" office:value-type="string">
            <text:p>Edit your basic information with length of first name field is over 30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15</text:p>
          </table:table-cell>
          <table:table-cell table:style-name="ce47" office:value-type="string">
            <text:p>Edit your basic information with length of last name field is over 30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16</text:p>
          </table:table-cell>
          <table:table-cell table:style-name="ce47" office:value-type="string">
            <text:p>Edit your basic information with First Name field starts by digit <text:span text:style-name="T4">or Special chars</text:span>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17</text:p>
          </table:table-cell>
          <table:table-cell table:style-name="ce52" office:value-type="string">
            <text:p>Edit your basic information with Last Name field starts by digit<text:span text:style-name="T4"> or Special chars</text:span>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18</text:p>
          </table:table-cell>
          <table:table-cell table:style-name="ce47" office:value-type="string">
            <text:p>Edit valid email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19</text:p>
          </table:table-cell>
          <table:table-cell table:style-name="ce47" office:value-type="string">
            <text:p>Edit invalid email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20</text:p>
          </table:table-cell>
          <table:table-cell table:style-name="ce49" office:value-type="string">
            <text:p>Email is blank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21</text:p>
          </table:table-cell>
          <table:table-cell table:style-name="ce49" office:value-type="string">
            <text:p>Change password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22</text:p>
          </table:table-cell>
          <table:table-cell table:style-name="ce49" office:value-type="string">
            <text:p>Change password with current pass is not correct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23</text:p>
          </table:table-cell>
          <table:table-cell table:style-name="ce49" office:value-type="string">
            <text:p>Change password with current pass is empty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24</text:p>
          </table:table-cell>
          <table:table-cell table:style-name="ce49" office:value-type="string">
            <text:p>Change password with new pass is empty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25</text:p>
          </table:table-cell>
          <table:table-cell table:style-name="ce49" office:value-type="string">
            <text:p>Change password with confirm new pass is empty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26</text:p>
          </table:table-cell>
          <table:table-cell table:style-name="ce49" office:value-type="string">
            <text:p>Change password when new pass and confirm new pass is not the same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27</text:p>
          </table:table-cell>
          <table:table-cell table:style-name="ce47" office:value-type="string">
            <text:p>Reset the editing information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28</text:p>
          </table:table-cell>
          <table:table-cell table:style-name="ce47" office:value-type="string">
            <text:p>Close form Edit basic information without save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29</text:p>
          </table:table-cell>
          <table:table-cell table:style-name="ce53" office:value-type="string">
            <text:p>Edit information of Contact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30</text:p>
          </table:table-cell>
          <table:table-cell table:style-name="ce49" office:value-type="string">
            <text:p>Edit your contact information with select Gender value of Gender field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31</text:p>
          </table:table-cell>
          <table:table-cell table:style-name="ce49" office:value-type="string">
            <text:p>Edit your contact information with select one value of Gender field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32</text:p>
          </table:table-cell>
          <table:table-cell table:style-name="ce47" office:value-type="string">
            <text:p>Edit valid phone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33</text:p>
          </table:table-cell>
          <table:table-cell table:style-name="ce47" office:value-type="string">
            <text:p>Edit invalid phone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34</text:p>
          </table:table-cell>
          <table:table-cell table:style-name="ce47" office:value-type="string">
            <text:p>Phone number is null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35</text:p>
          </table:table-cell>
          <table:table-cell table:style-name="ce47" office:value-type="string">
            <text:p>Add multi phone number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36</text:p>
          </table:table-cell>
          <table:table-cell table:style-name="ce47" office:value-type="string">
            <text:p>Delete phone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37</text:p>
          </table:table-cell>
          <table:table-cell table:style-name="ce47" office:value-type="string">
            <text:p>Edit valid instant messaging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38</text:p>
          </table:table-cell>
          <table:table-cell table:style-name="ce47" office:value-type="string">
            <text:p>Instant messaging is null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39</text:p>
          </table:table-cell>
          <table:table-cell table:style-name="ce47" office:value-type="string">
            <text:p>Add multi instant messaging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40</text:p>
          </table:table-cell>
          <table:table-cell table:style-name="ce49" office:value-type="string">
            <text:p>Delete instant messaging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41</text:p>
          </table:table-cell>
          <table:table-cell table:style-name="ce47" office:value-type="string">
            <text:p>Edit valid urls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42</text:p>
          </table:table-cell>
          <table:table-cell table:style-name="ce47" office:value-type="string">
            <text:p>Edit invalid urls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43</text:p>
          </table:table-cell>
          <table:table-cell table:style-name="ce47" office:value-type="string">
            <text:p>Urls is null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44</text:p>
          </table:table-cell>
          <table:table-cell table:style-name="ce51" office:value-type="string">
            <text:p>Add multi urls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45</text:p>
          </table:table-cell>
          <table:table-cell table:style-name="ce49" office:value-type="string">
            <text:p>Delete urls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46</text:p>
          </table:table-cell>
          <table:table-cell table:style-name="ce47" office:value-type="string">
            <text:p>Cancel editing information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47</text:p>
          </table:table-cell>
          <table:table-cell table:style-name="ce49" office:value-type="string">
            <text:p>Edit Experiences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48</text:p>
          </table:table-cell>
          <table:table-cell table:style-name="ce49" office:value-type="string">
            <text:p>Add new experiences with company is null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49</text:p>
          </table:table-cell>
          <table:table-cell table:style-name="ce49" office:value-type="string">
            <text:p>Add new experiences with length of company field is smaller than 3 or bigger than 90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50</text:p>
          </table:table-cell>
          <table:table-cell table:style-name="ce49" office:value-type="string">
            <text:p>Add new experiences with position is null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51</text:p>
          </table:table-cell>
          <table:table-cell table:style-name="ce49" office:value-type="string">
            <text:p>Add new experiences with length of position filed is smaller than 3 or bigger than 90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52</text:p>
          </table:table-cell>
          <table:table-cell table:style-name="ce49" office:value-type="string">
            <text:p>Add new experiences with professional is null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53</text:p>
          </table:table-cell>
          <table:table-cell table:style-name="ce49" office:value-type="string">
            <text:p>Add new experiences with professional is unlimited length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54</text:p>
          </table:table-cell>
          <table:table-cell table:style-name="ce49" office:value-type="string">
            <text:p>Add new information a bout experience if still in this position 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55</text:p>
          </table:table-cell>
          <table:table-cell table:style-name="ce49" office:value-type="string">
            <text:p>Add new information a bout experience if no still in this position 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56</text:p>
          </table:table-cell>
          <table:table-cell table:style-name="ce49" office:value-type="string">
            <text:p>Enter invalid data into years text box (not positive)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57</text:p>
          </table:table-cell>
          <table:table-cell table:style-name="ce49" office:value-type="string">
            <text:p>Start date is greater than the present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58</text:p>
          </table:table-cell>
          <table:table-cell table:style-name="ce47" office:value-type="string">
            <text:p>End date is greater than the present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59</text:p>
          </table:table-cell>
          <table:table-cell table:style-name="ce47" office:value-type="string">
            <text:p>Start date is greater than end date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60</text:p>
          </table:table-cell>
          <table:table-cell table:style-name="ce47" office:value-type="string">
            <text:p>Add more experience with description is null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61</text:p>
          </table:table-cell>
          <table:table-cell table:style-name="ce47" office:value-type="string">
            <text:p>Add more experience with length of description field is unlimited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62</text:p>
          </table:table-cell>
          <table:table-cell table:style-name="ce49" office:value-type="string">
            <text:p>Add more experience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63</text:p>
          </table:table-cell>
          <table:table-cell table:style-name="ce49" office:value-type="string">
            <text:p>Delete experience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64</text:p>
          </table:table-cell>
          <table:table-cell table:style-name="ce49" office:value-type="string">
            <text:p>Cancel the editing experience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65</text:p>
          </table:table-cell>
          <table:table-cell table:style-name="ce47" office:value-type="string">
            <text:p>Edit Profile with changing avatar which it's name is blank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66</text:p>
          </table:table-cell>
          <table:table-cell table:style-name="ce47" office:value-type="string">
            <text:p>Edit Profile with changing avatar which it's name is not blank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67</text:p>
          </table:table-cell>
          <table:table-cell table:style-name="ce47" office:value-type="string">
            <text:p>Edit Profile with changing valid type of image for avatar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68</text:p>
          </table:table-cell>
          <table:table-cell table:style-name="ce47" office:value-type="string">
            <text:p>Edit Profile with changing invalid type of image for avatar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69</text:p>
          </table:table-cell>
          <table:table-cell table:style-name="ce47" office:value-type="string">
            <text:p>Edit Profile with changing image for avatar when the size of image is smaller than 2MB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70</text:p>
          </table:table-cell>
          <table:table-cell table:style-name="ce47" office:value-type="string">
            <text:p>Edit Profile with changing image for avatar when the size of image is bigger than 2MB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71</text:p>
          </table:table-cell>
          <table:table-cell table:style-name="ce47" office:value-type="string">
            <text:p>Cancel the upload image file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5.072</text:p>
          </table:table-cell>
          <table:table-cell table:style-name="ce47" office:value-type="string">
            <text:p>Abort image file on avatar preview form</text:p>
          </table:table-cell>
          <table:table-cell table:style-name="ce65" office:value-type="string">
            <text:p>Low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3" office:value-type="string" table:number-columns-spanned="2" table:number-rows-spanned="1">
            <text:p>Activities: View, Add, share, <text:s/>like/unlike, comment, <text:s/>delete activities</text:p>
          </table:table-cell>
          <table:covered-table-cell table:style-name="ce50"/>
          <table:table-cell table:style-name="ce65" table:number-columns-repeated="2"/>
          <table:table-cell table:number-columns-repeated="252"/>
        </table:table-row>
        <table:table-row table:style-name="ro1">
          <table:table-cell table:style-name="ce42" office:value-type="string">
            <text:p>PEO_06.001</text:p>
          </table:table-cell>
          <table:table-cell table:style-name="ce47" office:value-type="string">
            <text:p>View your activities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6.002</text:p>
          </table:table-cell>
          <table:table-cell table:style-name="ce47" office:value-type="string">
            <text:p>View your contact's activities 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6.003</text:p>
          </table:table-cell>
          <table:table-cell table:style-name="ce47" office:value-type="string">
            <text:p>View other user's activities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6.004</text:p>
          </table:table-cell>
          <table:table-cell table:style-name="ce47" office:value-type="string">
            <text:p>Add new your activity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6.005</text:p>
          </table:table-cell>
          <table:table-cell table:style-name="ce47" office:value-type="string">
            <text:p>Add new activity for user's contact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06.006</text:p>
          </table:table-cell>
          <table:table-cell table:style-name="ce47" office:value-type="string">
            <text:p>Add new activity for other user gadget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06.007</text:p>
          </table:table-cell>
          <table:table-cell table:style-name="ce54" office:value-type="string">
            <text:p>Add new activities with special chars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6.008</text:p>
          </table:table-cell>
          <table:table-cell table:style-name="ce48" office:value-type="string">
            <text:p>Add new activities without any text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6.009</text:p>
          </table:table-cell>
          <table:table-cell table:style-name="ce54" office:value-type="string">
            <text:p>Add new activities with unlimited chars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6.010</text:p>
          </table:table-cell>
          <table:table-cell table:style-name="ce54" office:value-type="string">
            <text:p>Add new activity without click on Add button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01</text:p>
          </table:table-cell>
          <table:table-cell table:style-name="ce47" office:value-type="string">
            <text:p>Add a share link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02</text:p>
          </table:table-cell>
          <table:table-cell table:style-name="ce48" office:value-type="string">
            <text:p>Add new Share link without text on activity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03</text:p>
          </table:table-cell>
          <table:table-cell table:style-name="ce48" office:value-type="string">
            <text:p>View Link shared with thumbnail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04</text:p>
          </table:table-cell>
          <table:table-cell table:style-name="ce48" office:value-type="string">
            <text:p>View Link shared without <text:s/>thumbnail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05</text:p>
          </table:table-cell>
          <table:table-cell table:style-name="ce47" office:value-type="string">
            <text:p>Add a share link without Enter or click Add button on share link form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06</text:p>
          </table:table-cell>
          <table:table-cell table:style-name="ce47" office:value-type="string">
            <text:p>Add a share link without click <text:s/>Add button on add activity form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07</text:p>
          </table:table-cell>
          <table:table-cell table:style-name="ce47" office:value-type="string">
            <text:p>Add a share link with url is not correct form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08</text:p>
          </table:table-cell>
          <table:table-cell table:style-name="ce55" office:value-type="string">
            <text:p>Share link with empty link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09</text:p>
          </table:table-cell>
          <table:table-cell table:style-name="ce47" office:value-type="string">
            <text:p>Share link with URL is not exited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10</text:p>
          </table:table-cell>
          <table:table-cell table:style-name="ce47" office:value-type="string">
            <text:p>Edit title of share link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11</text:p>
          </table:table-cell>
          <table:table-cell table:style-name="ce47" office:value-type="string">
            <text:p>Edit title of share link with special chars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12</text:p>
          </table:table-cell>
          <table:table-cell table:style-name="ce47" office:value-type="string">
            <text:p>Kept title of shared link is empty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13</text:p>
          </table:table-cell>
          <table:table-cell table:style-name="ce47" office:value-type="string">
            <text:p>Edit title of share link with unlimited chars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14</text:p>
          </table:table-cell>
          <table:table-cell table:style-name="ce47" office:value-type="string">
            <text:p>Edit description of share link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15</text:p>
          </table:table-cell>
          <table:table-cell table:style-name="ce47" office:value-type="string">
            <text:p>Edit description of share link with special chars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16</text:p>
          </table:table-cell>
          <table:table-cell table:style-name="ce47" office:value-type="string">
            <text:p>Kept description of shared link is empty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17</text:p>
          </table:table-cell>
          <table:table-cell table:style-name="ce47" office:value-type="string">
            <text:p>Edit description of share link with unlimited chars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7.018</text:p>
          </table:table-cell>
          <table:table-cell table:style-name="ce47" office:value-type="string">
            <text:p>Close share link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8.001</text:p>
          </table:table-cell>
          <table:table-cell table:style-name="ce56" office:value-type="string">
            <text:p>User likes/unlike your activities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8.002</text:p>
          </table:table-cell>
          <table:table-cell table:style-name="ce56" office:value-type="string">
            <text:p>User likes/unlike your contact's activities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8.003</text:p>
          </table:table-cell>
          <table:table-cell table:style-name="ce56" office:value-type="string">
            <text:p>User likes/unlike activity of other user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9.001</text:p>
          </table:table-cell>
          <table:table-cell table:style-name="ce57" office:value-type="string">
            <text:p>Comment on your activity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9.002</text:p>
          </table:table-cell>
          <table:table-cell table:style-name="ce57" office:value-type="string">
            <text:p>Comment on your contact's activity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9.003</text:p>
          </table:table-cell>
          <table:table-cell table:style-name="ce57" office:value-type="string">
            <text:p>Comment on other user's activity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09.004</text:p>
          </table:table-cell>
          <table:table-cell table:style-name="ce57" office:value-type="string">
            <text:p>Show/hide all comment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12">
          <table:table-cell table:style-name="ce42" office:value-type="string">
            <text:p>PEO_10.001</text:p>
          </table:table-cell>
          <table:table-cell table:style-name="ce57" office:value-type="string">
            <text:p>Delete your activity</text:p>
          </table:table-cell>
          <table:table-cell table:style-name="ce65" office:value-type="string">
            <text:p>High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3" office:value-type="string" table:number-columns-spanned="2" table:number-rows-spanned="1">
            <text:p>Search: search by key, alphabet</text:p>
          </table:table-cell>
          <table:covered-table-cell table:style-name="ce58"/>
          <table:table-cell table:style-name="ce65" table:number-columns-repeated="2"/>
          <table:table-cell table:number-columns-repeated="252"/>
        </table:table-row>
        <table:table-row table:style-name="ro7">
          <table:table-cell table:style-name="ce42" office:value-type="string">
            <text:p>PEO_11.001</text:p>
          </table:table-cell>
          <table:table-cell table:style-name="ce56" office:value-type="string">
            <text:p>Search when text box search is blank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02</text:p>
          </table:table-cell>
          <table:table-cell table:style-name="ce56" office:value-type="string">
            <text:p>Search when input some text in text box <text:s/>search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03</text:p>
          </table:table-cell>
          <table:table-cell table:style-name="ce56" office:value-type="string">
            <text:p>Search when input “*” char into text box search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04</text:p>
          </table:table-cell>
          <table:table-cell table:style-name="ce56" office:value-type="string">
            <text:p>Search when input “%” char into text box search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05</text:p>
          </table:table-cell>
          <table:table-cell table:style-name="ce56" office:value-type="string">
            <text:p>Search when input other special chars (eg: @, #, $,\, ...) into text box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06</text:p>
          </table:table-cell>
          <table:table-cell table:style-name="ce56" office:value-type="string">
            <text:p>Search when there is some space into text box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07</text:p>
          </table:table-cell>
          <table:table-cell table:style-name="ce56" office:value-type="string">
            <text:p>Search when filter by position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08</text:p>
          </table:table-cell>
          <table:table-cell table:style-name="ce56" office:value-type="string">
            <text:p>Search when filter by position with some special char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09</text:p>
          </table:table-cell>
          <table:table-cell table:style-name="ce56" office:value-type="string">
            <text:p>Search with position is null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10</text:p>
          </table:table-cell>
          <table:table-cell table:style-name="ce56" office:value-type="string">
            <text:p>Search when filter by professional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11</text:p>
          </table:table-cell>
          <table:table-cell table:style-name="ce56" office:value-type="string">
            <text:p>Search with professional is null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12</text:p>
          </table:table-cell>
          <table:table-cell table:style-name="ce56" office:value-type="string">
            <text:p>Search when filter by gender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13</text:p>
          </table:table-cell>
          <table:table-cell table:style-name="ce56" office:value-type="string">
            <text:p>Auto suggestion key word when search in space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14</text:p>
          </table:table-cell>
          <table:table-cell table:style-name="ce56" office:value-type="string">
            <text:p>Search when click on a alphabe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15</text:p>
          </table:table-cell>
          <table:table-cell table:style-name="ce56" office:value-type="string">
            <text:p>Search when click on All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16</text:p>
          </table:table-cell>
          <table:table-cell table:style-name="ce47" office:value-type="string">
            <text:p>Check paging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17</text:p>
          </table:table-cell>
          <table:table-cell table:style-name="ce47" office:value-type="string">
            <text:p>Check search and paging search result on relation lis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18</text:p>
          </table:table-cell>
          <table:table-cell table:style-name="ce47" office:value-type="string">
            <text:p>Check search and paging search result on Invitation lis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7">
          <table:table-cell table:style-name="ce42" office:value-type="string">
            <text:p>PEO_11.019</text:p>
          </table:table-cell>
          <table:table-cell table:style-name="ce47" office:value-type="string">
            <text:p>Check search and paging search result on request lis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0">
          <table:table-cell table:style-name="ce43" office:value-type="string" table:number-columns-spanned="2" table:number-rows-spanned="1">
            <text:p>Dashboard: view dashboard, add gadget, edit gadget</text:p>
          </table:table-cell>
          <table:covered-table-cell table:style-name="ce59"/>
          <table:table-cell table:style-name="ce65" table:number-columns-repeated="2"/>
          <table:table-cell table:number-columns-repeated="252"/>
        </table:table-row>
        <table:table-row table:style-name="ro10">
          <table:table-cell table:style-name="ce42" office:value-type="string">
            <text:p>PEO_12.001</text:p>
          </table:table-cell>
          <table:table-cell table:style-name="ce60" office:value-type="string">
            <text:p>View dashboard page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02</text:p>
          </table:table-cell>
          <table:table-cell table:style-name="ce60" office:value-type="string">
            <text:p>Add new tab into dashboard page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2">
          <table:table-cell table:style-name="ce42" office:value-type="string">
            <text:p>PEO_12.003</text:p>
          </table:table-cell>
          <table:table-cell table:style-name="ce60" office:value-type="string">
            <text:p>Add gadget on dashboard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2">
          <table:table-cell table:style-name="ce42" office:value-type="string">
            <text:p>PEO_12.004</text:p>
          </table:table-cell>
          <table:table-cell table:style-name="ce60" office:value-type="string">
            <text:p>Add new gadget by valid link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2">
          <table:table-cell table:style-name="ce42" office:value-type="string">
            <text:p>PEO_12.005</text:p>
          </table:table-cell>
          <table:table-cell table:style-name="ce60" office:value-type="string">
            <text:p>Add new gadget by invalid link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2">
          <table:table-cell table:style-name="ce42" office:value-type="string">
            <text:p>PEO_12.006</text:p>
          </table:table-cell>
          <table:table-cell table:style-name="ce60" office:value-type="string">
            <text:p>Add gadget after run auto impor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07</text:p>
          </table:table-cell>
          <table:table-cell table:style-name="ce60" office:value-type="string">
            <text:p>Edit properties of <text:s/>Gadget on Dashboard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08</text:p>
          </table:table-cell>
          <table:table-cell table:style-name="ce60" office:value-type="string">
            <text:p>Delete added gadget in dashboard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09</text:p>
          </table:table-cell>
          <table:table-cell table:style-name="ce60" office:value-type="string">
            <text:p>View gadget at hide/show content of gadge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10</text:p>
          </table:table-cell>
          <table:table-cell table:style-name="ce60" office:value-type="string">
            <text:p>View gadget at maximize/minimize of gadge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11</text:p>
          </table:table-cell>
          <table:table-cell table:style-name="ce60" office:value-type="string">
            <text:p>Add application registry gadge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12</text:p>
          </table:table-cell>
          <table:table-cell table:style-name="ce60" office:value-type="string">
            <text:p>Add calculator gadge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13</text:p>
          </table:table-cell>
          <table:table-cell table:style-name="ce60" office:value-type="string">
            <text:p>Add calendar gadge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14</text:p>
          </table:table-cell>
          <table:table-cell table:style-name="ce60" office:value-type="string">
            <text:p>Add clock gadge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15</text:p>
          </table:table-cell>
          <table:table-cell table:style-name="ce60" office:value-type="string">
            <text:p>Add Code sharing gadge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16</text:p>
          </table:table-cell>
          <table:table-cell table:style-name="ce60" office:value-type="string">
            <text:p>Add code runner gadge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17</text:p>
          </table:table-cell>
          <table:table-cell table:style-name="ce60" office:value-type="string">
            <text:p>Add container compliance test 0.8 gadge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18</text:p>
          </table:table-cell>
          <table:table-cell table:style-name="ce60" office:value-type="string">
            <text:p>Add RSS reader gadge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19</text:p>
          </table:table-cell>
          <table:table-cell table:style-name="ce60" office:value-type="string">
            <text:p>Add RssFetcher gadge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20</text:p>
          </table:table-cell>
          <table:table-cell table:style-name="ce60" office:value-type="string">
            <text:p>Add Social Hello word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21</text:p>
          </table:table-cell>
          <table:table-cell table:style-name="ce60" office:value-type="string">
            <text:p>Add Space list gadge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22</text:p>
          </table:table-cell>
          <table:table-cell table:style-name="ce60" office:value-type="string">
            <text:p>Add Status update gadge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23</text:p>
          </table:table-cell>
          <table:table-cell table:style-name="ce60" office:value-type="string">
            <text:p>Add to do gadget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2.024</text:p>
          </table:table-cell>
          <table:table-cell table:style-name="ce60" office:value-type="string">
            <text:p>Add Viewer friends <text:s/>gadgets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3" office:value-type="string" table:number-columns-spanned="2" table:number-rows-spanned="1">
            <text:p>Canvas : execute, save,delete source code</text:p>
          </table:table-cell>
          <table:covered-table-cell table:style-name="ce60"/>
          <table:table-cell table:style-name="ce65" table:number-columns-repeated="2"/>
          <table:table-cell table:number-columns-repeated="252"/>
        </table:table-row>
        <table:table-row table:style-name="ro1">
          <table:table-cell table:style-name="ce42" office:value-type="string">
            <text:p>PEO_13.001</text:p>
          </table:table-cell>
          <table:table-cell table:style-name="ce49" office:value-type="string">
            <text:p>Execute new code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3.002</text:p>
          </table:table-cell>
          <table:table-cell table:style-name="ce46" office:value-type="string">
            <text:p>Save code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3.003</text:p>
          </table:table-cell>
          <table:table-cell table:style-name="ce46" office:value-type="string">
            <text:p>Save code as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3.004</text:p>
          </table:table-cell>
          <table:table-cell table:style-name="ce47" office:value-type="string">
            <text:p>Cancel saving code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3.005</text:p>
          </table:table-cell>
          <table:table-cell table:style-name="ce46" office:value-type="string">
            <text:p>Load code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3.006</text:p>
          </table:table-cell>
          <table:table-cell table:style-name="ce46" office:value-type="string">
            <text:p>Execute exited code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3.007</text:p>
          </table:table-cell>
          <table:table-cell table:style-name="ce46" office:value-type="string">
            <text:p>Delete code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3.008</text:p>
          </table:table-cell>
          <table:table-cell table:style-name="ce47" office:value-type="string">
            <text:p>View larger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2" office:value-type="string">
            <text:p>PEO_13.009</text:p>
          </table:table-cell>
          <table:table-cell table:style-name="ce47" office:value-type="string">
            <text:p>View smaller</text:p>
          </table:table-cell>
          <table:table-cell table:style-name="ce65" office:value-type="string">
            <text:p>Medium</text:p>
          </table:table-cell>
          <table:table-cell table:style-name="ce65"/>
          <table:table-cell table:number-columns-repeated="252"/>
        </table:table-row>
        <table:table-row table:style-name="ro1">
          <table:table-cell table:style-name="ce44" table:number-columns-spanned="2" table:number-rows-spanned="1"/>
          <table:covered-table-cell table:style-name="ce61"/>
          <table:table-cell table:style-name="ce65" table:number-columns-repeated="2"/>
          <table:table-cell table:number-columns-repeated="252"/>
        </table:table-row>
        <table:table-row table:style-name="ro1" table:number-rows-repeated="19">
          <table:table-cell table:style-name="ce42"/>
          <table:table-cell table:style-name="ce61"/>
          <table:table-cell table:style-name="ce65" table:number-columns-repeated="2"/>
          <table:table-cell table:number-columns-repeated="252"/>
        </table:table-row>
        <table:table-row table:style-name="ro1" table:number-rows-repeated="3">
          <table:table-cell table:style-name="ce42"/>
          <table:table-cell table:style-name="ce62"/>
          <table:table-cell table:style-name="ce65" table:number-columns-repeated="2"/>
          <table:table-cell table:number-columns-repeated="252"/>
        </table:table-row>
        <table:table-row table:style-name="ro1" table:number-rows-repeated="9">
          <table:table-cell table:style-name="ce42"/>
          <table:table-cell table:style-name="ce63"/>
          <table:table-cell table:style-name="ce65" table:number-columns-repeated="2"/>
          <table:table-cell table:number-columns-repeated="252"/>
        </table:table-row>
        <table:table-row table:style-name="ro1" table:number-rows-repeated="653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lation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39" table:default-cell-style-name="Default"/>
        <table:table-row table:style-name="ro1">
          <table:table-cell/>
          <table:table-cell table:style-name="ce72" office:value-type="string">
            <text:p>TEST CASES</text:p>
          </table:table-cell>
          <table:table-cell table:style-name="ce72"/>
          <table:table-cell table:style-name="ce73" table:number-columns-repeated="2"/>
          <table:table-cell/>
          <table:table-cell table:style-name="ce88"/>
          <table:table-cell table:style-name="ce73" table:number-columns-repeated="2"/>
          <table:table-cell table:style-name="ce121" table:number-columns-repeated="220"/>
          <table:table-cell table:style-name="ce88" table:number-columns-repeated="18"/>
        </table:table-row>
        <table:table-row table:style-name="ro13">
          <table:table-cell/>
          <table:table-cell table:style-name="ce73" table:number-columns-repeated="4"/>
          <table:table-cell/>
          <table:table-cell table:style-name="ce88"/>
          <table:table-cell table:style-name="ce73" table:number-columns-repeated="2"/>
          <table:table-cell table:style-name="ce122"/>
          <table:table-cell table:style-name="ce122" office:value-type="string">
            <text:p>Passed</text:p>
          </table:table-cell>
          <table:table-cell table:style-name="ce122" table:formula="oooc:=COUNTIF([.L$7:.L$1010];[.$K2])" office:value-type="float" office:value="0">
            <text:p>0</text:p>
          </table:table-cell>
          <table:table-cell table:style-name="ce122" table:formula="oooc:=COUNTIF([.M$7:.M$1010];[.$K2])" office:value-type="float" office:value="0">
            <text:p>0</text:p>
          </table:table-cell>
          <table:table-cell table:style-name="ce122" table:formula="oooc:=COUNTIF([.N$7:.N$1010];[.$K2])" office:value-type="float" office:value="0">
            <text:p>0</text:p>
          </table:table-cell>
          <table:table-cell table:style-name="ce122" table:formula="oooc:=COUNTIF([.O$7:.O$1010];[.$K2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4">
          <table:table-cell/>
          <table:table-cell table:style-name="ce74" office:value-type="string">
            <text:p>Functions List<text:span text:style-name="T5">:</text:span></text:p>
          </table:table-cell>
          <table:table-cell table:style-name="ce80" office:value-type="string" table:number-columns-spanned="3" table:number-rows-spanned="1">
            <text:p>Relation</text:p>
          </table:table-cell>
          <table:covered-table-cell table:style-name="ce87"/>
          <table:covered-table-cell table:style-name="ce93"/>
          <table:table-cell/>
          <table:table-cell table:style-name="ce88"/>
          <table:table-cell table:style-name="ce113"/>
          <table:table-cell table:style-name="ce118"/>
          <table:table-cell table:style-name="ce122"/>
          <table:table-cell table:style-name="ce122" office:value-type="string">
            <text:p>Failed</text:p>
          </table:table-cell>
          <table:table-cell table:style-name="ce122" table:formula="oooc:=COUNTIF([.L$7:.L$1010];[.$K3])" office:value-type="float" office:value="0">
            <text:p>0</text:p>
          </table:table-cell>
          <table:table-cell table:style-name="ce122" table:formula="oooc:=COUNTIF([.M$7:.M$1010];[.$K3])" office:value-type="float" office:value="0">
            <text:p>0</text:p>
          </table:table-cell>
          <table:table-cell table:style-name="ce122" table:formula="oooc:=COUNTIF([.N$7:.N$1010];[.$K3])" office:value-type="float" office:value="0">
            <text:p>0</text:p>
          </table:table-cell>
          <table:table-cell table:style-name="ce122" table:formula="oooc:=COUNTIF([.O$7:.O$1010];[.$K3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1">
          <table:table-cell/>
          <table:table-cell table:style-name="ce74" office:value-type="string">
            <text:p>Total Main Cases:</text:p>
          </table:table-cell>
          <table:table-cell table:style-name="ce81" table:formula="oooc:=MAX([.A7:.A996])" office:value-type="float" office:value="9" table:number-columns-spanned="3" table:number-rows-spanned="1">
            <text:p>9</text:p>
          </table:table-cell>
          <table:covered-table-cell table:number-columns-repeated="2" table:style-name="ce88"/>
          <table:table-cell/>
          <table:table-cell table:style-name="ce88"/>
          <table:table-cell table:style-name="ce113"/>
          <table:table-cell table:style-name="ce119"/>
          <table:table-cell table:style-name="ce122"/>
          <table:table-cell table:style-name="ce122" office:value-type="string">
            <text:p>Blocked</text:p>
          </table:table-cell>
          <table:table-cell table:style-name="ce122" table:formula="oooc:=COUNTIF([.L$7:.L$1010];[.$K4])" office:value-type="float" office:value="0">
            <text:p>0</text:p>
          </table:table-cell>
          <table:table-cell table:style-name="ce122" table:formula="oooc:=COUNTIF([.M$7:.M$1010];[.$K4])" office:value-type="float" office:value="0">
            <text:p>0</text:p>
          </table:table-cell>
          <table:table-cell table:style-name="ce122" table:formula="oooc:=COUNTIF([.N$7:.N$1010];[.$K4])" office:value-type="float" office:value="0">
            <text:p>0</text:p>
          </table:table-cell>
          <table:table-cell table:style-name="ce122" table:formula="oooc:=COUNTIF([.O$7:.O$1010];[.$K4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3">
          <table:table-cell table:style-name="ce66"/>
          <table:table-cell table:style-name="ce75"/>
          <table:table-cell table:style-name="ce66" table:number-columns-repeated="7"/>
          <table:table-cell table:style-name="ce123"/>
          <table:table-cell table:style-name="ce123" office:value-type="string">
            <text:p>Untested</text:p>
          </table:table-cell>
          <table:table-cell table:style-name="ce122" table:formula="oooc:=COUNTIF([.L$7:.L$1010];[.$K5])" office:value-type="float" office:value="0">
            <text:p>0</text:p>
          </table:table-cell>
          <table:table-cell table:style-name="ce122" table:formula="oooc:=COUNTIF([.M$7:.M$1010];[.$K5])" office:value-type="float" office:value="0">
            <text:p>0</text:p>
          </table:table-cell>
          <table:table-cell table:style-name="ce122" table:formula="oooc:=COUNTIF([.N$7:.N$1010];[.$K5])" office:value-type="float" office:value="0">
            <text:p>0</text:p>
          </table:table-cell>
          <table:table-cell table:style-name="ce122" table:formula="oooc:=COUNTIF([.O$7:.O$1010];[.$K5])" office:value-type="float" office:value="0">
            <text:p>0</text:p>
          </table:table-cell>
          <table:table-cell table:style-name="ce66" table:number-columns-repeated="232"/>
        </table:table-row>
        <table:table-row table:style-name="ro1">
          <table:table-cell table:style-name="ce67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Affect</text:p>
          </table:table-cell>
          <table:table-cell table:style-name="ce76" table:number-columns-repeated="9"/>
          <table:table-cell table:style-name="ce132" table:number-columns-repeated="211"/>
          <table:table-cell table:style-name="ce88" table:number-columns-repeated="17"/>
        </table:table-row>
        <table:table-row table:style-name="ro15">
          <table:table-cell table:style-name="ce68" office:value-type="float" office:value="1">
            <text:p>001</text:p>
          </table:table-cell>
          <table:table-cell table:style-name="ce77" office:value-type="string">
            <text:p>PEO_01</text:p>
          </table:table-cell>
          <table:table-cell table:style-name="ce82" office:value-type="float" office:value="1">
            <text:p>001</text:p>
          </table:table-cell>
          <table:table-cell table:style-name="ce60" office:value-type="string">
            <text:p>Social/people</text:p>
          </table:table-cell>
          <table:table-cell table:style-name="ce46" office:value-type="string">
            <text:p>Access people page</text:p>
          </table:table-cell>
          <table:table-cell table:style-name="ce108" office:value-type="string">
            <text:p>Step 1: Sign in Social system</text:p>
          </table:table-cell>
          <table:table-cell table:style-name="ce108" office:value-type="string">
            <text:p>- Run <text:a xlink:href="http://localhost:8080/portal">http://localhost:8080/portal</text:a></text:p>
            <text:p>- Sign in </text:p>
          </table:table-cell>
          <table:table-cell table:style-name="ce108" office:value-type="string">
            <text:p>- Login system successfully</text:p>
          </table:table-cell>
          <table:table-cell table:style-name="ce120"/>
          <table:table-cell table:style-name="ce124" table:number-columns-repeated="2"/>
          <table:table-cell table:style-name="ce129" table:number-columns-repeated="235"/>
          <table:table-cell table:style-name="ce133"/>
        </table:table-row>
        <table:table-row table:style-name="ro16">
          <table:table-cell table:style-name="ce68" table:formula="oooc:=IF(MID([.F8];6;1)&gt;MID([.F7];6;1);&quot;&quot;;MAX([.A$7:.A7])+1)">
            <text:p/>
          </table:table-cell>
          <table:table-cell table:style-name="ce77" office:value-type="string">
            <text:p>PEO_01</text:p>
          </table:table-cell>
          <table:table-cell table:style-name="ce83" table:formula="oooc:=IF(MID([.F8];6;1)&gt;MID([.F7];6;1);[.C7];[.C7]+1)" office:value-type="float" office:value="1">
            <text:p>001</text:p>
          </table:table-cell>
          <table:table-cell table:style-name="ce89"/>
          <table:table-cell table:style-name="ce94"/>
          <table:table-cell table:style-name="ce108" office:value-type="string">
            <text:p>Step 2: Go to People</text:p>
          </table:table-cell>
          <table:table-cell table:style-name="ce108" office:value-type="string">
            <text:p>- Click on People page from navigation bar</text:p>
          </table:table-cell>
          <table:table-cell table:style-name="ce108" office:value-type="string">
            <text:p><text:s/>Show content of Space Page: </text:p>
            <text:p>Show all users are exited in system. By side each user, there is a button to follow user sending friend request. </text:p>
            <text:p>If user is user's friend, there is a button to follow user remove friendship.</text:p>
          </table:table-cell>
          <table:table-cell table:style-name="ce120"/>
          <table:table-cell table:style-name="ce124" table:number-columns-repeated="2"/>
          <table:table-cell table:style-name="ce129" table:number-columns-repeated="235"/>
          <table:table-cell table:style-name="ce133"/>
        </table:table-row>
        <table:table-row table:style-name="ro17">
          <table:table-cell table:style-name="ce68" table:formula="oooc:=IF(MID([.F9];6;1)&gt;MID([.F8];6;1);&quot;&quot;;MAX([.A$7:.A8])+1)" office:value-type="float" office:value="2">
            <text:p>002</text:p>
          </table:table-cell>
          <table:table-cell table:style-name="ce77" office:value-type="string">
            <text:p>PEO_01</text:p>
          </table:table-cell>
          <table:table-cell table:style-name="ce83" table:formula="oooc:=IF(MID([.F9];6;1)&gt;MID([.F8];6;1);[.C8];[.C8]+1)" office:value-type="float" office:value="2">
            <text:p>002</text:p>
          </table:table-cell>
          <table:table-cell table:style-name="ce89"/>
          <table:table-cell table:style-name="ce46" office:value-type="string">
            <text:p>Access my profile page</text:p>
          </table:table-cell>
          <table:table-cell table:style-name="ce108" office:value-type="string">
            <text:p>Step 1: Go to my profile page</text:p>
          </table:table-cell>
          <table:table-cell table:style-name="ce108" office:value-type="string">
            <text:p>- Sign in system</text:p>
            <text:p>- Select my profile page <text:s/>on navigation bar</text:p>
          </table:table-cell>
          <table:table-cell table:style-name="ce114" office:value-type="string">
            <text:p>Show content of my profile: </text:p>
            <text:p>- Activities: follow user add new activities and show all old user's activities and contact's user activities</text:p>
            <text:p>- Profile: show all current information of user</text:p>
            <text:p>- Relations: contain 3 lists of user</text:p>
            <text:p><text:span text:style-name="T7">Relations</text:span> list: show all users are friend of user</text:p>
            <text:p><text:span text:style-name="T7">Invitations</text:span> list: show all users who are sent <text:s/>friend request to user</text:p>
            <text:p><text:span text:style-name="T7">Requests</text:span> list: Show all users who are sent friend request by user </text:p>
          </table:table-cell>
          <table:table-cell table:style-name="ce120"/>
          <table:table-cell table:style-name="ce125"/>
          <table:table-cell table:style-name="ce124"/>
          <table:table-cell table:style-name="ce129"/>
          <table:table-cell table:style-name="ce130" table:number-columns-repeated="235"/>
        </table:table-row>
        <table:table-row table:style-name="ro11">
          <table:table-cell table:style-name="ce68" table:formula="oooc:=IF(MID([.F10];6;1)&gt;MID([.F9];6;1);&quot;&quot;;MAX([.A$7:.A9])+1)" office:value-type="float" office:value="3">
            <text:p>003</text:p>
          </table:table-cell>
          <table:table-cell table:style-name="ce77" office:value-type="string">
            <text:p>PEO_02</text:p>
          </table:table-cell>
          <table:table-cell table:style-name="ce83" office:value-type="float" office:value="1">
            <text:p>001</text:p>
          </table:table-cell>
          <table:table-cell table:style-name="ce89"/>
          <table:table-cell table:style-name="ce47" office:value-type="string">
            <text:p>Add other user into your contact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- Sign in system</text:p>
            <text:p>- Select people page </text:p>
          </table:table-cell>
          <table:table-cell table:style-name="ce114" office:value-type="string">
            <text:p>- Show content of People page</text:p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18">
          <table:table-cell table:style-name="ce68" table:formula="oooc:=IF(MID([.F11];6;1)&gt;MID([.F10];6;1);&quot;&quot;;MAX([.A$7:.A10])+1)">
            <text:p/>
          </table:table-cell>
          <table:table-cell table:style-name="ce77" office:value-type="string">
            <text:p>PEO_02</text:p>
          </table:table-cell>
          <table:table-cell table:style-name="ce83" table:formula="oooc:=IF(MID([.F11];6;1)&gt;MID([.F10];6;1);[.C10];[.C10]+1)" office:value-type="float" office:value="1">
            <text:p>001</text:p>
          </table:table-cell>
          <table:table-cell table:style-name="ce89"/>
          <table:table-cell table:style-name="ce95"/>
          <table:table-cell table:style-name="ce108" office:value-type="string">
            <text:p>Step 2: Add other user into your contact</text:p>
          </table:table-cell>
          <table:table-cell table:style-name="ce108" office:value-type="string">
            <text:p>- Select user who has no relation with user to add relation</text:p>
            <text:p>- Click on [add]</text:p>
          </table:table-cell>
          <table:table-cell table:style-name="ce108" office:value-type="string">
            <text:p><text:s/>Send adding request to user successfully</text:p>
            <text:p>- On people page of sending user: by side the name of added user, show the status [Waiting for confirmation] and a icon allow user remove sent friend request.</text:p>
            <text:p>- On the people page of user who has been sent friend request: by side the name of sent user, show button [accept] and <text:span text:style-name="T4">[deny]</text:span></text:p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19">
          <table:table-cell table:style-name="ce68" table:formula="oooc:=IF(MID([.F12];6;1)&gt;MID([.F11];6;1);&quot;&quot;;MAX([.A$7:.A11])+1)">
            <text:p/>
          </table:table-cell>
          <table:table-cell table:style-name="ce77" office:value-type="string">
            <text:p>PEO_02</text:p>
          </table:table-cell>
          <table:table-cell table:style-name="ce83" table:formula="oooc:=IF(MID([.F12];6;1)&gt;MID([.F11];6;1);[.C11];[.C11]+1)" office:value-type="float" office:value="1">
            <text:p>001</text:p>
          </table:table-cell>
          <table:table-cell table:style-name="ce89"/>
          <table:table-cell table:style-name="ce95"/>
          <table:table-cell table:style-name="ce108" office:value-type="string">
            <text:p>Step 3: Check user in Requests user list</text:p>
          </table:table-cell>
          <table:table-cell table:style-name="ce108" office:value-type="string">
            <text:p>- Access the my profile page</text:p>
            <text:p>- Select relations</text:p>
            <text:p>- Select Requests user list</text:p>
          </table:table-cell>
          <table:table-cell table:style-name="ce108" office:value-type="string">
            <text:p>Show list of all users which user has sent friend request. By the name of user, show the status [Waiting for confirmation] and a icon allow user remove sent friend request.</text:p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19">
          <table:table-cell table:style-name="ce68" table:formula="oooc:=IF(MID([.F13];6;1)&gt;MID([.F12];6;1);&quot;&quot;;MAX([.A$7:.A12])+1)">
            <text:p/>
          </table:table-cell>
          <table:table-cell table:style-name="ce77" office:value-type="string">
            <text:p>PEO_02</text:p>
          </table:table-cell>
          <table:table-cell table:style-name="ce83" table:formula="oooc:=IF(MID([.F13];6;1)&gt;MID([.F12];6;1);[.C12];[.C12]+1)" office:value-type="float" office:value="1">
            <text:p>001</text:p>
          </table:table-cell>
          <table:table-cell table:style-name="ce89"/>
          <table:table-cell table:style-name="ce95"/>
          <table:table-cell table:style-name="ce108" office:value-type="string">
            <text:p>Step 4: Check user in Invitations user list</text:p>
          </table:table-cell>
          <table:table-cell table:style-name="ce108" office:value-type="string">
            <text:p>- User which has been sent friend request at step 2, logs in</text:p>
            <text:p>- Access the my profile page</text:p>
            <text:p>- Select relations</text:p>
            <text:p>- Select invitations users list</text:p>
          </table:table-cell>
          <table:table-cell table:style-name="ce108" office:value-type="string">
            <text:p>Show list of all users which has sent friend request to user. By the name of user, show button [accept] and <text:span text:style-name="T4">[deny]</text:span></text:p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11">
          <table:table-cell table:style-name="ce68" table:formula="oooc:=IF(MID([.F14];6;1)&gt;MID([.F13];6;1);&quot;&quot;;MAX([.A$7:.A13])+1)" office:value-type="float" office:value="4">
            <text:p>004</text:p>
          </table:table-cell>
          <table:table-cell table:style-name="ce77" office:value-type="string">
            <text:p>PEO_02</text:p>
          </table:table-cell>
          <table:table-cell table:style-name="ce83" table:formula="oooc:=IF(MID([.F14];6;1)&gt;MID([.F13];6;1);[.C13];[.C13]+1)" office:value-type="float" office:value="2">
            <text:p>002</text:p>
          </table:table-cell>
          <table:table-cell table:style-name="ce89"/>
          <table:table-cell table:style-name="ce47" office:value-type="string">
            <text:p>User is accepted the relation adding request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- Sign in system</text:p>
            <text:p>- Select people page </text:p>
          </table:table-cell>
          <table:table-cell table:style-name="ce114" office:value-type="string">
            <text:p>- Show content of People page</text:p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15">
          <table:table-cell table:style-name="ce68" table:formula="oooc:=IF(MID([.F15];6;1)&gt;MID([.F14];6;1);&quot;&quot;;MAX([.A$7:.A14])+1)">
            <text:p/>
          </table:table-cell>
          <table:table-cell table:style-name="ce77" office:value-type="string">
            <text:p>PEO_02</text:p>
          </table:table-cell>
          <table:table-cell table:style-name="ce83" table:formula="oooc:=IF(MID([.F15];6;1)&gt;MID([.F14];6;1);[.C14];[.C14]+1)" office:value-type="float" office:value="2">
            <text:p>002</text:p>
          </table:table-cell>
          <table:table-cell table:style-name="ce89"/>
          <table:table-cell table:style-name="ce95"/>
          <table:table-cell table:style-name="ce108" office:value-type="string">
            <text:p>Step 2: Add other user into your contact</text:p>
          </table:table-cell>
          <table:table-cell table:style-name="ce108" office:value-type="string">
            <text:p>- Select user who has no relation with user to add relation</text:p>
            <text:p>- Click on [add]</text:p>
          </table:table-cell>
          <table:table-cell table:style-name="ce108" office:value-type="string">
            <text:p><text:s/>Send friend request to user successfully</text:p>
            <text:p/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20">
          <table:table-cell table:style-name="ce68" table:formula="oooc:=IF(MID([.F16];6;1)&gt;MID([.F15];6;1);&quot;&quot;;MAX([.A$7:.A15])+1)">
            <text:p/>
          </table:table-cell>
          <table:table-cell table:style-name="ce77" office:value-type="string">
            <text:p>PEO_02</text:p>
          </table:table-cell>
          <table:table-cell table:style-name="ce83" table:formula="oooc:=IF(MID([.F16];6;1)&gt;MID([.F15];6;1);[.C15];[.C15]+1)" office:value-type="float" office:value="2">
            <text:p>002</text:p>
          </table:table-cell>
          <table:table-cell table:style-name="ce89"/>
          <table:table-cell table:style-name="ce47"/>
          <table:table-cell table:style-name="ce108" office:value-type="string">
            <text:p>Step 3: Accept the friend request from people page</text:p>
          </table:table-cell>
          <table:table-cell table:style-name="ce108" office:value-type="string">
            <text:p>- User, who has been sent request at step 2, signs in</text:p>
            <text:p>- <text:span text:style-name="T6">Select people page </text:span></text:p>
            <text:p><text:span text:style-name="T6">- Click on button [accept]</text:span></text:p>
          </table:table-cell>
          <table:table-cell table:style-name="ce108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11">
          <table:table-cell table:style-name="ce68" table:formula="oooc:=IF(MID([.F17];6;1)&gt;MID([.F16];6;1);&quot;&quot;;MAX([.A$7:.A16])+1)" office:value-type="float" office:value="5">
            <text:p>005</text:p>
          </table:table-cell>
          <table:table-cell table:style-name="ce77" office:value-type="string">
            <text:p>PEO_02</text:p>
          </table:table-cell>
          <table:table-cell table:style-name="ce83" table:formula="oooc:=IF(MID([.F17];6;1)&gt;MID([.F16];6;1);[.C16];[.C16]+1)" office:value-type="float" office:value="3">
            <text:p>003</text:p>
          </table:table-cell>
          <table:table-cell table:style-name="ce89"/>
          <table:table-cell table:style-name="ce96" office:value-type="string">
            <text:p>User deny the invitation relation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- Sign in system</text:p>
            <text:p>- Select people page </text:p>
          </table:table-cell>
          <table:table-cell table:style-name="ce114" office:value-type="string">
            <text:p>- Show content of People page</text:p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15">
          <table:table-cell table:style-name="ce68" table:formula="oooc:=IF(MID([.F18];6;1)&gt;MID([.F17];6;1);&quot;&quot;;MAX([.A$7:.A17])+1)">
            <text:p/>
          </table:table-cell>
          <table:table-cell table:style-name="ce77" office:value-type="string">
            <text:p>PEO_02</text:p>
          </table:table-cell>
          <table:table-cell table:style-name="ce83" table:formula="oooc:=IF(MID([.F18];6;1)&gt;MID([.F17];6;1);[.C17];[.C17]+1)" office:value-type="float" office:value="3">
            <text:p>003</text:p>
          </table:table-cell>
          <table:table-cell table:style-name="ce89"/>
          <table:table-cell table:style-name="ce47"/>
          <table:table-cell table:style-name="ce108" office:value-type="string">
            <text:p>Step 2: Add other user into your contact</text:p>
          </table:table-cell>
          <table:table-cell table:style-name="ce108" office:value-type="string">
            <text:p>- Select user who has no relation with user to add relation</text:p>
            <text:p>- Click on [add]</text:p>
          </table:table-cell>
          <table:table-cell table:style-name="ce108" office:value-type="string">
            <text:p><text:s/>Send friend request to user successfully</text:p>
            <text:p/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20">
          <table:table-cell table:style-name="ce68" table:formula="oooc:=IF(MID([.F19];6;1)&gt;MID([.F18];6;1);&quot;&quot;;MAX([.A$7:.A18])+1)">
            <text:p/>
          </table:table-cell>
          <table:table-cell table:style-name="ce77" office:value-type="string">
            <text:p>PEO_02</text:p>
          </table:table-cell>
          <table:table-cell table:style-name="ce83" table:formula="oooc:=IF(MID([.F19];6;1)&gt;MID([.F18];6;1);[.C18];[.C18]+1)" office:value-type="float" office:value="3">
            <text:p>003</text:p>
          </table:table-cell>
          <table:table-cell table:style-name="ce89"/>
          <table:table-cell table:style-name="ce97"/>
          <table:table-cell table:style-name="ce108" office:value-type="string">
            <text:p>Step 3: User is denied the request adding request.</text:p>
          </table:table-cell>
          <table:table-cell table:style-name="ce108" office:value-type="string">
            <text:p>- User, who has been sent request at step 2, signs in</text:p>
            <text:p>- <text:span text:style-name="T6">Select people page </text:span></text:p>
            <text:p><text:span text:style-name="T6">- Click on button [Deny]</text:span></text:p>
          </table:table-cell>
          <table:table-cell table:style-name="ce108" office:value-type="string">
            <text:p>User denies the friend request. No relation between these twos users.</text:p>
            <text:p>User who sent friend request, is moved out invitations user list</text:p>
            <text:p>User who be sent friend request by sent user, is move out sent user's pending user list</text:p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11">
          <table:table-cell table:style-name="ce68" table:formula="oooc:=IF(MID([.F20];6;1)&gt;MID([.F19];6;1);&quot;&quot;;MAX([.A$7:.A19])+1)" office:value-type="float" office:value="6">
            <text:p>006</text:p>
          </table:table-cell>
          <table:table-cell table:style-name="ce77" office:value-type="string">
            <text:p>PEO_02</text:p>
          </table:table-cell>
          <table:table-cell table:style-name="ce83" table:formula="oooc:=IF(MID([.F20];6;1)&gt;MID([.F19];6;1);[.C19];[.C19]+1)" office:value-type="float" office:value="4">
            <text:p>004</text:p>
          </table:table-cell>
          <table:table-cell table:style-name="ce89"/>
          <table:table-cell table:style-name="ce47" office:value-type="string">
            <text:p>User remove friend request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- Sign in system</text:p>
            <text:p>- Select people page </text:p>
          </table:table-cell>
          <table:table-cell table:style-name="ce114" office:value-type="string">
            <text:p>- Show content of People page</text:p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15">
          <table:table-cell table:style-name="ce68" table:formula="oooc:=IF(MID([.F21];6;1)&gt;MID([.F20];6;1);&quot;&quot;;MAX([.A$7:.A20])+1)">
            <text:p/>
          </table:table-cell>
          <table:table-cell table:style-name="ce77" office:value-type="string">
            <text:p>PEO_02</text:p>
          </table:table-cell>
          <table:table-cell table:style-name="ce83" table:formula="oooc:=IF(MID([.F21];6;1)&gt;MID([.F20];6;1);[.C20];[.C20]+1)" office:value-type="float" office:value="4">
            <text:p>004</text:p>
          </table:table-cell>
          <table:table-cell table:style-name="ce89"/>
          <table:table-cell table:style-name="ce47"/>
          <table:table-cell table:style-name="ce108" office:value-type="string">
            <text:p>Step 2: Add other user into your contact</text:p>
          </table:table-cell>
          <table:table-cell table:style-name="ce108" office:value-type="string">
            <text:p>- Select user who has no relation with user to add relation</text:p>
            <text:p>- Click on [add]</text:p>
          </table:table-cell>
          <table:table-cell table:style-name="ce108" office:value-type="string">
            <text:p><text:s/>Send friend request to user successfully</text:p>
            <text:p/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15">
          <table:table-cell table:style-name="ce68" table:formula="oooc:=IF(MID([.F22];6;1)&gt;MID([.F21];6;1);&quot;&quot;;MAX([.A$7:.A21])+1)">
            <text:p/>
          </table:table-cell>
          <table:table-cell table:style-name="ce77" office:value-type="string">
            <text:p>PEO_02</text:p>
          </table:table-cell>
          <table:table-cell table:style-name="ce83" table:formula="oooc:=IF(MID([.F22];6;1)&gt;MID([.F21];6;1);[.C21];[.C21]+1)" office:value-type="float" office:value="4">
            <text:p>004</text:p>
          </table:table-cell>
          <table:table-cell table:style-name="ce89"/>
          <table:table-cell table:style-name="ce97"/>
          <table:table-cell table:style-name="ce108" office:value-type="string">
            <text:p>Step 3: Remove friend request</text:p>
          </table:table-cell>
          <table:table-cell table:style-name="ce108" office:value-type="string">
            <text:p>- Click on Remove icon by side the user has been just sent request</text:p>
          </table:table-cell>
          <table:table-cell table:style-name="ce108" office:value-type="string">
            <text:p>Remove Friend request successfully</text:p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11">
          <table:table-cell table:style-name="ce68" table:formula="oooc:=IF(MID([.F23];6;1)&gt;MID([.F22];6;1);&quot;&quot;;MAX([.A$7:.A22])+1)" office:value-type="float" office:value="7">
            <text:p>007</text:p>
          </table:table-cell>
          <table:table-cell table:style-name="ce77" office:value-type="string">
            <text:p>PEO_02</text:p>
          </table:table-cell>
          <table:table-cell table:style-name="ce83" table:formula="oooc:=IF(MID([.F23];6;1)&gt;MID([.F22];6;1);[.C22];[.C22]+1)" office:value-type="float" office:value="5">
            <text:p>005</text:p>
          </table:table-cell>
          <table:table-cell table:style-name="ce89"/>
          <table:table-cell table:style-name="ce47" office:value-type="string">
            <text:p>Create relation with user in your contact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- Sign in system</text:p>
            <text:p>- Select people page </text:p>
          </table:table-cell>
          <table:table-cell table:style-name="ce114" office:value-type="string">
            <text:p>- Show content of People page</text:p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15">
          <table:table-cell table:style-name="ce68" table:formula="oooc:=IF(MID([.F24];6;1)&gt;MID([.F23];6;1);&quot;&quot;;MAX([.A$7:.A23])+1)">
            <text:p/>
          </table:table-cell>
          <table:table-cell table:style-name="ce77" office:value-type="string">
            <text:p>PEO_02</text:p>
          </table:table-cell>
          <table:table-cell table:style-name="ce83" table:formula="oooc:=IF(MID([.F24];6;1)&gt;MID([.F23];6;1);[.C23];[.C23]+1)" office:value-type="float" office:value="5">
            <text:p>005</text:p>
          </table:table-cell>
          <table:table-cell table:style-name="ce89"/>
          <table:table-cell table:style-name="ce98"/>
          <table:table-cell table:style-name="ce108" office:value-type="string">
            <text:p>Step 2: Create relation with user in your contact</text:p>
          </table:table-cell>
          <table:table-cell table:style-name="ce108" office:value-type="string">
            <text:p>- Select user who has relation</text:p>
          </table:table-cell>
          <table:table-cell table:style-name="ce108" office:value-type="string">
            <text:p>User don't see [Add] button so can't re-add user into your contact.</text:p>
            <text:p/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21">
          <table:table-cell table:style-name="ce68" table:formula="oooc:=IF(MID([.F25];6;1)&gt;MID([.F24];6;1);&quot;&quot;;MAX([.A$7:.A24])+1)" office:value-type="float" office:value="8">
            <text:p>008</text:p>
          </table:table-cell>
          <table:table-cell table:style-name="ce77" office:value-type="string">
            <text:p>PEO_02</text:p>
          </table:table-cell>
          <table:table-cell table:style-name="ce83" table:formula="oooc:=IF(MID([.F25];6;1)&gt;MID([.F24];6;1);[.C24];[.C24]+1)" office:value-type="float" office:value="6">
            <text:p>006</text:p>
          </table:table-cell>
          <table:table-cell table:style-name="ce89"/>
          <table:table-cell table:style-name="ce49" office:value-type="string">
            <text:p>The both users send friend requests</text:p>
          </table:table-cell>
          <table:table-cell table:style-name="ce108" office:value-type="string">
            <text:p>Step 1: Two users sign in on system on two different browsers</text:p>
          </table:table-cell>
          <table:table-cell table:style-name="ce108" office:value-type="string">
            <text:p>- Two users sign in on system on two different browsers</text:p>
            <text:p>- The both users select people page</text:p>
          </table:table-cell>
          <table:table-cell table:style-name="ce114" office:value-type="string">
            <text:p>- Show content of People page</text:p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22">
          <table:table-cell table:style-name="ce68" table:formula="oooc:=IF(MID([.F26];6;1)&gt;MID([.F25];6;1);&quot;&quot;;MAX([.A$7:.A25])+1)">
            <text:p/>
          </table:table-cell>
          <table:table-cell table:style-name="ce77" office:value-type="string">
            <text:p>PEO_02</text:p>
          </table:table-cell>
          <table:table-cell table:style-name="ce83" table:formula="oooc:=IF(MID([.F26];6;1)&gt;MID([.F25];6;1);[.C25];[.C25]+1)" office:value-type="float" office:value="6">
            <text:p>006</text:p>
          </table:table-cell>
          <table:table-cell table:style-name="ce89"/>
          <table:table-cell table:style-name="ce94"/>
          <table:table-cell table:style-name="ce108" office:value-type="string">
            <text:p>Step 2: User add other user into contact list</text:p>
          </table:table-cell>
          <table:table-cell table:style-name="ce108" office:value-type="string">
            <text:p>- At the browser 1, users select user who signed in other browser</text:p>
            <text:p>- Click on [Add] button</text:p>
          </table:table-cell>
          <table:table-cell table:style-name="ce108" office:value-type="string">
            <text:p><text:s/>Send friend request to user successfully</text:p>
            <text:p/>
          </table:table-cell>
          <table:table-cell table:style-name="ce120"/>
          <table:table-cell table:style-name="ce126"/>
          <table:table-cell table:style-name="ce124"/>
          <table:table-cell table:style-name="ce129"/>
          <table:table-cell table:style-name="ce131" table:number-columns-repeated="235"/>
        </table:table-row>
        <table:table-row table:style-name="ro19">
          <table:table-cell table:style-name="ce68" table:formula="oooc:=IF(MID([.F27];6;1)&gt;MID([.F26];6;1);&quot;&quot;;MAX([.A$7:.A26])+1)">
            <text:p/>
          </table:table-cell>
          <table:table-cell table:style-name="ce77" office:value-type="string">
            <text:p>PEO_02</text:p>
          </table:table-cell>
          <table:table-cell table:style-name="ce83" table:formula="oooc:=IF(MID([.F27];6;1)&gt;MID([.F26];6;1);[.C26];[.C26]+1)" office:value-type="float" office:value="6">
            <text:p>006</text:p>
          </table:table-cell>
          <table:table-cell table:style-name="ce89"/>
          <table:table-cell table:style-name="ce49"/>
          <table:table-cell table:style-name="ce108" office:value-type="string">
            <text:p>Step 3: user send Adding request</text:p>
          </table:table-cell>
          <table:table-cell table:style-name="ce108" office:value-type="string">
            <text:p>- At the browser 2, don't click F5.</text:p>
            <text:p>- Select user who has signed in on browser 1</text:p>
            <text:p>- Click [add] button</text:p>
          </table:table-cell>
          <table:table-cell table:style-name="ce108" office:value-type="string">
            <text:p>Two users have relationships with each other</text:p>
          </table:table-cell>
          <table:table-cell table:style-name="ce120"/>
          <table:table-cell table:style-name="ce127"/>
          <table:table-cell table:style-name="ce124"/>
          <table:table-cell table:style-name="ce129"/>
          <table:table-cell table:style-name="ce128" table:number-columns-repeated="235"/>
        </table:table-row>
        <table:table-row table:style-name="ro11">
          <table:table-cell table:style-name="ce68" table:formula="oooc:=IF(MID([.F28];6;1)&gt;MID([.F27];6;1);&quot;&quot;;MAX([.A$7:.A27])+1)" office:value-type="float" office:value="9">
            <text:p>009</text:p>
          </table:table-cell>
          <table:table-cell table:style-name="ce77" office:value-type="string">
            <text:p>PEO_03</text:p>
          </table:table-cell>
          <table:table-cell table:style-name="ce84" office:value-type="float" office:value="1">
            <text:p>001</text:p>
          </table:table-cell>
          <table:table-cell table:style-name="ce89"/>
          <table:table-cell table:style-name="ce49" office:value-type="string">
            <text:p>Remove relations</text:p>
          </table:table-cell>
          <table:table-cell table:style-name="ce108" office:value-type="string">
            <text:p>Step 1: Go to people page</text:p>
          </table:table-cell>
          <table:table-cell table:style-name="ce108" office:value-type="string">
            <text:p>- User AAA signs in system</text:p>
            <text:p>- Select people page </text:p>
          </table:table-cell>
          <table:table-cell table:style-name="ce114" office:value-type="string">
            <text:p>- Show content of People page</text:p>
          </table:table-cell>
          <table:table-cell table:style-name="ce120"/>
          <table:table-cell table:style-name="ce127"/>
          <table:table-cell table:style-name="ce124"/>
          <table:table-cell table:style-name="ce129"/>
          <table:table-cell table:style-name="ce128" table:number-columns-repeated="235"/>
        </table:table-row>
        <table:table-row table:style-name="ro16">
          <table:table-cell table:style-name="ce68" table:formula="oooc:=IF(MID([.F29];6;1)&gt;MID([.F28];6;1);&quot;&quot;;MAX([.A$7:.A28])+1)">
            <text:p/>
          </table:table-cell>
          <table:table-cell table:style-name="ce77" office:value-type="string">
            <text:p>PEO_03</text:p>
          </table:table-cell>
          <table:table-cell table:style-name="ce84"/>
          <table:table-cell table:style-name="ce89"/>
          <table:table-cell table:style-name="ce98"/>
          <table:table-cell table:style-name="ce108" office:value-type="string">
            <text:p>Step 2: Add user BBB into friend list</text:p>
          </table:table-cell>
          <table:table-cell table:style-name="ce108" office:value-type="string">
            <text:p>- The user AAA clicks [show all the users] and Select user BBB who has no relation with user AAA and Click on [add] button</text:p>
            <text:p>- User BBB signs in system and click on [accept] button</text:p>
          </table:table-cell>
          <table:table-cell table:style-name="ce108" office:value-type="string">
            <text:p>Two user become friend</text:p>
            <text:p/>
          </table:table-cell>
          <table:table-cell table:style-name="ce120"/>
          <table:table-cell table:style-name="ce127"/>
          <table:table-cell table:style-name="ce124"/>
          <table:table-cell table:style-name="ce129"/>
          <table:table-cell table:style-name="ce128" table:number-columns-repeated="235"/>
        </table:table-row>
        <table:table-row table:style-name="ro11">
          <table:table-cell table:style-name="ce68" table:formula="oooc:=IF(MID([.F30];6;1)&gt;MID([.F29];6;1);&quot;&quot;;MAX([.A$7:.A29])+1)">
            <text:p/>
          </table:table-cell>
          <table:table-cell table:style-name="ce77" office:value-type="string">
            <text:p>PEO_03</text:p>
          </table:table-cell>
          <table:table-cell table:style-name="ce84"/>
          <table:table-cell table:style-name="ce89"/>
          <table:table-cell table:style-name="ce49"/>
          <table:table-cell table:style-name="ce108" office:value-type="string">
            <text:p>Step 3: User removes from the relation</text:p>
          </table:table-cell>
          <table:table-cell table:style-name="ce108" office:value-type="string">
            <text:p>- One of two user at step 2, click on button [remove]</text:p>
          </table:table-cell>
          <table:table-cell table:style-name="ce108" office:value-type="string">
            <text:p>These users have no relation</text:p>
          </table:table-cell>
          <table:table-cell table:style-name="ce120"/>
          <table:table-cell table:style-name="ce127"/>
          <table:table-cell table:style-name="ce124"/>
          <table:table-cell table:style-name="ce129"/>
          <table:table-cell table:style-name="ce128" table:number-columns-repeated="235"/>
        </table:table-row>
        <table:table-row table:style-name="ro1" table:number-rows-repeated="2">
          <table:table-cell table:style-name="ce69"/>
          <table:table-cell table:style-name="ce78"/>
          <table:table-cell table:style-name="ce85"/>
          <table:table-cell table:style-name="ce90"/>
          <table:table-cell table:style-name="ce99"/>
          <table:table-cell table:style-name="ce109"/>
          <table:table-cell table:style-name="ce103"/>
          <table:table-cell table:style-name="ce115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69"/>
          <table:table-cell table:style-name="ce78"/>
          <table:table-cell table:style-name="ce85"/>
          <table:table-cell table:style-name="ce90"/>
          <table:table-cell table:style-name="ce100"/>
          <table:table-cell table:style-name="ce109"/>
          <table:table-cell table:style-name="ce99"/>
          <table:table-cell table:style-name="ce115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 table:number-rows-repeated="2">
          <table:table-cell table:style-name="ce69"/>
          <table:table-cell table:style-name="ce78"/>
          <table:table-cell table:style-name="ce85"/>
          <table:table-cell table:style-name="ce90"/>
          <table:table-cell table:style-name="ce99"/>
          <table:table-cell table:style-name="ce109"/>
          <table:table-cell table:style-name="ce103"/>
          <table:table-cell table:style-name="ce115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69"/>
          <table:table-cell table:style-name="ce78"/>
          <table:table-cell table:style-name="ce85"/>
          <table:table-cell table:style-name="ce90"/>
          <table:table-cell table:style-name="ce100"/>
          <table:table-cell table:style-name="ce110"/>
          <table:table-cell table:style-name="ce99"/>
          <table:table-cell table:style-name="ce116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 table:number-rows-repeated="2">
          <table:table-cell table:style-name="ce69"/>
          <table:table-cell table:style-name="ce78"/>
          <table:table-cell table:style-name="ce85"/>
          <table:table-cell table:style-name="ce90"/>
          <table:table-cell table:style-name="ce101"/>
          <table:table-cell table:style-name="ce110"/>
          <table:table-cell table:style-name="ce99"/>
          <table:table-cell table:style-name="ce116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69"/>
          <table:table-cell table:style-name="ce78"/>
          <table:table-cell table:style-name="ce85"/>
          <table:table-cell table:style-name="ce90"/>
          <table:table-cell table:style-name="ce100"/>
          <table:table-cell table:style-name="ce109"/>
          <table:table-cell table:style-name="ce103" table:number-columns-repeated="2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69"/>
          <table:table-cell table:style-name="ce78"/>
          <table:table-cell table:style-name="ce85"/>
          <table:table-cell table:style-name="ce90"/>
          <table:table-cell table:style-name="ce101"/>
          <table:table-cell table:style-name="ce109"/>
          <table:table-cell table:style-name="ce103"/>
          <table:table-cell table:style-name="ce115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69"/>
          <table:table-cell table:style-name="ce78"/>
          <table:table-cell table:style-name="ce85"/>
          <table:table-cell table:style-name="ce90"/>
          <table:table-cell table:style-name="ce100"/>
          <table:table-cell table:style-name="ce109"/>
          <table:table-cell table:style-name="ce103" table:number-columns-repeated="2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69"/>
          <table:table-cell table:style-name="ce78"/>
          <table:table-cell table:style-name="ce85"/>
          <table:table-cell table:style-name="ce90"/>
          <table:table-cell table:style-name="ce101"/>
          <table:table-cell table:style-name="ce109"/>
          <table:table-cell table:style-name="ce103"/>
          <table:table-cell table:style-name="ce115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69"/>
          <table:table-cell table:style-name="ce78"/>
          <table:table-cell table:style-name="ce85"/>
          <table:table-cell table:style-name="ce90"/>
          <table:table-cell table:style-name="ce102"/>
          <table:table-cell table:style-name="ce109"/>
          <table:table-cell table:style-name="ce99"/>
          <table:table-cell table:style-name="ce115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 table:number-rows-repeated="2">
          <table:table-cell table:style-name="ce69"/>
          <table:table-cell table:style-name="ce78"/>
          <table:table-cell table:style-name="ce85"/>
          <table:table-cell table:style-name="ce90"/>
          <table:table-cell table:style-name="ce103"/>
          <table:table-cell table:style-name="ce109"/>
          <table:table-cell table:style-name="ce99"/>
          <table:table-cell table:style-name="ce115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69"/>
          <table:table-cell table:style-name="ce78"/>
          <table:table-cell table:style-name="ce85"/>
          <table:table-cell table:style-name="ce91"/>
          <table:table-cell table:style-name="ce102"/>
          <table:table-cell table:style-name="ce109"/>
          <table:table-cell table:style-name="ce103"/>
          <table:table-cell table:style-name="ce115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 table:number-rows-repeated="2">
          <table:table-cell table:style-name="ce69"/>
          <table:table-cell table:style-name="ce78"/>
          <table:table-cell table:style-name="ce85"/>
          <table:table-cell table:style-name="ce91"/>
          <table:table-cell table:style-name="ce104"/>
          <table:table-cell table:style-name="ce109"/>
          <table:table-cell table:style-name="ce103"/>
          <table:table-cell table:style-name="ce115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69"/>
          <table:table-cell table:style-name="ce78"/>
          <table:table-cell table:style-name="ce85"/>
          <table:table-cell table:style-name="ce90"/>
          <table:table-cell table:style-name="ce102"/>
          <table:table-cell table:style-name="ce109"/>
          <table:table-cell table:style-name="ce99"/>
          <table:table-cell table:style-name="ce115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69"/>
          <table:table-cell table:style-name="ce78"/>
          <table:table-cell table:style-name="ce85"/>
          <table:table-cell table:style-name="ce90"/>
          <table:table-cell table:style-name="ce103"/>
          <table:table-cell table:style-name="ce109"/>
          <table:table-cell table:style-name="ce99"/>
          <table:table-cell table:style-name="ce115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79"/>
          <table:table-cell table:style-name="ce86"/>
          <table:table-cell table:style-name="ce92" table:number-columns-repeated="2"/>
          <table:table-cell table:style-name="ce105"/>
          <table:table-cell table:style-name="ce92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79"/>
          <table:table-cell table:style-name="ce86"/>
          <table:table-cell table:style-name="ce92"/>
          <table:table-cell table:style-name="ce105"/>
          <table:table-cell table:style-name="ce111"/>
          <table:table-cell table:style-name="ce105" table:number-columns-repeated="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79"/>
          <table:table-cell table:style-name="ce86"/>
          <table:table-cell table:style-name="ce92" table:number-columns-repeated="2"/>
          <table:table-cell table:style-name="ce105"/>
          <table:table-cell table:style-name="ce92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79"/>
          <table:table-cell table:style-name="ce86"/>
          <table:table-cell table:style-name="ce92"/>
          <table:table-cell table:style-name="ce105"/>
          <table:table-cell table:style-name="ce111"/>
          <table:table-cell table:style-name="ce105" table:number-columns-repeated="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79"/>
          <table:table-cell table:style-name="ce86"/>
          <table:table-cell table:style-name="ce92" table:number-columns-repeated="2"/>
          <table:table-cell table:style-name="ce105"/>
          <table:table-cell table:style-name="ce92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79"/>
          <table:table-cell table:style-name="ce86"/>
          <table:table-cell table:style-name="ce92"/>
          <table:table-cell table:style-name="ce105"/>
          <table:table-cell table:style-name="ce111"/>
          <table:table-cell table:style-name="ce105" table:number-columns-repeated="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79"/>
          <table:table-cell table:style-name="ce86"/>
          <table:table-cell table:style-name="ce92"/>
          <table:table-cell table:style-name="ce106"/>
          <table:table-cell table:style-name="ce105"/>
          <table:table-cell table:style-name="ce112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79"/>
          <table:table-cell table:style-name="ce86"/>
          <table:table-cell table:style-name="ce92"/>
          <table:table-cell table:style-name="ce107"/>
          <table:table-cell table:style-name="ce111"/>
          <table:table-cell table:style-name="ce112"/>
          <table:table-cell table:style-name="ce117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79"/>
          <table:table-cell table:style-name="ce86"/>
          <table:table-cell table:style-name="ce92" table:number-columns-repeated="2"/>
          <table:table-cell table:style-name="ce105"/>
          <table:table-cell table:style-name="ce92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1"/>
          <table:table-cell table:style-name="ce79"/>
          <table:table-cell table:style-name="ce86"/>
          <table:table-cell table:style-name="ce92"/>
          <table:table-cell table:style-name="ce105"/>
          <table:table-cell table:style-name="ce111"/>
          <table:table-cell table:style-name="ce105" table:number-columns-repeated="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79"/>
          <table:table-cell table:style-name="ce86"/>
          <table:table-cell table:style-name="ce92" table:number-columns-repeated="2"/>
          <table:table-cell table:style-name="ce105"/>
          <table:table-cell table:style-name="ce92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1"/>
          <table:table-cell table:style-name="ce79"/>
          <table:table-cell table:style-name="ce86"/>
          <table:table-cell table:style-name="ce92"/>
          <table:table-cell table:style-name="ce105"/>
          <table:table-cell table:style-name="ce111"/>
          <table:table-cell table:style-name="ce105" table:number-columns-repeated="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 table:number-rows-repeated="11">
          <table:table-cell table:style-name="ce66"/>
          <table:table-cell table:style-name="ce75"/>
          <table:table-cell table:style-name="ce66" table:number-columns-repeated="245"/>
        </table:table-row>
        <table:table-row table:style-name="ro1" table:number-rows-repeated="65462">
          <table:table-cell table:number-columns-repeated="247"/>
        </table:table-row>
        <table:table-row table:style-name="ro1">
          <table:table-cell table:number-columns-repeated="247"/>
        </table:table-row>
      </table:table>
      <table:table table:name="Profile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39" table:default-cell-style-name="Default"/>
        <table:table-row table:style-name="ro1">
          <table:table-cell/>
          <table:table-cell table:style-name="ce72" office:value-type="string">
            <text:p>TEST CASES</text:p>
          </table:table-cell>
          <table:table-cell table:style-name="ce72"/>
          <table:table-cell table:style-name="ce73" table:number-columns-repeated="2"/>
          <table:table-cell/>
          <table:table-cell table:style-name="ce88"/>
          <table:table-cell table:style-name="ce73" table:number-columns-repeated="2"/>
          <table:table-cell table:style-name="ce121" table:number-columns-repeated="220"/>
          <table:table-cell table:style-name="ce88" table:number-columns-repeated="18"/>
        </table:table-row>
        <table:table-row table:style-name="ro13">
          <table:table-cell/>
          <table:table-cell table:style-name="ce73" table:number-columns-repeated="4"/>
          <table:table-cell/>
          <table:table-cell table:style-name="ce88"/>
          <table:table-cell table:style-name="ce73" table:number-columns-repeated="2"/>
          <table:table-cell table:style-name="ce122"/>
          <table:table-cell table:style-name="ce122" office:value-type="string">
            <text:p>Passed</text:p>
          </table:table-cell>
          <table:table-cell table:style-name="ce122" table:formula="oooc:=COUNTIF([.L$7:.L$1008];[.$K2])" office:value-type="float" office:value="0">
            <text:p>0</text:p>
          </table:table-cell>
          <table:table-cell table:style-name="ce122" table:formula="oooc:=COUNTIF([.M$7:.M$1008];[.$K2])" office:value-type="float" office:value="0">
            <text:p>0</text:p>
          </table:table-cell>
          <table:table-cell table:style-name="ce122" table:formula="oooc:=COUNTIF([.N$7:.N$1008];[.$K2])" office:value-type="float" office:value="0">
            <text:p>0</text:p>
          </table:table-cell>
          <table:table-cell table:style-name="ce122" table:formula="oooc:=COUNTIF([.O$7:.O$1008];[.$K2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4">
          <table:table-cell/>
          <table:table-cell table:style-name="ce74" office:value-type="string">
            <text:p>Functions List<text:span text:style-name="T5">:</text:span></text:p>
          </table:table-cell>
          <table:table-cell table:style-name="ce80" office:value-type="string" table:number-columns-spanned="3" table:number-rows-spanned="1">
            <text:p>Profile</text:p>
          </table:table-cell>
          <table:covered-table-cell table:style-name="ce87"/>
          <table:covered-table-cell table:style-name="ce93"/>
          <table:table-cell/>
          <table:table-cell table:style-name="ce88"/>
          <table:table-cell table:style-name="ce113"/>
          <table:table-cell table:style-name="ce118"/>
          <table:table-cell table:style-name="ce122"/>
          <table:table-cell table:style-name="ce122" office:value-type="string">
            <text:p>Failed</text:p>
          </table:table-cell>
          <table:table-cell table:style-name="ce122" table:formula="oooc:=COUNTIF([.L$7:.L$1008];[.$K3])" office:value-type="float" office:value="0">
            <text:p>0</text:p>
          </table:table-cell>
          <table:table-cell table:style-name="ce122" table:formula="oooc:=COUNTIF([.M$7:.M$1008];[.$K3])" office:value-type="float" office:value="0">
            <text:p>0</text:p>
          </table:table-cell>
          <table:table-cell table:style-name="ce122" table:formula="oooc:=COUNTIF([.N$7:.N$1008];[.$K3])" office:value-type="float" office:value="0">
            <text:p>0</text:p>
          </table:table-cell>
          <table:table-cell table:style-name="ce122" table:formula="oooc:=COUNTIF([.O$7:.O$1008];[.$K3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1">
          <table:table-cell/>
          <table:table-cell table:style-name="ce74" office:value-type="string">
            <text:p>Total Main Cases:</text:p>
          </table:table-cell>
          <table:table-cell table:style-name="ce81" table:formula="oooc:=MAX([.A7:.A1053])" office:value-type="float" office:value="75" table:number-columns-spanned="3" table:number-rows-spanned="1">
            <text:p>75</text:p>
          </table:table-cell>
          <table:covered-table-cell table:number-columns-repeated="2" table:style-name="ce88"/>
          <table:table-cell/>
          <table:table-cell table:style-name="ce88"/>
          <table:table-cell table:style-name="ce113"/>
          <table:table-cell table:style-name="ce119"/>
          <table:table-cell table:style-name="ce122"/>
          <table:table-cell table:style-name="ce122" office:value-type="string">
            <text:p>Blocked</text:p>
          </table:table-cell>
          <table:table-cell table:style-name="ce122" table:formula="oooc:=COUNTIF([.L$7:.L$1008];[.$K4])" office:value-type="float" office:value="0">
            <text:p>0</text:p>
          </table:table-cell>
          <table:table-cell table:style-name="ce122" table:formula="oooc:=COUNTIF([.M$7:.M$1008];[.$K4])" office:value-type="float" office:value="0">
            <text:p>0</text:p>
          </table:table-cell>
          <table:table-cell table:style-name="ce122" table:formula="oooc:=COUNTIF([.N$7:.N$1008];[.$K4])" office:value-type="float" office:value="0">
            <text:p>0</text:p>
          </table:table-cell>
          <table:table-cell table:style-name="ce122" table:formula="oooc:=COUNTIF([.O$7:.O$1008];[.$K4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3">
          <table:table-cell table:style-name="ce66"/>
          <table:table-cell table:style-name="ce75"/>
          <table:table-cell table:style-name="ce66" table:number-columns-repeated="7"/>
          <table:table-cell table:style-name="ce123"/>
          <table:table-cell table:style-name="ce123" office:value-type="string">
            <text:p>Untested</text:p>
          </table:table-cell>
          <table:table-cell table:style-name="ce122" table:formula="oooc:=COUNTIF([.L$7:.L$1008];[.$K5])" office:value-type="float" office:value="0">
            <text:p>0</text:p>
          </table:table-cell>
          <table:table-cell table:style-name="ce122" table:formula="oooc:=COUNTIF([.M$7:.M$1008];[.$K5])" office:value-type="float" office:value="0">
            <text:p>0</text:p>
          </table:table-cell>
          <table:table-cell table:style-name="ce122" table:formula="oooc:=COUNTIF([.N$7:.N$1008];[.$K5])" office:value-type="float" office:value="0">
            <text:p>0</text:p>
          </table:table-cell>
          <table:table-cell table:style-name="ce122" table:formula="oooc:=COUNTIF([.O$7:.O$1008];[.$K5])" office:value-type="float" office:value="0">
            <text:p>0</text:p>
          </table:table-cell>
          <table:table-cell table:style-name="ce66" table:number-columns-repeated="232"/>
        </table:table-row>
        <table:table-row table:style-name="ro1">
          <table:table-cell table:style-name="ce67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Affect</text:p>
          </table:table-cell>
          <table:table-cell table:style-name="ce76" table:number-columns-repeated="9"/>
          <table:table-cell table:style-name="ce132" table:number-columns-repeated="211"/>
          <table:table-cell table:style-name="ce88" table:number-columns-repeated="17"/>
        </table:table-row>
        <table:table-row table:style-name="ro23">
          <table:table-cell table:style-name="ce134" office:value-type="float" office:value="1">
            <text:p>001</text:p>
          </table:table-cell>
          <table:table-cell table:style-name="ce137" office:value-type="string">
            <text:p>PEO_04</text:p>
          </table:table-cell>
          <table:table-cell table:style-name="ce139" office:value-type="float" office:value="1">
            <text:p>001</text:p>
          </table:table-cell>
          <table:table-cell table:style-name="ce141" office:value-type="string">
            <text:p>Social/people/view profile</text:p>
          </table:table-cell>
          <table:table-cell table:style-name="ce147" office:value-type="string">
            <text:p>View your profile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- <text:span text:style-name="T1">Relations: </text:span><text:span text:style-name="T6">it has there list:</text:span></text:p>
            <text:p><text:span text:style-name="T6"><text:s/></text:span><text:span text:style-name="T6">list of </text:span><text:span text:style-name="T1">Relations</text:span><text:span text:style-name="T6">: is all users which have relations with user</text:span></text:p>
            <text:p><text:span text:style-name="T6"><text:s/></text:span><text:span text:style-name="T6">List of </text:span><text:span text:style-name="T1">Invitations</text:span><text:span text:style-name="T6">: is all users which is sent invitation by user</text:span></text:p>
            <text:p><text:span text:style-name="T6"><text:s/></text:span><text:span text:style-name="T6">List of </text:span><text:span text:style-name="T1">Request</text:span><text:span text:style-name="T6">: is all user which sent request making friend with user</text:span></text:p>
          </table:table-cell>
          <table:table-cell table:style-name="ce105"/>
          <table:table-cell table:style-name="ce129" table:number-columns-repeated="237"/>
          <table:table-cell table:style-name="ce133"/>
        </table:table-row>
        <table:table-row table:style-name="ro24">
          <table:table-cell table:style-name="ce135" table:formula="oooc:=IF(MID([.F8];6;1)&gt;MID([.F7];6;1);&quot;&quot;;MAX([.A$7:.A7])+1)">
            <text:p/>
          </table:table-cell>
          <table:table-cell table:style-name="ce137" office:value-type="string">
            <text:p>PEO_04</text:p>
          </table:table-cell>
          <table:table-cell table:style-name="ce140"/>
          <table:table-cell table:style-name="ce142"/>
          <table:table-cell table:style-name="ce148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table:style-name="ce105"/>
          <table:table-cell table:style-name="ce129" table:number-columns-repeated="237"/>
          <table:table-cell table:style-name="ce133"/>
        </table:table-row>
        <table:table-row table:style-name="ro15">
          <table:table-cell table:style-name="ce135" table:formula="oooc:=IF(MID([.F9];6;1)&gt;MID([.F8];6;1);&quot;&quot;;MAX([.A$7:.A8])+1)" office:value-type="float" office:value="2">
            <text:p>002</text:p>
          </table:table-cell>
          <table:table-cell table:style-name="ce137" office:value-type="string">
            <text:p>PEO_04</text:p>
          </table:table-cell>
          <table:table-cell table:style-name="ce140" office:value-type="float" office:value="2">
            <text:p>002</text:p>
          </table:table-cell>
          <table:table-cell table:style-name="ce142"/>
          <table:table-cell table:style-name="ce53" office:value-type="string">
            <text:p>View the profile of another user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my profile page </text:p>
          </table:table-cell>
          <table:table-cell table:style-name="ce160" office:value-type="string">
            <text:p>- Show content of my profile page. List of all users are existing on system, except user is logging in</text:p>
          </table:table-cell>
          <table:table-cell table:style-name="ce105"/>
          <table:table-cell table:style-name="ce130"/>
          <table:table-cell table:style-name="ce129" table:number-columns-repeated="2"/>
          <table:table-cell table:style-name="ce130" table:number-columns-repeated="235"/>
        </table:table-row>
        <table:table-row table:style-name="ro25">
          <table:table-cell table:style-name="ce135" table:formula="oooc:=IF(MID([.F10];6;1)&gt;MID([.F9];6;1);&quot;&quot;;MAX([.A$7:.A9])+1)">
            <text:p/>
          </table:table-cell>
          <table:table-cell table:style-name="ce137" office:value-type="string">
            <text:p>PEO_04</text:p>
          </table:table-cell>
          <table:table-cell table:style-name="ce140"/>
          <table:table-cell table:style-name="ce142"/>
          <table:table-cell table:style-name="ce148"/>
          <table:table-cell table:style-name="ce145" office:value-type="string">
            <text:p>Step 2: View user profile page</text:p>
          </table:table-cell>
          <table:table-cell table:style-name="ce145" office:value-type="string">
            <text:p>- Select another user and click name of user</text:p>
          </table:table-cell>
          <table:table-cell table:style-name="ce161" office:value-type="string">
            <text:p><text:span text:style-name="T9">Show content of my profile page, include:</text:span></text:p>
            <text:p><text:span text:style-name="T9">- </text:span><text:span text:style-name="T10">Activity</text:span><text:span text:style-name="T9">: Display all user's activities and activities of user's contact</text:span></text:p>
            <text:p><text:span text:style-name="T10">- Profile:</text:span><text:span text:style-name="T9"> Show all current information about user.</text:span></text:p>
            <text:p><text:span text:style-name="T9">- </text:span><text:span text:style-name="T10">Relations: </text:span><text:span text:style-name="T11">it has there list:</text:span></text:p>
            <text:p><text:span text:style-name="T11"><text:s/></text:span><text:span text:style-name="T11">list of </text:span><text:span text:style-name="T10">Relations</text:span><text:span text:style-name="T11">: is all users which have relations with user</text:span>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6">
          <table:table-cell table:style-name="ce135" table:formula="oooc:=IF(MID([.F11];6;1)&gt;MID([.F10];6;1);&quot;&quot;;MAX([.A$7:.A10])+1)">
            <text:p/>
          </table:table-cell>
          <table:table-cell table:style-name="ce137" office:value-type="string">
            <text:p>PEO_04</text:p>
          </table:table-cell>
          <table:table-cell table:style-name="ce140"/>
          <table:table-cell table:style-name="ce142"/>
          <table:table-cell table:style-name="ce148"/>
          <table:table-cell table:style-name="ce145" office:value-type="string">
            <text:p>Step 3: View user's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 Some things are displayed:</text:p>
            <text:p>- User's <text:span text:style-name="T1">current Position</text:span> </text:p>
            <text:p>- <text:span text:style-name="T1">Basic information</text:span>: Show First Name, Last Name and email of user </text:p>
            <text:p>- <text:span text:style-name="T1">Contact</text:span>: show information about gender, Phone, Instant Messaging, Url </text:p>
            <text:p>- <text:span text:style-name="T1">Experiences</text:span>: show all experiences of user.</text:p>
            <text:p>- Avatar of user</text:p>
            <text:p>User will not see the [Edit] button so can't edit profile of another user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1">
          <table:table-cell table:style-name="ce135" table:formula="oooc:=IF(MID([.F12];6;1)&gt;MID([.F11];6;1);&quot;&quot;;MAX([.A$7:.A11])+1)" office:value-type="float" office:value="3">
            <text:p>003</text:p>
          </table:table-cell>
          <table:table-cell table:style-name="ce137" office:value-type="string">
            <text:p>PEO_04</text:p>
          </table:table-cell>
          <table:table-cell table:style-name="ce140" office:value-type="float" office:value="3">
            <text:p>003</text:p>
          </table:table-cell>
          <table:table-cell table:style-name="ce142"/>
          <table:table-cell table:style-name="ce147" office:value-type="string">
            <text:p>View the profile of user in your contact</text:p>
          </table:table-cell>
          <table:table-cell table:style-name="ce145" office:value-type="string">
            <text:p>Step 1: Go to people page</text:p>
          </table:table-cell>
          <table:table-cell table:style-name="ce145" office:value-type="string">
            <text:p>- Sign in system</text:p>
            <text:p>- Select people page </text:p>
          </table:table-cell>
          <table:table-cell table:style-name="ce160" office:value-type="string">
            <text:p>- Show content of People page. 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13];6;1)&gt;MID([.F12];6;1);&quot;&quot;;MAX([.A$7:.A12])+1)">
            <text:p/>
          </table:table-cell>
          <table:table-cell table:style-name="ce137" office:value-type="string">
            <text:p>PEO_04</text:p>
          </table:table-cell>
          <table:table-cell table:style-name="ce140"/>
          <table:table-cell table:style-name="ce142"/>
          <table:table-cell table:style-name="ce149"/>
          <table:table-cell table:style-name="ce145" office:value-type="string">
            <text:p>Step 2: Send friend request to other user</text:p>
          </table:table-cell>
          <table:table-cell table:style-name="ce145" office:value-type="string">
            <text:p>- Select user who has no relation with user and Click on [add] icon</text:p>
          </table:table-cell>
          <table:table-cell table:style-name="ce145" office:value-type="string">
            <text:p><text:s/>Send friend request to user successfully</text:p>
            <text:p/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0">
          <table:table-cell table:style-name="ce135" table:formula="oooc:=IF(MID([.F14];6;1)&gt;MID([.F13];6;1);&quot;&quot;;MAX([.A$7:.A13])+1)">
            <text:p/>
          </table:table-cell>
          <table:table-cell table:style-name="ce137" office:value-type="string">
            <text:p>PEO_04</text:p>
          </table:table-cell>
          <table:table-cell table:style-name="ce140"/>
          <table:table-cell table:style-name="ce143"/>
          <table:table-cell table:style-name="ce53"/>
          <table:table-cell table:style-name="ce145" office:value-type="string">
            <text:p>Step 3: User accepts the friend request</text:p>
          </table:table-cell>
          <table:table-cell table:style-name="ce145" office:value-type="string">
            <text:p>- User has just been sent friend request at step 2, signs in system</text:p>
            <text:p>- Go to people page </text:p>
            <text:p>- Select friend request of sent user at step 2 and click on [accept] icon </text:p>
          </table:table-cell>
          <table:table-cell table:style-name="ce145" office:value-type="string">
            <text:p>Two users become friend.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7">
          <table:table-cell table:style-name="ce135" table:formula="oooc:=IF(MID([.F15];6;1)&gt;MID([.F14];6;1);&quot;&quot;;MAX([.A$7:.A14])+1)">
            <text:p/>
          </table:table-cell>
          <table:table-cell table:style-name="ce137" office:value-type="string">
            <text:p>PEO_04</text:p>
          </table:table-cell>
          <table:table-cell table:style-name="ce140"/>
          <table:table-cell table:style-name="ce143"/>
          <table:table-cell table:style-name="ce149"/>
          <table:table-cell table:style-name="ce145" office:value-type="string">
            <text:p>Step 4: View profile page of user's contact</text:p>
          </table:table-cell>
          <table:table-cell table:style-name="ce145" office:value-type="string">
            <text:p>- One in two above user signs in system.</text:p>
            <text:p>- Go to people page </text:p>
            <text:p>- Select user who has relation and click on link of profile</text:p>
          </table:table-cell>
          <table:table-cell table:style-name="ce162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.</text:p>
            <text:p>- <text:span text:style-name="T1">Relations: </text:span><text:span text:style-name="T6">it has there list:</text:span></text:p>
            <text:p><text:span text:style-name="T6"><text:s/></text:span><text:span text:style-name="T6">list of </text:span><text:span text:style-name="T1">Relations</text:span><text:span text:style-name="T6">: is all users which have relations with user</text:span>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6">
          <table:table-cell table:style-name="ce135" table:formula="oooc:=IF(MID([.F16];6;1)&gt;MID([.F15];6;1);&quot;&quot;;MAX([.A$7:.A15])+1)">
            <text:p/>
          </table:table-cell>
          <table:table-cell table:style-name="ce137" office:value-type="string">
            <text:p>PEO_04</text:p>
          </table:table-cell>
          <table:table-cell table:style-name="ce140"/>
          <table:table-cell table:style-name="ce143"/>
          <table:table-cell table:style-name="ce149"/>
          <table:table-cell table:style-name="ce145" office:value-type="string">
            <text:p>Step 5: View the profile of user in your contact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 Some things are displayed:</text:p>
            <text:p>- User's <text:span text:style-name="T1">current Position</text:span> </text:p>
            <text:p>- <text:span text:style-name="T1">Basic information</text:span>: Show First Name, Last Name and email of user </text:p>
            <text:p>- <text:span text:style-name="T1">Contact</text:span>: show information about gender, Phone, Instant Messaging, Url </text:p>
            <text:p>- <text:span text:style-name="T1">Experiences</text:span>: show all experiences of user.</text:p>
            <text:p>- Avatar of user</text:p>
            <text:p>User will not see the [Edit] button so can't edit profile of another user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3">
          <table:table-cell table:style-name="ce135" table:formula="oooc:=IF(MID([.F17];6;1)&gt;MID([.F16];6;1);&quot;&quot;;MAX([.A$7:.A16])+1)" office:value-type="float" office:value="4">
            <text:p>004</text:p>
          </table:table-cell>
          <table:table-cell table:style-name="ce137" office:value-type="string">
            <text:p>PEO_05</text:p>
          </table:table-cell>
          <table:table-cell table:style-name="ce140" office:value-type="float" office:value="1">
            <text:p>001</text:p>
          </table:table-cell>
          <table:table-cell table:style-name="ce144" office:value-type="string">
            <text:p>Social/people/Edit profile</text:p>
          </table:table-cell>
          <table:table-cell table:style-name="ce147" office:value-type="string">
            <text:p>Edit current position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- <text:span text:style-name="T1">Relations: </text:span><text:span text:style-name="T6">it has there list:</text:span></text:p>
            <text:p><text:span text:style-name="T6"><text:s/></text:span><text:span text:style-name="T6">list of </text:span><text:span text:style-name="T1">Relations</text:span><text:span text:style-name="T6">: is all users which have relations with user</text:span></text:p>
            <text:p><text:span text:style-name="T6"><text:s/></text:span><text:span text:style-name="T6">List of </text:span><text:span text:style-name="T1">Invitations</text:span><text:span text:style-name="T6">: is all users which is sent invitation by user</text:span></text:p>
            <text:p><text:span text:style-name="T6"><text:s/></text:span><text:span text:style-name="T6">List of </text:span><text:span text:style-name="T1">Request</text:span><text:span text:style-name="T6">: is all user which sent request making friend with user</text:span>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4">
          <table:table-cell table:style-name="ce135" table:formula="oooc:=IF(MID([.F18];6;1)&gt;MID([.F17];6;1);&quot;&quot;;MAX([.A$7:.A17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8];6;1)&gt;MID([.F17];6;1);[.C17];[.C17]+1)" office:value-type="float" office:value="1">
            <text:p>001</text:p>
          </table:table-cell>
          <table:table-cell table:style-name="ce143"/>
          <table:table-cell table:style-name="ce149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9">
          <table:table-cell table:style-name="ce135" table:formula="oooc:=IF(MID([.F19];6;1)&gt;MID([.F18];6;1);&quot;&quot;;MAX([.A$7:.A18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9];6;1)&gt;MID([.F18];6;1);[.C18];[.C18]+1)" office:value-type="float" office:value="1">
            <text:p>001</text:p>
          </table:table-cell>
          <table:table-cell table:style-name="ce143"/>
          <table:table-cell table:style-name="ce53"/>
          <table:table-cell table:style-name="ce145" office:value-type="string">
            <text:p>Step 3: Edit current position</text:p>
          </table:table-cell>
          <table:table-cell table:style-name="ce145" office:value-type="string">
            <text:p>- Select your current Position and click on [Edit] button</text:p>
            <text:p>- Enter the the name of current position</text:p>
            <text:p>- Click on <text:span text:style-name="T1">[Send</text:span>] button</text:p>
          </table:table-cell>
          <table:table-cell table:style-name="ce145" office:value-type="string">
            <text:p>Save the value which user has just enter.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20];6;1)&gt;MID([.F19];6;1);&quot;&quot;;MAX([.A$7:.A19])+1)" office:value-type="float" office:value="5">
            <text:p>005</text:p>
          </table:table-cell>
          <table:table-cell table:style-name="ce137" office:value-type="string">
            <text:p>PEO_05</text:p>
          </table:table-cell>
          <table:table-cell table:style-name="ce83" table:formula="oooc:=IF(MID([.F20];6;1)&gt;MID([.F19];6;1);[.C19];[.C19]+1)" office:value-type="float" office:value="2">
            <text:p>002</text:p>
          </table:table-cell>
          <table:table-cell table:style-name="ce143"/>
          <table:table-cell table:style-name="ce150" office:value-type="string">
            <text:p>Input <text:s/>the special characters <text:s/>in current position field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">
          <table:table-cell table:style-name="ce135" table:formula="oooc:=IF(MID([.F21];6;1)&gt;MID([.F20];6;1);&quot;&quot;;MAX([.A$7:.A20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21];6;1)&gt;MID([.F20];6;1);[.C20];[.C20]+1)" office:value-type="float" office:value="2">
            <text:p>002</text:p>
          </table:table-cell>
          <table:table-cell table:style-name="ce143"/>
          <table:table-cell table:style-name="ce147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6">
          <table:table-cell table:style-name="ce135" table:formula="oooc:=IF(MID([.F22];6;1)&gt;MID([.F21];6;1);&quot;&quot;;MAX([.A$7:.A21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22];6;1)&gt;MID([.F21];6;1);[.C21];[.C21]+1)" office:value-type="float" office:value="2">
            <text:p>002</text:p>
          </table:table-cell>
          <table:table-cell table:style-name="ce143"/>
          <table:table-cell table:style-name="ce147"/>
          <table:table-cell table:style-name="ce145" office:value-type="string">
            <text:p>Step 3: Edit current position</text:p>
          </table:table-cell>
          <table:table-cell table:style-name="ce145" office:value-type="string">
            <text:p>- Select your current Position and click on [Edit] button</text:p>
            <text:p>- Enter the the name of current position with some specials chars (%$@#...)</text:p>
            <text:p>- Click on <text:span text:style-name="T1">[Send</text:span>] button</text:p>
          </table:table-cell>
          <table:table-cell table:style-name="ce145" office:value-type="string">
            <text:p>Show message to user know some invalid value in form.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1">
          <table:table-cell table:style-name="ce135" table:formula="oooc:=IF(MID([.F23];6;1)&gt;MID([.F22];6;1);&quot;&quot;;MAX([.A$7:.A22])+1)" office:value-type="float" office:value="6">
            <text:p>006</text:p>
          </table:table-cell>
          <table:table-cell table:style-name="ce137" office:value-type="string">
            <text:p>PEO_05</text:p>
          </table:table-cell>
          <table:table-cell table:style-name="ce83" table:formula="oooc:=IF(MID([.F23];6;1)&gt;MID([.F22];6;1);[.C22];[.C22]+1)" office:value-type="float" office:value="3">
            <text:p>003</text:p>
          </table:table-cell>
          <table:table-cell table:style-name="ce143"/>
          <table:table-cell table:style-name="ce51" office:value-type="string">
            <text:p>Edit current position with start or end by number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">
          <table:table-cell table:style-name="ce135" table:formula="oooc:=IF(MID([.F24];6;1)&gt;MID([.F23];6;1);&quot;&quot;;MAX([.A$7:.A23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24];6;1)&gt;MID([.F23];6;1);[.C23];[.C23]+1)" office:value-type="float" office:value="3">
            <text:p>003</text:p>
          </table:table-cell>
          <table:table-cell table:style-name="ce143"/>
          <table:table-cell table:style-name="ce51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6">
          <table:table-cell table:style-name="ce135" table:formula="oooc:=IF(MID([.F25];6;1)&gt;MID([.F24];6;1);&quot;&quot;;MAX([.A$7:.A24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25];6;1)&gt;MID([.F24];6;1);[.C24];[.C24]+1)" office:value-type="float" office:value="3">
            <text:p>003</text:p>
          </table:table-cell>
          <table:table-cell table:style-name="ce143"/>
          <table:table-cell table:style-name="ce147"/>
          <table:table-cell table:style-name="ce145" office:value-type="string">
            <text:p>Step 3: Edit current position</text:p>
          </table:table-cell>
          <table:table-cell table:style-name="ce145" office:value-type="string">
            <text:p>- Select your current Position and click on [Edit] button</text:p>
            <text:p>- Enter the the name of current position with start or end by number</text:p>
            <text:p>- Click on <text:span text:style-name="T1">[Send</text:span>] button</text:p>
          </table:table-cell>
          <table:table-cell table:style-name="ce145" office:value-type="string">
            <text:p>Show message to user know some invalid value in form.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1">
          <table:table-cell table:style-name="ce135" table:formula="oooc:=IF(MID([.F26];6;1)&gt;MID([.F25];6;1);&quot;&quot;;MAX([.A$7:.A25])+1)" office:value-type="float" office:value="7">
            <text:p>007</text:p>
          </table:table-cell>
          <table:table-cell table:style-name="ce137" office:value-type="string">
            <text:p>PEO_05</text:p>
          </table:table-cell>
          <table:table-cell table:style-name="ce83" table:formula="oooc:=IF(MID([.F26];6;1)&gt;MID([.F25];6;1);[.C25];[.C25]+1)" office:value-type="float" office:value="4">
            <text:p>004</text:p>
          </table:table-cell>
          <table:table-cell table:style-name="ce143"/>
          <table:table-cell table:style-name="ce147" office:value-type="string">
            <text:p>Edit current position with this field is empty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">
          <table:table-cell table:style-name="ce135" table:formula="oooc:=IF(MID([.F27];6;1)&gt;MID([.F26];6;1);&quot;&quot;;MAX([.A$7:.A26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27];6;1)&gt;MID([.F26];6;1);[.C26];[.C26]+1)" office:value-type="float" office:value="4">
            <text:p>004</text:p>
          </table:table-cell>
          <table:table-cell table:style-name="ce143"/>
          <table:table-cell table:style-name="ce147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9">
          <table:table-cell table:style-name="ce135" table:formula="oooc:=IF(MID([.F28];6;1)&gt;MID([.F27];6;1);&quot;&quot;;MAX([.A$7:.A27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28];6;1)&gt;MID([.F27];6;1);[.C27];[.C27]+1)" office:value-type="float" office:value="4">
            <text:p>004</text:p>
          </table:table-cell>
          <table:table-cell table:style-name="ce143"/>
          <table:table-cell table:style-name="ce147"/>
          <table:table-cell table:style-name="ce145" office:value-type="string">
            <text:p>Step 3: Edit current position</text:p>
          </table:table-cell>
          <table:table-cell table:style-name="ce145" office:value-type="string">
            <text:p>- Select your current Position and click on [Edit] button</text:p>
            <text:p>- At current position field: let it is empty</text:p>
            <text:p>- Click on <text:span text:style-name="T1">[Send</text:span>] button</text:p>
          </table:table-cell>
          <table:table-cell table:style-name="ce145" office:value-type="string">
            <text:p>Show message to user know <text:span text:style-name="T7">“the field "position" is required.“</text:span>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1">
          <table:table-cell table:style-name="ce135" table:formula="oooc:=IF(MID([.F29];6;1)&gt;MID([.F28];6;1);&quot;&quot;;MAX([.A$7:.A28])+1)" office:value-type="float" office:value="8">
            <text:p>008</text:p>
          </table:table-cell>
          <table:table-cell table:style-name="ce137" office:value-type="string">
            <text:p>PEO_05</text:p>
          </table:table-cell>
          <table:table-cell table:style-name="ce83" table:formula="oooc:=IF(MID([.F29];6;1)&gt;MID([.F28];6;1);[.C28];[.C28]+1)" office:value-type="float" office:value="5">
            <text:p>005</text:p>
          </table:table-cell>
          <table:table-cell table:style-name="ce143"/>
          <table:table-cell table:style-name="ce49" office:value-type="string">
            <text:p>Edit current position when The length of the text in field "position" is less than "3" and bigger than "30" 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">
          <table:table-cell table:style-name="ce135" table:formula="oooc:=IF(MID([.F30];6;1)&gt;MID([.F29];6;1);&quot;&quot;;MAX([.A$7:.A29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30];6;1)&gt;MID([.F29];6;1);[.C29];[.C29]+1)" office:value-type="float" office:value="5">
            <text:p>005</text:p>
          </table:table-cell>
          <table:table-cell table:style-name="ce143"/>
          <table:table-cell table:style-name="ce147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8">
          <table:table-cell table:style-name="ce135" table:formula="oooc:=IF(MID([.F31];6;1)&gt;MID([.F30];6;1);&quot;&quot;;MAX([.A$7:.A30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31];6;1)&gt;MID([.F30];6;1);[.C30];[.C30]+1)" office:value-type="float" office:value="5">
            <text:p>005</text:p>
          </table:table-cell>
          <table:table-cell table:style-name="ce143"/>
          <table:table-cell table:style-name="ce147"/>
          <table:table-cell table:style-name="ce145" office:value-type="string">
            <text:p>Step 3: Edit current position</text:p>
          </table:table-cell>
          <table:table-cell table:style-name="ce145" office:value-type="string">
            <text:p>- Select your current Position and click on [Edit] button</text:p>
            <text:p>- At current position field: enter some texts which the length of the text in field "position" is less than "3" and bigger than "30" </text:p>
            <text:p>- Click on <text:span text:style-name="T1">[Send</text:span>] button</text:p>
          </table:table-cell>
          <table:table-cell table:style-name="ce145" office:value-type="string">
            <text:p>Show message to user know: <text:span text:style-name="T7">“The length of the text in field "position" must be between "3" and "30" characters.”</text:span>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">
          <table:table-cell table:style-name="ce135" table:formula="oooc:=IF(MID([.F32];6;1)&gt;MID([.F31];6;1);&quot;&quot;;MAX([.A$7:.A31])+1)" office:value-type="float" office:value="9">
            <text:p>009</text:p>
          </table:table-cell>
          <table:table-cell table:style-name="ce137" office:value-type="string">
            <text:p>PEO_05</text:p>
          </table:table-cell>
          <table:table-cell table:style-name="ce83" table:formula="oooc:=IF(MID([.F32];6;1)&gt;MID([.F31];6;1);[.C31];[.C31]+1)" office:value-type="float" office:value="6">
            <text:p>006</text:p>
          </table:table-cell>
          <table:table-cell table:style-name="ce143"/>
          <table:table-cell table:style-name="ce53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33];6;1)&gt;MID([.F32];6;1);&quot;&quot;;MAX([.A$7:.A32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33];6;1)&gt;MID([.F32];6;1);[.C32];[.C32]+1)" office:value-type="float" office:value="6">
            <text:p>006</text:p>
          </table:table-cell>
          <table:table-cell table:style-name="ce143"/>
          <table:table-cell table:style-name="ce147"/>
          <table:table-cell table:style-name="ce145" office:value-type="string">
            <text:p>Step 3: Show Accounts profile form</text:p>
          </table:table-cell>
          <table:table-cell table:style-name="ce145" office:value-type="string">
            <text:p>- Select basic information and click on [Edit] icon</text:p>
          </table:table-cell>
          <table:table-cell table:style-name="ce145" office:value-type="string">
            <text:p>Show form basic information, include:</text:p>
            <text:p>- <text:span text:style-name="T1">Account profiles</text:span> tab: allow user change first name, last name, email</text:p>
            <text:p>- <text:span text:style-name="T1">Change password</text:span> tab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9">
          <table:table-cell table:style-name="ce135" table:formula="oooc:=IF(MID([.F34];6;1)&gt;MID([.F33];6;1);&quot;&quot;;MAX([.A$7:.A33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34];6;1)&gt;MID([.F33];6;1);[.C33];[.C33]+1)" office:value-type="float" office:value="6">
            <text:p>006</text:p>
          </table:table-cell>
          <table:table-cell table:style-name="ce143"/>
          <table:table-cell table:style-name="ce147"/>
          <table:table-cell table:style-name="ce145" office:value-type="string">
            <text:p>Step 4: Change basic information</text:p>
          </table:table-cell>
          <table:table-cell table:style-name="ce145" office:value-type="string">
            <text:p>- Select Account profile tab</text:p>
            <text:p>- Enter valid data into First Name and Last Name field and valid email address</text:p>
            <text:p>- Click on <text:span text:style-name="T1">[save]</text:span> button</text:p>
          </table:table-cell>
          <table:table-cell table:style-name="ce145" office:value-type="string">
            <text:p>Edit basic information successfully. </text:p>
            <text:p>These values are kept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35];6;1)&gt;MID([.F34];6;1);&quot;&quot;;MAX([.A$7:.A34])+1)" office:value-type="float" office:value="10">
            <text:p>010</text:p>
          </table:table-cell>
          <table:table-cell table:style-name="ce137" office:value-type="string">
            <text:p>PEO_05</text:p>
          </table:table-cell>
          <table:table-cell table:style-name="ce83" table:formula="oooc:=IF(MID([.F35];6;1)&gt;MID([.F34];6;1);[.C34];[.C34]+1)" office:value-type="float" office:value="7">
            <text:p>007</text:p>
          </table:table-cell>
          <table:table-cell table:style-name="ce143"/>
          <table:table-cell table:style-name="ce147" office:value-type="string">
            <text:p>Edit your basic information with First Name is empty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35" table:formula="oooc:=IF(MID([.F36];6;1)&gt;MID([.F35];6;1);&quot;&quot;;MAX([.A$7:.A35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36];6;1)&gt;MID([.F35];6;1);[.C35];[.C35]+1)" office:value-type="float" office:value="7">
            <text:p>007</text:p>
          </table:table-cell>
          <table:table-cell table:style-name="ce143"/>
          <table:table-cell table:style-name="ce147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0">
          <table:table-cell table:style-name="ce135" table:formula="oooc:=IF(MID([.F37];6;1)&gt;MID([.F36];6;1);&quot;&quot;;MAX([.A$7:.A36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37];6;1)&gt;MID([.F36];6;1);[.C36];[.C36]+1)" office:value-type="float" office:value="7">
            <text:p>007</text:p>
          </table:table-cell>
          <table:table-cell table:style-name="ce143"/>
          <table:table-cell table:style-name="ce147"/>
          <table:table-cell table:style-name="ce145" office:value-type="string">
            <text:p>Step 3: Edit basic information with First Name is empty</text:p>
          </table:table-cell>
          <table:table-cell table:style-name="ce145" office:value-type="string">
            <text:p>- Select basic information and click on [Edit] icon</text:p>
            <text:p>- Select Account profile tab</text:p>
            <text:p>- Let First Name is empty, enter valid data into <text:s/>Last Name field and email address</text:p>
            <text:p>- Click on <text:span text:style-name="T1">[save]</text:span> button</text:p>
          </table:table-cell>
          <table:table-cell table:style-name="ce145" office:value-type="string">
            <text:p>Show message: “The field "First Name" is required”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38];6;1)&gt;MID([.F37];6;1);&quot;&quot;;MAX([.A$7:.A37])+1)" office:value-type="float" office:value="11">
            <text:p>011</text:p>
          </table:table-cell>
          <table:table-cell table:style-name="ce137" office:value-type="string">
            <text:p>PEO_05</text:p>
          </table:table-cell>
          <table:table-cell table:style-name="ce83" table:formula="oooc:=IF(MID([.F38];6;1)&gt;MID([.F37];6;1);[.C37];[.C37]+1)" office:value-type="float" office:value="8">
            <text:p>008</text:p>
          </table:table-cell>
          <table:table-cell table:style-name="ce143"/>
          <table:table-cell table:style-name="ce147" office:value-type="string">
            <text:p>Edit your basic information with Last Name is empty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35" table:formula="oooc:=IF(MID([.F39];6;1)&gt;MID([.F38];6;1);&quot;&quot;;MAX([.A$7:.A38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39];6;1)&gt;MID([.F38];6;1);[.C38];[.C38]+1)" office:value-type="float" office:value="8">
            <text:p>008</text:p>
          </table:table-cell>
          <table:table-cell table:style-name="ce143"/>
          <table:table-cell table:style-name="ce147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8">
          <table:table-cell table:style-name="ce135" table:formula="oooc:=IF(MID([.F40];6;1)&gt;MID([.F39];6;1);&quot;&quot;;MAX([.A$7:.A39])+1)" office:value-type="float" office:value="12">
            <text:p>012</text:p>
          </table:table-cell>
          <table:table-cell table:style-name="ce137" office:value-type="string">
            <text:p>PEO_05</text:p>
          </table:table-cell>
          <table:table-cell table:style-name="ce83" table:formula="oooc:=IF(MID([.F40];6;1)&gt;MID([.F39];6;1);[.C39];[.C39]+1)" office:value-type="float" office:value="9">
            <text:p>009</text:p>
          </table:table-cell>
          <table:table-cell table:style-name="ce143"/>
          <table:table-cell table:style-name="ce147"/>
          <table:table-cell table:style-name="ce145" office:value-type="string">
            <text:p>Step 2: Edit basic information with <text:s/>Last Name is empty</text:p>
          </table:table-cell>
          <table:table-cell table:style-name="ce145" office:value-type="string">
            <text:p>- Select basic information and click on [Edit] icon</text:p>
            <text:p>- Select Account profile tab</text:p>
            <text:p>- Let <text:s/>Last Name field is empty, enter valid data into <text:s/>Last Name field and select value for Gender.</text:p>
            <text:p>- Click on [save] button</text:p>
          </table:table-cell>
          <table:table-cell table:style-name="ce163" office:value-type="string">
            <text:p>Show message: “The field" Last Name" is required”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41];6;1)&gt;MID([.F40];6;1);&quot;&quot;;MAX([.A$7:.A40])+1)" office:value-type="float" office:value="13">
            <text:p>013</text:p>
          </table:table-cell>
          <table:table-cell table:style-name="ce137" office:value-type="string">
            <text:p>PEO_05</text:p>
          </table:table-cell>
          <table:table-cell table:style-name="ce83" table:formula="oooc:=IF(MID([.F41];6;1)&gt;MID([.F40];6;1);[.C40];[.C40]+1)" office:value-type="float" office:value="10">
            <text:p>010</text:p>
          </table:table-cell>
          <table:table-cell table:style-name="ce143"/>
          <table:table-cell table:style-name="ce147" office:value-type="string">
            <text:p>Edit your basic information with First Name field contains special characters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35" table:formula="oooc:=IF(MID([.F42];6;1)&gt;MID([.F41];6;1);&quot;&quot;;MAX([.A$7:.A41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42];6;1)&gt;MID([.F41];6;1);[.C41];[.C41]+1)" office:value-type="float" office:value="10">
            <text:p>010</text:p>
          </table:table-cell>
          <table:table-cell table:style-name="ce143"/>
          <table:table-cell table:style-name="ce147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5">
          <table:table-cell table:style-name="ce135" table:formula="oooc:=IF(MID([.F43];6;1)&gt;MID([.F42];6;1);&quot;&quot;;MAX([.A$7:.A42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43];6;1)&gt;MID([.F42];6;1);[.C42];[.C42]+1)" office:value-type="float" office:value="10">
            <text:p>010</text:p>
          </table:table-cell>
          <table:table-cell table:style-name="ce143"/>
          <table:table-cell table:style-name="ce151"/>
          <table:table-cell table:style-name="ce145" office:value-type="string">
            <text:p>Step 3: Edit basic information with First Name field contains special characters</text:p>
          </table:table-cell>
          <table:table-cell table:style-name="ce145" office:value-type="string">
            <text:p>- Select basic information and click on [Edit] icon</text:p>
            <text:p>- Select Account profile tab</text:p>
            <text:p>- Enter some special chars (exp: !@#$%^&amp;*~) into First Name field, valid data into Last Name field and valid email address</text:p>
            <text:p>- Click on [save] button</text:p>
          </table:table-cell>
          <table:table-cell table:style-name="ce163" office:value-type="string">
            <text:p>Show warming message: “Only alpha, digit, underscore and dot characters allowed for the field First Name”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44];6;1)&gt;MID([.F43];6;1);&quot;&quot;;MAX([.A$7:.A43])+1)" office:value-type="float" office:value="14">
            <text:p>014</text:p>
          </table:table-cell>
          <table:table-cell table:style-name="ce137" office:value-type="string">
            <text:p>PEO_05</text:p>
          </table:table-cell>
          <table:table-cell table:style-name="ce83" table:formula="oooc:=IF(MID([.F44];6;1)&gt;MID([.F43];6;1);[.C43];[.C43]+1)" office:value-type="float" office:value="11">
            <text:p>011</text:p>
          </table:table-cell>
          <table:table-cell table:style-name="ce143"/>
          <table:table-cell table:style-name="ce147" office:value-type="string">
            <text:p>Edit your basic information with Last Name field contains special characters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35" table:formula="oooc:=IF(MID([.F45];6;1)&gt;MID([.F44];6;1);&quot;&quot;;MAX([.A$7:.A44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45];6;1)&gt;MID([.F44];6;1);[.C44];[.C44]+1)" office:value-type="float" office:value="11">
            <text:p>011</text:p>
          </table:table-cell>
          <table:table-cell table:style-name="ce143"/>
          <table:table-cell table:style-name="ce147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5">
          <table:table-cell table:style-name="ce135" table:formula="oooc:=IF(MID([.F46];6;1)&gt;MID([.F45];6;1);&quot;&quot;;MAX([.A$7:.A45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46];6;1)&gt;MID([.F45];6;1);[.C45];[.C45]+1)" office:value-type="float" office:value="11">
            <text:p>011</text:p>
          </table:table-cell>
          <table:table-cell table:style-name="ce143"/>
          <table:table-cell table:style-name="ce147"/>
          <table:table-cell table:style-name="ce145" office:value-type="string">
            <text:p>Step 3: Edit basic information with <text:s/>Last Name field contains special characters</text:p>
          </table:table-cell>
          <table:table-cell table:style-name="ce145" office:value-type="string">
            <text:p>- Select basic information and click on [Edit] icon</text:p>
            <text:p>- Select Account profile tab</text:p>
            <text:p>- Enter some special chars (exp: !@#$%^&amp;*~) into <text:s/>Last Name field, valid data into First Name field and select value for Gender field</text:p>
            <text:p>- Click on [save] button</text:p>
          </table:table-cell>
          <table:table-cell table:style-name="ce164" office:value-type="string">
            <text:p>Show warming message: “Only alpha, digit, underscore and dot characters allowed for the field <text:s/>Last Name”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47];6;1)&gt;MID([.F46];6;1);&quot;&quot;;MAX([.A$7:.A46])+1)" office:value-type="float" office:value="15">
            <text:p>015</text:p>
          </table:table-cell>
          <table:table-cell table:style-name="ce137" office:value-type="string">
            <text:p>PEO_05</text:p>
          </table:table-cell>
          <table:table-cell table:style-name="ce83" table:formula="oooc:=IF(MID([.F47];6;1)&gt;MID([.F46];6;1);[.C46];[.C46]+1)" office:value-type="float" office:value="12">
            <text:p>012</text:p>
          </table:table-cell>
          <table:table-cell table:style-name="ce143"/>
          <table:table-cell table:style-name="ce147" office:value-type="string">
            <text:p>Edit your basic information with length of First Name field is less than 3 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35" table:formula="oooc:=IF(MID([.F48];6;1)&gt;MID([.F47];6;1);&quot;&quot;;MAX([.A$7:.A47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48];6;1)&gt;MID([.F47];6;1);[.C47];[.C47]+1)" office:value-type="float" office:value="12">
            <text:p>012</text:p>
          </table:table-cell>
          <table:table-cell table:style-name="ce143"/>
          <table:table-cell table:style-name="ce147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8">
          <table:table-cell table:style-name="ce135" table:formula="oooc:=IF(MID([.F49];6;1)&gt;MID([.F48];6;1);&quot;&quot;;MAX([.A$7:.A48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49];6;1)&gt;MID([.F48];6;1);[.C48];[.C48]+1)" office:value-type="float" office:value="12">
            <text:p>012</text:p>
          </table:table-cell>
          <table:table-cell table:style-name="ce143"/>
          <table:table-cell table:style-name="ce148"/>
          <table:table-cell table:style-name="ce145" office:value-type="string">
            <text:p>Step 3: Edit basic information with length of First Name field is less than 3 </text:p>
          </table:table-cell>
          <table:table-cell table:style-name="ce145" office:value-type="string">
            <text:p>- Select basic information and click on [Edit] icon</text:p>
            <text:p>- Select Account profile tab</text:p>
            <text:p>- The length of First Name field is less than 3, enter valid data into Last Name field and select value for Gender field</text:p>
            <text:p>- Click on [save] button</text:p>
          </table:table-cell>
          <table:table-cell table:style-name="ce145" office:value-type="string">
            <text:p>Show warming message: “The field "First Name" must have length from "3" to "30" characters.”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50];6;1)&gt;MID([.F49];6;1);&quot;&quot;;MAX([.A$7:.A49])+1)" office:value-type="float" office:value="16">
            <text:p>016</text:p>
          </table:table-cell>
          <table:table-cell table:style-name="ce137" office:value-type="string">
            <text:p>PEO_05</text:p>
          </table:table-cell>
          <table:table-cell table:style-name="ce83" table:formula="oooc:=IF(MID([.F50];6;1)&gt;MID([.F49];6;1);[.C49];[.C49]+1)" office:value-type="float" office:value="13">
            <text:p>013</text:p>
          </table:table-cell>
          <table:table-cell table:style-name="ce143"/>
          <table:table-cell table:style-name="ce53" office:value-type="string">
            <text:p>Edit your basic information with length of <text:s/>Last Name field is less than 3 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35" table:formula="oooc:=IF(MID([.F51];6;1)&gt;MID([.F50];6;1);&quot;&quot;;MAX([.A$7:.A50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51];6;1)&gt;MID([.F50];6;1);[.C50];[.C50]+1)" office:value-type="float" office:value="13">
            <text:p>013</text:p>
          </table:table-cell>
          <table:table-cell table:style-name="ce143"/>
          <table:table-cell table:style-name="ce53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8">
          <table:table-cell table:style-name="ce135" table:formula="oooc:=IF(MID([.F52];6;1)&gt;MID([.F51];6;1);&quot;&quot;;MAX([.A$7:.A51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52];6;1)&gt;MID([.F51];6;1);[.C51];[.C51]+1)" office:value-type="float" office:value="13">
            <text:p>013</text:p>
          </table:table-cell>
          <table:table-cell table:style-name="ce143"/>
          <table:table-cell table:style-name="ce148"/>
          <table:table-cell table:style-name="ce145" office:value-type="string">
            <text:p>Step 3: Edit basic information with length of Last Name field is less than 3 </text:p>
          </table:table-cell>
          <table:table-cell table:style-name="ce145" office:value-type="string">
            <text:p>- Select basic information and click on [Edit] icon</text:p>
            <text:p>- Select Account profile tab</text:p>
            <text:p>- The length of Last Name field is less than 3, enter valid data into First Name field and select value for Gender field</text:p>
            <text:p>- Click on [save] button</text:p>
          </table:table-cell>
          <table:table-cell table:style-name="ce145" office:value-type="string">
            <text:p>Show warming message: “The field " Last Name" must have length from "3" to "30" characters.”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53];6;1)&gt;MID([.F52];6;1);&quot;&quot;;MAX([.A$7:.A52])+1)" office:value-type="float" office:value="17">
            <text:p>017</text:p>
          </table:table-cell>
          <table:table-cell table:style-name="ce137" office:value-type="string">
            <text:p>PEO_05</text:p>
          </table:table-cell>
          <table:table-cell table:style-name="ce83" table:formula="oooc:=IF(MID([.F53];6;1)&gt;MID([.F52];6;1);[.C52];[.C52]+1)" office:value-type="float" office:value="14">
            <text:p>014</text:p>
          </table:table-cell>
          <table:table-cell table:style-name="ce143"/>
          <table:table-cell table:style-name="ce53" office:value-type="string">
            <text:p>Edit your basic information with length of First Name field is over 30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35" table:formula="oooc:=IF(MID([.F54];6;1)&gt;MID([.F53];6;1);&quot;&quot;;MAX([.A$7:.A53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54];6;1)&gt;MID([.F53];6;1);[.C53];[.C53]+1)" office:value-type="float" office:value="14">
            <text:p>014</text:p>
          </table:table-cell>
          <table:table-cell table:style-name="ce143"/>
          <table:table-cell table:style-name="ce53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8">
          <table:table-cell table:style-name="ce135" table:formula="oooc:=IF(MID([.F55];6;1)&gt;MID([.F54];6;1);&quot;&quot;;MAX([.A$7:.A54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55];6;1)&gt;MID([.F54];6;1);[.C54];[.C54]+1)" office:value-type="float" office:value="14">
            <text:p>014</text:p>
          </table:table-cell>
          <table:table-cell table:style-name="ce143"/>
          <table:table-cell table:style-name="ce53"/>
          <table:table-cell table:style-name="ce145" office:value-type="string">
            <text:p>Step 3: Edit basic information with length of First Name field is over 30</text:p>
          </table:table-cell>
          <table:table-cell table:style-name="ce145" office:value-type="string">
            <text:p>- Select basic information and click on [Edit] button</text:p>
            <text:p>- Select Account profile tab</text:p>
            <text:p>- The length of First Name field field is over 30, enter valid data into Last Name field and select value for Gender field</text:p>
            <text:p>- Click on [save] button</text:p>
          </table:table-cell>
          <table:table-cell table:style-name="ce145" office:value-type="string">
            <text:p>Show warming message: “The field " First Name" must have length from "3" to "30" characters.”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56];6;1)&gt;MID([.F55];6;1);&quot;&quot;;MAX([.A$7:.A55])+1)" office:value-type="float" office:value="18">
            <text:p>018</text:p>
          </table:table-cell>
          <table:table-cell table:style-name="ce137" office:value-type="string">
            <text:p>PEO_05</text:p>
          </table:table-cell>
          <table:table-cell table:style-name="ce83" table:formula="oooc:=IF(MID([.F56];6;1)&gt;MID([.F55];6;1);[.C55];[.C55]+1)" office:value-type="float" office:value="15">
            <text:p>015</text:p>
          </table:table-cell>
          <table:table-cell table:style-name="ce143"/>
          <table:table-cell table:style-name="ce53" office:value-type="string">
            <text:p>Edit your basic information with length of Last Name field is over 30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35" table:formula="oooc:=IF(MID([.F57];6;1)&gt;MID([.F56];6;1);&quot;&quot;;MAX([.A$7:.A56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57];6;1)&gt;MID([.F56];6;1);[.C56];[.C56]+1)" office:value-type="float" office:value="15">
            <text:p>015</text:p>
          </table:table-cell>
          <table:table-cell table:style-name="ce143"/>
          <table:table-cell table:style-name="ce53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8">
          <table:table-cell table:style-name="ce135" table:formula="oooc:=IF(MID([.F58];6;1)&gt;MID([.F57];6;1);&quot;&quot;;MAX([.A$7:.A57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58];6;1)&gt;MID([.F57];6;1);[.C57];[.C57]+1)" office:value-type="float" office:value="15">
            <text:p>015</text:p>
          </table:table-cell>
          <table:table-cell table:style-name="ce143"/>
          <table:table-cell table:style-name="ce151"/>
          <table:table-cell table:style-name="ce145" office:value-type="string">
            <text:p>Step 3: Edit basic information with length of Last Name field is over 30</text:p>
          </table:table-cell>
          <table:table-cell table:style-name="ce145" office:value-type="string">
            <text:p>- Select basic information and click on [Edit] button</text:p>
            <text:p>- Select Account profile tab</text:p>
            <text:p>- The length of length of Last Name field is over 30, enter valid data into First Name field and select value for Gender field</text:p>
            <text:p>- Click on [save] button</text:p>
          </table:table-cell>
          <table:table-cell table:style-name="ce145" office:value-type="string">
            <text:p>Show warming message: “The field " Last Name" must have length from "3" to "30" characters.”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59];6;1)&gt;MID([.F58];6;1);&quot;&quot;;MAX([.A$7:.A58])+1)" office:value-type="float" office:value="19">
            <text:p>019</text:p>
          </table:table-cell>
          <table:table-cell table:style-name="ce137" office:value-type="string">
            <text:p>PEO_05</text:p>
          </table:table-cell>
          <table:table-cell table:style-name="ce83" table:formula="oooc:=IF(MID([.F59];6;1)&gt;MID([.F58];6;1);[.C58];[.C58]+1)" office:value-type="float" office:value="16">
            <text:p>016</text:p>
          </table:table-cell>
          <table:table-cell table:style-name="ce143"/>
          <table:table-cell table:style-name="ce53" office:value-type="string">
            <text:p>Edit your basic information with First Name field starts by digit or Special chars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35" table:formula="oooc:=IF(MID([.F60];6;1)&gt;MID([.F59];6;1);&quot;&quot;;MAX([.A$7:.A59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60];6;1)&gt;MID([.F59];6;1);[.C59];[.C59]+1)" office:value-type="float" office:value="16">
            <text:p>016</text:p>
          </table:table-cell>
          <table:table-cell table:style-name="ce143"/>
          <table:table-cell table:style-name="ce53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8">
          <table:table-cell table:style-name="ce135" table:formula="oooc:=IF(MID([.F61];6;1)&gt;MID([.F60];6;1);&quot;&quot;;MAX([.A$7:.A60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61];6;1)&gt;MID([.F60];6;1);[.C60];[.C60]+1)" office:value-type="float" office:value="16">
            <text:p>016</text:p>
          </table:table-cell>
          <table:table-cell table:style-name="ce143"/>
          <table:table-cell table:style-name="ce147"/>
          <table:table-cell table:style-name="ce145" office:value-type="string">
            <text:p>Step 3: Edit basic information with First Name field starts by digit or Special chars</text:p>
          </table:table-cell>
          <table:table-cell table:style-name="ce145" office:value-type="string">
            <text:p>- Select basic information and click on [Edit] button</text:p>
            <text:p>- Select Account profile tab</text:p>
            <text:p>- Start First Name by digit or Special chars, enter valid data into Last Name field and select value for Gender field</text:p>
            <text:p>- Click on [save] button</text:p>
          </table:table-cell>
          <table:table-cell table:style-name="ce162" office:value-type="string">
            <text:p>Show the warming message: “The "First Name" field must start with a character. “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62];6;1)&gt;MID([.F61];6;1);&quot;&quot;;MAX([.A$7:.A61])+1)" office:value-type="float" office:value="20">
            <text:p>020</text:p>
          </table:table-cell>
          <table:table-cell table:style-name="ce137" office:value-type="string">
            <text:p>PEO_05</text:p>
          </table:table-cell>
          <table:table-cell table:style-name="ce83" table:formula="oooc:=IF(MID([.F62];6;1)&gt;MID([.F61];6;1);[.C61];[.C61]+1)" office:value-type="float" office:value="17">
            <text:p>017</text:p>
          </table:table-cell>
          <table:table-cell table:style-name="ce143"/>
          <table:table-cell table:style-name="ce53" office:value-type="string">
            <text:p>Edit your basic information with Last Name field starts by digit or Special chars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35" table:formula="oooc:=IF(MID([.F63];6;1)&gt;MID([.F62];6;1);&quot;&quot;;MAX([.A$7:.A62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63];6;1)&gt;MID([.F62];6;1);[.C62];[.C62]+1)" office:value-type="float" office:value="17">
            <text:p>017</text:p>
          </table:table-cell>
          <table:table-cell table:style-name="ce143"/>
          <table:table-cell table:style-name="ce53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8">
          <table:table-cell table:style-name="ce135" table:formula="oooc:=IF(MID([.F64];6;1)&gt;MID([.F63];6;1);&quot;&quot;;MAX([.A$7:.A63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64];6;1)&gt;MID([.F63];6;1);[.C63];[.C63]+1)" office:value-type="float" office:value="17">
            <text:p>017</text:p>
          </table:table-cell>
          <table:table-cell table:style-name="ce143"/>
          <table:table-cell table:style-name="ce147"/>
          <table:table-cell table:style-name="ce145" office:value-type="string">
            <text:p>Step 3: Edit basic information with Last Name field starts by digit or Special chars</text:p>
          </table:table-cell>
          <table:table-cell table:style-name="ce145" office:value-type="string">
            <text:p>- Select basic information and click on [Edit] button</text:p>
            <text:p>- Select Account profile tab</text:p>
            <text:p>- Start Last Name by digit or Special chars, enter valid data into First Name field and select value for Gender field</text:p>
            <text:p>- Click on [save] button</text:p>
          </table:table-cell>
          <table:table-cell table:style-name="ce162" office:value-type="string">
            <text:p>Show the warming message: “The "Last Name” field must start with a character. “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65];6;1)&gt;MID([.F64];6;1);&quot;&quot;;MAX([.A$7:.A64])+1)" office:value-type="float" office:value="21">
            <text:p>021</text:p>
          </table:table-cell>
          <table:table-cell table:style-name="ce137" office:value-type="string">
            <text:p>PEO_05</text:p>
          </table:table-cell>
          <table:table-cell table:style-name="ce83" table:formula="oooc:=IF(MID([.F65];6;1)&gt;MID([.F64];6;1);[.C64];[.C64]+1)" office:value-type="float" office:value="18">
            <text:p>018</text:p>
          </table:table-cell>
          <table:table-cell table:style-name="ce143"/>
          <table:table-cell table:style-name="ce53" office:value-type="string">
            <text:p>Edit valid email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35" table:formula="oooc:=IF(MID([.F66];6;1)&gt;MID([.F65];6;1);&quot;&quot;;MAX([.A$7:.A65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66];6;1)&gt;MID([.F65];6;1);[.C65];[.C65]+1)" office:value-type="float" office:value="18">
            <text:p>018</text:p>
          </table:table-cell>
          <table:table-cell table:style-name="ce143"/>
          <table:table-cell table:style-name="ce53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0">
          <table:table-cell table:style-name="ce135" table:formula="oooc:=IF(MID([.F67];6;1)&gt;MID([.F66];6;1);&quot;&quot;;MAX([.A$7:.A66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67];6;1)&gt;MID([.F66];6;1);[.C66];[.C66]+1)" office:value-type="float" office:value="18">
            <text:p>018</text:p>
          </table:table-cell>
          <table:table-cell table:style-name="ce143"/>
          <table:table-cell table:style-name="ce152"/>
          <table:table-cell table:style-name="ce145" office:value-type="string">
            <text:p>Step 3: Edit basic information with invalid email</text:p>
          </table:table-cell>
          <table:table-cell table:style-name="ce145" office:value-type="string">
            <text:p>- Select basic information and click on [Edit] button</text:p>
            <text:p>- Select Account profile tab</text:p>
            <text:p>- enter valid data into First Name field, last name and enter the valid value for Email field</text:p>
            <text:p>- Click on [Save] button</text:p>
          </table:table-cell>
          <table:table-cell table:style-name="ce162" office:value-type="string">
            <text:p>Save all the value which user has entered.</text:p>
            <text:p/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68];6;1)&gt;MID([.F67];6;1);&quot;&quot;;MAX([.A$7:.A67])+1)" office:value-type="float" office:value="22">
            <text:p>022</text:p>
          </table:table-cell>
          <table:table-cell table:style-name="ce137" office:value-type="string">
            <text:p>PEO_05</text:p>
          </table:table-cell>
          <table:table-cell table:style-name="ce83" table:formula="oooc:=IF(MID([.F68];6;1)&gt;MID([.F67];6;1);[.C67];[.C67]+1)" office:value-type="float" office:value="19">
            <text:p>019</text:p>
          </table:table-cell>
          <table:table-cell table:style-name="ce143"/>
          <table:table-cell table:style-name="ce53" office:value-type="string">
            <text:p>Edit invalid email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35" table:formula="oooc:=IF(MID([.F69];6;1)&gt;MID([.F68];6;1);&quot;&quot;;MAX([.A$7:.A68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69];6;1)&gt;MID([.F68];6;1);[.C68];[.C68]+1)" office:value-type="float" office:value="19">
            <text:p>019</text:p>
          </table:table-cell>
          <table:table-cell table:style-name="ce143"/>
          <table:table-cell table:style-name="ce53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0">
          <table:table-cell table:style-name="ce135" table:formula="oooc:=IF(MID([.F70];6;1)&gt;MID([.F69];6;1);&quot;&quot;;MAX([.A$7:.A69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70];6;1)&gt;MID([.F69];6;1);[.C69];[.C69]+1)" office:value-type="float" office:value="19">
            <text:p>019</text:p>
          </table:table-cell>
          <table:table-cell table:style-name="ce143"/>
          <table:table-cell table:style-name="ce147"/>
          <table:table-cell table:style-name="ce145" office:value-type="string">
            <text:p>Step 3: Edit basic information with invalid email</text:p>
          </table:table-cell>
          <table:table-cell table:style-name="ce145" office:value-type="string">
            <text:p>- Select basic information and click on [Edit] button</text:p>
            <text:p>- Select Account profile tab</text:p>
            <text:p>- enter valid data into First Name field, last name and enter the invalid value for Email field</text:p>
            <text:p>- Click on [Save] button</text:p>
          </table:table-cell>
          <table:table-cell table:style-name="ce162" office:value-type="string">
            <text:p>Auto check and show message: “Must be a valid email address!”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71];6;1)&gt;MID([.F70];6;1);&quot;&quot;;MAX([.A$7:.A70])+1)" office:value-type="float" office:value="23">
            <text:p>023</text:p>
          </table:table-cell>
          <table:table-cell table:style-name="ce137" office:value-type="string">
            <text:p>PEO_05</text:p>
          </table:table-cell>
          <table:table-cell table:style-name="ce83" table:formula="oooc:=IF(MID([.F71];6;1)&gt;MID([.F70];6;1);[.C70];[.C70]+1)" office:value-type="float" office:value="20">
            <text:p>020</text:p>
          </table:table-cell>
          <table:table-cell table:style-name="ce143"/>
          <table:table-cell table:style-name="ce147" office:value-type="string">
            <text:p>Email is blank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1">
          <table:table-cell table:style-name="ce135" table:formula="oooc:=IF(MID([.F72];6;1)&gt;MID([.F71];6;1);&quot;&quot;;MAX([.A$7:.A71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72];6;1)&gt;MID([.F71];6;1);[.C71];[.C71]+1)" office:value-type="float" office:value="20">
            <text:p>020</text:p>
          </table:table-cell>
          <table:table-cell table:style-name="ce143"/>
          <table:table-cell table:style-name="ce147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20">
          <table:table-cell table:style-name="ce135" table:formula="oooc:=IF(MID([.F73];6;1)&gt;MID([.F72];6;1);&quot;&quot;;MAX([.A$7:.A72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73];6;1)&gt;MID([.F72];6;1);[.C72];[.C72]+1)" office:value-type="float" office:value="20">
            <text:p>020</text:p>
          </table:table-cell>
          <table:table-cell table:style-name="ce143"/>
          <table:table-cell table:style-name="ce152"/>
          <table:table-cell table:style-name="ce145" office:value-type="string">
            <text:p>Step 3: Let email field is blank</text:p>
          </table:table-cell>
          <table:table-cell table:style-name="ce145" office:value-type="string">
            <text:p>- Select basic information and click on [Edit] button</text:p>
            <text:p>- Select <text:span text:style-name="T1">Account profile</text:span> tab</text:p>
            <text:p>- Enter valid data into First Name field, last name and keep email field is null</text:p>
            <text:p>- Click on [Save] button</text:p>
          </table:table-cell>
          <table:table-cell table:style-name="ce145" office:value-type="string">
            <text:p>Show message to user knows: <text:span text:style-name="T7">The field "Email " is required. </text:span>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11">
          <table:table-cell table:style-name="ce135" table:formula="oooc:=IF(MID([.F74];6;1)&gt;MID([.F73];6;1);&quot;&quot;;MAX([.A$7:.A73])+1)" office:value-type="float" office:value="24">
            <text:p>024</text:p>
          </table:table-cell>
          <table:table-cell table:style-name="ce137" office:value-type="string">
            <text:p>PEO_05</text:p>
          </table:table-cell>
          <table:table-cell table:style-name="ce83" table:formula="oooc:=IF(MID([.F74];6;1)&gt;MID([.F73];6;1);[.C73];[.C73]+1)" office:value-type="float" office:value="21">
            <text:p>021</text:p>
          </table:table-cell>
          <table:table-cell table:style-name="ce143"/>
          <table:table-cell table:style-name="ce49" office:value-type="string">
            <text:p>Change password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1">
          <table:table-cell table:style-name="ce135" table:formula="oooc:=IF(MID([.F75];6;1)&gt;MID([.F74];6;1);&quot;&quot;;MAX([.A$7:.A74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75];6;1)&gt;MID([.F74];6;1);[.C74];[.C74]+1)" office:value-type="float" office:value="21">
            <text:p>021</text:p>
          </table:table-cell>
          <table:table-cell table:style-name="ce143"/>
          <table:table-cell table:style-name="ce152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28">
          <table:table-cell table:style-name="ce135" table:formula="oooc:=IF(MID([.F76];6;1)&gt;MID([.F75];6;1);&quot;&quot;;MAX([.A$7:.A75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76];6;1)&gt;MID([.F75];6;1);[.C75];[.C75]+1)" office:value-type="float" office:value="21">
            <text:p>021</text:p>
          </table:table-cell>
          <table:table-cell table:style-name="ce143"/>
          <table:table-cell table:style-name="ce152"/>
          <table:table-cell table:style-name="ce145" office:value-type="string">
            <text:p>Step 3: Let email field is blank</text:p>
          </table:table-cell>
          <table:table-cell table:style-name="ce145" office:value-type="string">
            <text:p>- Select basic information and click on [Edit] button</text:p>
            <text:p>- Select <text:span text:style-name="T1">change password</text:span> tab</text:p>
            <text:p>- Enter correct current password and valid new password, valid confirm password</text:p>
            <text:p>- Click on [Save] button</text:p>
          </table:table-cell>
          <table:table-cell table:style-name="ce145" office:value-type="string">
            <text:p>Show message to user knows: <text:span text:style-name="T7">the account information has been updated</text:span>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11">
          <table:table-cell table:style-name="ce135" table:formula="oooc:=IF(MID([.F77];6;1)&gt;MID([.F76];6;1);&quot;&quot;;MAX([.A$7:.A76])+1)" office:value-type="float" office:value="25">
            <text:p>025</text:p>
          </table:table-cell>
          <table:table-cell table:style-name="ce137" office:value-type="string">
            <text:p>PEO_05</text:p>
          </table:table-cell>
          <table:table-cell table:style-name="ce83" table:formula="oooc:=IF(MID([.F77];6;1)&gt;MID([.F76];6;1);[.C76];[.C76]+1)" office:value-type="float" office:value="22">
            <text:p>022</text:p>
          </table:table-cell>
          <table:table-cell table:style-name="ce143"/>
          <table:table-cell table:style-name="ce49" office:value-type="string">
            <text:p>Change password with current pass is not correct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1">
          <table:table-cell table:style-name="ce135" table:formula="oooc:=IF(MID([.F78];6;1)&gt;MID([.F77];6;1);&quot;&quot;;MAX([.A$7:.A77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78];6;1)&gt;MID([.F77];6;1);[.C77];[.C77]+1)" office:value-type="float" office:value="22">
            <text:p>022</text:p>
          </table:table-cell>
          <table:table-cell table:style-name="ce143"/>
          <table:table-cell table:style-name="ce152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28">
          <table:table-cell table:style-name="ce135" table:formula="oooc:=IF(MID([.F79];6;1)&gt;MID([.F78];6;1);&quot;&quot;;MAX([.A$7:.A78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79];6;1)&gt;MID([.F78];6;1);[.C78];[.C78]+1)" office:value-type="float" office:value="22">
            <text:p>022</text:p>
          </table:table-cell>
          <table:table-cell table:style-name="ce143"/>
          <table:table-cell table:style-name="ce152"/>
          <table:table-cell table:style-name="ce145" office:value-type="string">
            <text:p>Step 3: Let email field is blank</text:p>
          </table:table-cell>
          <table:table-cell table:style-name="ce145" office:value-type="string">
            <text:p>- Select basic information and click on [Edit] button</text:p>
            <text:p>- Select <text:span text:style-name="T1">change password</text:span> tab</text:p>
            <text:p>- Enter incorrect current password and valid new password, valid confirm password</text:p>
            <text:p>- Click on [Save] button</text:p>
          </table:table-cell>
          <table:table-cell table:style-name="ce145" office:value-type="string">
            <text:p>Show message to user knows: <text:span text:style-name="T7">Current Password is not correct. </text:span>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11">
          <table:table-cell table:style-name="ce135" table:formula="oooc:=IF(MID([.F80];6;1)&gt;MID([.F79];6;1);&quot;&quot;;MAX([.A$7:.A79])+1)" office:value-type="float" office:value="26">
            <text:p>026</text:p>
          </table:table-cell>
          <table:table-cell table:style-name="ce137" office:value-type="string">
            <text:p>PEO_05</text:p>
          </table:table-cell>
          <table:table-cell table:style-name="ce83" table:formula="oooc:=IF(MID([.F80];6;1)&gt;MID([.F79];6;1);[.C79];[.C79]+1)" office:value-type="float" office:value="23">
            <text:p>023</text:p>
          </table:table-cell>
          <table:table-cell table:style-name="ce143"/>
          <table:table-cell table:style-name="ce49" office:value-type="string">
            <text:p>Change password with current pass is empty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1">
          <table:table-cell table:style-name="ce135" table:formula="oooc:=IF(MID([.F81];6;1)&gt;MID([.F80];6;1);&quot;&quot;;MAX([.A$7:.A80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81];6;1)&gt;MID([.F80];6;1);[.C80];[.C80]+1)" office:value-type="float" office:value="23">
            <text:p>023</text:p>
          </table:table-cell>
          <table:table-cell table:style-name="ce143"/>
          <table:table-cell table:style-name="ce152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20">
          <table:table-cell table:style-name="ce135" table:formula="oooc:=IF(MID([.F82];6;1)&gt;MID([.F81];6;1);&quot;&quot;;MAX([.A$7:.A81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82];6;1)&gt;MID([.F81];6;1);[.C81];[.C81]+1)" office:value-type="float" office:value="23">
            <text:p>023</text:p>
          </table:table-cell>
          <table:table-cell table:style-name="ce143"/>
          <table:table-cell table:style-name="ce152"/>
          <table:table-cell table:style-name="ce145" office:value-type="string">
            <text:p>Step 3: Let email field is blank</text:p>
          </table:table-cell>
          <table:table-cell table:style-name="ce145" office:value-type="string">
            <text:p>- Select basic information and click on [Edit] button</text:p>
            <text:p>- Select <text:span text:style-name="T1">change password</text:span> tab</text:p>
            <text:p>- Enter valid new password, valid confirm password and let current password field is empty</text:p>
            <text:p>- Click on [Save] button</text:p>
          </table:table-cell>
          <table:table-cell table:style-name="ce145" office:value-type="string">
            <text:p>Show message to user knows: <text:span text:style-name="T7">The field "Current Password " is required</text:span><text:span text:style-name="T12">. </text:span>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11">
          <table:table-cell table:style-name="ce135" table:formula="oooc:=IF(MID([.F83];6;1)&gt;MID([.F82];6;1);&quot;&quot;;MAX([.A$7:.A82])+1)" office:value-type="float" office:value="27">
            <text:p>027</text:p>
          </table:table-cell>
          <table:table-cell table:style-name="ce137" office:value-type="string">
            <text:p>PEO_05</text:p>
          </table:table-cell>
          <table:table-cell table:style-name="ce83" table:formula="oooc:=IF(MID([.F83];6;1)&gt;MID([.F82];6;1);[.C82];[.C82]+1)" office:value-type="float" office:value="24">
            <text:p>024</text:p>
          </table:table-cell>
          <table:table-cell table:style-name="ce143"/>
          <table:table-cell table:style-name="ce49" office:value-type="string">
            <text:p>Change password with new pass is empty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1">
          <table:table-cell table:style-name="ce135" table:formula="oooc:=IF(MID([.F84];6;1)&gt;MID([.F83];6;1);&quot;&quot;;MAX([.A$7:.A83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84];6;1)&gt;MID([.F83];6;1);[.C83];[.C83]+1)" office:value-type="float" office:value="24">
            <text:p>024</text:p>
          </table:table-cell>
          <table:table-cell table:style-name="ce143"/>
          <table:table-cell table:style-name="ce152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20">
          <table:table-cell table:style-name="ce135" table:formula="oooc:=IF(MID([.F85];6;1)&gt;MID([.F84];6;1);&quot;&quot;;MAX([.A$7:.A84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85];6;1)&gt;MID([.F84];6;1);[.C84];[.C84]+1)" office:value-type="float" office:value="24">
            <text:p>024</text:p>
          </table:table-cell>
          <table:table-cell table:style-name="ce143"/>
          <table:table-cell table:style-name="ce152"/>
          <table:table-cell table:style-name="ce145" office:value-type="string">
            <text:p>Step 3: Let email field is blank</text:p>
          </table:table-cell>
          <table:table-cell table:style-name="ce145" office:value-type="string">
            <text:p>- Select basic information and click on [Edit] button</text:p>
            <text:p>- Select <text:span text:style-name="T1">change password</text:span> tab</text:p>
            <text:p>- Enter correct current pass word, and keep new pass word field is empty</text:p>
            <text:p>- Click on [Save] button</text:p>
          </table:table-cell>
          <table:table-cell table:style-name="ce145" office:value-type="string">
            <text:p>Show message to user knows: <text:span text:style-name="T7">The field "new Password " is required</text:span><text:span text:style-name="T12">. </text:span>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11">
          <table:table-cell table:style-name="ce135" table:formula="oooc:=IF(MID([.F86];6;1)&gt;MID([.F85];6;1);&quot;&quot;;MAX([.A$7:.A85])+1)" office:value-type="float" office:value="28">
            <text:p>028</text:p>
          </table:table-cell>
          <table:table-cell table:style-name="ce137" office:value-type="string">
            <text:p>PEO_05</text:p>
          </table:table-cell>
          <table:table-cell table:style-name="ce83" table:formula="oooc:=IF(MID([.F86];6;1)&gt;MID([.F85];6;1);[.C85];[.C85]+1)" office:value-type="float" office:value="25">
            <text:p>025</text:p>
          </table:table-cell>
          <table:table-cell table:style-name="ce143"/>
          <table:table-cell table:style-name="ce49" office:value-type="string">
            <text:p>Change password with confirm new pass is empty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1">
          <table:table-cell table:style-name="ce135" table:formula="oooc:=IF(MID([.F87];6;1)&gt;MID([.F86];6;1);&quot;&quot;;MAX([.A$7:.A86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87];6;1)&gt;MID([.F86];6;1);[.C86];[.C86]+1)" office:value-type="float" office:value="25">
            <text:p>025</text:p>
          </table:table-cell>
          <table:table-cell table:style-name="ce143"/>
          <table:table-cell table:style-name="ce152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28">
          <table:table-cell table:style-name="ce135" table:formula="oooc:=IF(MID([.F88];6;1)&gt;MID([.F87];6;1);&quot;&quot;;MAX([.A$7:.A87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88];6;1)&gt;MID([.F87];6;1);[.C87];[.C87]+1)" office:value-type="float" office:value="25">
            <text:p>025</text:p>
          </table:table-cell>
          <table:table-cell table:style-name="ce143"/>
          <table:table-cell table:style-name="ce152"/>
          <table:table-cell table:style-name="ce145" office:value-type="string">
            <text:p>Step 3: Let email field is blank</text:p>
          </table:table-cell>
          <table:table-cell table:style-name="ce145" office:value-type="string">
            <text:p>- Select basic information and click on [Edit] button</text:p>
            <text:p>- Select <text:span text:style-name="T1">change password</text:span> tab</text:p>
            <text:p>- Enter correct current pass word, and enter new password, keep confirm new password field is empty</text:p>
            <text:p>- Click on [Save] button</text:p>
          </table:table-cell>
          <table:table-cell table:style-name="ce145" office:value-type="string">
            <text:p>Show message to user knows: <text:span text:style-name="T7">The field "confirm new Password " is required</text:span><text:span text:style-name="T12">. </text:span>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15">
          <table:table-cell table:style-name="ce135" table:formula="oooc:=IF(MID([.F89];6;1)&gt;MID([.F88];6;1);&quot;&quot;;MAX([.A$7:.A88])+1)" office:value-type="float" office:value="29">
            <text:p>029</text:p>
          </table:table-cell>
          <table:table-cell table:style-name="ce137" office:value-type="string">
            <text:p>PEO_05</text:p>
          </table:table-cell>
          <table:table-cell table:style-name="ce83" table:formula="oooc:=IF(MID([.F89];6;1)&gt;MID([.F88];6;1);[.C88];[.C88]+1)" office:value-type="float" office:value="26">
            <text:p>026</text:p>
          </table:table-cell>
          <table:table-cell table:style-name="ce143"/>
          <table:table-cell table:style-name="ce49" office:value-type="string">
            <text:p>Change password when new pass and confirm new pass is not the same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1">
          <table:table-cell table:style-name="ce135" table:formula="oooc:=IF(MID([.F90];6;1)&gt;MID([.F89];6;1);&quot;&quot;;MAX([.A$7:.A89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90];6;1)&gt;MID([.F89];6;1);[.C89];[.C89]+1)" office:value-type="float" office:value="26">
            <text:p>026</text:p>
          </table:table-cell>
          <table:table-cell table:style-name="ce143"/>
          <table:table-cell table:style-name="ce152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25">
          <table:table-cell table:style-name="ce135" table:formula="oooc:=IF(MID([.F91];6;1)&gt;MID([.F90];6;1);&quot;&quot;;MAX([.A$7:.A90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91];6;1)&gt;MID([.F90];6;1);[.C90];[.C90]+1)" office:value-type="float" office:value="26">
            <text:p>026</text:p>
          </table:table-cell>
          <table:table-cell table:style-name="ce143"/>
          <table:table-cell table:style-name="ce152"/>
          <table:table-cell table:style-name="ce145" office:value-type="string">
            <text:p>Step 3: New password and confirm new password are not the same</text:p>
          </table:table-cell>
          <table:table-cell table:style-name="ce145" office:value-type="string">
            <text:p>- Select basic information and click on [Edit] button</text:p>
            <text:p>- Select <text:span text:style-name="T1">change password</text:span> tab</text:p>
            <text:p>- Enter correct current pass word, and enter new password, enter not the same value of new password into the confirm new password</text:p>
            <text:p>- Click on [Save] button</text:p>
          </table:table-cell>
          <table:table-cell table:style-name="ce145" office:value-type="string">
            <text:p>Show message to user knows:<text:span text:style-name="T7"> new password and confirm new password are not the same</text:span><text:span text:style-name="T12"> </text:span></text:p>
          </table:table-cell>
          <table:table-cell table:style-name="ce165"/>
          <table:table-cell table:style-name="ce66" table:number-columns-repeated="10"/>
          <table:table-cell table:style-name="ce128" table:number-columns-repeated="228"/>
        </table:table-row>
        <table:table-row table:style-name="ro11">
          <table:table-cell table:style-name="ce135" table:formula="oooc:=IF(MID([.F92];6;1)&gt;MID([.F91];6;1);&quot;&quot;;MAX([.A$7:.A91])+1)" office:value-type="float" office:value="30">
            <text:p>030</text:p>
          </table:table-cell>
          <table:table-cell table:style-name="ce137" office:value-type="string">
            <text:p>PEO_05</text:p>
          </table:table-cell>
          <table:table-cell table:style-name="ce83" table:formula="oooc:=IF(MID([.F92];6;1)&gt;MID([.F91];6;1);[.C91];[.C91]+1)" office:value-type="float" office:value="27">
            <text:p>027</text:p>
          </table:table-cell>
          <table:table-cell table:style-name="ce143"/>
          <table:table-cell table:style-name="ce53" office:value-type="string">
            <text:p>Reset the editing information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35" table:formula="oooc:=IF(MID([.F93];6;1)&gt;MID([.F92];6;1);&quot;&quot;;MAX([.A$7:.A92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93];6;1)&gt;MID([.F92];6;1);[.C92];[.C92]+1)" office:value-type="float" office:value="27">
            <text:p>027</text:p>
          </table:table-cell>
          <table:table-cell table:style-name="ce143"/>
          <table:table-cell table:style-name="ce53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94];6;1)&gt;MID([.F93];6;1);&quot;&quot;;MAX([.A$7:.A93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94];6;1)&gt;MID([.F93];6;1);[.C93];[.C93]+1)" office:value-type="float" office:value="27">
            <text:p>027</text:p>
          </table:table-cell>
          <table:table-cell table:style-name="ce143"/>
          <table:table-cell table:style-name="ce152"/>
          <table:table-cell table:style-name="ce145" office:value-type="string">
            <text:p>Step 3: Cancel the editing information</text:p>
          </table:table-cell>
          <table:table-cell table:style-name="ce145" office:value-type="string">
            <text:p>- Select basic information and click on [Edit] button</text:p>
            <text:p>- Enter all valid data</text:p>
            <text:p>- Click on [Reset] button</text:p>
          </table:table-cell>
          <table:table-cell table:style-name="ce162" office:value-type="string">
            <text:p>All change are reset, back to old value for all field on Edit information form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95];6;1)&gt;MID([.F94];6;1);&quot;&quot;;MAX([.A$7:.A94])+1)" office:value-type="float" office:value="31">
            <text:p>031</text:p>
          </table:table-cell>
          <table:table-cell table:style-name="ce137" office:value-type="string">
            <text:p>PEO_05</text:p>
          </table:table-cell>
          <table:table-cell table:style-name="ce83" table:formula="oooc:=IF(MID([.F95];6;1)&gt;MID([.F94];6;1);[.C94];[.C94]+1)" office:value-type="float" office:value="28">
            <text:p>028</text:p>
          </table:table-cell>
          <table:table-cell table:style-name="ce143"/>
          <table:table-cell table:style-name="ce47" office:value-type="string">
            <text:p>Close form Edit basic information without save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35" table:formula="oooc:=IF(MID([.F96];6;1)&gt;MID([.F95];6;1);&quot;&quot;;MAX([.A$7:.A95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96];6;1)&gt;MID([.F95];6;1);[.C95];[.C95]+1)" office:value-type="float" office:value="28">
            <text:p>028</text:p>
          </table:table-cell>
          <table:table-cell table:style-name="ce143"/>
          <table:table-cell table:style-name="ce152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97];6;1)&gt;MID([.F96];6;1);&quot;&quot;;MAX([.A$7:.A96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97];6;1)&gt;MID([.F96];6;1);[.C96];[.C96]+1)" office:value-type="float" office:value="28">
            <text:p>028</text:p>
          </table:table-cell>
          <table:table-cell table:style-name="ce143"/>
          <table:table-cell table:style-name="ce152"/>
          <table:table-cell table:style-name="ce145" office:value-type="string">
            <text:p>Step 3: Cancel the editing information</text:p>
          </table:table-cell>
          <table:table-cell table:style-name="ce145" office:value-type="string">
            <text:p>- Select basic information and click on [Edit] button</text:p>
            <text:p>- Enter all valid data</text:p>
            <text:p>- Click on [Close] button</text:p>
          </table:table-cell>
          <table:table-cell table:style-name="ce162" office:value-type="string">
            <text:p>Close Edit information form and back to Profile page, new value is not saved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98];6;1)&gt;MID([.F97];6;1);&quot;&quot;;MAX([.A$7:.A97])+1)" office:value-type="float" office:value="32">
            <text:p>032</text:p>
          </table:table-cell>
          <table:table-cell table:style-name="ce137" office:value-type="string">
            <text:p>PEO_05</text:p>
          </table:table-cell>
          <table:table-cell table:style-name="ce83" table:formula="oooc:=IF(MID([.F98];6;1)&gt;MID([.F97];6;1);[.C97];[.C97]+1)" office:value-type="float" office:value="29">
            <text:p>029</text:p>
          </table:table-cell>
          <table:table-cell table:style-name="ce143"/>
          <table:table-cell table:style-name="ce53" office:value-type="string">
            <text:p>Edit information of Contact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35" table:formula="oooc:=IF(MID([.F99];6;1)&gt;MID([.F98];6;1);&quot;&quot;;MAX([.A$7:.A98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99];6;1)&gt;MID([.F98];6;1);[.C98];[.C98]+1)" office:value-type="float" office:value="29">
            <text:p>029</text:p>
          </table:table-cell>
          <table:table-cell table:style-name="ce143"/>
          <table:table-cell table:style-name="ce147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6">
          <table:table-cell table:style-name="ce135" table:formula="oooc:=IF(MID([.F100];6;1)&gt;MID([.F99];6;1);&quot;&quot;;MAX([.A$7:.A99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00];6;1)&gt;MID([.F99];6;1);[.C99];[.C99]+1)" office:value-type="float" office:value="29">
            <text:p>029</text:p>
          </table:table-cell>
          <table:table-cell table:style-name="ce143"/>
          <table:table-cell table:style-name="ce152"/>
          <table:table-cell table:style-name="ce145" office:value-type="string">
            <text:p>Step 3: Edit information of the Contact</text:p>
          </table:table-cell>
          <table:table-cell table:style-name="ce145" office:value-type="string">
            <text:p>- Click on [Edit] button of Contact</text:p>
            <text:p>- Select gender, Enter the valid value for phone, instant message, URLs field.</text:p>
            <text:p>- Click on [save] button</text:p>
          </table:table-cell>
          <table:table-cell table:style-name="ce145" office:value-type="string">
            <text:p>Save the value which user has just enter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101];6;1)&gt;MID([.F100];6;1);&quot;&quot;;MAX([.A$7:.A100])+1)" office:value-type="float" office:value="33">
            <text:p>033</text:p>
          </table:table-cell>
          <table:table-cell table:style-name="ce137" office:value-type="string">
            <text:p>PEO_05</text:p>
          </table:table-cell>
          <table:table-cell table:style-name="ce83" table:formula="oooc:=IF(MID([.F101];6;1)&gt;MID([.F100];6;1);[.C100];[.C100]+1)" office:value-type="float" office:value="30">
            <text:p>030</text:p>
          </table:table-cell>
          <table:table-cell table:style-name="ce143"/>
          <table:table-cell table:style-name="ce49" office:value-type="string">
            <text:p>Edit your contact information with select Gender value of Gender field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35" table:formula="oooc:=IF(MID([.F102];6;1)&gt;MID([.F101];6;1);&quot;&quot;;MAX([.A$7:.A101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02];6;1)&gt;MID([.F101];6;1);[.C101];[.C101]+1)" office:value-type="float" office:value="30">
            <text:p>030</text:p>
          </table:table-cell>
          <table:table-cell table:style-name="ce143"/>
          <table:table-cell table:style-name="ce147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6">
          <table:table-cell table:style-name="ce135" table:formula="oooc:=IF(MID([.F103];6;1)&gt;MID([.F102];6;1);&quot;&quot;;MAX([.A$7:.A102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03];6;1)&gt;MID([.F102];6;1);[.C102];[.C102]+1)" office:value-type="float" office:value="30">
            <text:p>030</text:p>
          </table:table-cell>
          <table:table-cell table:style-name="ce143"/>
          <table:table-cell table:style-name="ce148"/>
          <table:table-cell table:style-name="ce145" office:value-type="string">
            <text:p>Step 3: Edit Contact with don't select value for Gender field</text:p>
          </table:table-cell>
          <table:table-cell table:style-name="ce145" office:value-type="string">
            <text:p>- Click on [Edit] button of Contact</text:p>
            <text:p>- Select Gender value for Gender field</text:p>
            <text:p>- Enter all valid data</text:p>
            <text:p>- Click on [save] button</text:p>
          </table:table-cell>
          <table:table-cell table:style-name="ce163" office:value-type="string">
            <text:p>Edit information for contact successfully. </text:p>
            <text:p>These values are kept. At gender field, show text: <text:span text:style-name="T13">You did not enter gender information </text:span>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104];6;1)&gt;MID([.F103];6;1);&quot;&quot;;MAX([.A$7:.A103])+1)" office:value-type="float" office:value="34">
            <text:p>034</text:p>
          </table:table-cell>
          <table:table-cell table:style-name="ce137" office:value-type="string">
            <text:p>PEO_05</text:p>
          </table:table-cell>
          <table:table-cell table:style-name="ce83" table:formula="oooc:=IF(MID([.F104];6;1)&gt;MID([.F103];6;1);[.C103];[.C103]+1)" office:value-type="float" office:value="31">
            <text:p>031</text:p>
          </table:table-cell>
          <table:table-cell table:style-name="ce143"/>
          <table:table-cell table:style-name="ce49" office:value-type="string">
            <text:p>Edit your <text:span text:style-name="T8">contact</text:span> information with select one value of Gender field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5"/>
          <table:table-cell table:style-name="ce66" table:number-columns-repeated="238"/>
        </table:table-row>
        <table:table-row table:style-name="ro1">
          <table:table-cell table:style-name="ce135" table:formula="oooc:=IF(MID([.F105];6;1)&gt;MID([.F104];6;1);&quot;&quot;;MAX([.A$7:.A104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05];6;1)&gt;MID([.F104];6;1);[.C104];[.C104]+1)" office:value-type="float" office:value="31">
            <text:p>031</text:p>
          </table:table-cell>
          <table:table-cell table:style-name="ce143"/>
          <table:table-cell table:style-name="ce49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65"/>
          <table:table-cell table:style-name="ce66" table:number-columns-repeated="238"/>
        </table:table-row>
        <table:table-row table:style-name="ro16">
          <table:table-cell table:style-name="ce135" table:formula="oooc:=IF(MID([.F106];6;1)&gt;MID([.F105];6;1);&quot;&quot;;MAX([.A$7:.A105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06];6;1)&gt;MID([.F105];6;1);[.C105];[.C105]+1)" office:value-type="float" office:value="31">
            <text:p>031</text:p>
          </table:table-cell>
          <table:table-cell table:style-name="ce143"/>
          <table:table-cell table:style-name="ce49"/>
          <table:table-cell table:style-name="ce145" office:value-type="string">
            <text:p>Step 3: Edit Contact with don't select value for Gender field</text:p>
          </table:table-cell>
          <table:table-cell table:style-name="ce145" office:value-type="string">
            <text:p>- Click on [Edit] button of Contact</text:p>
            <text:p>- Select Male or female for Gender field</text:p>
            <text:p>- Enter all valid data</text:p>
            <text:p>- Click on [save] button</text:p>
          </table:table-cell>
          <table:table-cell table:style-name="ce163" office:value-type="string">
            <text:p>Edit information for contact successfully. </text:p>
            <text:p>These values are kept. At gender field, show the value of gender user has selected</text:p>
          </table:table-cell>
          <table:table-cell table:style-name="ce165"/>
          <table:table-cell table:style-name="ce66" table:number-columns-repeated="238"/>
        </table:table-row>
        <table:table-row table:style-name="ro11">
          <table:table-cell table:style-name="ce135" table:formula="oooc:=IF(MID([.F107];6;1)&gt;MID([.F106];6;1);&quot;&quot;;MAX([.A$7:.A106])+1)" office:value-type="float" office:value="35">
            <text:p>035</text:p>
          </table:table-cell>
          <table:table-cell table:style-name="ce137" office:value-type="string">
            <text:p>PEO_05</text:p>
          </table:table-cell>
          <table:table-cell table:style-name="ce83" table:formula="oooc:=IF(MID([.F107];6;1)&gt;MID([.F106];6;1);[.C106];[.C106]+1)" office:value-type="float" office:value="32">
            <text:p>032</text:p>
          </table:table-cell>
          <table:table-cell table:style-name="ce143"/>
          <table:table-cell table:style-name="ce53" office:value-type="string">
            <text:p>Edit valid phone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5"/>
          <table:table-cell table:style-name="ce66" table:number-columns-repeated="238"/>
        </table:table-row>
        <table:table-row table:style-name="ro1">
          <table:table-cell table:style-name="ce135" table:formula="oooc:=IF(MID([.F108];6;1)&gt;MID([.F107];6;1);&quot;&quot;;MAX([.A$7:.A107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08];6;1)&gt;MID([.F107];6;1);[.C107];[.C107]+1)" office:value-type="float" office:value="32">
            <text:p>032</text:p>
          </table:table-cell>
          <table:table-cell table:style-name="ce143"/>
          <table:table-cell table:style-name="ce53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65"/>
          <table:table-cell table:style-name="ce66" table:number-columns-repeated="238"/>
        </table:table-row>
        <table:table-row table:style-name="ro20">
          <table:table-cell table:style-name="ce135" table:formula="oooc:=IF(MID([.F109];6;1)&gt;MID([.F108];6;1);&quot;&quot;;MAX([.A$7:.A108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09];6;1)&gt;MID([.F108];6;1);[.C108];[.C108]+1)" office:value-type="float" office:value="32">
            <text:p>032</text:p>
          </table:table-cell>
          <table:table-cell table:style-name="ce143"/>
          <table:table-cell table:style-name="ce150"/>
          <table:table-cell table:style-name="ce145" office:value-type="string">
            <text:p>Step 3: Enter valid number phone.</text:p>
          </table:table-cell>
          <table:table-cell table:style-name="ce145"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<text:s/>Click on [save] button</text:p>
          </table:table-cell>
          <table:table-cell table:style-name="ce145" office:value-type="string">
            <text:p>Save all values which user has just enter.</text:p>
            <text:p><text:span text:style-name="T9">At the default, the first user edit phone, user will see “You did not enter any phone number yet” before you click on [Add] </text:span></text:p>
          </table:table-cell>
          <table:table-cell table:style-name="ce165"/>
          <table:table-cell table:style-name="ce66" table:number-columns-repeated="238"/>
        </table:table-row>
        <table:table-row table:style-name="ro11">
          <table:table-cell table:style-name="ce135" table:formula="oooc:=IF(MID([.F110];6;1)&gt;MID([.F109];6;1);&quot;&quot;;MAX([.A$7:.A109])+1)" office:value-type="float" office:value="36">
            <text:p>036</text:p>
          </table:table-cell>
          <table:table-cell table:style-name="ce137" office:value-type="string">
            <text:p>PEO_05</text:p>
          </table:table-cell>
          <table:table-cell table:style-name="ce83" table:formula="oooc:=IF(MID([.F110];6;1)&gt;MID([.F109];6;1);[.C109];[.C109]+1)" office:value-type="float" office:value="33">
            <text:p>033</text:p>
          </table:table-cell>
          <table:table-cell table:style-name="ce143"/>
          <table:table-cell table:style-name="ce53" office:value-type="string">
            <text:p>Edit invalid phone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5"/>
          <table:table-cell table:style-name="ce66" table:number-columns-repeated="238"/>
        </table:table-row>
        <table:table-row table:style-name="ro1">
          <table:table-cell table:style-name="ce135" table:formula="oooc:=IF(MID([.F111];6;1)&gt;MID([.F110];6;1);&quot;&quot;;MAX([.A$7:.A110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11];6;1)&gt;MID([.F110];6;1);[.C110];[.C110]+1)" office:value-type="float" office:value="33">
            <text:p>033</text:p>
          </table:table-cell>
          <table:table-cell table:style-name="ce143"/>
          <table:table-cell table:style-name="ce53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65"/>
          <table:table-cell table:style-name="ce66" table:number-columns-repeated="238"/>
        </table:table-row>
        <table:table-row table:style-name="ro20">
          <table:table-cell table:style-name="ce135" table:formula="oooc:=IF(MID([.F112];6;1)&gt;MID([.F111];6;1);&quot;&quot;;MAX([.A$7:.A111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12];6;1)&gt;MID([.F111];6;1);[.C111];[.C111]+1)" office:value-type="float" office:value="33">
            <text:p>033</text:p>
          </table:table-cell>
          <table:table-cell table:style-name="ce143"/>
          <table:table-cell table:style-name="ce151"/>
          <table:table-cell table:style-name="ce145" office:value-type="string">
            <text:p>Step 3: Enter valid number phone.</text:p>
          </table:table-cell>
          <table:table-cell table:style-name="ce145" office:value-type="string">
            <text:p>- Select contact and click on [Edit] button</text:p>
            <text:p>- Click on the icon of button [add] to add new phone number</text:p>
            <text:p>- Enter the invalid data (not number) for phone field.</text:p>
            <text:p>- <text:s/>Click on [save] button</text:p>
          </table:table-cell>
          <table:table-cell table:style-name="ce145" office:value-type="string">
            <text:p>show message: “Must be a valid phone number!”</text:p>
          </table:table-cell>
          <table:table-cell table:style-name="ce165"/>
          <table:table-cell table:style-name="ce66" table:number-columns-repeated="238"/>
        </table:table-row>
        <table:table-row table:style-name="ro11">
          <table:table-cell table:style-name="ce135" table:formula="oooc:=IF(MID([.F113];6;1)&gt;MID([.F112];6;1);&quot;&quot;;MAX([.A$7:.A112])+1)" office:value-type="float" office:value="37">
            <text:p>037</text:p>
          </table:table-cell>
          <table:table-cell table:style-name="ce137" office:value-type="string">
            <text:p>PEO_05</text:p>
          </table:table-cell>
          <table:table-cell table:style-name="ce83" table:formula="oooc:=IF(MID([.F113];6;1)&gt;MID([.F112];6;1);[.C112];[.C112]+1)" office:value-type="float" office:value="34">
            <text:p>034</text:p>
          </table:table-cell>
          <table:table-cell table:style-name="ce143"/>
          <table:table-cell table:style-name="ce150" office:value-type="string">
            <text:p>Phone number is null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10"/>
          <table:table-cell table:style-name="ce66" table:number-columns-repeated="228"/>
        </table:table-row>
        <table:table-row table:style-name="ro1">
          <table:table-cell table:style-name="ce135" table:formula="oooc:=IF(MID([.F114];6;1)&gt;MID([.F113];6;1);&quot;&quot;;MAX([.A$7:.A113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14];6;1)&gt;MID([.F113];6;1);[.C113];[.C113]+1)" office:value-type="float" office:value="34">
            <text:p>034</text:p>
          </table:table-cell>
          <table:table-cell table:style-name="ce143"/>
          <table:table-cell table:style-name="ce151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66"/>
          <table:table-cell table:number-columns-repeated="10"/>
          <table:table-cell table:style-name="ce66" table:number-columns-repeated="228"/>
        </table:table-row>
        <table:table-row table:style-name="ro20">
          <table:table-cell table:style-name="ce135" table:formula="oooc:=IF(MID([.F115];6;1)&gt;MID([.F114];6;1);&quot;&quot;;MAX([.A$7:.A114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15];6;1)&gt;MID([.F114];6;1);[.C114];[.C114]+1)" office:value-type="float" office:value="34">
            <text:p>034</text:p>
          </table:table-cell>
          <table:table-cell table:style-name="ce143"/>
          <table:table-cell table:style-name="ce151"/>
          <table:table-cell table:style-name="ce145" office:value-type="string">
            <text:p>Step 3: Enter valid number phone.</text:p>
          </table:table-cell>
          <table:table-cell table:style-name="ce145" office:value-type="string">
            <text:p>- Select contact and click on [Edit] button</text:p>
            <text:p>- Click on the icon of button [add] to add new phone number</text:p>
            <text:p>- At lest phone number field: keep it is blank.</text:p>
            <text:p>- Click on [save] button</text:p>
          </table:table-cell>
          <table:table-cell table:style-name="ce145" office:value-type="string">
            <text:p>Show message: <text:span text:style-name="T14">The field "fone1" is required. </text:span></text:p>
          </table:table-cell>
          <table:table-cell table:style-name="ce165"/>
          <table:table-cell table:style-name="ce66" table:number-columns-repeated="238"/>
        </table:table-row>
        <table:table-row table:style-name="ro11">
          <table:table-cell table:style-name="ce135" table:formula="oooc:=IF(MID([.F116];6;1)&gt;MID([.F115];6;1);&quot;&quot;;MAX([.A$7:.A115])+1)" office:value-type="float" office:value="38">
            <text:p>038</text:p>
          </table:table-cell>
          <table:table-cell table:style-name="ce137" office:value-type="string">
            <text:p>PEO_05</text:p>
          </table:table-cell>
          <table:table-cell table:style-name="ce83" table:formula="oooc:=IF(MID([.F116];6;1)&gt;MID([.F115];6;1);[.C115];[.C115]+1)" office:value-type="float" office:value="35">
            <text:p>035</text:p>
          </table:table-cell>
          <table:table-cell table:style-name="ce143"/>
          <table:table-cell table:style-name="ce53" office:value-type="string">
            <text:p>Add multi phone number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5"/>
          <table:table-cell table:style-name="ce66" table:number-columns-repeated="238"/>
        </table:table-row>
        <table:table-row table:style-name="ro1">
          <table:table-cell table:style-name="ce135" table:formula="oooc:=IF(MID([.F117];6;1)&gt;MID([.F116];6;1);&quot;&quot;;MAX([.A$7:.A116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17];6;1)&gt;MID([.F116];6;1);[.C116];[.C116]+1)" office:value-type="float" office:value="35">
            <text:p>035</text:p>
          </table:table-cell>
          <table:table-cell table:style-name="ce143"/>
          <table:table-cell table:style-name="ce53"/>
          <table:table-cell table:style-name="ce145" office:value-type="string">
            <text:p>Step 2: View your profile</text:p>
          </table:table-cell>
          <table:table-cell table:style-name="ce145" office:value-type="string">
            <text:p>- Select <text:span text:style-name="T1">Profile</text:span></text:p>
          </table:table-cell>
          <table:table-cell table:style-name="ce145" office:value-type="string">
            <text:p>Show user's profile.</text:p>
          </table:table-cell>
          <table:table-cell table:style-name="ce165"/>
          <table:table-cell table:style-name="ce66" table:number-columns-repeated="238"/>
        </table:table-row>
        <table:table-row table:style-name="ro27">
          <table:table-cell table:style-name="ce135" table:formula="oooc:=IF(MID([.F118];6;1)&gt;MID([.F117];6;1);&quot;&quot;;MAX([.A$7:.A117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18];6;1)&gt;MID([.F117];6;1);[.C117];[.C117]+1)" office:value-type="float" office:value="35">
            <text:p>035</text:p>
          </table:table-cell>
          <table:table-cell table:style-name="ce143"/>
          <table:table-cell table:style-name="ce151"/>
          <table:table-cell table:style-name="ce145" office:value-type="string">
            <text:p>Step 3: Add more phone number</text:p>
          </table:table-cell>
          <table:table-cell table:style-name="ce145"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Click on the icon of button [add] to add more new phone number.</text:p>
            <text:p>- <text:s/>Click on [save] button</text:p>
          </table:table-cell>
          <table:table-cell table:style-name="ce145" office:value-type="string">
            <text:p>Save all values which user has just enter.</text:p>
          </table:table-cell>
          <table:table-cell table:style-name="ce165"/>
          <table:table-cell table:style-name="ce66" table:number-columns-repeated="238"/>
        </table:table-row>
        <table:table-row table:style-name="ro11">
          <table:table-cell table:style-name="ce135" table:formula="oooc:=IF(MID([.F119];6;1)&gt;MID([.F118];6;1);&quot;&quot;;MAX([.A$7:.A118])+1)" office:value-type="float" office:value="39">
            <text:p>039</text:p>
          </table:table-cell>
          <table:table-cell table:style-name="ce137" office:value-type="string">
            <text:p>PEO_05</text:p>
          </table:table-cell>
          <table:table-cell table:style-name="ce83" table:formula="oooc:=IF(MID([.F119];6;1)&gt;MID([.F118];6;1);[.C118];[.C118]+1)" office:value-type="float" office:value="36">
            <text:p>036</text:p>
          </table:table-cell>
          <table:table-cell table:style-name="ce143"/>
          <table:table-cell table:style-name="ce53" office:value-type="string">
            <text:p>Delete phone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5">
          <table:table-cell table:style-name="ce135" table:formula="oooc:=IF(MID([.F120];6;1)&gt;MID([.F119];6;1);&quot;&quot;;MAX([.A$7:.A119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20];6;1)&gt;MID([.F119];6;1);[.C119];[.C119]+1)" office:value-type="float" office:value="36">
            <text:p>036</text:p>
          </table:table-cell>
          <table:table-cell table:style-name="ce143"/>
          <table:table-cell table:style-name="ce151"/>
          <table:table-cell table:style-name="ce145" office:value-type="string">
            <text:p>Step 2: Add more phone number</text:p>
          </table:table-cell>
          <table:table-cell table:style-name="ce145" office:value-type="string">
            <text:p>- Select <text:span text:style-name="T1">Profile</text:span></text:p>
            <text:p>- Select contact and click on [Edit] button</text:p>
            <text:p>- Click on the icon of button [add] to add new phone number.</text:p>
            <text:p>- Enter the valid date (number) for phone field.</text:p>
            <text:p>- <text:s/>Click on [save] button</text:p>
          </table:table-cell>
          <table:table-cell table:style-name="ce145" office:value-type="string">
            <text:p>Save all values which user has just enter.</text:p>
          </table:table-cell>
          <table:table-cell table:style-name="ce166"/>
          <table:table-cell table:number-columns-repeated="238"/>
        </table:table-row>
        <table:table-row table:style-name="ro16">
          <table:table-cell table:style-name="ce135" table:formula="oooc:=IF(MID([.F121];6;1)&gt;MID([.F120];6;1);&quot;&quot;;MAX([.A$7:.A120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21];6;1)&gt;MID([.F120];6;1);[.C120];[.C120]+1)" office:value-type="float" office:value="36">
            <text:p>036</text:p>
          </table:table-cell>
          <table:table-cell table:style-name="ce143"/>
          <table:table-cell table:style-name="ce151"/>
          <table:table-cell table:style-name="ce145" office:value-type="string">
            <text:p>Step 3: Delete the phone number</text:p>
          </table:table-cell>
          <table:table-cell table:style-name="ce159" office:value-type="string">
            <text:p>- Select contact and click on [Edit] button</text:p>
            <text:p>- Select a phone number and click on the icon of button [delete]</text:p>
            <text:p>- Click on [save] button</text:p>
          </table:table-cell>
          <table:table-cell table:style-name="ce145" office:value-type="string">
            <text:p>This phone number was removed from list phone number.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22];6;1)&gt;MID([.F121];6;1);&quot;&quot;;MAX([.A$7:.A121])+1)" office:value-type="float" office:value="40">
            <text:p>040</text:p>
          </table:table-cell>
          <table:table-cell table:style-name="ce137" office:value-type="string">
            <text:p>PEO_05</text:p>
          </table:table-cell>
          <table:table-cell table:style-name="ce83" table:formula="oooc:=IF(MID([.F122];6;1)&gt;MID([.F121];6;1);[.C121];[.C121]+1)" office:value-type="float" office:value="37">
            <text:p>037</text:p>
          </table:table-cell>
          <table:table-cell table:style-name="ce143"/>
          <table:table-cell table:style-name="ce53" office:value-type="string">
            <text:p>Edit valid instant messaging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18">
          <table:table-cell table:style-name="ce135" table:formula="oooc:=IF(MID([.F123];6;1)&gt;MID([.F122];6;1);&quot;&quot;;MAX([.A$7:.A122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23];6;1)&gt;MID([.F122];6;1);[.C122];[.C122]+1)" office:value-type="float" office:value="37">
            <text:p>037</text:p>
          </table:table-cell>
          <table:table-cell table:style-name="ce143"/>
          <table:table-cell table:style-name="ce151"/>
          <table:table-cell table:style-name="ce145" office:value-type="string">
            <text:p>Step 2: Enter valid instant messaging</text:p>
          </table:table-cell>
          <table:table-cell table:style-name="ce145"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 messaging field.</text:p>
            <text:p>- <text:s/>Click on [save] button</text:p>
          </table:table-cell>
          <table:table-cell table:style-name="ce145" office:value-type="string">
            <text:p>Save all values which user has just enter.</text:p>
            <text:p>At the default, the first user edit instant messaging, user will see “You did not enter any instant messaging yet” before you click on [Add] 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24];6;1)&gt;MID([.F123];6;1);&quot;&quot;;MAX([.A$7:.A123])+1)" office:value-type="float" office:value="41">
            <text:p>041</text:p>
          </table:table-cell>
          <table:table-cell table:style-name="ce137" office:value-type="string">
            <text:p>PEO_05</text:p>
          </table:table-cell>
          <table:table-cell table:style-name="ce83" table:formula="oooc:=IF(MID([.F124];6;1)&gt;MID([.F123];6;1);[.C123];[.C123]+1)" office:value-type="float" office:value="38">
            <text:p>038</text:p>
          </table:table-cell>
          <table:table-cell table:style-name="ce143"/>
          <table:table-cell table:style-name="ce53" office:value-type="string">
            <text:p>Instant messaging is null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18">
          <table:table-cell table:style-name="ce135" table:formula="oooc:=IF(MID([.F125];6;1)&gt;MID([.F124];6;1);&quot;&quot;;MAX([.A$7:.A124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25];6;1)&gt;MID([.F124];6;1);[.C124];[.C124]+1)" office:value-type="float" office:value="38">
            <text:p>038</text:p>
          </table:table-cell>
          <table:table-cell table:style-name="ce143"/>
          <table:table-cell table:style-name="ce151"/>
          <table:table-cell table:style-name="ce145" office:value-type="string">
            <text:p>Step 2: Let instant messaging <text:s/>is null</text:p>
          </table:table-cell>
          <table:table-cell table:style-name="ce145"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Instant messaging field is null.</text:p>
            <text:p>- <text:s/>Click on [save] button</text:p>
          </table:table-cell>
          <table:table-cell table:style-name="ce145" office:value-type="string">
            <text:p>Show message to user know instant messaging is required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26];6;1)&gt;MID([.F125];6;1);&quot;&quot;;MAX([.A$7:.A125])+1)" office:value-type="float" office:value="42">
            <text:p>042</text:p>
          </table:table-cell>
          <table:table-cell table:style-name="ce137" office:value-type="string">
            <text:p>PEO_05</text:p>
          </table:table-cell>
          <table:table-cell table:style-name="ce83" table:formula="oooc:=IF(MID([.F126];6;1)&gt;MID([.F125];6;1);[.C125];[.C125]+1)" office:value-type="float" office:value="39">
            <text:p>039</text:p>
          </table:table-cell>
          <table:table-cell table:style-name="ce143"/>
          <table:table-cell table:style-name="ce53" office:value-type="string">
            <text:p>Add multi instant messaging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4">
          <table:table-cell table:style-name="ce135" table:formula="oooc:=IF(MID([.F127];6;1)&gt;MID([.F126];6;1);&quot;&quot;;MAX([.A$7:.A126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27];6;1)&gt;MID([.F126];6;1);[.C126];[.C126]+1)" office:value-type="float" office:value="39">
            <text:p>039</text:p>
          </table:table-cell>
          <table:table-cell table:style-name="ce143"/>
          <table:table-cell table:style-name="ce151"/>
          <table:table-cell table:style-name="ce145" office:value-type="string">
            <text:p>Step 2: Add more instant messaging</text:p>
          </table:table-cell>
          <table:table-cell table:style-name="ce145"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</text:p>
            <text:p>- Click on the icon of button [add] to add more new instant messaging.</text:p>
            <text:p>- <text:s/>Click on [save] button</text:p>
          </table:table-cell>
          <table:table-cell table:style-name="ce145" office:value-type="string">
            <text:p>Save all values which user has just enter.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28];6;1)&gt;MID([.F127];6;1);&quot;&quot;;MAX([.A$7:.A127])+1)" office:value-type="float" office:value="43">
            <text:p>043</text:p>
          </table:table-cell>
          <table:table-cell table:style-name="ce137" office:value-type="string">
            <text:p>PEO_05</text:p>
          </table:table-cell>
          <table:table-cell table:style-name="ce83" table:formula="oooc:=IF(MID([.F128];6;1)&gt;MID([.F127];6;1);[.C127];[.C127]+1)" office:value-type="float" office:value="40">
            <text:p>040</text:p>
          </table:table-cell>
          <table:table-cell table:style-name="ce143"/>
          <table:table-cell table:style-name="ce147" office:value-type="string">
            <text:p>Delete instant messaging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18">
          <table:table-cell table:style-name="ce135" table:formula="oooc:=IF(MID([.F129];6;1)&gt;MID([.F128];6;1);&quot;&quot;;MAX([.A$7:.A128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29];6;1)&gt;MID([.F128];6;1);[.C128];[.C128]+1)" office:value-type="float" office:value="40">
            <text:p>040</text:p>
          </table:table-cell>
          <table:table-cell table:style-name="ce143"/>
          <table:table-cell table:style-name="ce151"/>
          <table:table-cell table:style-name="ce145" office:value-type="string">
            <text:p>Step 2: Add instant messaging</text:p>
          </table:table-cell>
          <table:table-cell table:style-name="ce145"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.</text:p>
            <text:p>- <text:s/>Click on [save] button</text:p>
          </table:table-cell>
          <table:table-cell table:style-name="ce145" office:value-type="string">
            <text:p>Save all values which user has just enter.</text:p>
          </table:table-cell>
          <table:table-cell table:style-name="ce166"/>
          <table:table-cell table:number-columns-repeated="238"/>
        </table:table-row>
        <table:table-row table:style-name="ro16">
          <table:table-cell table:style-name="ce135" table:formula="oooc:=IF(MID([.F130];6;1)&gt;MID([.F129];6;1);&quot;&quot;;MAX([.A$7:.A129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30];6;1)&gt;MID([.F129];6;1);[.C129];[.C129]+1)" office:value-type="float" office:value="40">
            <text:p>040</text:p>
          </table:table-cell>
          <table:table-cell table:style-name="ce143"/>
          <table:table-cell table:style-name="ce151"/>
          <table:table-cell table:style-name="ce145" office:value-type="string">
            <text:p>Step 3: Delete the instant messaging</text:p>
          </table:table-cell>
          <table:table-cell table:style-name="ce159" office:value-type="string">
            <text:p>- Select contact and click on [Edit] button</text:p>
            <text:p>- Select a instant messaging and click on the icon of button [delete]</text:p>
            <text:p>- Click on [save] button</text:p>
          </table:table-cell>
          <table:table-cell table:style-name="ce145" office:value-type="string">
            <text:p>This instant messaging was removed from list instant messaging.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31];6;1)&gt;MID([.F130];6;1);&quot;&quot;;MAX([.A$7:.A130])+1)" office:value-type="float" office:value="44">
            <text:p>044</text:p>
          </table:table-cell>
          <table:table-cell table:style-name="ce137" office:value-type="string">
            <text:p>PEO_05</text:p>
          </table:table-cell>
          <table:table-cell table:style-name="ce83" table:formula="oooc:=IF(MID([.F131];6;1)&gt;MID([.F130];6;1);[.C130];[.C130]+1)" office:value-type="float" office:value="41">
            <text:p>041</text:p>
          </table:table-cell>
          <table:table-cell table:style-name="ce143"/>
          <table:table-cell table:style-name="ce53" office:value-type="string">
            <text:p>Edit valid urls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8">
          <table:table-cell table:style-name="ce135" table:formula="oooc:=IF(MID([.F132];6;1)&gt;MID([.F131];6;1);&quot;&quot;;MAX([.A$7:.A131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32];6;1)&gt;MID([.F131];6;1);[.C131];[.C131]+1)" office:value-type="float" office:value="41">
            <text:p>041</text:p>
          </table:table-cell>
          <table:table-cell table:style-name="ce143"/>
          <table:table-cell table:style-name="ce151"/>
          <table:table-cell table:style-name="ce145" office:value-type="string">
            <text:p>Step 2: Enter valid URLs</text:p>
          </table:table-cell>
          <table:table-cell table:style-name="ce145" office:value-type="string">
            <text:p>- Select <text:span text:style-name="T1">Profile</text:span></text:p>
            <text:p>- Select contact and click on [Edit] button</text:p>
            <text:p>- Click on icon of button [add] to add URLs</text:p>
            <text:p>- Enter the valid URLs of website</text:p>
            <text:p>- Click on [save] button</text:p>
          </table:table-cell>
          <table:table-cell table:style-name="ce145" office:value-type="string">
            <text:p>Save all the value which user has entered.</text:p>
            <text:p>At the default, the first user edit Urls, user will see the text “You did not enter any link yet”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33];6;1)&gt;MID([.F132];6;1);&quot;&quot;;MAX([.A$7:.A132])+1)" office:value-type="float" office:value="45">
            <text:p>045</text:p>
          </table:table-cell>
          <table:table-cell table:style-name="ce137" office:value-type="string">
            <text:p>PEO_05</text:p>
          </table:table-cell>
          <table:table-cell table:style-name="ce83" table:formula="oooc:=IF(MID([.F133];6;1)&gt;MID([.F132];6;1);[.C132];[.C132]+1)" office:value-type="float" office:value="42">
            <text:p>042</text:p>
          </table:table-cell>
          <table:table-cell table:style-name="ce143"/>
          <table:table-cell table:style-name="ce53" office:value-type="string">
            <text:p>Edit invalid urls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5">
          <table:table-cell table:style-name="ce135" table:formula="oooc:=IF(MID([.F134];6;1)&gt;MID([.F133];6;1);&quot;&quot;;MAX([.A$7:.A133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34];6;1)&gt;MID([.F133];6;1);[.C133];[.C133]+1)" office:value-type="float" office:value="42">
            <text:p>042</text:p>
          </table:table-cell>
          <table:table-cell table:style-name="ce143"/>
          <table:table-cell table:style-name="ce151"/>
          <table:table-cell table:style-name="ce145" office:value-type="string">
            <text:p>Step 2: Enter valid URLs</text:p>
          </table:table-cell>
          <table:table-cell table:style-name="ce145" office:value-type="string">
            <text:p>- Select <text:span text:style-name="T1">Profile</text:span></text:p>
            <text:p>- Select contact and click on [Edit] button</text:p>
            <text:p>- Select contact and click on [Edit] button</text:p>
            <text:p>- Click on icon of button [add] to add URLs</text:p>
            <text:p>- Enter the invalid URLs of website.</text:p>
          </table:table-cell>
          <table:table-cell table:style-name="ce145" office:value-type="string">
            <text:p>Show message to user know:<text:span text:style-name="T13"> Invalid-url </text:span>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35];6;1)&gt;MID([.F134];6;1);&quot;&quot;;MAX([.A$7:.A134])+1)" office:value-type="float" office:value="46">
            <text:p>046</text:p>
          </table:table-cell>
          <table:table-cell table:style-name="ce137" office:value-type="string">
            <text:p>PEO_05</text:p>
          </table:table-cell>
          <table:table-cell table:style-name="ce83" table:formula="oooc:=IF(MID([.F135];6;1)&gt;MID([.F134];6;1);[.C134];[.C134]+1)" office:value-type="float" office:value="43">
            <text:p>043</text:p>
          </table:table-cell>
          <table:table-cell table:style-name="ce143"/>
          <table:table-cell table:style-name="ce53" office:value-type="string">
            <text:p>Urls is null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19">
          <table:table-cell table:style-name="ce135" table:formula="oooc:=IF(MID([.F136];6;1)&gt;MID([.F135];6;1);&quot;&quot;;MAX([.A$7:.A135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36];6;1)&gt;MID([.F135];6;1);[.C135];[.C135]+1)" office:value-type="float" office:value="43">
            <text:p>043</text:p>
          </table:table-cell>
          <table:table-cell table:style-name="ce143"/>
          <table:table-cell table:style-name="ce151"/>
          <table:table-cell table:style-name="ce145" office:value-type="string">
            <text:p>Step 2: Let Urls is empty</text:p>
          </table:table-cell>
          <table:table-cell table:style-name="ce145" office:value-type="string">
            <text:p>- Select <text:span text:style-name="T1">Profile</text:span></text:p>
            <text:p>- Select contact and click on [Edit] button</text:p>
            <text:p>- Let url field is empty </text:p>
            <text:p>- Click on [Save] button</text:p>
          </table:table-cell>
          <table:table-cell table:style-name="ce145" office:value-type="string">
            <text:p>- Show message to user knows: <text:span text:style-name="T7">the url is required</text:span>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37];6;1)&gt;MID([.F136];6;1);&quot;&quot;;MAX([.A$7:.A136])+1)" office:value-type="float" office:value="47">
            <text:p>047</text:p>
          </table:table-cell>
          <table:table-cell table:style-name="ce137" office:value-type="string">
            <text:p>PEO_05</text:p>
          </table:table-cell>
          <table:table-cell table:style-name="ce83" table:formula="oooc:=IF(MID([.F137];6;1)&gt;MID([.F136];6;1);[.C136];[.C136]+1)" office:value-type="float" office:value="44">
            <text:p>044</text:p>
          </table:table-cell>
          <table:table-cell table:style-name="ce143"/>
          <table:table-cell table:style-name="ce150" office:value-type="string">
            <text:p>Add multi urls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5">
          <table:table-cell table:style-name="ce135" table:formula="oooc:=IF(MID([.F138];6;1)&gt;MID([.F137];6;1);&quot;&quot;;MAX([.A$7:.A137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38];6;1)&gt;MID([.F137];6;1);[.C137];[.C137]+1)" office:value-type="float" office:value="44">
            <text:p>044</text:p>
          </table:table-cell>
          <table:table-cell table:style-name="ce143"/>
          <table:table-cell table:style-name="ce151"/>
          <table:table-cell table:style-name="ce145" office:value-type="string">
            <text:p>Step 2: Add more Urls</text:p>
          </table:table-cell>
          <table:table-cell table:style-name="ce145" office:value-type="string">
            <text:p>- Select <text:span text:style-name="T1">Profile</text:span></text:p>
            <text:p>- Select contact and click on [Edit] button</text:p>
            <text:p>- Click on icon of button [add]</text:p>
            <text:p>- Enter the title and valid URLs of website.</text:p>
            <text:p>- Click on icon of button [add] to add more URLs</text:p>
            <text:p>- Click on [Save] button</text:p>
          </table:table-cell>
          <table:table-cell table:style-name="ce145" office:value-type="string">
            <text:p>Save all values which user has just enter.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39];6;1)&gt;MID([.F138];6;1);&quot;&quot;;MAX([.A$7:.A138])+1)" office:value-type="float" office:value="48">
            <text:p>048</text:p>
          </table:table-cell>
          <table:table-cell table:style-name="ce137" office:value-type="string">
            <text:p>PEO_05</text:p>
          </table:table-cell>
          <table:table-cell table:style-name="ce83" table:formula="oooc:=IF(MID([.F139];6;1)&gt;MID([.F138];6;1);[.C138];[.C138]+1)" office:value-type="float" office:value="45">
            <text:p>045</text:p>
          </table:table-cell>
          <table:table-cell table:style-name="ce143"/>
          <table:table-cell table:style-name="ce147" office:value-type="string">
            <text:p>Delete urls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8">
          <table:table-cell table:style-name="ce135" table:formula="oooc:=IF(MID([.F140];6;1)&gt;MID([.F139];6;1);&quot;&quot;;MAX([.A$7:.A139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40];6;1)&gt;MID([.F139];6;1);[.C139];[.C139]+1)" office:value-type="float" office:value="45">
            <text:p>045</text:p>
          </table:table-cell>
          <table:table-cell table:style-name="ce143"/>
          <table:table-cell table:style-name="ce151"/>
          <table:table-cell table:style-name="ce145" office:value-type="string">
            <text:p>Step 2: Add more Urls</text:p>
          </table:table-cell>
          <table:table-cell table:style-name="ce145" office:value-type="string">
            <text:p>- Select <text:span text:style-name="T1">Profile</text:span></text:p>
            <text:p>- Select contact and click on [Edit] button</text:p>
            <text:p>- Click on icon of button [add] to add more URLs</text:p>
            <text:p>- Enter the title and valid URLs of website.</text:p>
            <text:p>- Click on [Save] button</text:p>
          </table:table-cell>
          <table:table-cell table:style-name="ce145" office:value-type="string">
            <text:p>Save all values which user has just enter.</text:p>
          </table:table-cell>
          <table:table-cell table:style-name="ce166"/>
          <table:table-cell table:number-columns-repeated="238"/>
        </table:table-row>
        <table:table-row table:style-name="ro19">
          <table:table-cell table:style-name="ce135" table:formula="oooc:=IF(MID([.F141];6;1)&gt;MID([.F140];6;1);&quot;&quot;;MAX([.A$7:.A140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41];6;1)&gt;MID([.F140];6;1);[.C140];[.C140]+1)" office:value-type="float" office:value="45">
            <text:p>045</text:p>
          </table:table-cell>
          <table:table-cell table:style-name="ce143"/>
          <table:table-cell table:style-name="ce151"/>
          <table:table-cell table:style-name="ce145" office:value-type="string">
            <text:p>Step 3: Delete the urls</text:p>
          </table:table-cell>
          <table:table-cell table:style-name="ce159" office:value-type="string">
            <text:p>- Select contact and click on [Edit] button</text:p>
            <text:p>- Select a Url and click on the icon of button [delete]</text:p>
            <text:p>- Click on [save] button</text:p>
          </table:table-cell>
          <table:table-cell table:style-name="ce145" office:value-type="string">
            <text:p>This Url was removed from list Urls.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42];6;1)&gt;MID([.F141];6;1);&quot;&quot;;MAX([.A$7:.A141])+1)" office:value-type="float" office:value="49">
            <text:p>049</text:p>
          </table:table-cell>
          <table:table-cell table:style-name="ce137" office:value-type="string">
            <text:p>PEO_05</text:p>
          </table:table-cell>
          <table:table-cell table:style-name="ce83" table:formula="oooc:=IF(MID([.F142];6;1)&gt;MID([.F141];6;1);[.C141];[.C141]+1)" office:value-type="float" office:value="46">
            <text:p>046</text:p>
          </table:table-cell>
          <table:table-cell table:style-name="ce143"/>
          <table:table-cell table:style-name="ce53" office:value-type="string">
            <text:p>Cancel editing information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8">
          <table:table-cell table:style-name="ce135" table:formula="oooc:=IF(MID([.F143];6;1)&gt;MID([.F142];6;1);&quot;&quot;;MAX([.A$7:.A142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43];6;1)&gt;MID([.F142];6;1);[.C142];[.C142]+1)" office:value-type="float" office:value="46">
            <text:p>046</text:p>
          </table:table-cell>
          <table:table-cell table:style-name="ce143"/>
          <table:table-cell table:style-name="ce151"/>
          <table:table-cell table:style-name="ce145" office:value-type="string">
            <text:p>Step 2: Edit information of the Contact</text:p>
          </table:table-cell>
          <table:table-cell table:style-name="ce145" office:value-type="string">
            <text:p>- Select <text:span text:style-name="T1">Profile</text:span></text:p>
            <text:p>- Select contact and click on [Edit] button</text:p>
            <text:p>- Select place (Work or home or other), Enter the valid value for Email, phone, instant message, URLs field.</text:p>
            <text:p>- Click on [cancel] button</text:p>
          </table:table-cell>
          <table:table-cell table:style-name="ce161" office:value-type="string">
            <text:p>Close editing contact form and keep all previous value.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44];6;1)&gt;MID([.F143];6;1);&quot;&quot;;MAX([.A$7:.A143])+1)" office:value-type="float" office:value="50">
            <text:p>050</text:p>
          </table:table-cell>
          <table:table-cell table:style-name="ce137" office:value-type="string">
            <text:p>PEO_05</text:p>
          </table:table-cell>
          <table:table-cell table:style-name="ce83" table:formula="oooc:=IF(MID([.F144];6;1)&gt;MID([.F143];6;1);[.C143];[.C143]+1)" office:value-type="float" office:value="47">
            <text:p>047</text:p>
          </table:table-cell>
          <table:table-cell table:style-name="ce143"/>
          <table:table-cell table:style-name="ce147" office:value-type="string">
            <text:p>Edit Experiences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17">
          <table:table-cell table:style-name="ce135" table:formula="oooc:=IF(MID([.F145];6;1)&gt;MID([.F144];6;1);&quot;&quot;;MAX([.A$7:.A144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45];6;1)&gt;MID([.F144];6;1);[.C144];[.C144]+1)" office:value-type="float" office:value="47">
            <text:p>047</text:p>
          </table:table-cell>
          <table:table-cell table:style-name="ce143"/>
          <table:table-cell table:style-name="ce151"/>
          <table:table-cell table:style-name="ce145" office:value-type="string">
            <text:p>Step 2: Edit information of the experiences</text:p>
          </table:table-cell>
          <table:table-cell table:style-name="ce145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company, position, Professional</text:p>
            <text:p>- Start date: select month and enter valid year</text:p>
            <text:p>- End date: check in on [Yes] or [no], if [no], select valid month and enter valid year</text:p>
            <text:p>- Enter Description</text:p>
            <text:p>- Click on [save] button</text:p>
          </table:table-cell>
          <table:table-cell table:style-name="ce161" office:value-type="string">
            <text:p>Add more experience for user successfully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46];6;1)&gt;MID([.F145];6;1);&quot;&quot;;MAX([.A$7:.A145])+1)" office:value-type="float" office:value="51">
            <text:p>051</text:p>
          </table:table-cell>
          <table:table-cell table:style-name="ce137" office:value-type="string">
            <text:p>PEO_05</text:p>
          </table:table-cell>
          <table:table-cell table:style-name="ce83" table:formula="oooc:=IF(MID([.F146];6;1)&gt;MID([.F145];6;1);[.C145];[.C145]+1)" office:value-type="float" office:value="48">
            <text:p>048</text:p>
          </table:table-cell>
          <table:table-cell table:style-name="ce143"/>
          <table:table-cell table:style-name="ce49" office:value-type="string">
            <text:p>Add new experiences with company is null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4">
          <table:table-cell table:style-name="ce135" table:formula="oooc:=IF(MID([.F147];6;1)&gt;MID([.F146];6;1);&quot;&quot;;MAX([.A$7:.A146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47];6;1)&gt;MID([.F146];6;1);[.C146];[.C146]+1)" office:value-type="float" office:value="48">
            <text:p>048</text:p>
          </table:table-cell>
          <table:table-cell table:style-name="ce143"/>
          <table:table-cell table:style-name="ce151"/>
          <table:table-cell table:style-name="ce145" office:value-type="string">
            <text:p>Step 2: Edit information of the experiences</text:p>
          </table:table-cell>
          <table:table-cell table:style-name="ce145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Professional. Keep company field is null</text:p>
            <text:p>- Start date: select month and enter valid year</text:p>
            <text:p>- End date: check in on [Yes] or [no], if [no], select valid month and enter valid year</text:p>
            <text:p>- Enter Description</text:p>
            <text:p>- Click on [save] button</text:p>
          </table:table-cell>
          <table:table-cell table:style-name="ce161" office:value-type="string">
            <text:p>Show message to user knows “company” is required</text:p>
          </table:table-cell>
          <table:table-cell table:style-name="ce166"/>
          <table:table-cell table:number-columns-repeated="238"/>
        </table:table-row>
        <table:table-row table:style-name="ro21">
          <table:table-cell table:style-name="ce135" table:formula="oooc:=IF(MID([.F148];6;1)&gt;MID([.F147];6;1);&quot;&quot;;MAX([.A$7:.A147])+1)" office:value-type="float" office:value="52">
            <text:p>052</text:p>
          </table:table-cell>
          <table:table-cell table:style-name="ce137" office:value-type="string">
            <text:p>PEO_05</text:p>
          </table:table-cell>
          <table:table-cell table:style-name="ce83" table:formula="oooc:=IF(MID([.F148];6;1)&gt;MID([.F147];6;1);[.C147];[.C147]+1)" office:value-type="float" office:value="49">
            <text:p>049</text:p>
          </table:table-cell>
          <table:table-cell table:style-name="ce143"/>
          <table:table-cell table:style-name="ce49" office:value-type="string">
            <text:p>Add new experiences with length of company field is smaller than 3 or bigger than 90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9">
          <table:table-cell table:style-name="ce135" table:formula="oooc:=IF(MID([.F149];6;1)&gt;MID([.F148];6;1);&quot;&quot;;MAX([.A$7:.A148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49];6;1)&gt;MID([.F148];6;1);[.C148];[.C148]+1)" office:value-type="float" office:value="49">
            <text:p>049</text:p>
          </table:table-cell>
          <table:table-cell table:style-name="ce143"/>
          <table:table-cell table:style-name="ce151"/>
          <table:table-cell table:style-name="ce145" office:value-type="string">
            <text:p>Step 2: Edit information of the experiences</text:p>
          </table:table-cell>
          <table:table-cell table:style-name="ce145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Professional. Enter data into Company field which length of is <text:s/>smaller than 30 or bigger than 90</text:p>
            <text:p>- Start date: select month and enter valid year</text:p>
            <text:p>- End date: check in on [Yes] or [no], if [no], select valid month and enter valid year</text:p>
            <text:p>- Enter Description</text:p>
            <text:p>- Click on [save] button</text:p>
          </table:table-cell>
          <table:table-cell table:style-name="ce161" office:value-type="string">
            <text:p>Show message to user knows “The length of the text in field "company2" must be between "3" and "90" characters.”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50];6;1)&gt;MID([.F149];6;1);&quot;&quot;;MAX([.A$7:.A149])+1)" office:value-type="float" office:value="53">
            <text:p>053</text:p>
          </table:table-cell>
          <table:table-cell table:style-name="ce137" office:value-type="string">
            <text:p>PEO_05</text:p>
          </table:table-cell>
          <table:table-cell table:style-name="ce83" table:formula="oooc:=IF(MID([.F150];6;1)&gt;MID([.F149];6;1);[.C149];[.C149]+1)" office:value-type="float" office:value="50">
            <text:p>050</text:p>
          </table:table-cell>
          <table:table-cell table:style-name="ce143"/>
          <table:table-cell table:style-name="ce49" office:value-type="string">
            <text:p>Add new experiences with position is null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4">
          <table:table-cell table:style-name="ce135" table:formula="oooc:=IF(MID([.F151];6;1)&gt;MID([.F150];6;1);&quot;&quot;;MAX([.A$7:.A150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51];6;1)&gt;MID([.F150];6;1);[.C150];[.C150]+1)" office:value-type="float" office:value="50">
            <text:p>050</text:p>
          </table:table-cell>
          <table:table-cell table:style-name="ce143"/>
          <table:table-cell table:style-name="ce151"/>
          <table:table-cell table:style-name="ce145" office:value-type="string">
            <text:p>Step 2: Edit information of the experiences</text:p>
          </table:table-cell>
          <table:table-cell table:style-name="ce145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company, Professional. Keep position field is null</text:p>
            <text:p>- Start date: select month and enter valid year</text:p>
            <text:p>- End date: check in on [Yes] or [no], if [no], select valid month and enter valid year</text:p>
            <text:p>- Enter Description</text:p>
            <text:p>- Click on [save] button</text:p>
          </table:table-cell>
          <table:table-cell table:style-name="ce161" office:value-type="string">
            <text:p>Show message to user knows “position” is required</text:p>
          </table:table-cell>
          <table:table-cell table:style-name="ce166"/>
          <table:table-cell table:number-columns-repeated="238"/>
        </table:table-row>
        <table:table-row table:style-name="ro21">
          <table:table-cell table:style-name="ce135" table:formula="oooc:=IF(MID([.F152];6;1)&gt;MID([.F151];6;1);&quot;&quot;;MAX([.A$7:.A151])+1)" office:value-type="float" office:value="54">
            <text:p>054</text:p>
          </table:table-cell>
          <table:table-cell table:style-name="ce137" office:value-type="string">
            <text:p>PEO_05</text:p>
          </table:table-cell>
          <table:table-cell table:style-name="ce83" table:formula="oooc:=IF(MID([.F152];6;1)&gt;MID([.F151];6;1);[.C151];[.C151]+1)" office:value-type="float" office:value="51">
            <text:p>051</text:p>
          </table:table-cell>
          <table:table-cell table:style-name="ce143"/>
          <table:table-cell table:style-name="ce49" office:value-type="string">
            <text:p>Add new experiences with length of position filed is smaller than 3 or bigger than 90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9">
          <table:table-cell table:style-name="ce135" table:formula="oooc:=IF(MID([.F153];6;1)&gt;MID([.F152];6;1);&quot;&quot;;MAX([.A$7:.A152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53];6;1)&gt;MID([.F152];6;1);[.C152];[.C152]+1)" office:value-type="float" office:value="51">
            <text:p>051</text:p>
          </table:table-cell>
          <table:table-cell table:style-name="ce143"/>
          <table:table-cell table:style-name="ce151"/>
          <table:table-cell table:style-name="ce145" office:value-type="string">
            <text:p>Step 2: Edit information of the experiences</text:p>
          </table:table-cell>
          <table:table-cell table:style-name="ce145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company, Professional. Enter data into position field which length of is <text:s/>smaller than 30 or bigger than 90</text:p>
            <text:p>- Start date: select month and enter valid year</text:p>
            <text:p>- End date: check in on [Yes] or [no], if [no], select valid month and enter valid year</text:p>
            <text:p>- Enter Description</text:p>
            <text:p>- Click on [save] button</text:p>
          </table:table-cell>
          <table:table-cell table:style-name="ce161" office:value-type="string">
            <text:p>Show message to user knows “The length of the text in field "position" must be between "3" and "90" characters.”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54];6;1)&gt;MID([.F153];6;1);&quot;&quot;;MAX([.A$7:.A153])+1)" office:value-type="float" office:value="55">
            <text:p>055</text:p>
          </table:table-cell>
          <table:table-cell table:style-name="ce137" office:value-type="string">
            <text:p>PEO_05</text:p>
          </table:table-cell>
          <table:table-cell table:style-name="ce83" table:formula="oooc:=IF(MID([.F154];6;1)&gt;MID([.F153];6;1);[.C153];[.C153]+1)" office:value-type="float" office:value="52">
            <text:p>052</text:p>
          </table:table-cell>
          <table:table-cell table:style-name="ce143"/>
          <table:table-cell table:style-name="ce49" office:value-type="string">
            <text:p>Add new experiences with professional is null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4">
          <table:table-cell table:style-name="ce135" table:formula="oooc:=IF(MID([.F155];6;1)&gt;MID([.F154];6;1);&quot;&quot;;MAX([.A$7:.A154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55];6;1)&gt;MID([.F154];6;1);[.C154];[.C154]+1)" office:value-type="float" office:value="52">
            <text:p>052</text:p>
          </table:table-cell>
          <table:table-cell table:style-name="ce143"/>
          <table:table-cell table:style-name="ce151"/>
          <table:table-cell table:style-name="ce145" office:value-type="string">
            <text:p>Step 2: Edit information of the experiences</text:p>
          </table:table-cell>
          <table:table-cell table:style-name="ce145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company, position. Keep Professional field is null</text:p>
            <text:p>- Start date: select month and enter valid year</text:p>
            <text:p>- End date: check in on [Yes] or [no], if [no], select valid month and enter valid year</text:p>
            <text:p>- Enter Description</text:p>
            <text:p>- Click on [save] button</text:p>
          </table:table-cell>
          <table:table-cell table:style-name="ce161" office:value-type="string">
            <text:p>Add more experience for user successfully. Show new experience has added</text:p>
          </table:table-cell>
          <table:table-cell table:style-name="ce166"/>
          <table:table-cell table:number-columns-repeated="238"/>
        </table:table-row>
        <table:table-row table:style-name="ro15">
          <table:table-cell table:style-name="ce135" table:formula="oooc:=IF(MID([.F156];6;1)&gt;MID([.F155];6;1);&quot;&quot;;MAX([.A$7:.A155])+1)" office:value-type="float" office:value="56">
            <text:p>056</text:p>
          </table:table-cell>
          <table:table-cell table:style-name="ce137" office:value-type="string">
            <text:p>PEO_05</text:p>
          </table:table-cell>
          <table:table-cell table:style-name="ce83" table:formula="oooc:=IF(MID([.F156];6;1)&gt;MID([.F155];6;1);[.C155];[.C155]+1)" office:value-type="float" office:value="53">
            <text:p>053</text:p>
          </table:table-cell>
          <table:table-cell table:style-name="ce143"/>
          <table:table-cell table:style-name="ce49" office:value-type="string">
            <text:p>Add new experiences with professional is unlimited length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3">
          <table:table-cell table:style-name="ce135" table:formula="oooc:=IF(MID([.F157];6;1)&gt;MID([.F156];6;1);&quot;&quot;;MAX([.A$7:.A156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57];6;1)&gt;MID([.F156];6;1);[.C156];[.C156]+1)" office:value-type="float" office:value="53">
            <text:p>053</text:p>
          </table:table-cell>
          <table:table-cell table:style-name="ce143"/>
          <table:table-cell table:style-name="ce151"/>
          <table:table-cell table:style-name="ce145" office:value-type="string">
            <text:p>Step 2: Edit information of the experiences</text:p>
          </table:table-cell>
          <table:table-cell table:style-name="ce145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company, position. Enter unlimited data into professional field</text:p>
            <text:p>- Start date: select month and enter valid year</text:p>
            <text:p>- End date: check in on [Yes] or [no], if [no], select valid month and enter valid year</text:p>
            <text:p>- Enter Description</text:p>
            <text:p>- Click on [save] button</text:p>
          </table:table-cell>
          <table:table-cell table:style-name="ce161" office:value-type="string">
            <text:p>Add more experience for user successfully. Show new experience has added</text:p>
          </table:table-cell>
          <table:table-cell table:style-name="ce166"/>
          <table:table-cell table:number-columns-repeated="238"/>
        </table:table-row>
        <table:table-row table:style-name="ro15">
          <table:table-cell table:style-name="ce135" table:formula="oooc:=IF(MID([.F158];6;1)&gt;MID([.F157];6;1);&quot;&quot;;MAX([.A$7:.A157])+1)" office:value-type="float" office:value="57">
            <text:p>057</text:p>
          </table:table-cell>
          <table:table-cell table:style-name="ce137" office:value-type="string">
            <text:p>PEO_05</text:p>
          </table:table-cell>
          <table:table-cell table:style-name="ce83" table:formula="oooc:=IF(MID([.F158];6;1)&gt;MID([.F157];6;1);[.C157];[.C157]+1)" office:value-type="float" office:value="54">
            <text:p>054</text:p>
          </table:table-cell>
          <table:table-cell table:style-name="ce143"/>
          <table:table-cell table:style-name="ce147" office:value-type="string">
            <text:p>Add new information about experience if still in this position 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6">
          <table:table-cell table:style-name="ce135" table:formula="oooc:=IF(MID([.F159];6;1)&gt;MID([.F158];6;1);&quot;&quot;;MAX([.A$7:.A158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59];6;1)&gt;MID([.F158];6;1);[.C158];[.C158]+1)" office:value-type="float" office:value="54">
            <text:p>054</text:p>
          </table:table-cell>
          <table:table-cell table:style-name="ce143"/>
          <table:table-cell table:style-name="ce151"/>
          <table:table-cell table:style-name="ce145" office:value-type="string">
            <text:p>Step 2: Edit information of the experiences with user has still in this position</text:p>
          </table:table-cell>
          <table:table-cell table:style-name="ce145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company, position, Professional, Start date</text:p>
            <text:p>- At the End date field: check in check box of Still in this position,</text:p>
            <text:p>- Enter Description</text:p>
            <text:p>- Click on [save] button</text:p>
          </table:table-cell>
          <table:table-cell table:style-name="ce161" office:value-type="string">
            <text:p>Add more experience for user successfully.</text:p>
            <text:p>Show new experience has added, at the time field: show value of start time to now.</text:p>
          </table:table-cell>
          <table:table-cell table:style-name="ce166"/>
          <table:table-cell table:number-columns-repeated="238"/>
        </table:table-row>
        <table:table-row table:style-name="ro15">
          <table:table-cell table:style-name="ce135" table:formula="oooc:=IF(MID([.F160];6;1)&gt;MID([.F159];6;1);&quot;&quot;;MAX([.A$7:.A159])+1)" office:value-type="float" office:value="58">
            <text:p>058</text:p>
          </table:table-cell>
          <table:table-cell table:style-name="ce137" office:value-type="string">
            <text:p>PEO_05</text:p>
          </table:table-cell>
          <table:table-cell table:style-name="ce83" table:formula="oooc:=IF(MID([.F160];6;1)&gt;MID([.F159];6;1);[.C159];[.C159]+1)" office:value-type="float" office:value="55">
            <text:p>055</text:p>
          </table:table-cell>
          <table:table-cell table:style-name="ce143"/>
          <table:table-cell table:style-name="ce147" office:value-type="string">
            <text:p>Add new information about experience if no still in this position 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17">
          <table:table-cell table:style-name="ce135" table:formula="oooc:=IF(MID([.F161];6;1)&gt;MID([.F160];6;1);&quot;&quot;;MAX([.A$7:.A160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61];6;1)&gt;MID([.F160];6;1);[.C160];[.C160]+1)" office:value-type="float" office:value="55">
            <text:p>055</text:p>
          </table:table-cell>
          <table:table-cell table:style-name="ce143"/>
          <table:table-cell table:style-name="ce151"/>
          <table:table-cell table:style-name="ce145" office:value-type="string">
            <text:p>Step 2: Edit information of the experiences with user has no still in this position</text:p>
          </table:table-cell>
          <table:table-cell table:style-name="ce145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company, position, Professional, Start date</text:p>
            <text:p>- End date field: Don't check in check box of Still in this position and select month and enter year</text:p>
            <text:p>- Enter Description</text:p>
            <text:p>- Click on [save] button</text:p>
          </table:table-cell>
          <table:table-cell table:style-name="ce161" office:value-type="string">
            <text:p>Add more experience for user successfully.</text:p>
            <text:p>Show new experience has added, at the time field: show value of start time to end time.</text:p>
          </table:table-cell>
          <table:table-cell table:style-name="ce166"/>
          <table:table-cell table:number-columns-repeated="238"/>
        </table:table-row>
        <table:table-row table:style-name="ro15">
          <table:table-cell table:style-name="ce135" table:formula="oooc:=IF(MID([.F162];6;1)&gt;MID([.F161];6;1);&quot;&quot;;MAX([.A$7:.A161])+1)" office:value-type="float" office:value="59">
            <text:p>059</text:p>
          </table:table-cell>
          <table:table-cell table:style-name="ce137" office:value-type="string">
            <text:p>PEO_05</text:p>
          </table:table-cell>
          <table:table-cell table:style-name="ce83" table:formula="oooc:=IF(MID([.F162];6;1)&gt;MID([.F161];6;1);[.C161];[.C161]+1)" office:value-type="float" office:value="56">
            <text:p>056</text:p>
          </table:table-cell>
          <table:table-cell table:style-name="ce143"/>
          <table:table-cell table:style-name="ce147" office:value-type="string">
            <text:p>Enter invalid data into years text box (not positive)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3">
          <table:table-cell table:style-name="ce135" table:formula="oooc:=IF(MID([.F163];6;1)&gt;MID([.F162];6;1);&quot;&quot;;MAX([.A$7:.A162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63];6;1)&gt;MID([.F162];6;1);[.C162];[.C162]+1)" office:value-type="float" office:value="56">
            <text:p>056</text:p>
          </table:table-cell>
          <table:table-cell table:style-name="ce143"/>
          <table:table-cell table:style-name="ce151"/>
          <table:table-cell table:style-name="ce145" office:value-type="string">
            <text:p>Step 2: Edit information of the experiences</text:p>
          </table:table-cell>
          <table:table-cell table:style-name="ce145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company, position, Professional</text:p>
            <text:p>- Start date: select month and enter invalid data for year (not positive number)</text:p>
            <text:p>- End date field: check in [no] of Still in this position and select month and enter <text:s/>enter invalid data (not positive number)</text:p>
            <text:p>- Enter Description</text:p>
            <text:p>- Click on [save] button</text:p>
          </table:table-cell>
          <table:table-cell table:style-name="ce161" office:value-type="string">
            <text:p>Show message to user know some invalid value in form.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64];6;1)&gt;MID([.F163];6;1);&quot;&quot;;MAX([.A$7:.A163])+1)" office:value-type="float" office:value="60">
            <text:p>060</text:p>
          </table:table-cell>
          <table:table-cell table:style-name="ce137" office:value-type="string">
            <text:p>PEO_05</text:p>
          </table:table-cell>
          <table:table-cell table:style-name="ce83" table:formula="oooc:=IF(MID([.F164];6;1)&gt;MID([.F163];6;1);[.C163];[.C163]+1)" office:value-type="float" office:value="57">
            <text:p>057</text:p>
          </table:table-cell>
          <table:table-cell table:style-name="ce143"/>
          <table:table-cell table:style-name="ce147" office:value-type="string">
            <text:p>Start date is greater than the present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18">
          <table:table-cell table:style-name="ce135" table:formula="oooc:=IF(MID([.F165];6;1)&gt;MID([.F164];6;1);&quot;&quot;;MAX([.A$7:.A164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65];6;1)&gt;MID([.F164];6;1);[.C164];[.C164]+1)" office:value-type="float" office:value="57">
            <text:p>057</text:p>
          </table:table-cell>
          <table:table-cell table:style-name="ce143"/>
          <table:table-cell table:style-name="ce151"/>
          <table:table-cell table:style-name="ce145" office:value-type="string">
            <text:p>Step 2: Edit information of the experiences with start date is greater than the present.</text:p>
          </table:table-cell>
          <table:table-cell table:style-name="ce145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company, position, Professional</text:p>
            <text:p>- Start date: enter Start date is greater than the present</text:p>
            <text:p>- End date field: enter valid data</text:p>
            <text:p>- Enter Description</text:p>
            <text:p>- Click on [save] button</text:p>
          </table:table-cell>
          <table:table-cell table:style-name="ce161" office:value-type="string">
            <text:p>Show message to user know <text:span text:style-name="T7">start date</text:span> is invalid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66];6;1)&gt;MID([.F165];6;1);&quot;&quot;;MAX([.A$7:.A165])+1)" office:value-type="float" office:value="61">
            <text:p>061</text:p>
          </table:table-cell>
          <table:table-cell table:style-name="ce137" office:value-type="string">
            <text:p>PEO_05</text:p>
          </table:table-cell>
          <table:table-cell table:style-name="ce83" table:formula="oooc:=IF(MID([.F166];6;1)&gt;MID([.F165];6;1);[.C165];[.C165]+1)" office:value-type="float" office:value="58">
            <text:p>058</text:p>
          </table:table-cell>
          <table:table-cell table:style-name="ce143"/>
          <table:table-cell table:style-name="ce53" office:value-type="string">
            <text:p>End date is greater than the present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6">
          <table:table-cell table:style-name="ce135" table:formula="oooc:=IF(MID([.F167];6;1)&gt;MID([.F166];6;1);&quot;&quot;;MAX([.A$7:.A166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67];6;1)&gt;MID([.F166];6;1);[.C166];[.C166]+1)" office:value-type="float" office:value="58">
            <text:p>058</text:p>
          </table:table-cell>
          <table:table-cell table:style-name="ce143"/>
          <table:table-cell table:style-name="ce151"/>
          <table:table-cell table:style-name="ce145" office:value-type="string">
            <text:p>Step 2: Edit information of the experiences with end date is less than the present</text:p>
          </table:table-cell>
          <table:table-cell table:style-name="ce145"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company, position, Professional</text:p>
            <text:p>- Start date: enter valid data </text:p>
            <text:p>- End date field: Check in [yes] check box and enter the value is greater than the present</text:p>
            <text:p>- Enter Description</text:p>
            <text:p>- Click on [save] button</text:p>
          </table:table-cell>
          <table:table-cell table:style-name="ce161" office:value-type="string">
            <text:p>Show message to user know <text:span text:style-name="T7">end date is after today</text:span></text:p>
            <text:p/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68];6;1)&gt;MID([.F167];6;1);&quot;&quot;;MAX([.A$7:.A167])+1)" office:value-type="float" office:value="62">
            <text:p>062</text:p>
          </table:table-cell>
          <table:table-cell table:style-name="ce137" office:value-type="string">
            <text:p>PEO_05</text:p>
          </table:table-cell>
          <table:table-cell table:style-name="ce83" table:formula="oooc:=IF(MID([.F168];6;1)&gt;MID([.F167];6;1);[.C167];[.C167]+1)" office:value-type="float" office:value="59">
            <text:p>059</text:p>
          </table:table-cell>
          <table:table-cell table:style-name="ce143"/>
          <table:table-cell table:style-name="ce53" office:value-type="string">
            <text:p>Start date is greater than end date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6">
          <table:table-cell table:style-name="ce135" table:formula="oooc:=IF(MID([.F169];6;1)&gt;MID([.F168];6;1);&quot;&quot;;MAX([.A$7:.A168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69];6;1)&gt;MID([.F168];6;1);[.C168];[.C168]+1)" office:value-type="float" office:value="59">
            <text:p>059</text:p>
          </table:table-cell>
          <table:table-cell table:style-name="ce143"/>
          <table:table-cell table:style-name="ce151"/>
          <table:table-cell table:style-name="ce145" office:value-type="string">
            <text:p>Step 2: Edit information of the experiences with end date is less than the present</text:p>
          </table:table-cell>
          <table:table-cell table:style-name="ce145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company, position, Professional</text:p>
            <text:p>- Start date: enter valid data </text:p>
            <text:p>- End date field: Check in [yes] check box and enter the value is less than the Start time</text:p>
            <text:p>- Enter Description</text:p>
            <text:p>- Click on [save] button</text:p>
          </table:table-cell>
          <table:table-cell table:style-name="ce161" office:value-type="string">
            <text:p>Show message to user knows time is not valid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70];6;1)&gt;MID([.F169];6;1);&quot;&quot;;MAX([.A$7:.A169])+1)" office:value-type="float" office:value="63">
            <text:p>063</text:p>
          </table:table-cell>
          <table:table-cell table:style-name="ce137" office:value-type="string">
            <text:p>PEO_05</text:p>
          </table:table-cell>
          <table:table-cell table:style-name="ce83" table:formula="oooc:=IF(MID([.F170];6;1)&gt;MID([.F169];6;1);[.C169];[.C169]+1)" office:value-type="float" office:value="60">
            <text:p>060</text:p>
          </table:table-cell>
          <table:table-cell table:style-name="ce143"/>
          <table:table-cell table:style-name="ce47" office:value-type="string">
            <text:p>Add more experience with description is null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7">
          <table:table-cell table:style-name="ce135" table:formula="oooc:=IF(MID([.F171];6;1)&gt;MID([.F170];6;1);&quot;&quot;;MAX([.A$7:.A170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71];6;1)&gt;MID([.F170];6;1);[.C170];[.C170]+1)" office:value-type="float" office:value="60">
            <text:p>060</text:p>
          </table:table-cell>
          <table:table-cell table:style-name="ce143"/>
          <table:table-cell table:style-name="ce47"/>
          <table:table-cell table:style-name="ce145" office:value-type="string">
            <text:p>Step 2: Edit information of the experiences with end date is less than the present</text:p>
          </table:table-cell>
          <table:table-cell table:style-name="ce145" office:value-type="string">
            <text:p>- Click on [Add] button</text:p>
            <text:p>- Enter valid data into all field: company, position, professional</text:p>
            <text:p>- Start date: select month and enter valid year</text:p>
            <text:p>- End date: check in on [Yes] or [no], if [no], select valid month and enter valid year</text:p>
            <text:p>- Keep description field is null</text:p>
            <text:p>- Click on [save] button</text:p>
          </table:table-cell>
          <table:table-cell table:style-name="ce161" office:value-type="string">
            <text:p>Add more experience for user successfully</text:p>
          </table:table-cell>
          <table:table-cell table:style-name="ce166"/>
          <table:table-cell table:number-columns-repeated="238"/>
        </table:table-row>
        <table:table-row table:style-name="ro15">
          <table:table-cell table:style-name="ce135" table:formula="oooc:=IF(MID([.F172];6;1)&gt;MID([.F171];6;1);&quot;&quot;;MAX([.A$7:.A171])+1)" office:value-type="float" office:value="64">
            <text:p>064</text:p>
          </table:table-cell>
          <table:table-cell table:style-name="ce137" office:value-type="string">
            <text:p>PEO_05</text:p>
          </table:table-cell>
          <table:table-cell table:style-name="ce83" table:formula="oooc:=IF(MID([.F172];6;1)&gt;MID([.F171];6;1);[.C171];[.C171]+1)" office:value-type="float" office:value="61">
            <text:p>061</text:p>
          </table:table-cell>
          <table:table-cell table:style-name="ce143"/>
          <table:table-cell table:style-name="ce47" office:value-type="string">
            <text:p>Add more experience with length of description field is unlimited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4">
          <table:table-cell table:style-name="ce135" table:formula="oooc:=IF(MID([.F173];6;1)&gt;MID([.F172];6;1);&quot;&quot;;MAX([.A$7:.A172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73];6;1)&gt;MID([.F172];6;1);[.C172];[.C172]+1)" office:value-type="float" office:value="61">
            <text:p>061</text:p>
          </table:table-cell>
          <table:table-cell table:style-name="ce143"/>
          <table:table-cell table:style-name="ce47"/>
          <table:table-cell table:style-name="ce145" office:value-type="string">
            <text:p>Step 2: Edit information of the experiences with end date is less than the present</text:p>
          </table:table-cell>
          <table:table-cell table:style-name="ce145"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company, position, professional</text:p>
            <text:p>- Start date: select month and enter valid year</text:p>
            <text:p>- End date: check in on [Yes] or [no], if [no], select valid month and enter valid year</text:p>
            <text:p>- Description field: enter unlimited chars</text:p>
            <text:p>- Click on [save] button</text:p>
          </table:table-cell>
          <table:table-cell table:style-name="ce161" office:value-type="string">
            <text:p>Add more experience for user successfully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74];6;1)&gt;MID([.F173];6;1);&quot;&quot;;MAX([.A$7:.A173])+1)" office:value-type="float" office:value="65">
            <text:p>065</text:p>
          </table:table-cell>
          <table:table-cell table:style-name="ce137" office:value-type="string">
            <text:p>PEO_05</text:p>
          </table:table-cell>
          <table:table-cell table:style-name="ce83" table:formula="oooc:=IF(MID([.F174];6;1)&gt;MID([.F173];6;1);[.C173];[.C173]+1)" office:value-type="float" office:value="62">
            <text:p>062</text:p>
          </table:table-cell>
          <table:table-cell table:style-name="ce143"/>
          <table:table-cell table:style-name="ce147" office:value-type="string">
            <text:p>Add multi experience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4">
          <table:table-cell table:style-name="ce135" table:formula="oooc:=IF(MID([.F175];6;1)&gt;MID([.F174];6;1);&quot;&quot;;MAX([.A$7:.A174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75];6;1)&gt;MID([.F174];6;1);[.C174];[.C174]+1)" office:value-type="float" office:value="62">
            <text:p>062</text:p>
          </table:table-cell>
          <table:table-cell table:style-name="ce143"/>
          <table:table-cell table:style-name="ce151"/>
          <table:table-cell table:style-name="ce145" office:value-type="string">
            <text:p>Step 2: Edit information of the experiences with end date is less than the present</text:p>
          </table:table-cell>
          <table:table-cell table:style-name="ce145"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company, position, professional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61" office:value-type="string">
            <text:p>Save all experiences.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76];6;1)&gt;MID([.F175];6;1);&quot;&quot;;MAX([.A$7:.A175])+1)" office:value-type="float" office:value="66">
            <text:p>066</text:p>
          </table:table-cell>
          <table:table-cell table:style-name="ce137" office:value-type="string">
            <text:p>PEO_05</text:p>
          </table:table-cell>
          <table:table-cell table:style-name="ce83" table:formula="oooc:=IF(MID([.F176];6;1)&gt;MID([.F175];6;1);[.C175];[.C175]+1)" office:value-type="float" office:value="63">
            <text:p>063</text:p>
          </table:table-cell>
          <table:table-cell table:style-name="ce143"/>
          <table:table-cell table:style-name="ce49" office:value-type="string">
            <text:p>Delete experience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24">
          <table:table-cell table:style-name="ce135" table:formula="oooc:=IF(MID([.F177];6;1)&gt;MID([.F176];6;1);&quot;&quot;;MAX([.A$7:.A176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77];6;1)&gt;MID([.F176];6;1);[.C176];[.C176]+1)" office:value-type="float" office:value="63">
            <text:p>063</text:p>
          </table:table-cell>
          <table:table-cell table:style-name="ce143"/>
          <table:table-cell table:style-name="ce151"/>
          <table:table-cell table:style-name="ce145" office:value-type="string">
            <text:p>Step 2: Edit information of the experiences with end date is less than the present</text:p>
          </table:table-cell>
          <table:table-cell table:style-name="ce145"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company, position, professional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61" office:value-type="string">
            <text:p>Save all experiences.</text:p>
          </table:table-cell>
          <table:table-cell table:style-name="ce166"/>
          <table:table-cell table:number-columns-repeated="238"/>
        </table:table-row>
        <table:table-row table:style-name="ro19">
          <table:table-cell table:style-name="ce135" table:formula="oooc:=IF(MID([.F178];6;1)&gt;MID([.F177];6;1);&quot;&quot;;MAX([.A$7:.A177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78];6;1)&gt;MID([.F177];6;1);[.C177];[.C177]+1)" office:value-type="float" office:value="63">
            <text:p>063</text:p>
          </table:table-cell>
          <table:table-cell table:style-name="ce143"/>
          <table:table-cell table:style-name="ce151"/>
          <table:table-cell table:style-name="ce145" office:value-type="string">
            <text:p>Step 3: Delete the experience</text:p>
          </table:table-cell>
          <table:table-cell table:style-name="ce159" office:value-type="string">
            <text:p>- Select experiences and click on [Edit] icon</text:p>
            <text:p>- Click on [Delete] icon to delete experience</text:p>
            <text:p>- Click on [Save] button</text:p>
          </table:table-cell>
          <table:table-cell table:style-name="ce145" office:value-type="string">
            <text:p>The experience is moved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79];6;1)&gt;MID([.F178];6;1);&quot;&quot;;MAX([.A$7:.A178])+1)" office:value-type="float" office:value="67">
            <text:p>067</text:p>
          </table:table-cell>
          <table:table-cell table:style-name="ce137" office:value-type="string">
            <text:p>PEO_05</text:p>
          </table:table-cell>
          <table:table-cell table:style-name="ce83" table:formula="oooc:=IF(MID([.F179];6;1)&gt;MID([.F178];6;1);[.C178];[.C178]+1)" office:value-type="float" office:value="64">
            <text:p>064</text:p>
          </table:table-cell>
          <table:table-cell table:style-name="ce145"/>
          <table:table-cell table:style-name="ce49" office:value-type="string">
            <text:p>Cancel the editing experience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18">
          <table:table-cell table:style-name="ce135" table:formula="oooc:=IF(MID([.F180];6;1)&gt;MID([.F179];6;1);&quot;&quot;;MAX([.A$7:.A179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80];6;1)&gt;MID([.F179];6;1);[.C179];[.C179]+1)" office:value-type="float" office:value="64">
            <text:p>064</text:p>
          </table:table-cell>
          <table:table-cell table:style-name="ce145"/>
          <table:table-cell table:style-name="ce151"/>
          <table:table-cell table:style-name="ce145" office:value-type="string">
            <text:p>Step 2: Edit information of the experiences with end date is less than the present</text:p>
          </table:table-cell>
          <table:table-cell table:style-name="ce145"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company, position, professional</text:p>
            <text:p>- Start date: enter valid data </text:p>
            <text:p>- End date field: Check in [yes] check box and enter valid data </text:p>
            <text:p>- Enter Description</text:p>
            <text:p>- Click on [cancel] button</text:p>
          </table:table-cell>
          <table:table-cell table:style-name="ce161" office:value-type="string">
            <text:p>Close editing Experience form and keep all previous value.</text:p>
          </table:table-cell>
          <table:table-cell table:style-name="ce166"/>
          <table:table-cell table:number-columns-repeated="238"/>
        </table:table-row>
        <table:table-row table:style-name="ro15">
          <table:table-cell table:style-name="ce135" table:formula="oooc:=IF(MID([.F181];6;1)&gt;MID([.F180];6;1);&quot;&quot;;MAX([.A$7:.A180])+1)" office:value-type="float" office:value="68">
            <text:p>068</text:p>
          </table:table-cell>
          <table:table-cell table:style-name="ce137" office:value-type="string">
            <text:p>PEO_05</text:p>
          </table:table-cell>
          <table:table-cell table:style-name="ce83" table:formula="oooc:=IF(MID([.F181];6;1)&gt;MID([.F180];6;1);[.C180];[.C180]+1)" office:value-type="float" office:value="65">
            <text:p>065</text:p>
          </table:table-cell>
          <table:table-cell table:style-name="ce145"/>
          <table:table-cell table:style-name="ce47" office:value-type="string">
            <text:p>Edit Profile with changing avatar which it's name is blank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16">
          <table:table-cell table:style-name="ce135" table:formula="oooc:=IF(MID([.F182];6;1)&gt;MID([.F181];6;1);&quot;&quot;;MAX([.A$7:.A181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82];6;1)&gt;MID([.F181];6;1);[.C181];[.C181]+1)" office:value-type="float" office:value="65">
            <text:p>065</text:p>
          </table:table-cell>
          <table:table-cell table:style-name="ce145"/>
          <table:table-cell table:style-name="ce152"/>
          <table:table-cell table:style-name="ce145" office:value-type="string">
            <text:p>Step 2: Show form upload avatar</text:p>
          </table:table-cell>
          <table:table-cell table:style-name="ce145" office:value-type="string">
            <text:p>- Select <text:span text:style-name="T1">Profile</text:span></text:p>
            <text:p><text:span text:style-name="T1">- </text:span><text:span text:style-name="T6">Click on Change avatar</text:span></text:p>
          </table:table-cell>
          <table:table-cell table:style-name="ce145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66"/>
          <table:table-cell table:number-columns-repeated="238"/>
        </table:table-row>
        <table:table-row table:style-name="ro28">
          <table:table-cell table:style-name="ce135" table:formula="oooc:=IF(MID([.F183];6;1)&gt;MID([.F182];6;1);&quot;&quot;;MAX([.A$7:.A182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83];6;1)&gt;MID([.F182];6;1);[.C182];[.C182]+1)" office:value-type="float" office:value="65">
            <text:p>065</text:p>
          </table:table-cell>
          <table:table-cell table:style-name="ce145"/>
          <table:table-cell table:style-name="ce152"/>
          <table:table-cell table:style-name="ce145" office:value-type="string">
            <text:p>Step 3: upload image</text:p>
          </table:table-cell>
          <table:table-cell table:style-name="ce145" office:value-type="string">
            <text:p>- Keep name field is blank</text:p>
            <text:p>- Browser to image file (.png, .gif, .jpg, .jpeg) on local</text:p>
            <text:p>- Click on Confirm button</text:p>
          </table:table-cell>
          <table:table-cell table:style-name="ce145" office:value-type="string">
            <text:p>Move to avatar preview. Some information are displayed:</text:p>
            <text:p>- File name: original name of file on local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84];6;1)&gt;MID([.F183];6;1);&quot;&quot;;MAX([.A$7:.A183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84];6;1)&gt;MID([.F183];6;1);[.C183];[.C183]+1)" office:value-type="float" office:value="65">
            <text:p>065</text:p>
          </table:table-cell>
          <table:table-cell table:style-name="ce145"/>
          <table:table-cell table:style-name="ce148"/>
          <table:table-cell table:style-name="ce145" office:value-type="string">
            <text:p>Step 4: Finish change avatar</text:p>
          </table:table-cell>
          <table:table-cell table:style-name="ce159" office:value-type="string">
            <text:p>- Click on Save button on avatar preview form</text:p>
          </table:table-cell>
          <table:table-cell table:style-name="ce145" office:value-type="string">
            <text:p>New avatar is displayed</text:p>
          </table:table-cell>
          <table:table-cell table:style-name="ce166"/>
          <table:table-cell table:number-columns-repeated="238"/>
        </table:table-row>
        <table:table-row table:style-name="ro15">
          <table:table-cell table:style-name="ce135" table:formula="oooc:=IF(MID([.F185];6;1)&gt;MID([.F184];6;1);&quot;&quot;;MAX([.A$7:.A184])+1)" office:value-type="float" office:value="69">
            <text:p>069</text:p>
          </table:table-cell>
          <table:table-cell table:style-name="ce137" office:value-type="string">
            <text:p>PEO_05</text:p>
          </table:table-cell>
          <table:table-cell table:style-name="ce83" table:formula="oooc:=IF(MID([.F185];6;1)&gt;MID([.F184];6;1);[.C184];[.C184]+1)" office:value-type="float" office:value="66">
            <text:p>066</text:p>
          </table:table-cell>
          <table:table-cell table:style-name="ce145"/>
          <table:table-cell table:style-name="ce47" office:value-type="string">
            <text:p>Edit Profile with changing avatar which it's name is not blank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16">
          <table:table-cell table:style-name="ce135" table:formula="oooc:=IF(MID([.F186];6;1)&gt;MID([.F185];6;1);&quot;&quot;;MAX([.A$7:.A185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86];6;1)&gt;MID([.F185];6;1);[.C185];[.C185]+1)" office:value-type="float" office:value="66">
            <text:p>066</text:p>
          </table:table-cell>
          <table:table-cell table:style-name="ce146"/>
          <table:table-cell table:style-name="ce152"/>
          <table:table-cell table:style-name="ce145" office:value-type="string">
            <text:p>Step 2: Show form upload avatar</text:p>
          </table:table-cell>
          <table:table-cell table:style-name="ce145" office:value-type="string">
            <text:p>- Select <text:span text:style-name="T1">Profile</text:span></text:p>
            <text:p><text:span text:style-name="T1">- </text:span><text:span text:style-name="T6">Click on Change avatar</text:span></text:p>
          </table:table-cell>
          <table:table-cell table:style-name="ce145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66"/>
          <table:table-cell table:number-columns-repeated="238"/>
        </table:table-row>
        <table:table-row table:style-name="ro28">
          <table:table-cell table:style-name="ce135" table:formula="oooc:=IF(MID([.F187];6;1)&gt;MID([.F186];6;1);&quot;&quot;;MAX([.A$7:.A186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87];6;1)&gt;MID([.F186];6;1);[.C186];[.C186]+1)" office:value-type="float" office:value="66">
            <text:p>066</text:p>
          </table:table-cell>
          <table:table-cell table:style-name="ce146"/>
          <table:table-cell table:style-name="ce152"/>
          <table:table-cell table:style-name="ce145" office:value-type="string">
            <text:p>Step 3: upload image</text:p>
          </table:table-cell>
          <table:table-cell table:style-name="ce145" office:value-type="string">
            <text:p>- Name field: enter some data</text:p>
            <text:p>- Browser to image file (.png, .gif, .jpg, .jpeg) on local</text:p>
            <text:p>- Click on Confirm button</text:p>
          </table:table-cell>
          <table:table-cell table:style-name="ce145" office:value-type="string">
            <text:p>Move to avatar preview. Some information are displayed:</text:p>
            <text:p>- File name: some text on name file is replaced for original name of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88];6;1)&gt;MID([.F187];6;1);&quot;&quot;;MAX([.A$7:.A187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88];6;1)&gt;MID([.F187];6;1);[.C187];[.C187]+1)" office:value-type="float" office:value="66">
            <text:p>066</text:p>
          </table:table-cell>
          <table:table-cell table:style-name="ce146"/>
          <table:table-cell table:style-name="ce153"/>
          <table:table-cell table:style-name="ce145" office:value-type="string">
            <text:p>Step 4: Finish change avatar</text:p>
          </table:table-cell>
          <table:table-cell table:style-name="ce159" office:value-type="string">
            <text:p>- Click on Save button on avatar preview form</text:p>
          </table:table-cell>
          <table:table-cell table:style-name="ce145" office:value-type="string">
            <text:p>New avatar is displayed</text:p>
          </table:table-cell>
          <table:table-cell table:style-name="ce166"/>
          <table:table-cell table:number-columns-repeated="238"/>
        </table:table-row>
        <table:table-row table:style-name="ro15">
          <table:table-cell table:style-name="ce135" table:formula="oooc:=IF(MID([.F189];6;1)&gt;MID([.F188];6;1);&quot;&quot;;MAX([.A$7:.A188])+1)" office:value-type="float" office:value="70">
            <text:p>070</text:p>
          </table:table-cell>
          <table:table-cell table:style-name="ce137" office:value-type="string">
            <text:p>PEO_05</text:p>
          </table:table-cell>
          <table:table-cell table:style-name="ce83" table:formula="oooc:=IF(MID([.F189];6;1)&gt;MID([.F188];6;1);[.C188];[.C188]+1)" office:value-type="float" office:value="67">
            <text:p>067</text:p>
          </table:table-cell>
          <table:table-cell table:style-name="ce146"/>
          <table:table-cell table:style-name="ce47" office:value-type="string">
            <text:p>Edit Profile with changing valid type of image for avatar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16">
          <table:table-cell table:style-name="ce135" table:formula="oooc:=IF(MID([.F190];6;1)&gt;MID([.F189];6;1);&quot;&quot;;MAX([.A$7:.A189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90];6;1)&gt;MID([.F189];6;1);[.C189];[.C189]+1)" office:value-type="float" office:value="67">
            <text:p>067</text:p>
          </table:table-cell>
          <table:table-cell table:style-name="ce146"/>
          <table:table-cell table:style-name="ce153"/>
          <table:table-cell table:style-name="ce145" office:value-type="string">
            <text:p>Step 2: Show form upload avatar</text:p>
          </table:table-cell>
          <table:table-cell table:style-name="ce145" office:value-type="string">
            <text:p>- Select <text:span text:style-name="T1">Profile</text:span></text:p>
            <text:p><text:span text:style-name="T1">- </text:span><text:span text:style-name="T6">Click on Change avatar</text:span></text:p>
          </table:table-cell>
          <table:table-cell table:style-name="ce145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66"/>
          <table:table-cell table:number-columns-repeated="238"/>
        </table:table-row>
        <table:table-row table:style-name="ro20">
          <table:table-cell table:style-name="ce135" table:formula="oooc:=IF(MID([.F191];6;1)&gt;MID([.F190];6;1);&quot;&quot;;MAX([.A$7:.A190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91];6;1)&gt;MID([.F190];6;1);[.C190];[.C190]+1)" office:value-type="float" office:value="67">
            <text:p>067</text:p>
          </table:table-cell>
          <table:table-cell table:style-name="ce146"/>
          <table:table-cell table:style-name="ce153"/>
          <table:table-cell table:style-name="ce145" office:value-type="string">
            <text:p>Step 3: upload image</text:p>
          </table:table-cell>
          <table:table-cell table:style-name="ce145" office:value-type="string">
            <text:p>- Name field: enter some data or not</text:p>
            <text:p>- Browser to image file (.png, .gif, .jpg, .jpeg) on local</text:p>
            <text:p>- Click on Confirm button</text:p>
          </table:table-cell>
          <table:table-cell table:style-name="ce145" office:value-type="string">
            <text:p>Move to avatar preview. Some information are displayed:</text:p>
            <text:p>- File name: name of image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92];6;1)&gt;MID([.F191];6;1);&quot;&quot;;MAX([.A$7:.A191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92];6;1)&gt;MID([.F191];6;1);[.C191];[.C191]+1)" office:value-type="float" office:value="67">
            <text:p>067</text:p>
          </table:table-cell>
          <table:table-cell table:style-name="ce146"/>
          <table:table-cell table:style-name="ce154"/>
          <table:table-cell table:style-name="ce145" office:value-type="string">
            <text:p>Step 4: Finish change avatar</text:p>
          </table:table-cell>
          <table:table-cell table:style-name="ce159" office:value-type="string">
            <text:p>- Click on Save button on avatar preview form</text:p>
          </table:table-cell>
          <table:table-cell table:style-name="ce145" office:value-type="string">
            <text:p>New avatar is displayed</text:p>
          </table:table-cell>
          <table:table-cell table:style-name="ce166"/>
          <table:table-cell table:number-columns-repeated="238"/>
        </table:table-row>
        <table:table-row table:style-name="ro15">
          <table:table-cell table:style-name="ce135" table:formula="oooc:=IF(MID([.F193];6;1)&gt;MID([.F192];6;1);&quot;&quot;;MAX([.A$7:.A192])+1)" office:value-type="float" office:value="71">
            <text:p>071</text:p>
          </table:table-cell>
          <table:table-cell table:style-name="ce137" office:value-type="string">
            <text:p>PEO_05</text:p>
          </table:table-cell>
          <table:table-cell table:style-name="ce83" table:formula="oooc:=IF(MID([.F193];6;1)&gt;MID([.F192];6;1);[.C192];[.C192]+1)" office:value-type="float" office:value="68">
            <text:p>068</text:p>
          </table:table-cell>
          <table:table-cell table:style-name="ce146"/>
          <table:table-cell table:style-name="ce47" office:value-type="string">
            <text:p>Edit Profile with changing invalid type of image for avatar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16">
          <table:table-cell table:style-name="ce135" table:formula="oooc:=IF(MID([.F194];6;1)&gt;MID([.F193];6;1);&quot;&quot;;MAX([.A$7:.A193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94];6;1)&gt;MID([.F193];6;1);[.C193];[.C193]+1)" office:value-type="float" office:value="68">
            <text:p>068</text:p>
          </table:table-cell>
          <table:table-cell table:style-name="ce146"/>
          <table:table-cell table:style-name="ce155"/>
          <table:table-cell table:style-name="ce145" office:value-type="string">
            <text:p>Step 2: Show form upload avatar</text:p>
          </table:table-cell>
          <table:table-cell table:style-name="ce145" office:value-type="string">
            <text:p>- Select <text:span text:style-name="T1">Profile</text:span></text:p>
            <text:p><text:span text:style-name="T1">- </text:span><text:span text:style-name="T6">Click on Change avatar</text:span></text:p>
          </table:table-cell>
          <table:table-cell table:style-name="ce145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66"/>
          <table:table-cell table:number-columns-repeated="238"/>
        </table:table-row>
        <table:table-row table:style-name="ro19">
          <table:table-cell table:style-name="ce135" table:formula="oooc:=IF(MID([.F195];6;1)&gt;MID([.F194];6;1);&quot;&quot;;MAX([.A$7:.A194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95];6;1)&gt;MID([.F194];6;1);[.C194];[.C194]+1)" office:value-type="float" office:value="68">
            <text:p>068</text:p>
          </table:table-cell>
          <table:table-cell table:style-name="ce146"/>
          <table:table-cell table:style-name="ce156"/>
          <table:table-cell table:style-name="ce145" office:value-type="string">
            <text:p>Step 3: upload image</text:p>
          </table:table-cell>
          <table:table-cell table:style-name="ce145" office:value-type="string">
            <text:p>- Name field: enter some data or not</text:p>
            <text:p>- Browser to any file ( except: .png, .gif, .jpg, .jpeg) on local</text:p>
            <text:p>- Click on Confirm button</text:p>
          </table:table-cell>
          <table:table-cell table:style-name="ce145" office:value-type="string">
            <text:p>Show message to user knows type of file is not supported.</text:p>
          </table:table-cell>
          <table:table-cell table:style-name="ce166"/>
          <table:table-cell table:number-columns-repeated="238"/>
        </table:table-row>
        <table:table-row table:style-name="ro21">
          <table:table-cell table:style-name="ce135" table:formula="oooc:=IF(MID([.F196];6;1)&gt;MID([.F195];6;1);&quot;&quot;;MAX([.A$7:.A195])+1)" office:value-type="float" office:value="72">
            <text:p>072</text:p>
          </table:table-cell>
          <table:table-cell table:style-name="ce137" office:value-type="string">
            <text:p>PEO_05</text:p>
          </table:table-cell>
          <table:table-cell table:style-name="ce83" table:formula="oooc:=IF(MID([.F196];6;1)&gt;MID([.F195];6;1);[.C195];[.C195]+1)" office:value-type="float" office:value="69">
            <text:p>069</text:p>
          </table:table-cell>
          <table:table-cell table:style-name="ce146"/>
          <table:table-cell table:style-name="ce47" office:value-type="string">
            <text:p>Edit Profile with changing image for avatar when the size of image is smaller than 2MB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16">
          <table:table-cell table:style-name="ce135" table:formula="oooc:=IF(MID([.F197];6;1)&gt;MID([.F196];6;1);&quot;&quot;;MAX([.A$7:.A196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97];6;1)&gt;MID([.F196];6;1);[.C196];[.C196]+1)" office:value-type="float" office:value="69">
            <text:p>069</text:p>
          </table:table-cell>
          <table:table-cell table:style-name="ce146"/>
          <table:table-cell table:style-name="ce153"/>
          <table:table-cell table:style-name="ce145" office:value-type="string">
            <text:p>Step 2: Show form upload avatar</text:p>
          </table:table-cell>
          <table:table-cell table:style-name="ce145" office:value-type="string">
            <text:p>- Select <text:span text:style-name="T1">Profile</text:span></text:p>
            <text:p><text:span text:style-name="T1">- </text:span><text:span text:style-name="T6">Click on Change avatar</text:span></text:p>
          </table:table-cell>
          <table:table-cell table:style-name="ce145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66"/>
          <table:table-cell table:number-columns-repeated="238"/>
        </table:table-row>
        <table:table-row table:style-name="ro16">
          <table:table-cell table:style-name="ce135" table:formula="oooc:=IF(MID([.F198];6;1)&gt;MID([.F197];6;1);&quot;&quot;;MAX([.A$7:.A197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98];6;1)&gt;MID([.F197];6;1);[.C197];[.C197]+1)" office:value-type="float" office:value="69">
            <text:p>069</text:p>
          </table:table-cell>
          <table:table-cell table:style-name="ce146"/>
          <table:table-cell table:style-name="ce153"/>
          <table:table-cell table:style-name="ce145" office:value-type="string">
            <text:p>Step 3: upload image</text:p>
          </table:table-cell>
          <table:table-cell table:style-name="ce145"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table:style-name="ce145" office:value-type="string">
            <text:p>Show avatar preview form with image and all information about the image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199];6;1)&gt;MID([.F198];6;1);&quot;&quot;;MAX([.A$7:.A198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199];6;1)&gt;MID([.F198];6;1);[.C198];[.C198]+1)" office:value-type="float" office:value="69">
            <text:p>069</text:p>
          </table:table-cell>
          <table:table-cell table:style-name="ce146"/>
          <table:table-cell table:style-name="ce153"/>
          <table:table-cell table:style-name="ce145" office:value-type="string">
            <text:p>Step 4: Finish change avatar</text:p>
          </table:table-cell>
          <table:table-cell table:style-name="ce159" office:value-type="string">
            <text:p>- Click on Save button on avatar preview form</text:p>
          </table:table-cell>
          <table:table-cell table:style-name="ce145" office:value-type="string">
            <text:p>New avatar is displayed</text:p>
          </table:table-cell>
          <table:table-cell table:style-name="ce166"/>
          <table:table-cell table:number-columns-repeated="238"/>
        </table:table-row>
        <table:table-row table:style-name="ro21">
          <table:table-cell table:style-name="ce135" table:formula="oooc:=IF(MID([.F200];6;1)&gt;MID([.F199];6;1);&quot;&quot;;MAX([.A$7:.A199])+1)" office:value-type="float" office:value="73">
            <text:p>073</text:p>
          </table:table-cell>
          <table:table-cell table:style-name="ce137" office:value-type="string">
            <text:p>PEO_05</text:p>
          </table:table-cell>
          <table:table-cell table:style-name="ce83" table:formula="oooc:=IF(MID([.F200];6;1)&gt;MID([.F199];6;1);[.C199];[.C199]+1)" office:value-type="float" office:value="70">
            <text:p>070</text:p>
          </table:table-cell>
          <table:table-cell table:style-name="ce146"/>
          <table:table-cell table:style-name="ce47" office:value-type="string">
            <text:p>Edit Profile with changing image for avatar when the size of image is bigger than 2MB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16">
          <table:table-cell table:style-name="ce135" table:formula="oooc:=IF(MID([.F201];6;1)&gt;MID([.F200];6;1);&quot;&quot;;MAX([.A$7:.A200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201];6;1)&gt;MID([.F200];6;1);[.C200];[.C200]+1)" office:value-type="float" office:value="70">
            <text:p>070</text:p>
          </table:table-cell>
          <table:table-cell table:style-name="ce146"/>
          <table:table-cell table:style-name="ce153"/>
          <table:table-cell table:style-name="ce145" office:value-type="string">
            <text:p>Step 2: Show form upload avatar</text:p>
          </table:table-cell>
          <table:table-cell table:style-name="ce145" office:value-type="string">
            <text:p>- Select <text:span text:style-name="T1">Profile</text:span></text:p>
            <text:p><text:span text:style-name="T1">- </text:span><text:span text:style-name="T6">Click on Change avatar</text:span></text:p>
          </table:table-cell>
          <table:table-cell table:style-name="ce145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66"/>
          <table:table-cell table:number-columns-repeated="238"/>
        </table:table-row>
        <table:table-row table:style-name="ro19">
          <table:table-cell table:style-name="ce135" table:formula="oooc:=IF(MID([.F202];6;1)&gt;MID([.F201];6;1);&quot;&quot;;MAX([.A$7:.A201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202];6;1)&gt;MID([.F201];6;1);[.C201];[.C201]+1)" office:value-type="float" office:value="70">
            <text:p>070</text:p>
          </table:table-cell>
          <table:table-cell table:style-name="ce146"/>
          <table:table-cell table:style-name="ce153"/>
          <table:table-cell table:style-name="ce145" office:value-type="string">
            <text:p>Step 3: upload image</text:p>
          </table:table-cell>
          <table:table-cell table:style-name="ce145" office:value-type="string">
            <text:p>- Name field: enter some data or not</text:p>
            <text:p>- Browser to image file ( .png, .gif, .jpg, .jpeg) on local with size is bigger 2MB</text:p>
          </table:table-cell>
          <table:table-cell table:style-name="ce145" office:value-type="string">
            <text:p>Show the pop up message: <text:span text:style-name="T7">the file must be less than 2 MB.</text:span>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203];6;1)&gt;MID([.F202];6;1);&quot;&quot;;MAX([.A$7:.A202])+1)" office:value-type="float" office:value="74">
            <text:p>074</text:p>
          </table:table-cell>
          <table:table-cell table:style-name="ce137" office:value-type="string">
            <text:p>PEO_05</text:p>
          </table:table-cell>
          <table:table-cell table:style-name="ce83" table:formula="oooc:=IF(MID([.F203];6;1)&gt;MID([.F202];6;1);[.C202];[.C202]+1)" office:value-type="float" office:value="71">
            <text:p>071</text:p>
          </table:table-cell>
          <table:table-cell table:style-name="ce146"/>
          <table:table-cell table:style-name="ce47" office:value-type="string">
            <text:p>Cancel the upload image file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16">
          <table:table-cell table:style-name="ce135" table:formula="oooc:=IF(MID([.F204];6;1)&gt;MID([.F203];6;1);&quot;&quot;;MAX([.A$7:.A203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204];6;1)&gt;MID([.F203];6;1);[.C203];[.C203]+1)" office:value-type="float" office:value="71">
            <text:p>071</text:p>
          </table:table-cell>
          <table:table-cell table:style-name="ce146"/>
          <table:table-cell table:style-name="ce153"/>
          <table:table-cell table:style-name="ce145" office:value-type="string">
            <text:p>Step 2: Show form upload avatar</text:p>
          </table:table-cell>
          <table:table-cell table:style-name="ce145" office:value-type="string">
            <text:p>- Select <text:span text:style-name="T1">Profile</text:span></text:p>
            <text:p><text:span text:style-name="T1">- </text:span><text:span text:style-name="T6">Click on Change avatar</text:span></text:p>
          </table:table-cell>
          <table:table-cell table:style-name="ce145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66"/>
          <table:table-cell table:number-columns-repeated="238"/>
        </table:table-row>
        <table:table-row table:style-name="ro16">
          <table:table-cell table:style-name="ce135" table:formula="oooc:=IF(MID([.F205];6;1)&gt;MID([.F204];6;1);&quot;&quot;;MAX([.A$7:.A204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205];6;1)&gt;MID([.F204];6;1);[.C204];[.C204]+1)" office:value-type="float" office:value="71">
            <text:p>071</text:p>
          </table:table-cell>
          <table:table-cell table:style-name="ce146"/>
          <table:table-cell table:style-name="ce156"/>
          <table:table-cell table:style-name="ce145" office:value-type="string">
            <text:p>Step 3: upload image</text:p>
          </table:table-cell>
          <table:table-cell table:style-name="ce145" office:value-type="string">
            <text:p>- Name field: enter some data or not</text:p>
            <text:p>- Browser to valid image file ( .png, .gif, .jpg, .jpeg) on local</text:p>
            <text:p>- Click on [Cancel] button</text:p>
            <text:p/>
          </table:table-cell>
          <table:table-cell table:style-name="ce145" office:value-type="string">
            <text:p>Close Upload avatar form. Avatar is not changed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206];6;1)&gt;MID([.F205];6;1);&quot;&quot;;MAX([.A$7:.A205])+1)" office:value-type="float" office:value="75">
            <text:p>075</text:p>
          </table:table-cell>
          <table:table-cell table:style-name="ce137" office:value-type="string">
            <text:p>PEO_05</text:p>
          </table:table-cell>
          <table:table-cell table:style-name="ce83" table:formula="oooc:=IF(MID([.F206];6;1)&gt;MID([.F205];6;1);[.C205];[.C205]+1)" office:value-type="float" office:value="72">
            <text:p>072</text:p>
          </table:table-cell>
          <table:table-cell table:style-name="ce146"/>
          <table:table-cell table:style-name="ce47" office:value-type="string">
            <text:p>Abort image file on avatar preview form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2" office:value-type="string">
            <text:p>Show content of my profile page</text:p>
          </table:table-cell>
          <table:table-cell table:style-name="ce166"/>
          <table:table-cell table:number-columns-repeated="238"/>
        </table:table-row>
        <table:table-row table:style-name="ro16">
          <table:table-cell table:style-name="ce135" table:formula="oooc:=IF(MID([.F207];6;1)&gt;MID([.F206];6;1);&quot;&quot;;MAX([.A$7:.A206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207];6;1)&gt;MID([.F206];6;1);[.C206];[.C206]+1)" office:value-type="float" office:value="72">
            <text:p>072</text:p>
          </table:table-cell>
          <table:table-cell table:style-name="ce146"/>
          <table:table-cell table:style-name="ce153"/>
          <table:table-cell table:style-name="ce145" office:value-type="string">
            <text:p>Step 2: Show form upload avatar</text:p>
          </table:table-cell>
          <table:table-cell table:style-name="ce145" office:value-type="string">
            <text:p>- Select <text:span text:style-name="T1">Profile</text:span></text:p>
            <text:p><text:span text:style-name="T1">- </text:span><text:span text:style-name="T6">Click on Change avatar</text:span></text:p>
          </table:table-cell>
          <table:table-cell table:style-name="ce145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66"/>
          <table:table-cell table:number-columns-repeated="238"/>
        </table:table-row>
        <table:table-row table:style-name="ro16">
          <table:table-cell table:style-name="ce135" table:formula="oooc:=IF(MID([.F208];6;1)&gt;MID([.F207];6;1);&quot;&quot;;MAX([.A$7:.A207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208];6;1)&gt;MID([.F207];6;1);[.C207];[.C207]+1)" office:value-type="float" office:value="72">
            <text:p>072</text:p>
          </table:table-cell>
          <table:table-cell table:style-name="ce146"/>
          <table:table-cell table:style-name="ce153"/>
          <table:table-cell table:style-name="ce145" office:value-type="string">
            <text:p>Step 3: upload image</text:p>
          </table:table-cell>
          <table:table-cell table:style-name="ce145"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table:style-name="ce145" office:value-type="string">
            <text:p>Show avatar preview form with image and all information about the image</text:p>
          </table:table-cell>
          <table:table-cell table:style-name="ce166"/>
          <table:table-cell table:number-columns-repeated="238"/>
        </table:table-row>
        <table:table-row table:style-name="ro11">
          <table:table-cell table:style-name="ce135" table:formula="oooc:=IF(MID([.F209];6;1)&gt;MID([.F208];6;1);&quot;&quot;;MAX([.A$7:.A208])+1)">
            <text:p/>
          </table:table-cell>
          <table:table-cell table:style-name="ce137" office:value-type="string">
            <text:p>PEO_05</text:p>
          </table:table-cell>
          <table:table-cell table:style-name="ce83" table:formula="oooc:=IF(MID([.F209];6;1)&gt;MID([.F208];6;1);[.C208];[.C208]+1)" office:value-type="float" office:value="72">
            <text:p>072</text:p>
          </table:table-cell>
          <table:table-cell table:style-name="ce146"/>
          <table:table-cell table:style-name="ce153"/>
          <table:table-cell table:style-name="ce145" office:value-type="string">
            <text:p>Step 4: Abort change avatar</text:p>
          </table:table-cell>
          <table:table-cell table:style-name="ce159" office:value-type="string">
            <text:p>- Click on [Abort] button on avatar preview form</text:p>
          </table:table-cell>
          <table:table-cell table:style-name="ce145" office:value-type="string">
            <text:p>Close Upload avatar form. Avatar is not changed</text:p>
          </table:table-cell>
          <table:table-cell table:style-name="ce166"/>
          <table:table-cell table:number-columns-repeated="238"/>
        </table:table-row>
        <table:table-row table:style-name="ro1" table:number-rows-repeated="2">
          <table:table-cell table:style-name="ce136"/>
          <table:table-cell table:style-name="ce137"/>
          <table:table-cell table:style-name="ce140"/>
          <table:table-cell table:style-name="ce146"/>
          <table:table-cell table:style-name="ce153"/>
          <table:table-cell table:style-name="ce158"/>
          <table:table-cell table:style-name="ce153"/>
          <table:table-cell table:style-name="ce158"/>
          <table:table-cell table:style-name="ce166"/>
          <table:table-cell table:number-columns-repeated="238"/>
        </table:table-row>
        <table:table-row table:style-name="ro1">
          <table:table-cell table:style-name="ce136"/>
          <table:table-cell table:style-name="ce137"/>
          <table:table-cell table:style-name="ce140"/>
          <table:table-cell table:style-name="ce146"/>
          <table:table-cell table:style-name="ce157"/>
          <table:table-cell table:style-name="ce158"/>
          <table:table-cell table:style-name="ce153"/>
          <table:table-cell table:style-name="ce158"/>
          <table:table-cell table:style-name="ce166"/>
          <table:table-cell table:number-columns-repeated="238"/>
        </table:table-row>
        <table:table-row table:style-name="ro1">
          <table:table-cell table:style-name="ce136"/>
          <table:table-cell table:style-name="ce137"/>
          <table:table-cell table:style-name="ce140"/>
          <table:table-cell table:style-name="ce146"/>
          <table:table-cell table:style-name="ce153"/>
          <table:table-cell table:style-name="ce158"/>
          <table:table-cell table:style-name="ce153"/>
          <table:table-cell table:style-name="ce158"/>
          <table:table-cell table:style-name="ce166"/>
          <table:table-cell table:number-columns-repeated="238"/>
        </table:table-row>
        <table:table-row table:style-name="ro1" table:number-rows-repeated="2">
          <table:table-cell table:style-name="ce136"/>
          <table:table-cell table:style-name="ce138"/>
          <table:table-cell table:style-name="ce140"/>
          <table:table-cell table:style-name="ce146"/>
          <table:table-cell table:style-name="ce153"/>
          <table:table-cell table:style-name="ce158"/>
          <table:table-cell table:style-name="ce153"/>
          <table:table-cell table:style-name="ce158"/>
          <table:table-cell table:style-name="ce166"/>
          <table:table-cell table:number-columns-repeated="238"/>
        </table:table-row>
        <table:table-row table:style-name="ro1">
          <table:table-cell table:style-name="ce136"/>
          <table:table-cell table:style-name="ce138"/>
          <table:table-cell table:style-name="ce140"/>
          <table:table-cell table:style-name="ce146"/>
          <table:table-cell table:style-name="ce157"/>
          <table:table-cell table:style-name="ce158"/>
          <table:table-cell table:style-name="ce153"/>
          <table:table-cell table:style-name="ce158"/>
          <table:table-cell table:style-name="ce166"/>
          <table:table-cell table:number-columns-repeated="238"/>
        </table:table-row>
        <table:table-row table:style-name="ro1" table:number-rows-repeated="3">
          <table:table-cell table:style-name="ce136"/>
          <table:table-cell table:style-name="ce138"/>
          <table:table-cell table:style-name="ce140"/>
          <table:table-cell table:style-name="ce146"/>
          <table:table-cell table:style-name="ce153"/>
          <table:table-cell table:style-name="ce158"/>
          <table:table-cell table:style-name="ce153"/>
          <table:table-cell table:style-name="ce158"/>
          <table:table-cell table:style-name="ce166"/>
          <table:table-cell table:number-columns-repeated="238"/>
        </table:table-row>
        <table:table-row table:style-name="ro1">
          <table:table-cell table:style-name="ce136"/>
          <table:table-cell table:style-name="ce138"/>
          <table:table-cell table:style-name="ce140"/>
          <table:table-cell table:style-name="ce146"/>
          <table:table-cell table:style-name="ce157"/>
          <table:table-cell table:style-name="ce158"/>
          <table:table-cell table:style-name="ce153"/>
          <table:table-cell table:style-name="ce158"/>
          <table:table-cell table:style-name="ce166"/>
          <table:table-cell table:number-columns-repeated="238"/>
        </table:table-row>
        <table:table-row table:style-name="ro1">
          <table:table-cell table:style-name="ce136"/>
          <table:table-cell table:style-name="ce138"/>
          <table:table-cell table:style-name="ce140"/>
          <table:table-cell table:style-name="ce146"/>
          <table:table-cell table:style-name="ce153"/>
          <table:table-cell table:style-name="ce158"/>
          <table:table-cell table:style-name="ce153"/>
          <table:table-cell table:style-name="ce158"/>
          <table:table-cell table:style-name="ce166"/>
          <table:table-cell table:number-columns-repeated="238"/>
        </table:table-row>
        <table:table-row table:style-name="ro1" table:number-rows-repeated="2">
          <table:table-cell table:style-name="ce136"/>
          <table:table-cell table:style-name="ce138"/>
          <table:table-cell table:style-name="ce140"/>
          <table:table-cell table:style-name="ce136"/>
          <table:table-cell table:style-name="ce153"/>
          <table:table-cell table:style-name="ce158"/>
          <table:table-cell table:style-name="ce153"/>
          <table:table-cell table:style-name="ce158"/>
          <table:table-cell table:style-name="ce166"/>
          <table:table-cell table:number-columns-repeated="238"/>
        </table:table-row>
        <table:table-row table:style-name="ro1" table:number-rows-repeated="65312">
          <table:table-cell table:number-columns-repeated="247"/>
        </table:table-row>
        <table:table-row table:style-name="ro1">
          <table:table-cell table:number-columns-repeated="247"/>
        </table:table-row>
      </table:table>
      <table:table table:name="Activiti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39" table:default-cell-style-name="Default"/>
        <table:table-row table:style-name="ro1">
          <table:table-cell/>
          <table:table-cell table:style-name="ce72" office:value-type="string">
            <text:p>TEST CASES</text:p>
          </table:table-cell>
          <table:table-cell table:style-name="ce72"/>
          <table:table-cell table:style-name="ce73" table:number-columns-repeated="2"/>
          <table:table-cell/>
          <table:table-cell table:style-name="ce88"/>
          <table:table-cell table:style-name="ce73" table:number-columns-repeated="2"/>
          <table:table-cell table:style-name="ce121" table:number-columns-repeated="220"/>
          <table:table-cell table:style-name="ce88" table:number-columns-repeated="18"/>
        </table:table-row>
        <table:table-row table:style-name="ro13">
          <table:table-cell/>
          <table:table-cell table:style-name="ce73" table:number-columns-repeated="4"/>
          <table:table-cell/>
          <table:table-cell table:style-name="ce88"/>
          <table:table-cell table:style-name="ce73" table:number-columns-repeated="2"/>
          <table:table-cell table:style-name="ce122"/>
          <table:table-cell table:style-name="ce122" office:value-type="string">
            <text:p>Passed</text:p>
          </table:table-cell>
          <table:table-cell table:style-name="ce122" table:formula="oooc:=COUNTIF([.L$7:.L$1048];[.$K2])" office:value-type="float" office:value="0">
            <text:p>0</text:p>
          </table:table-cell>
          <table:table-cell table:style-name="ce122" table:formula="oooc:=COUNTIF([.M$7:.M$1048];[.$K2])" office:value-type="float" office:value="0">
            <text:p>0</text:p>
          </table:table-cell>
          <table:table-cell table:style-name="ce122" table:formula="oooc:=COUNTIF([.N$7:.N$1048];[.$K2])" office:value-type="float" office:value="0">
            <text:p>0</text:p>
          </table:table-cell>
          <table:table-cell table:style-name="ce122" table:formula="oooc:=COUNTIF([.O$7:.O$1048];[.$K2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4">
          <table:table-cell/>
          <table:table-cell table:style-name="ce74" office:value-type="string">
            <text:p>Functions List<text:span text:style-name="T5">:</text:span></text:p>
          </table:table-cell>
          <table:table-cell table:style-name="ce80" office:value-type="string" table:number-columns-spanned="3" table:number-rows-spanned="1">
            <text:p>Activites</text:p>
          </table:table-cell>
          <table:covered-table-cell table:style-name="ce87"/>
          <table:covered-table-cell table:style-name="ce93"/>
          <table:table-cell/>
          <table:table-cell table:style-name="ce88"/>
          <table:table-cell table:style-name="ce113"/>
          <table:table-cell table:style-name="ce118"/>
          <table:table-cell table:style-name="ce122"/>
          <table:table-cell table:style-name="ce122" office:value-type="string">
            <text:p>Failed</text:p>
          </table:table-cell>
          <table:table-cell table:style-name="ce122" table:formula="oooc:=COUNTIF([.L$7:.L$1048];[.$K3])" office:value-type="float" office:value="0">
            <text:p>0</text:p>
          </table:table-cell>
          <table:table-cell table:style-name="ce122" table:formula="oooc:=COUNTIF([.M$7:.M$1048];[.$K3])" office:value-type="float" office:value="0">
            <text:p>0</text:p>
          </table:table-cell>
          <table:table-cell table:style-name="ce122" table:formula="oooc:=COUNTIF([.N$7:.N$1048];[.$K3])" office:value-type="float" office:value="0">
            <text:p>0</text:p>
          </table:table-cell>
          <table:table-cell table:style-name="ce122" table:formula="oooc:=COUNTIF([.O$7:.O$1048];[.$K3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1">
          <table:table-cell/>
          <table:table-cell table:style-name="ce74" office:value-type="string">
            <text:p>Total Main Cases:</text:p>
          </table:table-cell>
          <table:table-cell table:style-name="ce81" table:formula="oooc:=MAX([.A7:.A1034])" office:value-type="float" office:value="35" table:number-columns-spanned="3" table:number-rows-spanned="1">
            <text:p>35</text:p>
          </table:table-cell>
          <table:covered-table-cell table:number-columns-repeated="2" table:style-name="ce88"/>
          <table:table-cell/>
          <table:table-cell table:style-name="ce88"/>
          <table:table-cell table:style-name="ce113"/>
          <table:table-cell table:style-name="ce119"/>
          <table:table-cell table:style-name="ce122"/>
          <table:table-cell table:style-name="ce122" office:value-type="string">
            <text:p>Blocked</text:p>
          </table:table-cell>
          <table:table-cell table:style-name="ce122" table:formula="oooc:=COUNTIF([.L$7:.L$1048];[.$K4])" office:value-type="float" office:value="0">
            <text:p>0</text:p>
          </table:table-cell>
          <table:table-cell table:style-name="ce122" table:formula="oooc:=COUNTIF([.M$7:.M$1048];[.$K4])" office:value-type="float" office:value="0">
            <text:p>0</text:p>
          </table:table-cell>
          <table:table-cell table:style-name="ce122" table:formula="oooc:=COUNTIF([.N$7:.N$1048];[.$K4])" office:value-type="float" office:value="0">
            <text:p>0</text:p>
          </table:table-cell>
          <table:table-cell table:style-name="ce122" table:formula="oooc:=COUNTIF([.O$7:.O$1048];[.$K4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3">
          <table:table-cell table:style-name="ce66"/>
          <table:table-cell table:style-name="ce75"/>
          <table:table-cell table:style-name="ce66" table:number-columns-repeated="7"/>
          <table:table-cell table:style-name="ce123"/>
          <table:table-cell table:style-name="ce123" office:value-type="string">
            <text:p>Untested</text:p>
          </table:table-cell>
          <table:table-cell table:style-name="ce122" table:formula="oooc:=COUNTIF([.L$7:.L$1048];[.$K5])" office:value-type="float" office:value="0">
            <text:p>0</text:p>
          </table:table-cell>
          <table:table-cell table:style-name="ce122" table:formula="oooc:=COUNTIF([.M$7:.M$1048];[.$K5])" office:value-type="float" office:value="0">
            <text:p>0</text:p>
          </table:table-cell>
          <table:table-cell table:style-name="ce122" table:formula="oooc:=COUNTIF([.N$7:.N$1048];[.$K5])" office:value-type="float" office:value="0">
            <text:p>0</text:p>
          </table:table-cell>
          <table:table-cell table:style-name="ce122" table:formula="oooc:=COUNTIF([.O$7:.O$1048];[.$K5])" office:value-type="float" office:value="0">
            <text:p>0</text:p>
          </table:table-cell>
          <table:table-cell table:style-name="ce66" table:number-columns-repeated="232"/>
        </table:table-row>
        <table:table-row table:style-name="ro1">
          <table:table-cell table:style-name="ce67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Affect</text:p>
          </table:table-cell>
          <table:table-cell table:style-name="ce76" table:number-columns-repeated="9"/>
          <table:table-cell table:style-name="ce132" table:number-columns-repeated="211"/>
          <table:table-cell table:style-name="ce88" table:number-columns-repeated="17"/>
        </table:table-row>
        <table:table-row table:style-name="ro23">
          <table:table-cell table:style-name="ce134" office:value-type="float" office:value="1">
            <text:p>001</text:p>
          </table:table-cell>
          <table:table-cell table:style-name="ce137" office:value-type="string">
            <text:p>PEO_06</text:p>
          </table:table-cell>
          <table:table-cell table:style-name="ce139" office:value-type="float" office:value="1">
            <text:p>001</text:p>
          </table:table-cell>
          <table:table-cell table:style-name="ce141" office:value-type="string">
            <text:p>Social/people/activities</text:p>
          </table:table-cell>
          <table:table-cell table:style-name="ce47" office:value-type="string">
            <text:p>View your activities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- <text:span text:style-name="T1">Relations: </text:span><text:span text:style-name="T6">it has there list:</text:span></text:p>
            <text:p><text:span text:style-name="T6"><text:s/></text:span><text:span text:style-name="T6">list of </text:span><text:span text:style-name="T1">Relations</text:span><text:span text:style-name="T6">: is all users which have relations with user</text:span></text:p>
            <text:p><text:span text:style-name="T6"><text:s/></text:span><text:span text:style-name="T6">List of </text:span><text:span text:style-name="T1">Invitations</text:span><text:span text:style-name="T6">: is all users which is sent invitation by user</text:span></text:p>
            <text:p><text:span text:style-name="T6"><text:s/></text:span><text:span text:style-name="T6">List of </text:span><text:span text:style-name="T1">Request</text:span><text:span text:style-name="T6">: is all user which sent request making friend with user</text:span></text:p>
          </table:table-cell>
          <table:table-cell table:style-name="ce120"/>
          <table:table-cell table:style-name="ce129" table:number-columns-repeated="237"/>
          <table:table-cell table:style-name="ce133"/>
        </table:table-row>
        <table:table-row table:style-name="ro30">
          <table:table-cell table:style-name="ce135" table:formula="oooc:=IF(MID([.F8];6;1)&gt;MID([.F7];6;1);&quot;&quot;;MAX([.A$7:.A7])+1)">
            <text:p/>
          </table:table-cell>
          <table:table-cell table:style-name="ce137" office:value-type="string">
            <text:p>PEO_06</text:p>
          </table:table-cell>
          <table:table-cell table:style-name="ce83" table:formula="oooc:=IF(MID([.F8];6;1)&gt;MID([.F7];6;1);[.C7];[.C7]+1)" office:value-type="float" office:value="1">
            <text:p>001</text:p>
          </table:table-cell>
          <table:table-cell table:style-name="ce169"/>
          <table:table-cell table:style-name="ce47"/>
          <table:table-cell table:style-name="ce145" office:value-type="string">
            <text:p>Step 2: View my activities</text:p>
          </table:table-cell>
          <table:table-cell table:style-name="ce145" office:value-type="string">
            <text:p>- Select <text:span text:style-name="T1">Activity</text:span></text:p>
          </table:table-cell>
          <table:table-cell table:style-name="ce169" office:value-type="string">
            <text:p>Show content of activities gadget:</text:p>
            <text:p>- A text box: allow user add new activities, share link</text:p>
            <text:p>- Attach link: allow user can share a link</text:p>
            <text:p>- User's activities list: show all activities of user. They are displayed in order from the newest to the oldest</text:p>
            <text:p>- Friend's activities list: show all activities of user'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table:style-name="ce177"/>
          <table:table-cell table:style-name="ce129" table:number-columns-repeated="237"/>
          <table:table-cell table:style-name="ce133"/>
        </table:table-row>
        <table:table-row table:style-name="ro16">
          <table:table-cell table:style-name="ce135" table:formula="oooc:=IF(MID([.F9];6;1)&gt;MID([.F8];6;1);&quot;&quot;;MAX([.A$7:.A8])+1)" office:value-type="float" office:value="2">
            <text:p>002</text:p>
          </table:table-cell>
          <table:table-cell table:style-name="ce137" office:value-type="string">
            <text:p>PEO_06</text:p>
          </table:table-cell>
          <table:table-cell table:style-name="ce83" table:formula="oooc:=IF(MID([.F9];6;1)&gt;MID([.F8];6;1);[.C8];[.C8]+1)" office:value-type="float" office:value="2">
            <text:p>002</text:p>
          </table:table-cell>
          <table:table-cell table:style-name="ce169"/>
          <table:table-cell table:style-name="ce47" office:value-type="string">
            <text:p>View your contact's activities </text:p>
          </table:table-cell>
          <table:table-cell table:style-name="ce145" office:value-type="string">
            <text:p>Step 1: Add user into your contact list</text:p>
          </table:table-cell>
          <table:table-cell table:style-name="ce145" office:value-type="string">
            <text:p>- User signs in system</text:p>
            <text:p>- Access <text:s/><text:span text:style-name="T1">People</text:span> page </text:p>
            <text:p>- Select user AAA and click on icon add</text:p>
            <text:p>- User AAA logs in and accepts the friend</text:p>
          </table:table-cell>
          <table:table-cell table:style-name="ce160" office:value-type="string">
            <text:p>Two user become friend </text:p>
          </table:table-cell>
          <table:table-cell table:style-name="ce177"/>
          <table:table-cell table:style-name="ce129" table:number-columns-repeated="237"/>
          <table:table-cell table:style-name="ce133"/>
        </table:table-row>
        <table:table-row table:style-name="ro15">
          <table:table-cell table:style-name="ce135" table:formula="oooc:=IF(MID([.F10];6;1)&gt;MID([.F9];6;1);&quot;&quot;;MAX([.A$7:.A9])+1)">
            <text:p/>
          </table:table-cell>
          <table:table-cell table:style-name="ce137" office:value-type="string">
            <text:p>PEO_06</text:p>
          </table:table-cell>
          <table:table-cell table:style-name="ce83" table:formula="oooc:=IF(MID([.F10];6;1)&gt;MID([.F9];6;1);[.C9];[.C9]+1)" office:value-type="float" office:value="2">
            <text:p>002</text:p>
          </table:table-cell>
          <table:table-cell table:style-name="ce169"/>
          <table:table-cell table:style-name="ce47"/>
          <table:table-cell table:style-name="ce145" office:value-type="string">
            <text:p>Step 2: View activities of user user AAA via <text:s/>user's profile</text:p>
          </table:table-cell>
          <table:table-cell table:style-name="ce175" office:value-type="string">
            <text:p><text:span text:style-name="T15">- Access the </text:span><text:span text:style-name="T16">My profile</text:span><text:span text:style-name="T15"> page </text:span></text:p>
            <text:p><text:span text:style-name="T15">- Select </text:span><text:span text:style-name="T16">activity</text:span></text:p>
            <text:p><text:span text:style-name="T15"/></text:p>
          </table:table-cell>
          <table:table-cell table:style-name="ce160" office:value-type="string">
            <text:p>All activities of user AAA are displayed on Friend's activities list.</text:p>
          </table:table-cell>
          <table:table-cell table:style-name="ce177"/>
          <table:table-cell table:style-name="ce129" table:number-columns-repeated="237"/>
          <table:table-cell table:style-name="ce133"/>
        </table:table-row>
        <table:table-row table:style-name="ro21">
          <table:table-cell table:style-name="ce135" table:formula="oooc:=IF(MID([.F11];6;1)&gt;MID([.F10];6;1);&quot;&quot;;MAX([.A$7:.A10])+1)">
            <text:p/>
          </table:table-cell>
          <table:table-cell table:style-name="ce137" office:value-type="string">
            <text:p>PEO_06</text:p>
          </table:table-cell>
          <table:table-cell table:style-name="ce83" table:formula="oooc:=IF(MID([.F11];6;1)&gt;MID([.F10];6;1);[.C10];[.C10]+1)" office:value-type="float" office:value="2">
            <text:p>002</text:p>
          </table:table-cell>
          <table:table-cell table:style-name="ce169"/>
          <table:table-cell table:style-name="ce47"/>
          <table:table-cell table:style-name="ce145" office:value-type="string">
            <text:p>Step 3: View user AAA activity via user AAA's profile</text:p>
          </table:table-cell>
          <table:table-cell table:style-name="ce175" office:value-type="string">
            <text:p><text:span text:style-name="T15">- Access <text:s/></text:span><text:span text:style-name="T16">People</text:span><text:span text:style-name="T15"> page </text:span></text:p>
            <text:p><text:span text:style-name="T15">- Select user AAA and click on name</text:span></text:p>
            <text:p><text:span text:style-name="T15">- Select activity</text:span></text:p>
          </table:table-cell>
          <table:table-cell table:style-name="ce160" office:value-type="string">
            <text:p>Show all activities of user AAA. User can't see the text box to add activities</text:p>
          </table:table-cell>
          <table:table-cell table:style-name="ce177"/>
          <table:table-cell table:style-name="ce129" table:number-columns-repeated="237"/>
          <table:table-cell table:style-name="ce133"/>
        </table:table-row>
        <table:table-row table:style-name="ro23">
          <table:table-cell table:style-name="ce135" table:formula="oooc:=IF(MID([.F12];6;1)&gt;MID([.F11];6;1);&quot;&quot;;MAX([.A$7:.A11])+1)" office:value-type="float" office:value="3">
            <text:p>003</text:p>
          </table:table-cell>
          <table:table-cell table:style-name="ce137" office:value-type="string">
            <text:p>PEO_06</text:p>
          </table:table-cell>
          <table:table-cell table:style-name="ce83" table:formula="oooc:=IF(MID([.F12];6;1)&gt;MID([.F11];6;1);[.C11];[.C11]+1)" office:value-type="float" office:value="3">
            <text:p>003</text:p>
          </table:table-cell>
          <table:table-cell table:style-name="ce169"/>
          <table:table-cell table:style-name="ce47" office:value-type="string">
            <text:p>View other user's activities</text:p>
          </table:table-cell>
          <table:table-cell table:style-name="ce145" office:value-type="string">
            <text:p>Step 1: View user activities</text:p>
          </table:table-cell>
          <table:table-cell table:style-name="ce145" office:value-type="string">
            <text:p>- Sign in system</text:p>
            <text:p>- Access <text:span text:style-name="T1">My profile</text:span> page </text:p>
            <text:p>- Select <text:span text:style-name="T1">Activity</text:span></text:p>
          </table:table-cell>
          <table:table-cell table:style-name="ce169" office:value-type="string">
            <text:p>Show content of activities gadget:</text:p>
            <text:p>- A text box: allow user add new activities, share link</text:p>
            <text:p>- User's activities list: show all activities of user. They are displayed in order from the newest to the oldest</text:p>
            <text:p>- Friend's activities list: show all activities of user'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table:style-name="ce177"/>
          <table:table-cell table:style-name="ce129" table:number-columns-repeated="237"/>
          <table:table-cell table:style-name="ce133"/>
        </table:table-row>
        <table:table-row table:style-name="ro21">
          <table:table-cell table:style-name="ce135" table:formula="oooc:=IF(MID([.F13];6;1)&gt;MID([.F12];6;1);&quot;&quot;;MAX([.A$7:.A12])+1)">
            <text:p/>
          </table:table-cell>
          <table:table-cell table:style-name="ce137" office:value-type="string">
            <text:p>PEO_06</text:p>
          </table:table-cell>
          <table:table-cell table:style-name="ce83" table:formula="oooc:=IF(MID([.F13];6;1)&gt;MID([.F12];6;1);[.C12];[.C12]+1)" office:value-type="float" office:value="3">
            <text:p>003</text:p>
          </table:table-cell>
          <table:table-cell table:style-name="ce169"/>
          <table:table-cell table:style-name="ce47"/>
          <table:table-cell table:style-name="ce145" office:value-type="string">
            <text:p>Step 2: View other user activity</text:p>
          </table:table-cell>
          <table:table-cell table:style-name="ce169" office:value-type="string">
            <text:p>- Access <text:s/>People page</text:p>
            <text:p>- Select an user who isn't user's friend and click on name </text:p>
            <text:p>- Select activity</text:p>
          </table:table-cell>
          <table:table-cell table:style-name="ce160" office:value-type="string">
            <text:p>Show all activities of user. Logged in User can't see the text box to add activities</text:p>
          </table:table-cell>
          <table:table-cell table:style-name="ce177"/>
          <table:table-cell table:style-name="ce129" table:number-columns-repeated="237"/>
          <table:table-cell table:style-name="ce133"/>
        </table:table-row>
        <table:table-row table:style-name="ro11">
          <table:table-cell table:style-name="ce135" table:formula="oooc:=IF(MID([.F14];6;1)&gt;MID([.F13];6;1);&quot;&quot;;MAX([.A$7:.A13])+1)" office:value-type="float" office:value="4">
            <text:p>004</text:p>
          </table:table-cell>
          <table:table-cell table:style-name="ce137" office:value-type="string">
            <text:p>PEO_06</text:p>
          </table:table-cell>
          <table:table-cell table:style-name="ce83" table:formula="oooc:=IF(MID([.F14];6;1)&gt;MID([.F13];6;1);[.C13];[.C13]+1)" office:value-type="float" office:value="4">
            <text:p>004</text:p>
          </table:table-cell>
          <table:table-cell table:style-name="ce169"/>
          <table:table-cell table:style-name="ce53" office:value-type="string">
            <text:p>Add new your activity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77"/>
          <table:table-cell table:style-name="ce129" table:number-columns-repeated="237"/>
          <table:table-cell table:style-name="ce133"/>
        </table:table-row>
        <table:table-row table:style-name="ro19">
          <table:table-cell table:style-name="ce135" table:formula="oooc:=IF(MID([.F15];6;1)&gt;MID([.F14];6;1);&quot;&quot;;MAX([.A$7:.A14])+1)">
            <text:p/>
          </table:table-cell>
          <table:table-cell table:style-name="ce137" office:value-type="string">
            <text:p>PEO_06</text:p>
          </table:table-cell>
          <table:table-cell table:style-name="ce83" table:formula="oooc:=IF(MID([.F15];6;1)&gt;MID([.F14];6;1);[.C14];[.C14]+1)" office:value-type="float" office:value="4">
            <text:p>004</text:p>
          </table:table-cell>
          <table:table-cell table:style-name="ce169"/>
          <table:table-cell table:style-name="ce148"/>
          <table:table-cell table:style-name="ce145" office:value-type="string">
            <text:p>Step 2: Add new activities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Enter some text into text box</text:span></text:p>
            <text:p><text:span text:style-name="T6">- Click on Add button</text:span></text:p>
          </table:table-cell>
          <table:table-cell table:style-name="ce160" office:value-type="string">
            <text:p>Add an activity successfully:</text:p>
            <text:p>- This activity is added into user's activities list.</text:p>
            <text:p>User who is in your contact, can view your active on his/her activity list</text:p>
          </table:table-cell>
          <table:table-cell table:style-name="ce177"/>
          <table:table-cell table:style-name="ce129" table:number-columns-repeated="237"/>
          <table:table-cell table:style-name="ce133"/>
        </table:table-row>
        <table:table-row table:style-name="ro16">
          <table:table-cell table:style-name="ce135" table:formula="oooc:=IF(MID([.F16];6;1)&gt;MID([.F15];6;1);&quot;&quot;;MAX([.A$7:.A15])+1)" office:value-type="float" office:value="5">
            <text:p>005</text:p>
          </table:table-cell>
          <table:table-cell table:style-name="ce137" office:value-type="string">
            <text:p>PEO_06</text:p>
          </table:table-cell>
          <table:table-cell table:style-name="ce83" table:formula="oooc:=IF(MID([.F16];6;1)&gt;MID([.F15];6;1);[.C15];[.C15]+1)" office:value-type="float" office:value="5">
            <text:p>005</text:p>
          </table:table-cell>
          <table:table-cell table:style-name="ce169"/>
          <table:table-cell table:style-name="ce47" office:value-type="string">
            <text:p>Add new activity for user's contact</text:p>
          </table:table-cell>
          <table:table-cell table:style-name="ce145" office:value-type="string">
            <text:p>Step 1: Add user into your contact list</text:p>
          </table:table-cell>
          <table:table-cell table:style-name="ce145" office:value-type="string">
            <text:p>- User signs in system</text:p>
            <text:p>- Access <text:s/><text:span text:style-name="T1">People</text:span> page </text:p>
            <text:p>- Select user AAA and click on icon add</text:p>
            <text:p>- User AAA logs in and accepts the friend</text:p>
          </table:table-cell>
          <table:table-cell table:style-name="ce160" office:value-type="string">
            <text:p>Two user become friend </text:p>
          </table:table-cell>
          <table:table-cell table:style-name="ce177"/>
          <table:table-cell table:style-name="ce129" table:number-columns-repeated="237"/>
          <table:table-cell table:style-name="ce133"/>
        </table:table-row>
        <table:table-row table:style-name="ro21">
          <table:table-cell table:style-name="ce135" table:formula="oooc:=IF(MID([.F17];6;1)&gt;MID([.F16];6;1);&quot;&quot;;MAX([.A$7:.A16])+1)">
            <text:p/>
          </table:table-cell>
          <table:table-cell table:style-name="ce137" office:value-type="string">
            <text:p>PEO_06</text:p>
          </table:table-cell>
          <table:table-cell table:style-name="ce83" table:formula="oooc:=IF(MID([.F17];6;1)&gt;MID([.F16];6;1);[.C16];[.C16]+1)" office:value-type="float" office:value="5">
            <text:p>005</text:p>
          </table:table-cell>
          <table:table-cell table:style-name="ce169"/>
          <table:table-cell table:style-name="ce47"/>
          <table:table-cell table:style-name="ce145" office:value-type="string">
            <text:p>Step 2: Add new activities for User AAA by user</text:p>
          </table:table-cell>
          <table:table-cell table:style-name="ce175" office:value-type="string">
            <text:p><text:span text:style-name="T15">- Access <text:s/></text:span><text:span text:style-name="T16">People</text:span><text:span text:style-name="T15"> page </text:span></text:p>
            <text:p><text:span text:style-name="T15">- Select user AAA and click on name</text:span></text:p>
            <text:p><text:span text:style-name="T15">- Select </text:span><text:span text:style-name="T16">activity</text:span></text:p>
          </table:table-cell>
          <table:table-cell table:style-name="ce160" office:value-type="string">
            <text:p>User can't see the text box to add new activity for user AAA</text:p>
          </table:table-cell>
          <table:table-cell table:style-name="ce177"/>
          <table:table-cell table:style-name="ce129" table:number-columns-repeated="237"/>
          <table:table-cell table:style-name="ce133"/>
        </table:table-row>
        <table:table-row table:style-name="ro11">
          <table:table-cell table:style-name="ce135" table:formula="oooc:=IF(MID([.F18];6;1)&gt;MID([.F17];6;1);&quot;&quot;;MAX([.A$7:.A17])+1)" office:value-type="float" office:value="6">
            <text:p>006</text:p>
          </table:table-cell>
          <table:table-cell table:style-name="ce137" office:value-type="string">
            <text:p>PEO_06</text:p>
          </table:table-cell>
          <table:table-cell table:style-name="ce83" table:formula="oooc:=IF(MID([.F18];6;1)&gt;MID([.F17];6;1);[.C17];[.C17]+1)" office:value-type="float" office:value="6">
            <text:p>006</text:p>
          </table:table-cell>
          <table:table-cell table:style-name="ce169"/>
          <table:table-cell table:style-name="ce47" office:value-type="string">
            <text:p>Add new activity for other user gadget</text:p>
          </table:table-cell>
          <table:table-cell table:style-name="ce145" office:value-type="string">
            <text:p>Step 1: Go to people page</text:p>
          </table:table-cell>
          <table:table-cell table:style-name="ce145" office:value-type="string">
            <text:p>- Sign in system</text:p>
            <text:p>- Select <text:span text:style-name="T1">people</text:span> page </text:p>
          </table:table-cell>
          <table:table-cell table:style-name="ce160" office:value-type="string">
            <text:p>- Show content of People page</text:p>
          </table:table-cell>
          <table:table-cell table:style-name="ce177"/>
          <table:table-cell table:style-name="ce129" table:number-columns-repeated="237"/>
          <table:table-cell table:style-name="ce133"/>
        </table:table-row>
        <table:table-row table:style-name="ro15">
          <table:table-cell table:style-name="ce135" table:formula="oooc:=IF(MID([.F19];6;1)&gt;MID([.F18];6;1);&quot;&quot;;MAX([.A$7:.A18])+1)">
            <text:p/>
          </table:table-cell>
          <table:table-cell table:style-name="ce137" office:value-type="string">
            <text:p>PEO_06</text:p>
          </table:table-cell>
          <table:table-cell table:style-name="ce83" table:formula="oooc:=IF(MID([.F19];6;1)&gt;MID([.F18];6;1);[.C18];[.C18]+1)" office:value-type="float" office:value="6">
            <text:p>006</text:p>
          </table:table-cell>
          <table:table-cell table:style-name="ce169"/>
          <table:table-cell table:style-name="ce47"/>
          <table:table-cell table:style-name="ce145" office:value-type="string">
            <text:p>Step 2: Add new activities</text:p>
          </table:table-cell>
          <table:table-cell table:style-name="ce145" office:value-type="string">
            <text:p>- Select an user and click link on name of user</text:p>
            <text:p>- Select <text:span text:style-name="T1">Activity</text:span></text:p>
          </table:table-cell>
          <table:table-cell table:style-name="ce160" office:value-type="string">
            <text:p>User can't see the text box to add new activity</text:p>
          </table:table-cell>
          <table:table-cell table:style-name="ce177"/>
          <table:table-cell table:style-name="ce129" table:number-columns-repeated="237"/>
          <table:table-cell table:style-name="ce133"/>
        </table:table-row>
        <table:table-row table:style-name="ro11">
          <table:table-cell table:style-name="ce135" table:formula="oooc:=IF(MID([.F20];6;1)&gt;MID([.F19];6;1);&quot;&quot;;MAX([.A$7:.A19])+1)" office:value-type="float" office:value="7">
            <text:p>007</text:p>
          </table:table-cell>
          <table:table-cell table:style-name="ce137" office:value-type="string">
            <text:p>PEO_06</text:p>
          </table:table-cell>
          <table:table-cell table:style-name="ce83" table:formula="oooc:=IF(MID([.F20];6;1)&gt;MID([.F19];6;1);[.C19];[.C19]+1)" office:value-type="float" office:value="7">
            <text:p>007</text:p>
          </table:table-cell>
          <table:table-cell table:style-name="ce169"/>
          <table:table-cell table:style-name="ce54" office:value-type="string">
            <text:p>Add new activities with special chars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77"/>
          <table:table-cell table:style-name="ce129" table:number-columns-repeated="237"/>
          <table:table-cell table:style-name="ce133"/>
        </table:table-row>
        <table:table-row table:style-name="ro19">
          <table:table-cell table:style-name="ce135" table:formula="oooc:=IF(MID([.F21];6;1)&gt;MID([.F20];6;1);&quot;&quot;;MAX([.A$7:.A20])+1)">
            <text:p/>
          </table:table-cell>
          <table:table-cell table:style-name="ce137" office:value-type="string">
            <text:p>PEO_06</text:p>
          </table:table-cell>
          <table:table-cell table:style-name="ce83" table:formula="oooc:=IF(MID([.F21];6;1)&gt;MID([.F20];6;1);[.C20];[.C20]+1)" office:value-type="float" office:value="7">
            <text:p>007</text:p>
          </table:table-cell>
          <table:table-cell table:style-name="ce169"/>
          <table:table-cell table:style-name="ce47"/>
          <table:table-cell table:style-name="ce145" office:value-type="string">
            <text:p>Step 2: Add new activities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Enter some text with special chars into text box</text:span></text:p>
            <text:p><text:span text:style-name="T6">- Click on Add button</text:span></text:p>
          </table:table-cell>
          <table:table-cell table:style-name="ce160" office:value-type="string">
            <text:p>Add an activity successfully:</text:p>
            <text:p>- This activity is added into user's activities list.</text:p>
            <text:p>User who is in your contact, can view your active on his/her activity list</text:p>
          </table:table-cell>
          <table:table-cell table:style-name="ce177"/>
          <table:table-cell table:style-name="ce129" table:number-columns-repeated="237"/>
          <table:table-cell table:style-name="ce133"/>
        </table:table-row>
        <table:table-row table:style-name="ro11">
          <table:table-cell table:style-name="ce135" table:formula="oooc:=IF(MID([.F22];6;1)&gt;MID([.F21];6;1);&quot;&quot;;MAX([.A$7:.A21])+1)" office:value-type="float" office:value="8">
            <text:p>008</text:p>
          </table:table-cell>
          <table:table-cell table:style-name="ce137" office:value-type="string">
            <text:p>PEO_06</text:p>
          </table:table-cell>
          <table:table-cell table:style-name="ce83" table:formula="oooc:=IF(MID([.F22];6;1)&gt;MID([.F21];6;1);[.C21];[.C21]+1)" office:value-type="float" office:value="8">
            <text:p>008</text:p>
          </table:table-cell>
          <table:table-cell table:style-name="ce169"/>
          <table:table-cell table:style-name="ce171" office:value-type="string">
            <text:p>Add new activities without any text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77"/>
          <table:table-cell table:style-name="ce129" table:number-columns-repeated="237"/>
          <table:table-cell table:style-name="ce133"/>
        </table:table-row>
        <table:table-row table:style-name="ro15">
          <table:table-cell table:style-name="ce135" table:formula="oooc:=IF(MID([.F23];6;1)&gt;MID([.F22];6;1);&quot;&quot;;MAX([.A$7:.A22])+1)">
            <text:p/>
          </table:table-cell>
          <table:table-cell table:style-name="ce137" office:value-type="string">
            <text:p>PEO_06</text:p>
          </table:table-cell>
          <table:table-cell table:style-name="ce83" table:formula="oooc:=IF(MID([.F23];6;1)&gt;MID([.F22];6;1);[.C22];[.C22]+1)" office:value-type="float" office:value="8">
            <text:p>008</text:p>
          </table:table-cell>
          <table:table-cell table:style-name="ce169" table:number-columns-repeated="2"/>
          <table:table-cell table:style-name="ce145" office:value-type="string">
            <text:p>Step 2: Add new activities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Keep text box is empty</text:span></text:p>
            <text:p><text:span text:style-name="T6">- Click on Add button</text:span></text:p>
          </table:table-cell>
          <table:table-cell table:style-name="ce160" office:value-type="string">
            <text:p>No activity is added. </text:p>
          </table:table-cell>
          <table:table-cell table:style-name="ce177"/>
          <table:table-cell table:style-name="ce129" table:number-columns-repeated="237"/>
          <table:table-cell table:style-name="ce133"/>
        </table:table-row>
        <table:table-row table:style-name="ro11">
          <table:table-cell table:style-name="ce135" table:formula="oooc:=IF(MID([.F24];6;1)&gt;MID([.F23];6;1);&quot;&quot;;MAX([.A$7:.A23])+1)" office:value-type="float" office:value="9">
            <text:p>009</text:p>
          </table:table-cell>
          <table:table-cell table:style-name="ce137" office:value-type="string">
            <text:p>PEO_06</text:p>
          </table:table-cell>
          <table:table-cell table:style-name="ce83" table:formula="oooc:=IF(MID([.F24];6;1)&gt;MID([.F23];6;1);[.C23];[.C23]+1)" office:value-type="float" office:value="9">
            <text:p>009</text:p>
          </table:table-cell>
          <table:table-cell table:style-name="ce141" office:value-type="string">
            <text:p>Social/people/activities</text:p>
          </table:table-cell>
          <table:table-cell table:style-name="ce54" office:value-type="string">
            <text:p>Add new activities with unlimited chars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29" table:number-columns-repeated="237"/>
          <table:table-cell table:style-name="ce133"/>
        </table:table-row>
        <table:table-row table:style-name="ro19">
          <table:table-cell table:style-name="ce135" table:formula="oooc:=IF(MID([.F25];6;1)&gt;MID([.F24];6;1);&quot;&quot;;MAX([.A$7:.A24])+1)">
            <text:p/>
          </table:table-cell>
          <table:table-cell table:style-name="ce137" office:value-type="string">
            <text:p>PEO_06</text:p>
          </table:table-cell>
          <table:table-cell table:style-name="ce83" table:formula="oooc:=IF(MID([.F25];6;1)&gt;MID([.F24];6;1);[.C24];[.C24]+1)" office:value-type="float" office:value="9">
            <text:p>009</text:p>
          </table:table-cell>
          <table:table-cell table:style-name="ce142"/>
          <table:table-cell table:style-name="ce148"/>
          <table:table-cell table:style-name="ce145" office:value-type="string">
            <text:p>Step 2: Add new activities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Enter unlimited chars into text box</text:span></text:p>
            <text:p><text:span text:style-name="T6">- Click on Add button</text:span></text:p>
          </table:table-cell>
          <table:table-cell table:style-name="ce160" office:value-type="string">
            <text:p>Add an activity successfully:</text:p>
            <text:p>- This activity is added into user's activities list. </text:p>
            <text:p>User who is in your contact, can view your active on his/her activity list</text:p>
          </table:table-cell>
          <table:table-cell table:style-name="ce120"/>
          <table:table-cell table:style-name="ce129" table:number-columns-repeated="237"/>
          <table:table-cell table:style-name="ce133"/>
        </table:table-row>
        <table:table-row table:style-name="ro11">
          <table:table-cell table:style-name="ce135" table:formula="oooc:=IF(MID([.F26];6;1)&gt;MID([.F25];6;1);&quot;&quot;;MAX([.A$7:.A25])+1)" office:value-type="float" office:value="10">
            <text:p>010</text:p>
          </table:table-cell>
          <table:table-cell table:style-name="ce137" office:value-type="string">
            <text:p>PEO_06</text:p>
          </table:table-cell>
          <table:table-cell table:style-name="ce83" table:formula="oooc:=IF(MID([.F26];6;1)&gt;MID([.F25];6;1);[.C25];[.C25]+1)" office:value-type="float" office:value="10">
            <text:p>010</text:p>
          </table:table-cell>
          <table:table-cell table:style-name="ce142"/>
          <table:table-cell table:style-name="ce54" office:value-type="string">
            <text:p>Add new activity without click on Add button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29" table:number-columns-repeated="237"/>
          <table:table-cell table:style-name="ce133"/>
        </table:table-row>
        <table:table-row table:style-name="ro19">
          <table:table-cell table:style-name="ce135" table:formula="oooc:=IF(MID([.F27];6;1)&gt;MID([.F26];6;1);&quot;&quot;;MAX([.A$7:.A26])+1)">
            <text:p/>
          </table:table-cell>
          <table:table-cell table:style-name="ce137" office:value-type="string">
            <text:p>PEO_06</text:p>
          </table:table-cell>
          <table:table-cell table:style-name="ce83" table:formula="oooc:=IF(MID([.F27];6;1)&gt;MID([.F26];6;1);[.C26];[.C26]+1)" office:value-type="float" office:value="10">
            <text:p>010</text:p>
          </table:table-cell>
          <table:table-cell table:style-name="ce142"/>
          <table:table-cell table:style-name="ce54"/>
          <table:table-cell table:style-name="ce145" office:value-type="string">
            <text:p>Step 2: Add new activities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Enter unlimited chars into text box</text:span></text:p>
            <text:p><text:span text:style-name="T6">- Don't click on Add button. Click mouse any where</text:span></text:p>
          </table:table-cell>
          <table:table-cell table:style-name="ce160" office:value-type="string">
            <text:p>Activity is not added. </text:p>
          </table:table-cell>
          <table:table-cell table:style-name="ce120"/>
          <table:table-cell table:style-name="ce129" table:number-columns-repeated="237"/>
          <table:table-cell table:style-name="ce133"/>
        </table:table-row>
        <table:table-row table:style-name="ro11">
          <table:table-cell table:style-name="ce135" table:formula="oooc:=IF(MID([.F28];6;1)&gt;MID([.F27];6;1);&quot;&quot;;MAX([.A$7:.A27])+1)" office:value-type="float" office:value="11">
            <text:p>011</text:p>
          </table:table-cell>
          <table:table-cell table:style-name="ce137" office:value-type="string">
            <text:p>PEO_07</text:p>
          </table:table-cell>
          <table:table-cell table:style-name="ce83" office:value-type="float" office:value="1">
            <text:p>001</text:p>
          </table:table-cell>
          <table:table-cell table:style-name="ce142"/>
          <table:table-cell table:style-name="ce47" office:value-type="string">
            <text:p>Add a share link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30"/>
          <table:table-cell table:style-name="ce129" table:number-columns-repeated="2"/>
          <table:table-cell table:style-name="ce130" table:number-columns-repeated="235"/>
        </table:table-row>
        <table:table-row table:style-name="ro18">
          <table:table-cell table:style-name="ce135" table:formula="oooc:=IF(MID([.F29];6;1)&gt;MID([.F28];6;1);&quot;&quot;;MAX([.A$7:.A28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29];6;1)&gt;MID([.F28];6;1);[.C28];[.C28]+1)" office:value-type="float" office:value="1">
            <text:p>001</text:p>
          </table:table-cell>
          <table:table-cell table:style-name="ce142"/>
          <table:table-cell table:style-name="ce53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Enter a valid URL</text:span></text:p>
            <text:p><text:span text:style-name="T6">- Hit Enter from keyboard or click on <text:s/>Add button on Share link form</text:span></text:p>
            <text:p><text:span text:style-name="T6"/></text:p>
          </table:table-cell>
          <table:table-cell table:style-name="ce160" office:value-type="string">
            <text:p>Get information from link successfully. Some information are:</text:p>
            <text:p>- Title of site</text:p>
            <text:p>- Description of site</text:p>
            <text:p>- URL user has entered</text:p>
            <text:p>- If it gets image from link, there is a check box to allows display or not display image</text:p>
            <text:p>- Close link: allow user closes the link share</text:p>
            <text:p>Other user has not seen the link share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30];6;1)&gt;MID([.F29];6;1);&quot;&quot;;MAX([.A$7:.A29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30];6;1)&gt;MID([.F29];6;1);[.C29];[.C29]+1)" office:value-type="float" office:value="1">
            <text:p>001</text:p>
          </table:table-cell>
          <table:table-cell table:style-name="ce142"/>
          <table:table-cell table:style-name="ce53"/>
          <table:table-cell table:style-name="ce145" office:value-type="string">
            <text:p>Step 3: Add share links on activity list</text:p>
          </table:table-cell>
          <table:table-cell table:style-name="ce145" office:value-type="string">
            <text:p><text:span text:style-name="T1">- </text:span><text:span text:style-name="T6">Enter chars into text box</text:span></text:p>
            <text:p><text:span text:style-name="T6">- Click on Add button on add activity <text:s/>form</text:span></text:p>
          </table:table-cell>
          <table:table-cell table:style-name="ce160" office:value-type="string">
            <text:p>A link is shared with some text on activity. Other user can view and click on shared link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1">
          <table:table-cell table:style-name="ce135" table:formula="oooc:=IF(MID([.F31];6;1)&gt;MID([.F30];6;1);&quot;&quot;;MAX([.A$7:.A30])+1)" office:value-type="float" office:value="12">
            <text:p>012</text:p>
          </table:table-cell>
          <table:table-cell table:style-name="ce137" office:value-type="string">
            <text:p>PEO_07</text:p>
          </table:table-cell>
          <table:table-cell table:style-name="ce83" table:formula="oooc:=IF(MID([.F31];6;1)&gt;MID([.F30];6;1);[.C30];[.C30]+1)" office:value-type="float" office:value="2">
            <text:p>002</text:p>
          </table:table-cell>
          <table:table-cell table:style-name="ce142"/>
          <table:table-cell table:style-name="ce171" office:value-type="string">
            <text:p>Add new Share link without text on activity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7">
          <table:table-cell table:style-name="ce135" table:formula="oooc:=IF(MID([.F32];6;1)&gt;MID([.F31];6;1);&quot;&quot;;MAX([.A$7:.A31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32];6;1)&gt;MID([.F31];6;1);[.C31];[.C31]+1)" office:value-type="float" office:value="2">
            <text:p>002</text:p>
          </table:table-cell>
          <table:table-cell table:style-name="ce142"/>
          <table:table-cell table:style-name="ce53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Enter a valid URL</text:span></text:p>
            <text:p><text:span text:style-name="T6">- Hit Enter from keyboard or click on <text:s/>Add button on Share link form</text:span></text:p>
            <text:p><text:span text:style-name="T1">- </text:span><text:span text:style-name="T6">Kept text box of activity is empty</text:span></text:p>
            <text:p><text:span text:style-name="T6">- Click on Add button on add activity <text:s/>form</text:span></text:p>
          </table:table-cell>
          <table:table-cell table:style-name="ce160" office:value-type="string">
            <text:p>Only link is shared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1">
          <table:table-cell table:style-name="ce135" table:formula="oooc:=IF(MID([.F33];6;1)&gt;MID([.F32];6;1);&quot;&quot;;MAX([.A$7:.A32])+1)" office:value-type="float" office:value="13">
            <text:p>013</text:p>
          </table:table-cell>
          <table:table-cell table:style-name="ce137" office:value-type="string">
            <text:p>PEO_07</text:p>
          </table:table-cell>
          <table:table-cell table:style-name="ce83" table:formula="oooc:=IF(MID([.F33];6;1)&gt;MID([.F32];6;1);[.C32];[.C32]+1)" office:value-type="float" office:value="3">
            <text:p>003</text:p>
          </table:table-cell>
          <table:table-cell table:style-name="ce142"/>
          <table:table-cell table:style-name="ce171" office:value-type="string">
            <text:p>View Link shared with thumbnail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6">
          <table:table-cell table:style-name="ce135" table:formula="oooc:=IF(MID([.F34];6;1)&gt;MID([.F33];6;1);&quot;&quot;;MAX([.A$7:.A33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34];6;1)&gt;MID([.F33];6;1);[.C33];[.C33]+1)" office:value-type="float" office:value="3">
            <text:p>003</text:p>
          </table:table-cell>
          <table:table-cell table:style-name="ce142"/>
          <table:table-cell table:style-name="ce53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Enter a valid URL</text:span></text:p>
            <text:p><text:span text:style-name="T6">- Hit Enter from keyboard or click on <text:s/>Add button on Share link form</text:span></text:p>
            <text:p><text:span text:style-name="T6">- Don't check in </text:span><text:span text:style-name="T1">[no thumbnail]</text:span></text:p>
            <text:p><text:span text:style-name="T1">- </text:span><text:span text:style-name="T6">Enter chars into text box or not</text:span></text:p>
            <text:p><text:span text:style-name="T6">- Click on Add button on add activity <text:s/>form</text:span></text:p>
          </table:table-cell>
          <table:table-cell table:style-name="ce160" office:value-type="string">
            <text:p>A Link is shared with image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1">
          <table:table-cell table:style-name="ce135" table:formula="oooc:=IF(MID([.F35];6;1)&gt;MID([.F34];6;1);&quot;&quot;;MAX([.A$7:.A34])+1)" office:value-type="float" office:value="14">
            <text:p>014</text:p>
          </table:table-cell>
          <table:table-cell table:style-name="ce137" office:value-type="string">
            <text:p>PEO_07</text:p>
          </table:table-cell>
          <table:table-cell table:style-name="ce83" table:formula="oooc:=IF(MID([.F35];6;1)&gt;MID([.F34];6;1);[.C34];[.C34]+1)" office:value-type="float" office:value="4">
            <text:p>004</text:p>
          </table:table-cell>
          <table:table-cell table:style-name="ce142"/>
          <table:table-cell table:style-name="ce172" office:value-type="string">
            <text:p>View Link shared without <text:s/>thumbnail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8">
          <table:table-cell table:style-name="ce135" table:formula="oooc:=IF(MID([.F36];6;1)&gt;MID([.F35];6;1);&quot;&quot;;MAX([.A$7:.A35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36];6;1)&gt;MID([.F35];6;1);[.C35];[.C35]+1)" office:value-type="float" office:value="4">
            <text:p>004</text:p>
          </table:table-cell>
          <table:table-cell table:style-name="ce142"/>
          <table:table-cell table:style-name="ce53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Enter a valid URL</text:span></text:p>
            <text:p><text:span text:style-name="T6">- Hit Enter from keyboard or click on <text:s/>Add button on Share link form</text:span></text:p>
            <text:p><text:span text:style-name="T6">- Check in </text:span><text:span text:style-name="T1">[no thumbnail]</text:span></text:p>
            <text:p><text:span text:style-name="T1">- </text:span><text:span text:style-name="T6">Enter chars into text box or not</text:span></text:p>
            <text:p><text:span text:style-name="T6">- Click on Add button on add activity <text:s/>form</text:span></text:p>
          </table:table-cell>
          <table:table-cell table:style-name="ce160" office:value-type="string">
            <text:p>A Link is shared without image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37];6;1)&gt;MID([.F36];6;1);&quot;&quot;;MAX([.A$7:.A36])+1)" office:value-type="float" office:value="15">
            <text:p>015</text:p>
          </table:table-cell>
          <table:table-cell table:style-name="ce137" office:value-type="string">
            <text:p>PEO_07</text:p>
          </table:table-cell>
          <table:table-cell table:style-name="ce83" table:formula="oooc:=IF(MID([.F37];6;1)&gt;MID([.F36];6;1);[.C36];[.C36]+1)" office:value-type="float" office:value="5">
            <text:p>005</text:p>
          </table:table-cell>
          <table:table-cell table:style-name="ce142"/>
          <table:table-cell table:style-name="ce47" office:value-type="string">
            <text:p>Add a share link without Enter or click Add button on share link form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7">
          <table:table-cell table:style-name="ce135" table:formula="oooc:=IF(MID([.F38];6;1)&gt;MID([.F37];6;1);&quot;&quot;;MAX([.A$7:.A37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38];6;1)&gt;MID([.F37];6;1);[.C37];[.C37]+1)" office:value-type="float" office:value="5">
            <text:p>005</text:p>
          </table:table-cell>
          <table:table-cell table:style-name="ce142"/>
          <table:table-cell table:style-name="ce53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Enter a valid URL</text:span></text:p>
            <text:p><text:span text:style-name="T6">- Don't hit Enter from keyboard or click on Add button on Share link form</text:span></text:p>
            <text:p><text:span text:style-name="T1">- </text:span><text:span text:style-name="T6">Enter chars into text box or not</text:span></text:p>
            <text:p><text:span text:style-name="T6">- Click on Add button on add activity <text:s/>form</text:span></text:p>
          </table:table-cell>
          <table:table-cell table:style-name="ce160" office:value-type="string">
            <text:p>Link is not shared. Only activity is added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39];6;1)&gt;MID([.F38];6;1);&quot;&quot;;MAX([.A$7:.A38])+1)" office:value-type="float" office:value="16">
            <text:p>016</text:p>
          </table:table-cell>
          <table:table-cell table:style-name="ce137" office:value-type="string">
            <text:p>PEO_07</text:p>
          </table:table-cell>
          <table:table-cell table:style-name="ce83" table:formula="oooc:=IF(MID([.F39];6;1)&gt;MID([.F38];6;1);[.C38];[.C38]+1)" office:value-type="float" office:value="6">
            <text:p>006</text:p>
          </table:table-cell>
          <table:table-cell table:style-name="ce142"/>
          <table:table-cell table:style-name="ce47" office:value-type="string">
            <text:p>Add a share link without click <text:s/>Add button on add activity form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<text:span text:style-name="T1">- </text:span><text:span text:style-name="T6">Enter chars into text box or not</text:span>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7">
          <table:table-cell table:style-name="ce135" table:formula="oooc:=IF(MID([.F40];6;1)&gt;MID([.F39];6;1);&quot;&quot;;MAX([.A$7:.A39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40];6;1)&gt;MID([.F39];6;1);[.C39];[.C39]+1)" office:value-type="float" office:value="6">
            <text:p>006</text:p>
          </table:table-cell>
          <table:table-cell table:style-name="ce142"/>
          <table:table-cell table:style-name="ce53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Enter a valid URL</text:span></text:p>
            <text:p><text:span text:style-name="T6">- Hit Enter from keyboard or click on Add button on Share link form</text:span></text:p>
            <text:p><text:span text:style-name="T1">- </text:span><text:span text:style-name="T6">Enter chars into text box or not</text:span></text:p>
            <text:p><text:span text:style-name="T6">- Don't click on Add button on add activity <text:s/>form</text:span></text:p>
          </table:table-cell>
          <table:table-cell table:style-name="ce160" office:value-type="string">
            <text:p>Link is not shared, activity is not added. It keeps all text and link are entered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1">
          <table:table-cell table:style-name="ce135" table:formula="oooc:=IF(MID([.F41];6;1)&gt;MID([.F40];6;1);&quot;&quot;;MAX([.A$7:.A40])+1)" office:value-type="float" office:value="17">
            <text:p>017</text:p>
          </table:table-cell>
          <table:table-cell table:style-name="ce137" office:value-type="string">
            <text:p>PEO_07</text:p>
          </table:table-cell>
          <table:table-cell table:style-name="ce83" table:formula="oooc:=IF(MID([.F41];6;1)&gt;MID([.F40];6;1);[.C40];[.C40]+1)" office:value-type="float" office:value="7">
            <text:p>007</text:p>
          </table:table-cell>
          <table:table-cell table:style-name="ce142"/>
          <table:table-cell table:style-name="ce47" office:value-type="string">
            <text:p>Add a share link with url is not correct form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0">
          <table:table-cell table:style-name="ce135" table:formula="oooc:=IF(MID([.F42];6;1)&gt;MID([.F41];6;1);&quot;&quot;;MAX([.A$7:.A41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42];6;1)&gt;MID([.F41];6;1);[.C41];[.C41]+1)" office:value-type="float" office:value="7">
            <text:p>007</text:p>
          </table:table-cell>
          <table:table-cell table:style-name="ce142"/>
          <table:table-cell table:style-name="ce173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Enter a URL is not correct form (eg: google.com)</text:span></text:p>
            <text:p><text:span text:style-name="T6">- Hit Enter from keyboard or click on Add button on Share link form</text:span></text:p>
          </table:table-cell>
          <table:table-cell table:style-name="ce160" office:value-type="string">
            <text:p>Below a share link form, show a message: <text:span text:style-name="T7">“Please make sure that your provided link is correct.</text:span>”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1">
          <table:table-cell table:style-name="ce135" table:formula="oooc:=IF(MID([.F43];6;1)&gt;MID([.F42];6;1);&quot;&quot;;MAX([.A$7:.A42])+1)" office:value-type="float" office:value="18">
            <text:p>018</text:p>
          </table:table-cell>
          <table:table-cell table:style-name="ce137" office:value-type="string">
            <text:p>PEO_07</text:p>
          </table:table-cell>
          <table:table-cell table:style-name="ce83" table:formula="oooc:=IF(MID([.F43];6;1)&gt;MID([.F42];6;1);[.C42];[.C42]+1)" office:value-type="float" office:value="8">
            <text:p>008</text:p>
          </table:table-cell>
          <table:table-cell table:style-name="ce142"/>
          <table:table-cell table:style-name="ce174" office:value-type="string">
            <text:p>Share link with empty link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6">
          <table:table-cell table:style-name="ce135" table:formula="oooc:=IF(MID([.F44];6;1)&gt;MID([.F43];6;1);&quot;&quot;;MAX([.A$7:.A43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44];6;1)&gt;MID([.F43];6;1);[.C43];[.C43]+1)" office:value-type="float" office:value="8">
            <text:p>008</text:p>
          </table:table-cell>
          <table:table-cell table:style-name="ce142"/>
          <table:table-cell table:style-name="ce149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kept shared link form is empty</text:span></text:p>
            <text:p><text:span text:style-name="T6">- Hit Enter from keyboard or click on Add button on Share link form</text:span></text:p>
          </table:table-cell>
          <table:table-cell table:style-name="ce160" office:value-type="string">
            <text:p>Below a share link form, show a message: <text:span text:style-name="T7">“Please make sure that your provided link is correct.</text:span>”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1">
          <table:table-cell table:style-name="ce135" table:formula="oooc:=IF(MID([.F45];6;1)&gt;MID([.F44];6;1);&quot;&quot;;MAX([.A$7:.A44])+1)" office:value-type="float" office:value="19">
            <text:p>019</text:p>
          </table:table-cell>
          <table:table-cell table:style-name="ce137" office:value-type="string">
            <text:p>PEO_07</text:p>
          </table:table-cell>
          <table:table-cell table:style-name="ce83" table:formula="oooc:=IF(MID([.F45];6;1)&gt;MID([.F44];6;1);[.C44];[.C44]+1)" office:value-type="float" office:value="9">
            <text:p>009</text:p>
          </table:table-cell>
          <table:table-cell table:style-name="ce142"/>
          <table:table-cell table:style-name="ce47" office:value-type="string">
            <text:p>Share link with URL is not exited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7">
          <table:table-cell table:style-name="ce135" table:formula="oooc:=IF(MID([.F46];6;1)&gt;MID([.F45];6;1);&quot;&quot;;MAX([.A$7:.A45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46];6;1)&gt;MID([.F45];6;1);[.C45];[.C45]+1)" office:value-type="float" office:value="9">
            <text:p>009</text:p>
          </table:table-cell>
          <table:table-cell table:style-name="ce142"/>
          <table:table-cell table:style-name="ce173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Enter a not exited URL</text:span></text:p>
            <text:p><text:span text:style-name="T6">- Hit Enter from keyboard or click on Add button on Share link form</text:span></text:p>
            <text:p><text:span text:style-name="T1">- </text:span><text:span text:style-name="T6">Enter chars into text box or not</text:span></text:p>
            <text:p><text:span text:style-name="T6">- Click on Add button on add activity <text:s/>form</text:span></text:p>
          </table:table-cell>
          <table:table-cell table:style-name="ce160" office:value-type="string">
            <text:p>A link is shared. It is displayed by URL form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1">
          <table:table-cell table:style-name="ce135" table:formula="oooc:=IF(MID([.F47];6;1)&gt;MID([.F46];6;1);&quot;&quot;;MAX([.A$7:.A46])+1)" office:value-type="float" office:value="20">
            <text:p>020</text:p>
          </table:table-cell>
          <table:table-cell table:style-name="ce137" office:value-type="string">
            <text:p>PEO_07</text:p>
          </table:table-cell>
          <table:table-cell table:style-name="ce83" table:formula="oooc:=IF(MID([.F47];6;1)&gt;MID([.F46];6;1);[.C46];[.C46]+1)" office:value-type="float" office:value="10">
            <text:p>010</text:p>
          </table:table-cell>
          <table:table-cell table:style-name="ce142"/>
          <table:table-cell table:style-name="ce47" office:value-type="string">
            <text:p>Edit title of share link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6">
          <table:table-cell table:style-name="ce135" table:formula="oooc:=IF(MID([.F48];6;1)&gt;MID([.F47];6;1);&quot;&quot;;MAX([.A$7:.A47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48];6;1)&gt;MID([.F47];6;1);[.C47];[.C47]+1)" office:value-type="float" office:value="10">
            <text:p>010</text:p>
          </table:table-cell>
          <table:table-cell table:style-name="ce142"/>
          <table:table-cell table:style-name="ce173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Enter a not exited URL</text:span></text:p>
            <text:p><text:span text:style-name="T6">- Hit Enter from keyboard or click on Add button on Share link form</text:span></text:p>
            <text:p><text:span text:style-name="T6">- Double click on title of shared link. Edit it and hit Enter</text:span></text:p>
            <text:p><text:span text:style-name="T1">- </text:span><text:span text:style-name="T6">Enter chars into text box or not</text:span></text:p>
            <text:p><text:span text:style-name="T6">- Click on Add button on add activity <text:s/>form</text:span></text:p>
          </table:table-cell>
          <table:table-cell table:style-name="ce160" office:value-type="string">
            <text:p>A link is shared with new title. Below the title, there is a link to shared URL 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1">
          <table:table-cell table:style-name="ce135" table:formula="oooc:=IF(MID([.F49];6;1)&gt;MID([.F48];6;1);&quot;&quot;;MAX([.A$7:.A48])+1)" office:value-type="float" office:value="21">
            <text:p>021</text:p>
          </table:table-cell>
          <table:table-cell table:style-name="ce137" office:value-type="string">
            <text:p>PEO_07</text:p>
          </table:table-cell>
          <table:table-cell table:style-name="ce83" table:formula="oooc:=IF(MID([.F49];6;1)&gt;MID([.F48];6;1);[.C48];[.C48]+1)" office:value-type="float" office:value="11">
            <text:p>011</text:p>
          </table:table-cell>
          <table:table-cell table:style-name="ce142"/>
          <table:table-cell table:style-name="ce47" office:value-type="string">
            <text:p>Edit title of share link with special chars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7">
          <table:table-cell table:style-name="ce135" table:formula="oooc:=IF(MID([.F50];6;1)&gt;MID([.F49];6;1);&quot;&quot;;MAX([.A$7:.A49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50];6;1)&gt;MID([.F49];6;1);[.C49];[.C49]+1)" office:value-type="float" office:value="11">
            <text:p>011</text:p>
          </table:table-cell>
          <table:table-cell table:style-name="ce142"/>
          <table:table-cell table:style-name="ce152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Enter a not exited URL</text:span></text:p>
            <text:p><text:span text:style-name="T6">- Hit Enter from keyboard or click on Add button on Share link form</text:span></text:p>
            <text:p><text:span text:style-name="T6">- Double click on title of shared link. Edit it with special chars and hit Enter</text:span></text:p>
            <text:p><text:span text:style-name="T1">- </text:span><text:span text:style-name="T6">Enter chars into text box or not</text:span></text:p>
            <text:p><text:span text:style-name="T6">- Click on Add button on add activity <text:s/>form</text:span></text:p>
          </table:table-cell>
          <table:table-cell table:style-name="ce160" office:value-type="string">
            <text:p>A link is shared with new title.</text:p>
          </table:table-cell>
          <table:table-cell table:style-name="ce120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1">
          <table:table-cell table:style-name="ce135" table:formula="oooc:=IF(MID([.F51];6;1)&gt;MID([.F50];6;1);&quot;&quot;;MAX([.A$7:.A50])+1)" office:value-type="float" office:value="22">
            <text:p>022</text:p>
          </table:table-cell>
          <table:table-cell table:style-name="ce137" office:value-type="string">
            <text:p>PEO_07</text:p>
          </table:table-cell>
          <table:table-cell table:style-name="ce83" table:formula="oooc:=IF(MID([.F51];6;1)&gt;MID([.F50];6;1);[.C50];[.C50]+1)" office:value-type="float" office:value="12">
            <text:p>012</text:p>
          </table:table-cell>
          <table:table-cell table:style-name="ce142"/>
          <table:table-cell table:style-name="ce47" office:value-type="string">
            <text:p>Kept title of shared link is empty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6">
          <table:table-cell table:style-name="ce135" table:formula="oooc:=IF(MID([.F52];6;1)&gt;MID([.F51];6;1);&quot;&quot;;MAX([.A$7:.A51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52];6;1)&gt;MID([.F51];6;1);[.C51];[.C51]+1)" office:value-type="float" office:value="12">
            <text:p>012</text:p>
          </table:table-cell>
          <table:table-cell table:style-name="ce142"/>
          <table:table-cell table:style-name="ce173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Enter a not exited URL</text:span></text:p>
            <text:p><text:span text:style-name="T6">- Hit Enter from keyboard or click on Add button on Share link form</text:span></text:p>
            <text:p><text:span text:style-name="T6">- Double click on title of shared link. Kept it is empty</text:span></text:p>
            <text:p><text:span text:style-name="T1">- </text:span><text:span text:style-name="T6">Enter chars into text box or not</text:span></text:p>
            <text:p><text:span text:style-name="T6">- Click on Add button on add activity <text:s/>form</text:span></text:p>
          </table:table-cell>
          <table:table-cell table:style-name="ce160" office:value-type="string">
            <text:p>A link is shared with title is the URL 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53];6;1)&gt;MID([.F52];6;1);&quot;&quot;;MAX([.A$7:.A52])+1)" office:value-type="float" office:value="23">
            <text:p>023</text:p>
          </table:table-cell>
          <table:table-cell table:style-name="ce137" office:value-type="string">
            <text:p>PEO_07</text:p>
          </table:table-cell>
          <table:table-cell table:style-name="ce83" table:formula="oooc:=IF(MID([.F53];6;1)&gt;MID([.F52];6;1);[.C52];[.C52]+1)" office:value-type="float" office:value="13">
            <text:p>013</text:p>
          </table:table-cell>
          <table:table-cell table:style-name="ce142"/>
          <table:table-cell table:style-name="ce47" office:value-type="string">
            <text:p>Edit title of share link with unlimited chars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7">
          <table:table-cell table:style-name="ce135" table:formula="oooc:=IF(MID([.F54];6;1)&gt;MID([.F53];6;1);&quot;&quot;;MAX([.A$7:.A53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54];6;1)&gt;MID([.F53];6;1);[.C53];[.C53]+1)" office:value-type="float" office:value="13">
            <text:p>013</text:p>
          </table:table-cell>
          <table:table-cell table:style-name="ce142"/>
          <table:table-cell table:style-name="ce152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Enter a not exited URL</text:span></text:p>
            <text:p><text:span text:style-name="T6">- Hit Enter from keyboard or click on Add button on Share link form</text:span></text:p>
            <text:p><text:span text:style-name="T6">- Double click on title of shared link. Enter unlimited text into this field and hit Enter</text:span></text:p>
            <text:p><text:span text:style-name="T1">- </text:span><text:span text:style-name="T6">Enter chars into text box or not</text:span></text:p>
            <text:p><text:span text:style-name="T6">- Click on Add button on add activity <text:s/>form</text:span></text:p>
          </table:table-cell>
          <table:table-cell table:style-name="ce160" office:value-type="string">
            <text:p>A link is shared with new title.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55];6;1)&gt;MID([.F54];6;1);&quot;&quot;;MAX([.A$7:.A54])+1)" office:value-type="float" office:value="24">
            <text:p>024</text:p>
          </table:table-cell>
          <table:table-cell table:style-name="ce137" office:value-type="string">
            <text:p>PEO_07</text:p>
          </table:table-cell>
          <table:table-cell table:style-name="ce83" table:formula="oooc:=IF(MID([.F55];6;1)&gt;MID([.F54];6;1);[.C54];[.C54]+1)" office:value-type="float" office:value="14">
            <text:p>014</text:p>
          </table:table-cell>
          <table:table-cell table:style-name="ce142"/>
          <table:table-cell table:style-name="ce47" office:value-type="string">
            <text:p>Edit description of share link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6">
          <table:table-cell table:style-name="ce135" table:formula="oooc:=IF(MID([.F56];6;1)&gt;MID([.F55];6;1);&quot;&quot;;MAX([.A$7:.A55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56];6;1)&gt;MID([.F55];6;1);[.C55];[.C55]+1)" office:value-type="float" office:value="14">
            <text:p>014</text:p>
          </table:table-cell>
          <table:table-cell table:style-name="ce142"/>
          <table:table-cell table:style-name="ce152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Enter a not exited URL</text:span></text:p>
            <text:p><text:span text:style-name="T6">- Hit Enter from keyboard or click on Add button on Share link form</text:span></text:p>
            <text:p><text:span text:style-name="T6">- Double click on description of shared link. Edit it and hit Enter</text:span></text:p>
            <text:p><text:span text:style-name="T1">- </text:span><text:span text:style-name="T6">Enter chars into text box or not</text:span></text:p>
            <text:p><text:span text:style-name="T6">- Click on Add button on add activity <text:s/>form</text:span></text:p>
          </table:table-cell>
          <table:table-cell table:style-name="ce160" office:value-type="string">
            <text:p>A link is shared with new description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57];6;1)&gt;MID([.F56];6;1);&quot;&quot;;MAX([.A$7:.A56])+1)" office:value-type="float" office:value="25">
            <text:p>025</text:p>
          </table:table-cell>
          <table:table-cell table:style-name="ce137" office:value-type="string">
            <text:p>PEO_07</text:p>
          </table:table-cell>
          <table:table-cell table:style-name="ce83" table:formula="oooc:=IF(MID([.F57];6;1)&gt;MID([.F56];6;1);[.C56];[.C56]+1)" office:value-type="float" office:value="15">
            <text:p>015</text:p>
          </table:table-cell>
          <table:table-cell table:style-name="ce142"/>
          <table:table-cell table:style-name="ce47" office:value-type="string">
            <text:p>Edit description of share link with special chars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7">
          <table:table-cell table:style-name="ce135" table:formula="oooc:=IF(MID([.F58];6;1)&gt;MID([.F57];6;1);&quot;&quot;;MAX([.A$7:.A57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58];6;1)&gt;MID([.F57];6;1);[.C57];[.C57]+1)" office:value-type="float" office:value="15">
            <text:p>015</text:p>
          </table:table-cell>
          <table:table-cell table:style-name="ce142"/>
          <table:table-cell table:style-name="ce152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Enter a not exited URL</text:span></text:p>
            <text:p><text:span text:style-name="T6">- Hit Enter from keyboard or click on Add button on Share link form</text:span></text:p>
            <text:p><text:span text:style-name="T6">- Double click on description of shared link. Edit it with special chars and hit Enter</text:span></text:p>
            <text:p><text:span text:style-name="T1">- </text:span><text:span text:style-name="T6">Enter chars into text box or not</text:span></text:p>
            <text:p><text:span text:style-name="T6">- Click on Add button on add activity <text:s/>form</text:span></text:p>
          </table:table-cell>
          <table:table-cell table:style-name="ce160" office:value-type="string">
            <text:p>A link is shared with new description.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59];6;1)&gt;MID([.F58];6;1);&quot;&quot;;MAX([.A$7:.A58])+1)" office:value-type="float" office:value="26">
            <text:p>026</text:p>
          </table:table-cell>
          <table:table-cell table:style-name="ce137" office:value-type="string">
            <text:p>PEO_07</text:p>
          </table:table-cell>
          <table:table-cell table:style-name="ce83" table:formula="oooc:=IF(MID([.F59];6;1)&gt;MID([.F58];6;1);[.C58];[.C58]+1)" office:value-type="float" office:value="16">
            <text:p>016</text:p>
          </table:table-cell>
          <table:table-cell table:style-name="ce142"/>
          <table:table-cell table:style-name="ce47" office:value-type="string">
            <text:p>Kept description of shared link is empty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7">
          <table:table-cell table:style-name="ce135" table:formula="oooc:=IF(MID([.F60];6;1)&gt;MID([.F59];6;1);&quot;&quot;;MAX([.A$7:.A59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60];6;1)&gt;MID([.F59];6;1);[.C59];[.C59]+1)" office:value-type="float" office:value="16">
            <text:p>016</text:p>
          </table:table-cell>
          <table:table-cell table:style-name="ce142"/>
          <table:table-cell table:style-name="ce148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Enter a not exited URL</text:span></text:p>
            <text:p><text:span text:style-name="T6">- Hit Enter from keyboard or click on Add button on Share link form</text:span></text:p>
            <text:p><text:span text:style-name="T6">- Double click on description of shared link. Kept this field is empty and hit Enter</text:span></text:p>
            <text:p><text:span text:style-name="T1">- </text:span><text:span text:style-name="T6">Enter chars into text box or not</text:span></text:p>
            <text:p><text:span text:style-name="T6">- Click on Add button on add activity <text:s/>form</text:span></text:p>
          </table:table-cell>
          <table:table-cell table:style-name="ce160" office:value-type="string">
            <text:p>A link is shared with description is empty.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61];6;1)&gt;MID([.F60];6;1);&quot;&quot;;MAX([.A$7:.A60])+1)" office:value-type="float" office:value="27">
            <text:p>027</text:p>
          </table:table-cell>
          <table:table-cell table:style-name="ce137" office:value-type="string">
            <text:p>PEO_07</text:p>
          </table:table-cell>
          <table:table-cell table:style-name="ce83" table:formula="oooc:=IF(MID([.F61];6;1)&gt;MID([.F60];6;1);[.C60];[.C60]+1)" office:value-type="float" office:value="17">
            <text:p>017</text:p>
          </table:table-cell>
          <table:table-cell table:style-name="ce142"/>
          <table:table-cell table:style-name="ce47" office:value-type="string">
            <text:p>Close share link</text:p>
          </table:table-cell>
          <table:table-cell table:style-name="ce145" office:value-type="string">
            <text:p>Step 1: Go to my profile page</text:p>
          </table:table-cell>
          <table:table-cell table:style-name="ce145" office:value-type="string">
            <text:p>- Sign in system</text:p>
            <text:p>- Select <text:span text:style-name="T1">My profile</text:span> page </text:p>
          </table:table-cell>
          <table:table-cell table:style-name="ce160" office:value-type="string">
            <text:p>- Show content of People page. It focus on activity list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0">
          <table:table-cell table:style-name="ce135" table:formula="oooc:=IF(MID([.F62];6;1)&gt;MID([.F61];6;1);&quot;&quot;;MAX([.A$7:.A61])+1)">
            <text:p/>
          </table:table-cell>
          <table:table-cell table:style-name="ce137" office:value-type="string">
            <text:p>PEO_07</text:p>
          </table:table-cell>
          <table:table-cell table:style-name="ce83" table:formula="oooc:=IF(MID([.F62];6;1)&gt;MID([.F61];6;1);[.C61];[.C61]+1)" office:value-type="float" office:value="17">
            <text:p>017</text:p>
          </table:table-cell>
          <table:table-cell table:style-name="ce142"/>
          <table:table-cell table:style-name="ce53"/>
          <table:table-cell table:style-name="ce145" office:value-type="string">
            <text:p>Step 2: Share a link</text:p>
          </table:table-cell>
          <table:table-cell table:style-name="ce145" office:value-type="string">
            <text:p>- Select <text:span text:style-name="T1">activity</text:span></text:p>
            <text:p><text:span text:style-name="T1">- </text:span><text:span text:style-name="T6">Click on Attach icon</text:span></text:p>
            <text:p><text:span text:style-name="T6">- Enter a not exited URL</text:span></text:p>
            <text:p><text:span text:style-name="T6">- Hit Enter from keyboard or click on Add button on Share link form</text:span></text:p>
            <text:p><text:span text:style-name="T6">- Click on Close</text:span></text:p>
          </table:table-cell>
          <table:table-cell table:style-name="ce160" office:value-type="string">
            <text:p>Close share link form, and the link is not shared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9">
          <table:table-cell table:style-name="ce135" table:formula="oooc:=IF(MID([.F63];6;1)&gt;MID([.F62];6;1);&quot;&quot;;MAX([.A$7:.A62])+1)" office:value-type="float" office:value="28">
            <text:p>028</text:p>
          </table:table-cell>
          <table:table-cell table:style-name="ce137" office:value-type="string">
            <text:p>PEO_08</text:p>
          </table:table-cell>
          <table:table-cell table:style-name="ce83" office:value-type="float" office:value="1">
            <text:p>001</text:p>
          </table:table-cell>
          <table:table-cell table:style-name="ce142"/>
          <table:table-cell table:style-name="ce47" office:value-type="string">
            <text:p>User likes/unlike your activities</text:p>
          </table:table-cell>
          <table:table-cell table:style-name="ce145" office:value-type="string">
            <text:p>Step 1: Add new activities</text:p>
          </table:table-cell>
          <table:table-cell table:style-name="ce145" office:value-type="string">
            <text:p>- Sign in system</text:p>
            <text:p>- Select <text:span text:style-name="T1">My profile</text:span> page </text:p>
            <text:p>- Select <text:span text:style-name="T1">activity</text:span></text:p>
            <text:p><text:span text:style-name="T1">- </text:span><text:span text:style-name="T6">Enter some text into text box</text:span></text:p>
            <text:p><text:span text:style-name="T6">- Click on Add button</text:span></text:p>
          </table:table-cell>
          <table:table-cell table:style-name="ce160" office:value-type="string">
            <text:p>Add an activity successfully:</text:p>
            <text:p>- This activity is added into user's activities list.</text:p>
            <text:p>User who is in your contact, can view your active on his/her activity list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64];6;1)&gt;MID([.F63];6;1);&quot;&quot;;MAX([.A$7:.A63])+1)">
            <text:p/>
          </table:table-cell>
          <table:table-cell table:style-name="ce137" office:value-type="string">
            <text:p>PEO_08</text:p>
          </table:table-cell>
          <table:table-cell table:style-name="ce83" table:formula="oooc:=IF(MID([.F64];6;1)&gt;MID([.F63];6;1);[.C63];[.C63]+1)" office:value-type="float" office:value="1">
            <text:p>001</text:p>
          </table:table-cell>
          <table:table-cell table:style-name="ce142"/>
          <table:table-cell table:style-name="ce151"/>
          <table:table-cell table:style-name="ce145" office:value-type="string">
            <text:p>Step 2: Like activity</text:p>
          </table:table-cell>
          <table:table-cell table:style-name="ce145" office:value-type="string">
            <text:p>- Click on <text:span text:style-name="T1">Like </text:span><text:span text:style-name="T6">under activity</text:span></text:p>
          </table:table-cell>
          <table:table-cell table:style-name="ce176" office:value-type="string">
            <text:p>Show the message: “you like this”. </text:p>
            <text:p>Like link is change to Unlike link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5">
          <table:table-cell table:style-name="ce135" table:formula="oooc:=IF(MID([.F65];6;1)&gt;MID([.F64];6;1);&quot;&quot;;MAX([.A$7:.A64])+1)">
            <text:p/>
          </table:table-cell>
          <table:table-cell table:style-name="ce137" office:value-type="string">
            <text:p>PEO_08</text:p>
          </table:table-cell>
          <table:table-cell table:style-name="ce83" table:formula="oooc:=IF(MID([.F65];6;1)&gt;MID([.F64];6;1);[.C64];[.C64]+1)" office:value-type="float" office:value="1">
            <text:p>001</text:p>
          </table:table-cell>
          <table:table-cell table:style-name="ce142"/>
          <table:table-cell table:style-name="ce147"/>
          <table:table-cell table:style-name="ce145" office:value-type="string">
            <text:p>Step 3: View <text:s/>like comment by other user</text:p>
          </table:table-cell>
          <table:table-cell table:style-name="ce145" office:value-type="string">
            <text:p>- Log in by other user</text:p>
            <text:p>- Access people page</text:p>
            <text:p>- Select user who logged in at step 1 and click on name of user</text:p>
            <text:p>- Select the activity </text:p>
          </table:table-cell>
          <table:table-cell table:style-name="ce145" office:value-type="string">
            <text:p>On the activity, user see :</text:p>
            <text:p>- Comment link: allow user comments for activity</text:p>
            <text:p>- Like: allow user likes the activity. After user click on Like, it will change to Unlike link</text:p>
            <text:p>- Below the activity, show a message: “<text:span text:style-name="T7">“number” person likes this</text:span> “ by link</text:p>
            <text:p/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66];6;1)&gt;MID([.F65];6;1);&quot;&quot;;MAX([.A$7:.A65])+1)">
            <text:p/>
          </table:table-cell>
          <table:table-cell table:style-name="ce137" office:value-type="string">
            <text:p>PEO_08</text:p>
          </table:table-cell>
          <table:table-cell table:style-name="ce83" table:formula="oooc:=IF(MID([.F66];6;1)&gt;MID([.F65];6;1);[.C65];[.C65]+1)" office:value-type="float" office:value="1">
            <text:p>001</text:p>
          </table:table-cell>
          <table:table-cell table:style-name="ce142"/>
          <table:table-cell table:style-name="ce148"/>
          <table:table-cell table:style-name="ce145" office:value-type="string">
            <text:p>Step 4: View all people like activity</text:p>
          </table:table-cell>
          <table:table-cell table:style-name="ce145" office:value-type="string">
            <text:p>- Click on Link “number people” </text:p>
          </table:table-cell>
          <table:table-cell table:style-name="ce145" office:value-type="string">
            <text:p>Show all people like the activity. Move mouse over each user, a tool-tip appears to show name of user who likes 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67];6;1)&gt;MID([.F66];6;1);&quot;&quot;;MAX([.A$7:.A66])+1)">
            <text:p/>
          </table:table-cell>
          <table:table-cell table:style-name="ce137" office:value-type="string">
            <text:p>PEO_08</text:p>
          </table:table-cell>
          <table:table-cell table:style-name="ce83" table:formula="oooc:=IF(MID([.F67];6;1)&gt;MID([.F66];6;1);[.C66];[.C66]+1)" office:value-type="float" office:value="1">
            <text:p>001</text:p>
          </table:table-cell>
          <table:table-cell table:style-name="ce142"/>
          <table:table-cell table:style-name="ce148"/>
          <table:table-cell table:style-name="ce145" office:value-type="string">
            <text:p>Step 5: Unlike a activity</text:p>
          </table:table-cell>
          <table:table-cell table:style-name="ce145"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145" office:value-type="string">
            <text:p>User is moved out list of users like the activity. Unlike link is changed to Like link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6">
          <table:table-cell table:style-name="ce135" table:formula="oooc:=IF(MID([.F68];6;1)&gt;MID([.F67];6;1);&quot;&quot;;MAX([.A$7:.A67])+1)" office:value-type="float" office:value="29">
            <text:p>029</text:p>
          </table:table-cell>
          <table:table-cell table:style-name="ce137" office:value-type="string">
            <text:p>PEO_08</text:p>
          </table:table-cell>
          <table:table-cell table:style-name="ce83" table:formula="oooc:=IF(MID([.F68];6;1)&gt;MID([.F67];6;1);[.C67];[.C67]+1)" office:value-type="float" office:value="2">
            <text:p>002</text:p>
          </table:table-cell>
          <table:table-cell table:style-name="ce142"/>
          <table:table-cell table:style-name="ce47" office:value-type="string">
            <text:p>User likes/unlike your contact's activities</text:p>
          </table:table-cell>
          <table:table-cell table:style-name="ce145" office:value-type="string">
            <text:p>Step 1: Add user into your contact list</text:p>
          </table:table-cell>
          <table:table-cell table:style-name="ce145" office:value-type="string">
            <text:p>- User signs in system</text:p>
            <text:p>- Access <text:s/><text:span text:style-name="T1">People</text:span> page </text:p>
            <text:p>- Select user AAA and click on icon add</text:p>
            <text:p>- User AAA logs in and accepts the friend</text:p>
          </table:table-cell>
          <table:table-cell table:style-name="ce160" office:value-type="string">
            <text:p>Two user become friend 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69];6;1)&gt;MID([.F68];6;1);&quot;&quot;;MAX([.A$7:.A68])+1)">
            <text:p/>
          </table:table-cell>
          <table:table-cell table:style-name="ce137" office:value-type="string">
            <text:p>PEO_08</text:p>
          </table:table-cell>
          <table:table-cell table:style-name="ce83" table:formula="oooc:=IF(MID([.F69];6;1)&gt;MID([.F68];6;1);[.C68];[.C68]+1)" office:value-type="float" office:value="2">
            <text:p>002</text:p>
          </table:table-cell>
          <table:table-cell table:style-name="ce142"/>
          <table:table-cell table:style-name="ce148"/>
          <table:table-cell table:style-name="ce145" office:value-type="string">
            <text:p>Step 2: Add new activities</text:p>
          </table:table-cell>
          <table:table-cell table:style-name="ce145" office:value-type="string">
            <text:p>- Access My profile page</text:p>
            <text:p>- Select activity</text:p>
            <text:p>- Add new an activity</text:p>
          </table:table-cell>
          <table:table-cell table:style-name="ce145" office:value-type="string">
            <text:p>Add an activity successfully: - This activity is added into user's activities list. <text:s/>User who is in your contact, can view your active on his/her activity list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8">
          <table:table-cell table:style-name="ce135" table:formula="oooc:=IF(MID([.F70];6;1)&gt;MID([.F69];6;1);&quot;&quot;;MAX([.A$7:.A69])+1)">
            <text:p/>
          </table:table-cell>
          <table:table-cell table:style-name="ce137" office:value-type="string">
            <text:p>PEO_08</text:p>
          </table:table-cell>
          <table:table-cell table:style-name="ce83" table:formula="oooc:=IF(MID([.F70];6;1)&gt;MID([.F69];6;1);[.C69];[.C69]+1)" office:value-type="float" office:value="2">
            <text:p>002</text:p>
          </table:table-cell>
          <table:table-cell table:style-name="ce142"/>
          <table:table-cell table:style-name="ce148"/>
          <table:table-cell table:style-name="ce145" office:value-type="string">
            <text:p>Step 3: Like the activity by user's contact</text:p>
          </table:table-cell>
          <table:table-cell table:style-name="ce145" office:value-type="string">
            <text:p>- Log in by user who has relation with user who logged in at step 1</text:p>
            <text:p>- Access My profile page</text:p>
            <text:p>- Select activity</text:p>
            <text:p>- Find the activity is added at step 2 on Friend's Activity list</text:p>
            <text:p>- Click on Like</text:p>
          </table:table-cell>
          <table:table-cell table:style-name="ce160" office:value-type="string">
            <text:p>User is added in list of users like the activity. Show the message: “you like this”. </text:p>
            <text:p>Like link is change to Unlike link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71];6;1)&gt;MID([.F70];6;1);&quot;&quot;;MAX([.A$7:.A70])+1)">
            <text:p/>
          </table:table-cell>
          <table:table-cell table:style-name="ce137" office:value-type="string">
            <text:p>PEO_08</text:p>
          </table:table-cell>
          <table:table-cell table:style-name="ce83" table:formula="oooc:=IF(MID([.F71];6;1)&gt;MID([.F70];6;1);[.C70];[.C70]+1)" office:value-type="float" office:value="2">
            <text:p>002</text:p>
          </table:table-cell>
          <table:table-cell table:style-name="ce142"/>
          <table:table-cell table:style-name="ce148"/>
          <table:table-cell table:style-name="ce145" office:value-type="string">
            <text:p>Step 4: Unlike the activity</text:p>
          </table:table-cell>
          <table:table-cell table:style-name="ce145" office:value-type="string">
            <text:p>- Click on Unlike link</text:p>
          </table:table-cell>
          <table:table-cell table:style-name="ce145" office:value-type="string">
            <text:p>User is moved out list of users like the activity. Unlike link is changed to Like link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9">
          <table:table-cell table:style-name="ce135" table:formula="oooc:=IF(MID([.F72];6;1)&gt;MID([.F71];6;1);&quot;&quot;;MAX([.A$7:.A71])+1)" office:value-type="float" office:value="30">
            <text:p>030</text:p>
          </table:table-cell>
          <table:table-cell table:style-name="ce137" office:value-type="string">
            <text:p>PEO_08</text:p>
          </table:table-cell>
          <table:table-cell table:style-name="ce83" table:formula="oooc:=IF(MID([.F72];6;1)&gt;MID([.F71];6;1);[.C71];[.C71]+1)" office:value-type="float" office:value="3">
            <text:p>003</text:p>
          </table:table-cell>
          <table:table-cell table:style-name="ce142"/>
          <table:table-cell table:style-name="ce47" office:value-type="string">
            <text:p>User likes/unlike activity of other user</text:p>
          </table:table-cell>
          <table:table-cell table:style-name="ce145" office:value-type="string">
            <text:p>Step 1: Add new activities</text:p>
          </table:table-cell>
          <table:table-cell table:style-name="ce145" office:value-type="string">
            <text:p>- Sign in system</text:p>
            <text:p>- Select <text:span text:style-name="T1">My profile</text:span> page </text:p>
            <text:p>- Select <text:span text:style-name="T1">activity</text:span></text:p>
            <text:p><text:span text:style-name="T1">- </text:span><text:span text:style-name="T6">Enter some text into text box</text:span></text:p>
            <text:p><text:span text:style-name="T6">- Click on Add button</text:span></text:p>
          </table:table-cell>
          <table:table-cell table:style-name="ce160" office:value-type="string">
            <text:p>Add an activity successfully:</text:p>
            <text:p>- This activity is added into user's activities list.</text:p>
            <text:p>User who is in your contact, can view your active on his/her activity list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6">
          <table:table-cell table:style-name="ce135" table:formula="oooc:=IF(MID([.F73];6;1)&gt;MID([.F72];6;1);&quot;&quot;;MAX([.A$7:.A72])+1)">
            <text:p/>
          </table:table-cell>
          <table:table-cell table:style-name="ce137" office:value-type="string">
            <text:p>PEO_08</text:p>
          </table:table-cell>
          <table:table-cell table:style-name="ce83" table:formula="oooc:=IF(MID([.F73];6;1)&gt;MID([.F72];6;1);[.C72];[.C72]+1)" office:value-type="float" office:value="3">
            <text:p>003</text:p>
          </table:table-cell>
          <table:table-cell table:style-name="ce142"/>
          <table:table-cell table:style-name="ce148"/>
          <table:table-cell table:style-name="ce145" office:value-type="string">
            <text:p>Step 2: Like activity</text:p>
          </table:table-cell>
          <table:table-cell table:style-name="ce145" office:value-type="string">
            <text:p>- Login by other user</text:p>
            <text:p>- Access <text:span text:style-name="T1">people </text:span><text:span text:style-name="T6">page</text:span></text:p>
            <text:p><text:span text:style-name="T6">- Select activity</text:span></text:p>
            <text:p><text:span text:style-name="T6">- Select the activity which is added at step 1</text:span></text:p>
            <text:p><text:span text:style-name="T6">- Click on </text:span><text:span text:style-name="T1">Like </text:span><text:span text:style-name="T6">link</text:span></text:p>
          </table:table-cell>
          <table:table-cell table:style-name="ce160" office:value-type="string">
            <text:p>Like is disable. User can not like/unlike with the activity of user is not friend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9">
          <table:table-cell table:style-name="ce135" table:formula="oooc:=IF(MID([.F74];6;1)&gt;MID([.F73];6;1);&quot;&quot;;MAX([.A$7:.A73])+1)" office:value-type="float" office:value="31">
            <text:p>031</text:p>
          </table:table-cell>
          <table:table-cell table:style-name="ce137" office:value-type="string">
            <text:p>PEO_09</text:p>
          </table:table-cell>
          <table:table-cell table:style-name="ce140" office:value-type="float" office:value="1">
            <text:p>001</text:p>
          </table:table-cell>
          <table:table-cell table:style-name="ce142"/>
          <table:table-cell table:style-name="ce47" office:value-type="string">
            <text:p>Comment on your activity</text:p>
          </table:table-cell>
          <table:table-cell table:style-name="ce145" office:value-type="string">
            <text:p>Step 1: Add new activities</text:p>
          </table:table-cell>
          <table:table-cell table:style-name="ce145" office:value-type="string">
            <text:p>- Sign in system</text:p>
            <text:p>- Select <text:span text:style-name="T1">My profile</text:span> page </text:p>
            <text:p>- Select <text:span text:style-name="T1">activity</text:span></text:p>
            <text:p><text:span text:style-name="T1">- </text:span><text:span text:style-name="T6">Enter some text into text box</text:span></text:p>
            <text:p><text:span text:style-name="T6">- Click on Add button</text:span></text:p>
          </table:table-cell>
          <table:table-cell table:style-name="ce160" office:value-type="string">
            <text:p>Add an activity successfully:</text:p>
            <text:p>- This activity is added into user's activities list.</text:p>
            <text:p>User who is in your contact, can view your active on his/her activity list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75];6;1)&gt;MID([.F74];6;1);&quot;&quot;;MAX([.A$7:.A74])+1)">
            <text:p/>
          </table:table-cell>
          <table:table-cell table:style-name="ce137" office:value-type="string">
            <text:p>PEO_09</text:p>
          </table:table-cell>
          <table:table-cell table:style-name="ce83" table:formula="oooc:=IF(MID([.F75];6;1)&gt;MID([.F74];6;1);[.C74];[.C74]+1)" office:value-type="float" office:value="1">
            <text:p>001</text:p>
          </table:table-cell>
          <table:table-cell table:style-name="ce142"/>
          <table:table-cell table:style-name="ce148"/>
          <table:table-cell table:style-name="ce145" office:value-type="string">
            <text:p>Step 2: Show comment form</text:p>
          </table:table-cell>
          <table:table-cell table:style-name="ce145" office:value-type="string">
            <text:p>- Click on <text:span text:style-name="T1">Comment</text:span> link under the activity</text:p>
          </table:table-cell>
          <table:table-cell table:style-name="ce145" office:value-type="string">
            <text:p>Show a text box allow user add comment for activity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8">
          <table:table-cell table:style-name="ce135" table:formula="oooc:=IF(MID([.F76];6;1)&gt;MID([.F75];6;1);&quot;&quot;;MAX([.A$7:.A75])+1)">
            <text:p/>
          </table:table-cell>
          <table:table-cell table:style-name="ce137" office:value-type="string">
            <text:p>PEO_09</text:p>
          </table:table-cell>
          <table:table-cell table:style-name="ce83" table:formula="oooc:=IF(MID([.F76];6;1)&gt;MID([.F75];6;1);[.C75];[.C75]+1)" office:value-type="float" office:value="1">
            <text:p>001</text:p>
          </table:table-cell>
          <table:table-cell table:style-name="ce142"/>
          <table:table-cell table:style-name="ce148"/>
          <table:table-cell table:style-name="ce145" office:value-type="string">
            <text:p>Step 3: Add a comment</text:p>
          </table:table-cell>
          <table:table-cell table:style-name="ce145" office:value-type="string">
            <text:p>- Enter some text into text box comment</text:p>
            <text:p>- Click on <text:span text:style-name="T1">Comment</text:span> button</text:p>
          </table:table-cell>
          <table:table-cell table:style-name="ce145" office:value-type="string">
            <text:p>Add a comment successfully. Other user can view activity and comment of one. With each comment, some information is display:</text:p>
            <text:p>- Avatar of user comment</text:p>
            <text:p>- Name of user comment</text:p>
            <text:p>- Content of comment</text:p>
            <text:p>- Time comment is posted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6">
          <table:table-cell table:style-name="ce135" table:formula="oooc:=IF(MID([.F77];6;1)&gt;MID([.F76];6;1);&quot;&quot;;MAX([.A$7:.A76])+1)" office:value-type="float" office:value="32">
            <text:p>032</text:p>
          </table:table-cell>
          <table:table-cell table:style-name="ce137" office:value-type="string">
            <text:p>PEO_09</text:p>
          </table:table-cell>
          <table:table-cell table:style-name="ce83" table:formula="oooc:=IF(MID([.F77];6;1)&gt;MID([.F76];6;1);[.C76];[.C76]+1)" office:value-type="float" office:value="2">
            <text:p>002</text:p>
          </table:table-cell>
          <table:table-cell table:style-name="ce142"/>
          <table:table-cell table:style-name="ce47" office:value-type="string">
            <text:p>Comment on your contact's activity</text:p>
          </table:table-cell>
          <table:table-cell table:style-name="ce145" office:value-type="string">
            <text:p>Step 1: Add user into your contact list</text:p>
          </table:table-cell>
          <table:table-cell table:style-name="ce145" office:value-type="string">
            <text:p>- User signs in system</text:p>
            <text:p>- Access <text:s/><text:span text:style-name="T1">People</text:span> page </text:p>
            <text:p>- Select user AAA and click on icon add</text:p>
            <text:p>- User AAA logs in and accepts the friend</text:p>
          </table:table-cell>
          <table:table-cell table:style-name="ce160" office:value-type="string">
            <text:p>Two user become friend 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78];6;1)&gt;MID([.F77];6;1);&quot;&quot;;MAX([.A$7:.A77])+1)">
            <text:p/>
          </table:table-cell>
          <table:table-cell table:style-name="ce137" office:value-type="string">
            <text:p>PEO_09</text:p>
          </table:table-cell>
          <table:table-cell table:style-name="ce83" table:formula="oooc:=IF(MID([.F78];6;1)&gt;MID([.F77];6;1);[.C77];[.C77]+1)" office:value-type="float" office:value="2">
            <text:p>002</text:p>
          </table:table-cell>
          <table:table-cell table:style-name="ce142"/>
          <table:table-cell table:style-name="ce148"/>
          <table:table-cell table:style-name="ce145" office:value-type="string">
            <text:p>Step 2: Add new activities</text:p>
          </table:table-cell>
          <table:table-cell table:style-name="ce145" office:value-type="string">
            <text:p>- Access My profile page</text:p>
            <text:p>- Select activity</text:p>
            <text:p>- Add new an activity</text:p>
          </table:table-cell>
          <table:table-cell table:style-name="ce145" office:value-type="string">
            <text:p>Add an activity successfully: - This activity is added into user's activities list. <text:s/>User who is in your contact, can view your active on his/her activity list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6">
          <table:table-cell table:style-name="ce135" table:formula="oooc:=IF(MID([.F79];6;1)&gt;MID([.F78];6;1);&quot;&quot;;MAX([.A$7:.A78])+1)">
            <text:p/>
          </table:table-cell>
          <table:table-cell table:style-name="ce137" office:value-type="string">
            <text:p>PEO_09</text:p>
          </table:table-cell>
          <table:table-cell table:style-name="ce83" table:formula="oooc:=IF(MID([.F79];6;1)&gt;MID([.F78];6;1);[.C78];[.C78]+1)" office:value-type="float" office:value="2">
            <text:p>002</text:p>
          </table:table-cell>
          <table:table-cell table:style-name="ce142"/>
          <table:table-cell table:style-name="ce148"/>
          <table:table-cell table:style-name="ce145" office:value-type="string">
            <text:p>Step 3: Add a comment</text:p>
          </table:table-cell>
          <table:table-cell table:style-name="ce145" office:value-type="string">
            <text:p>- Log in by user who has relation with user who logged in at step 1</text:p>
            <text:p>- Access My profile page</text:p>
            <text:p>- Select activity</text:p>
            <text:p>- Find the activity is added at step 2 on Friend's Activity list</text:p>
            <text:p>- Click on <text:span text:style-name="T1">comment </text:span><text:span text:style-name="T6">link under the activity</text:span></text:p>
            <text:p>- Enter some text into text box comment</text:p>
            <text:p>- Click on <text:span text:style-name="T1">Comment</text:span> button</text:p>
          </table:table-cell>
          <table:table-cell table:style-name="ce145" office:value-type="string">
            <text:p>Add a comment successfully. Other user can view activity and comment of one. With each comment, some information is display:</text:p>
            <text:p>- Avatar of user comment</text:p>
            <text:p>- Name of user comment</text:p>
            <text:p>- Content of comment</text:p>
            <text:p>- Time comment is posted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9">
          <table:table-cell table:style-name="ce135" table:formula="oooc:=IF(MID([.F80];6;1)&gt;MID([.F79];6;1);&quot;&quot;;MAX([.A$7:.A79])+1)" office:value-type="float" office:value="33">
            <text:p>033</text:p>
          </table:table-cell>
          <table:table-cell table:style-name="ce137" office:value-type="string">
            <text:p>PEO_09</text:p>
          </table:table-cell>
          <table:table-cell table:style-name="ce83" table:formula="oooc:=IF(MID([.F80];6;1)&gt;MID([.F79];6;1);[.C79];[.C79]+1)" office:value-type="float" office:value="3">
            <text:p>003</text:p>
          </table:table-cell>
          <table:table-cell table:style-name="ce142"/>
          <table:table-cell table:style-name="ce47" office:value-type="string">
            <text:p>Comment on other user's activity</text:p>
          </table:table-cell>
          <table:table-cell table:style-name="ce145" office:value-type="string">
            <text:p>Step 1: Add new activities</text:p>
          </table:table-cell>
          <table:table-cell table:style-name="ce145" office:value-type="string">
            <text:p>- Sign in system</text:p>
            <text:p>- Select <text:span text:style-name="T1">My profile</text:span> page </text:p>
            <text:p>- Select <text:span text:style-name="T1">activity</text:span></text:p>
            <text:p><text:span text:style-name="T1">- </text:span><text:span text:style-name="T6">Enter some text into text box</text:span></text:p>
            <text:p><text:span text:style-name="T6">- Click on Add button</text:span></text:p>
          </table:table-cell>
          <table:table-cell table:style-name="ce160" office:value-type="string">
            <text:p>Add an activity successfully:</text:p>
            <text:p>- This activity is added into user's activities list.</text:p>
            <text:p>User who is in your contact, can view your active on his/her activity list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0">
          <table:table-cell table:style-name="ce135" table:formula="oooc:=IF(MID([.F81];6;1)&gt;MID([.F80];6;1);&quot;&quot;;MAX([.A$7:.A80])+1)">
            <text:p/>
          </table:table-cell>
          <table:table-cell table:style-name="ce137" office:value-type="string">
            <text:p>PEO_09</text:p>
          </table:table-cell>
          <table:table-cell table:style-name="ce83" table:formula="oooc:=IF(MID([.F81];6;1)&gt;MID([.F80];6;1);[.C80];[.C80]+1)" office:value-type="float" office:value="3">
            <text:p>003</text:p>
          </table:table-cell>
          <table:table-cell table:style-name="ce142"/>
          <table:table-cell table:style-name="ce148"/>
          <table:table-cell table:style-name="ce145" office:value-type="string">
            <text:p>Step 2: Add a comment</text:p>
          </table:table-cell>
          <table:table-cell table:style-name="ce145" office:value-type="string">
            <text:p>- Login by other user</text:p>
            <text:p>- Access <text:span text:style-name="T1">people </text:span><text:span text:style-name="T6">page</text:span></text:p>
            <text:p><text:span text:style-name="T6">- Select activity</text:span></text:p>
            <text:p><text:span text:style-name="T6">- Select the activity which is added at step 1</text:span></text:p>
            <text:p>- Click on <text:span text:style-name="T1">comment </text:span><text:span text:style-name="T6">link under the activity</text:span></text:p>
          </table:table-cell>
          <table:table-cell table:style-name="ce145" office:value-type="string">
            <text:p>Comment link is disable. User can not comment on activity of user is not friend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9">
          <table:table-cell table:style-name="ce135" table:formula="oooc:=IF(MID([.F82];6;1)&gt;MID([.F81];6;1);&quot;&quot;;MAX([.A$7:.A81])+1)" office:value-type="float" office:value="34">
            <text:p>034</text:p>
          </table:table-cell>
          <table:table-cell table:style-name="ce137" office:value-type="string">
            <text:p>PEO_09</text:p>
          </table:table-cell>
          <table:table-cell table:style-name="ce83" table:formula="oooc:=IF(MID([.F82];6;1)&gt;MID([.F81];6;1);[.C81];[.C81]+1)" office:value-type="float" office:value="4">
            <text:p>004</text:p>
          </table:table-cell>
          <table:table-cell table:style-name="ce142"/>
          <table:table-cell table:style-name="ce47" office:value-type="string">
            <text:p>Show/hide all comment</text:p>
          </table:table-cell>
          <table:table-cell table:style-name="ce145" office:value-type="string">
            <text:p>Step 1: Add new activities</text:p>
          </table:table-cell>
          <table:table-cell table:style-name="ce145" office:value-type="string">
            <text:p>- Sign in system</text:p>
            <text:p>- Select <text:span text:style-name="T1">My profile</text:span> page </text:p>
            <text:p>- Select <text:span text:style-name="T1">activity</text:span></text:p>
            <text:p><text:span text:style-name="T1">- </text:span><text:span text:style-name="T6">Enter some text into text box</text:span></text:p>
            <text:p><text:span text:style-name="T6">- Click on Add button</text:span></text:p>
          </table:table-cell>
          <table:table-cell table:style-name="ce160" office:value-type="string">
            <text:p>Add an activity successfully:</text:p>
            <text:p>- This activity is added into user's activities list.</text:p>
            <text:p>User who is in your contact, can view your active on his/her activity list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6">
          <table:table-cell table:style-name="ce135" table:formula="oooc:=IF(MID([.F83];6;1)&gt;MID([.F82];6;1);&quot;&quot;;MAX([.A$7:.A82])+1)">
            <text:p/>
          </table:table-cell>
          <table:table-cell table:style-name="ce137" office:value-type="string">
            <text:p>PEO_09</text:p>
          </table:table-cell>
          <table:table-cell table:style-name="ce83" table:formula="oooc:=IF(MID([.F83];6;1)&gt;MID([.F82];6;1);[.C82];[.C82]+1)" office:value-type="float" office:value="4">
            <text:p>004</text:p>
          </table:table-cell>
          <table:table-cell table:style-name="ce142"/>
          <table:table-cell table:style-name="ce148"/>
          <table:table-cell table:style-name="ce145" office:value-type="string">
            <text:p>Step 2: Add a comment</text:p>
          </table:table-cell>
          <table:table-cell table:style-name="ce145" office:value-type="string">
            <text:p>- Click on <text:span text:style-name="T1">comment </text:span><text:span text:style-name="T6">link under the 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table:style-name="ce160" office:value-type="string">
            <text:p>Add an activity successfully:</text:p>
            <text:p>- This activity is added into user's activities list.</text:p>
            <text:p>User who is in your contact, can view your active on his/her activity list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84];6;1)&gt;MID([.F83];6;1);&quot;&quot;;MAX([.A$7:.A83])+1)">
            <text:p/>
          </table:table-cell>
          <table:table-cell table:style-name="ce137" office:value-type="string">
            <text:p>PEO_09</text:p>
          </table:table-cell>
          <table:table-cell table:style-name="ce83" table:formula="oooc:=IF(MID([.F84];6;1)&gt;MID([.F83];6;1);[.C83];[.C83]+1)" office:value-type="float" office:value="4">
            <text:p>004</text:p>
          </table:table-cell>
          <table:table-cell table:style-name="ce142"/>
          <table:table-cell table:style-name="ce148"/>
          <table:table-cell table:style-name="ce145" office:value-type="string">
            <text:p>Step 3: Move other page</text:p>
          </table:table-cell>
          <table:table-cell table:style-name="ce145" office:value-type="string">
            <text:p>- Select any other page to access</text:p>
            <text:p>- Return to <text:span text:style-name="T1">activity</text:span> page</text:p>
          </table:table-cell>
          <table:table-cell table:style-name="ce145" office:value-type="string">
            <text:p>-Show content of activity page. There are 2 lastest comments are showed. A link “show all <text:span text:style-name="T7">'number'</text:span> comments” is displayed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85];6;1)&gt;MID([.F84];6;1);&quot;&quot;;MAX([.A$7:.A84])+1)">
            <text:p/>
          </table:table-cell>
          <table:table-cell table:style-name="ce137" office:value-type="string">
            <text:p>PEO_09</text:p>
          </table:table-cell>
          <table:table-cell table:style-name="ce83" table:formula="oooc:=IF(MID([.F85];6;1)&gt;MID([.F84];6;1);[.C84];[.C84]+1)" office:value-type="float" office:value="4">
            <text:p>004</text:p>
          </table:table-cell>
          <table:table-cell table:style-name="ce142"/>
          <table:table-cell table:style-name="ce53"/>
          <table:table-cell table:style-name="ce145" office:value-type="string">
            <text:p>Step 4: Show all comment</text:p>
          </table:table-cell>
          <table:table-cell table:style-name="ce145" office:value-type="string">
            <text:p>- Click on “show all <text:span text:style-name="T7">'number' </text:span><text:span text:style-name="T12">comments</text:span><text:span text:style-name="T7">” </text:span><text:span text:style-name="T12">link</text:span></text:p>
          </table:table-cell>
          <table:table-cell table:style-name="ce145" office:value-type="string">
            <text:p>Display all comments of activity. A link “hide all comments” is show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86];6;1)&gt;MID([.F85];6;1);&quot;&quot;;MAX([.A$7:.A85])+1)">
            <text:p/>
          </table:table-cell>
          <table:table-cell table:style-name="ce137" office:value-type="string">
            <text:p>PEO_09</text:p>
          </table:table-cell>
          <table:table-cell table:style-name="ce83" table:formula="oooc:=IF(MID([.F86];6;1)&gt;MID([.F85];6;1);[.C85];[.C85]+1)" office:value-type="float" office:value="4">
            <text:p>004</text:p>
          </table:table-cell>
          <table:table-cell table:style-name="ce142"/>
          <table:table-cell table:style-name="ce151"/>
          <table:table-cell table:style-name="ce145" office:value-type="string">
            <text:p>Step 5: hide all comment</text:p>
          </table:table-cell>
          <table:table-cell table:style-name="ce145" office:value-type="string">
            <text:p>- Click on “hide all comments” <text:span text:style-name="T12">ink</text:span></text:p>
          </table:table-cell>
          <table:table-cell table:style-name="ce145" office:value-type="string">
            <text:p>Hide all comment. A link “show all <text:span text:style-name="T7">'number'</text:span> comments” is displayed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9">
          <table:table-cell table:style-name="ce135" table:formula="oooc:=IF(MID([.F87];6;1)&gt;MID([.F86];6;1);&quot;&quot;;MAX([.A$7:.A86])+1)" office:value-type="float" office:value="35">
            <text:p>035</text:p>
          </table:table-cell>
          <table:table-cell table:style-name="ce137" office:value-type="string">
            <text:p>PEO_10</text:p>
          </table:table-cell>
          <table:table-cell table:style-name="ce83" office:value-type="float" office:value="1">
            <text:p>001</text:p>
          </table:table-cell>
          <table:table-cell table:style-name="ce142"/>
          <table:table-cell table:style-name="ce47" office:value-type="string">
            <text:p>Delete your activity</text:p>
          </table:table-cell>
          <table:table-cell table:style-name="ce145" office:value-type="string">
            <text:p>Step 1: Add new activities</text:p>
          </table:table-cell>
          <table:table-cell table:style-name="ce145" office:value-type="string">
            <text:p>- Sign in system</text:p>
            <text:p>- Select <text:span text:style-name="T1">My profile</text:span> page </text:p>
            <text:p>- Select <text:span text:style-name="T1">activity</text:span></text:p>
            <text:p><text:span text:style-name="T1">- </text:span><text:span text:style-name="T6">Enter some text into text box</text:span></text:p>
            <text:p><text:span text:style-name="T6">- Click on Add button</text:span></text:p>
          </table:table-cell>
          <table:table-cell table:style-name="ce160" office:value-type="string">
            <text:p>Add an activity successfully:</text:p>
            <text:p>- This activity is added into user's activities list.</text:p>
            <text:p>User who is in your contact, can view your active on his/her activity list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88];6;1)&gt;MID([.F87];6;1);&quot;&quot;;MAX([.A$7:.A87])+1)">
            <text:p/>
          </table:table-cell>
          <table:table-cell table:style-name="ce137" office:value-type="string">
            <text:p>PEO_10</text:p>
          </table:table-cell>
          <table:table-cell table:style-name="ce83" table:formula="oooc:=IF(MID([.F88];6;1)&gt;MID([.F87];6;1);[.C87];[.C87]+1)" office:value-type="float" office:value="1">
            <text:p>001</text:p>
          </table:table-cell>
          <table:table-cell table:style-name="ce142"/>
          <table:table-cell table:style-name="ce151"/>
          <table:table-cell table:style-name="ce145" office:value-type="string">
            <text:p>Step 2: Delete activity</text:p>
          </table:table-cell>
          <table:table-cell table:style-name="ce145" office:value-type="string">
            <text:p>- Select an activity</text:p>
            <text:p>- Click on Delete</text:p>
            <text:p>- Click OK to confirm deleting</text:p>
          </table:table-cell>
          <table:table-cell table:style-name="ce159" office:value-type="string">
            <text:p>The activity is deleted. All comments of activity are deleted too.</text:p>
          </table:table-cell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40"/>
          <table:table-cell table:style-name="ce167"/>
          <table:table-cell table:style-name="ce140"/>
          <table:table-cell table:style-name="ce142"/>
          <table:table-cell table:style-name="ce147"/>
          <table:table-cell table:style-name="ce145" table:number-columns-repeated="3"/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 table:number-rows-repeated="2">
          <table:table-cell table:style-name="ce140"/>
          <table:table-cell table:style-name="ce167"/>
          <table:table-cell table:style-name="ce140"/>
          <table:table-cell table:style-name="ce142"/>
          <table:table-cell table:style-name="ce152"/>
          <table:table-cell table:style-name="ce145" table:number-columns-repeated="3"/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140"/>
          <table:table-cell table:style-name="ce167"/>
          <table:table-cell table:style-name="ce140"/>
          <table:table-cell table:style-name="ce142"/>
          <table:table-cell table:style-name="ce147"/>
          <table:table-cell table:style-name="ce145" table:number-columns-repeated="3"/>
          <table:table-cell table:style-name="ce120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 table:number-rows-repeated="2">
          <table:table-cell table:style-name="ce70"/>
          <table:table-cell table:style-name="ce168"/>
          <table:table-cell table:style-name="ce70"/>
          <table:table-cell table:style-name="ce170"/>
          <table:table-cell table:style-name="ce152"/>
          <table:table-cell table:style-name="ce145" table:number-columns-repeated="3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168"/>
          <table:table-cell table:style-name="ce70"/>
          <table:table-cell table:style-name="ce170"/>
          <table:table-cell table:style-name="ce147"/>
          <table:table-cell table:style-name="ce145" table:number-columns-repeated="3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 table:number-rows-repeated="2">
          <table:table-cell table:style-name="ce70"/>
          <table:table-cell table:style-name="ce168"/>
          <table:table-cell table:style-name="ce70"/>
          <table:table-cell table:style-name="ce170"/>
          <table:table-cell table:style-name="ce152"/>
          <table:table-cell table:style-name="ce145" table:number-columns-repeated="3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168"/>
          <table:table-cell table:style-name="ce70"/>
          <table:table-cell table:style-name="ce170"/>
          <table:table-cell table:style-name="ce147"/>
          <table:table-cell table:style-name="ce145" table:number-columns-repeated="3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168"/>
          <table:table-cell table:style-name="ce70"/>
          <table:table-cell table:style-name="ce170"/>
          <table:table-cell table:style-name="ce152"/>
          <table:table-cell table:style-name="ce145" table:number-columns-repeated="3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1"/>
          <table:table-cell table:style-name="ce79"/>
          <table:table-cell table:style-name="ce86"/>
          <table:table-cell table:style-name="ce92"/>
          <table:table-cell table:style-name="ce105"/>
          <table:table-cell table:style-name="ce111"/>
          <table:table-cell table:style-name="ce105" table:number-columns-repeated="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 table:number-rows-repeated="11">
          <table:table-cell table:style-name="ce66"/>
          <table:table-cell table:style-name="ce75"/>
          <table:table-cell table:style-name="ce66" table:number-columns-repeated="245"/>
        </table:table-row>
        <table:table-row table:style-name="ro1" table:number-rows-repeated="65424">
          <table:table-cell table:number-columns-repeated="247"/>
        </table:table-row>
        <table:table-row table:style-name="ro1">
          <table:table-cell table:number-columns-repeated="247"/>
        </table:table-row>
      </table:table>
      <table:table table:name="Search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39" table:default-cell-style-name="Default"/>
        <table:table-row table:style-name="ro1">
          <table:table-cell/>
          <table:table-cell table:style-name="ce72" office:value-type="string">
            <text:p>TEST CASES</text:p>
          </table:table-cell>
          <table:table-cell table:style-name="ce72"/>
          <table:table-cell table:style-name="ce73" table:number-columns-repeated="2"/>
          <table:table-cell/>
          <table:table-cell table:style-name="ce88"/>
          <table:table-cell table:style-name="ce73" table:number-columns-repeated="2"/>
          <table:table-cell table:style-name="ce121" table:number-columns-repeated="220"/>
          <table:table-cell table:style-name="ce88" table:number-columns-repeated="18"/>
        </table:table-row>
        <table:table-row table:style-name="ro13">
          <table:table-cell/>
          <table:table-cell table:style-name="ce73" table:number-columns-repeated="4"/>
          <table:table-cell/>
          <table:table-cell table:style-name="ce88"/>
          <table:table-cell table:style-name="ce73" table:number-columns-repeated="2"/>
          <table:table-cell table:style-name="ce122"/>
          <table:table-cell table:style-name="ce122" office:value-type="string">
            <text:p>Passed</text:p>
          </table:table-cell>
          <table:table-cell table:style-name="ce122" table:formula="oooc:=COUNTIF([.L$7:.L$1008];[.$K2])" office:value-type="float" office:value="0">
            <text:p>0</text:p>
          </table:table-cell>
          <table:table-cell table:style-name="ce122" table:formula="oooc:=COUNTIF([.M$7:.M$1008];[.$K2])" office:value-type="float" office:value="0">
            <text:p>0</text:p>
          </table:table-cell>
          <table:table-cell table:style-name="ce122" table:formula="oooc:=COUNTIF([.N$7:.N$1008];[.$K2])" office:value-type="float" office:value="0">
            <text:p>0</text:p>
          </table:table-cell>
          <table:table-cell table:style-name="ce122" table:formula="oooc:=COUNTIF([.O$7:.O$1008];[.$K2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4">
          <table:table-cell/>
          <table:table-cell table:style-name="ce74" office:value-type="string">
            <text:p>Functions List<text:span text:style-name="T5">:</text:span></text:p>
          </table:table-cell>
          <table:table-cell table:style-name="ce80" office:value-type="string" table:number-columns-spanned="3" table:number-rows-spanned="1">
            <text:p>Search</text:p>
          </table:table-cell>
          <table:covered-table-cell table:style-name="ce87"/>
          <table:covered-table-cell table:style-name="ce93"/>
          <table:table-cell/>
          <table:table-cell table:style-name="ce88"/>
          <table:table-cell table:style-name="ce113"/>
          <table:table-cell table:style-name="ce118"/>
          <table:table-cell table:style-name="ce122"/>
          <table:table-cell table:style-name="ce122" office:value-type="string">
            <text:p>Failed</text:p>
          </table:table-cell>
          <table:table-cell table:style-name="ce122" table:formula="oooc:=COUNTIF([.L$7:.L$1008];[.$K3])" office:value-type="float" office:value="0">
            <text:p>0</text:p>
          </table:table-cell>
          <table:table-cell table:style-name="ce122" table:formula="oooc:=COUNTIF([.M$7:.M$1008];[.$K3])" office:value-type="float" office:value="0">
            <text:p>0</text:p>
          </table:table-cell>
          <table:table-cell table:style-name="ce122" table:formula="oooc:=COUNTIF([.N$7:.N$1008];[.$K3])" office:value-type="float" office:value="0">
            <text:p>0</text:p>
          </table:table-cell>
          <table:table-cell table:style-name="ce122" table:formula="oooc:=COUNTIF([.O$7:.O$1008];[.$K3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1">
          <table:table-cell/>
          <table:table-cell table:style-name="ce74" office:value-type="string">
            <text:p>Total Main Cases:</text:p>
          </table:table-cell>
          <table:table-cell table:style-name="ce81" table:formula="oooc:=MAX([.A7:.A994])" office:value-type="float" office:value="19" table:number-columns-spanned="3" table:number-rows-spanned="1">
            <text:p>19</text:p>
          </table:table-cell>
          <table:covered-table-cell table:number-columns-repeated="2" table:style-name="ce88"/>
          <table:table-cell/>
          <table:table-cell table:style-name="ce88"/>
          <table:table-cell table:style-name="ce113"/>
          <table:table-cell table:style-name="ce119"/>
          <table:table-cell table:style-name="ce122"/>
          <table:table-cell table:style-name="ce122" office:value-type="string">
            <text:p>Blocked</text:p>
          </table:table-cell>
          <table:table-cell table:style-name="ce122" table:formula="oooc:=COUNTIF([.L$7:.L$1008];[.$K4])" office:value-type="float" office:value="0">
            <text:p>0</text:p>
          </table:table-cell>
          <table:table-cell table:style-name="ce122" table:formula="oooc:=COUNTIF([.M$7:.M$1008];[.$K4])" office:value-type="float" office:value="0">
            <text:p>0</text:p>
          </table:table-cell>
          <table:table-cell table:style-name="ce122" table:formula="oooc:=COUNTIF([.N$7:.N$1008];[.$K4])" office:value-type="float" office:value="0">
            <text:p>0</text:p>
          </table:table-cell>
          <table:table-cell table:style-name="ce122" table:formula="oooc:=COUNTIF([.O$7:.O$1008];[.$K4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3">
          <table:table-cell table:style-name="ce66"/>
          <table:table-cell table:style-name="ce75"/>
          <table:table-cell table:style-name="ce66" table:number-columns-repeated="7"/>
          <table:table-cell table:style-name="ce123"/>
          <table:table-cell table:style-name="ce123" office:value-type="string">
            <text:p>Untested</text:p>
          </table:table-cell>
          <table:table-cell table:style-name="ce122" table:formula="oooc:=COUNTIF([.L$7:.L$1008];[.$K5])" office:value-type="float" office:value="0">
            <text:p>0</text:p>
          </table:table-cell>
          <table:table-cell table:style-name="ce122" table:formula="oooc:=COUNTIF([.M$7:.M$1008];[.$K5])" office:value-type="float" office:value="0">
            <text:p>0</text:p>
          </table:table-cell>
          <table:table-cell table:style-name="ce122" table:formula="oooc:=COUNTIF([.N$7:.N$1008];[.$K5])" office:value-type="float" office:value="0">
            <text:p>0</text:p>
          </table:table-cell>
          <table:table-cell table:style-name="ce122" table:formula="oooc:=COUNTIF([.O$7:.O$1008];[.$K5])" office:value-type="float" office:value="0">
            <text:p>0</text:p>
          </table:table-cell>
          <table:table-cell table:style-name="ce66" table:number-columns-repeated="232"/>
        </table:table-row>
        <table:table-row table:style-name="ro1">
          <table:table-cell table:style-name="ce67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Affect</text:p>
          </table:table-cell>
          <table:table-cell table:style-name="ce76" table:number-columns-repeated="9"/>
          <table:table-cell table:style-name="ce132" table:number-columns-repeated="211"/>
          <table:table-cell table:style-name="ce88" table:number-columns-repeated="17"/>
        </table:table-row>
        <table:table-row table:style-name="ro15">
          <table:table-cell table:style-name="ce135" office:value-type="float" office:value="1">
            <text:p>001</text:p>
          </table:table-cell>
          <table:table-cell table:style-name="ce137" office:value-type="string">
            <text:p>PEO_11</text:p>
          </table:table-cell>
          <table:table-cell table:style-name="ce83" table:formula="oooc:=IF(MID([.F7];6;1)&gt;MID([.F6];6;1);[.C6];[.C6]+1)" office:value-type="float" office:value="1">
            <text:p>001</text:p>
          </table:table-cell>
          <table:table-cell table:style-name="ce144" office:value-type="string">
            <text:p>Social/people/search</text:p>
          </table:table-cell>
          <table:table-cell table:style-name="ce53" office:value-type="string">
            <text:p>Search when text box search is blank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4" table:number-columns-repeated="3"/>
          <table:table-cell table:style-name="ce129" table:number-columns-repeated="234"/>
          <table:table-cell table:style-name="ce133"/>
        </table:table-row>
        <table:table-row table:style-name="ro21">
          <table:table-cell table:style-name="ce135" table:formula="oooc:=IF(MID([.F8];6;1)&gt;MID([.F7];6;1);&quot;&quot;;MAX([.A$7:.A7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8];6;1)&gt;MID([.F7];6;1);[.C7];[.C7]+1)" office:value-type="float" office:value="1">
            <text:p>001</text:p>
          </table:table-cell>
          <table:table-cell table:style-name="ce184"/>
          <table:table-cell table:style-name="ce177"/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kept it is empty</text:p>
            <text:p>- Click on icon search or hit Enter on Keyboard</text:p>
          </table:table-cell>
          <table:table-cell table:style-name="ce177" office:value-type="string">
            <text:p>Show all exited users in system</text:p>
          </table:table-cell>
          <table:table-cell table:style-name="ce177"/>
          <table:table-cell table:style-name="ce124" table:number-columns-repeated="3"/>
          <table:table-cell table:style-name="ce129" table:number-columns-repeated="234"/>
          <table:table-cell table:style-name="ce133"/>
        </table:table-row>
        <table:table-row table:style-name="ro15">
          <table:table-cell table:style-name="ce135" table:formula="oooc:=IF(MID([.F9];6;1)&gt;MID([.F8];6;1);&quot;&quot;;MAX([.A$7:.A8])+1)" office:value-type="float" office:value="2">
            <text:p>002</text:p>
          </table:table-cell>
          <table:table-cell table:style-name="ce137" office:value-type="string">
            <text:p>PEO_11</text:p>
          </table:table-cell>
          <table:table-cell table:style-name="ce83" table:formula="oooc:=IF(MID([.F9];6;1)&gt;MID([.F8];6;1);[.C8];[.C8]+1)" office:value-type="float" office:value="2">
            <text:p>002</text:p>
          </table:table-cell>
          <table:table-cell table:style-name="ce184"/>
          <table:table-cell table:style-name="ce53" office:value-type="string">
            <text:p>Search when input some text in text box <text:s/>search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5"/>
          <table:table-cell table:style-name="ce124" table:number-columns-repeated="2"/>
          <table:table-cell table:style-name="ce130" table:number-columns-repeated="235"/>
        </table:table-row>
        <table:table-row table:style-name="ro16">
          <table:table-cell table:style-name="ce135" table:formula="oooc:=IF(MID([.F10];6;1)&gt;MID([.F9];6;1);&quot;&quot;;MAX([.A$7:.A9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10];6;1)&gt;MID([.F9];6;1);[.C9];[.C9]+1)" office:value-type="float" office:value="2">
            <text:p>002</text:p>
          </table:table-cell>
          <table:table-cell table:style-name="ce184"/>
          <table:table-cell table:style-name="ce177"/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n text box search</text:p>
            <text:p>- Click on icon search or hit Enter on Keyboard</text:p>
          </table:table-cell>
          <table:table-cell table:style-name="ce186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77"/>
          <table:table-cell table:style-name="ce126"/>
          <table:table-cell table:style-name="ce124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11];6;1)&gt;MID([.F10];6;1);&quot;&quot;;MAX([.A$7:.A10])+1)" office:value-type="float" office:value="3">
            <text:p>003</text:p>
          </table:table-cell>
          <table:table-cell table:style-name="ce137" office:value-type="string">
            <text:p>PEO_11</text:p>
          </table:table-cell>
          <table:table-cell table:style-name="ce83" table:formula="oooc:=IF(MID([.F11];6;1)&gt;MID([.F10];6;1);[.C10];[.C10]+1)" office:value-type="float" office:value="3">
            <text:p>003</text:p>
          </table:table-cell>
          <table:table-cell table:style-name="ce184"/>
          <table:table-cell table:style-name="ce53" office:value-type="string">
            <text:p>Search when input “*” char into text box search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6"/>
          <table:table-cell table:style-name="ce124" table:number-columns-repeated="2"/>
          <table:table-cell table:style-name="ce131" table:number-columns-repeated="235"/>
        </table:table-row>
        <table:table-row table:style-name="ro21">
          <table:table-cell table:style-name="ce135" table:formula="oooc:=IF(MID([.F12];6;1)&gt;MID([.F11];6;1);&quot;&quot;;MAX([.A$7:.A11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12];6;1)&gt;MID([.F11];6;1);[.C11];[.C11]+1)" office:value-type="float" office:value="3">
            <text:p>003</text:p>
          </table:table-cell>
          <table:table-cell table:style-name="ce184"/>
          <table:table-cell table:style-name="ce53"/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“*” char on text box search</text:p>
            <text:p>- Click on icon search or hit Enter on Keyboard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6"/>
          <table:table-cell table:style-name="ce124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13];6;1)&gt;MID([.F12];6;1);&quot;&quot;;MAX([.A$7:.A12])+1)" office:value-type="float" office:value="4">
            <text:p>004</text:p>
          </table:table-cell>
          <table:table-cell table:style-name="ce137" office:value-type="string">
            <text:p>PEO_11</text:p>
          </table:table-cell>
          <table:table-cell table:style-name="ce83" table:formula="oooc:=IF(MID([.F13];6;1)&gt;MID([.F12];6;1);[.C12];[.C12]+1)" office:value-type="float" office:value="4">
            <text:p>004</text:p>
          </table:table-cell>
          <table:table-cell table:style-name="ce184"/>
          <table:table-cell table:style-name="ce53" office:value-type="string">
            <text:p>Search when input “%” char into text box search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6"/>
          <table:table-cell table:style-name="ce124" table:number-columns-repeated="2"/>
          <table:table-cell table:style-name="ce131" table:number-columns-repeated="235"/>
        </table:table-row>
        <table:table-row table:style-name="ro21">
          <table:table-cell table:style-name="ce135" table:formula="oooc:=IF(MID([.F14];6;1)&gt;MID([.F13];6;1);&quot;&quot;;MAX([.A$7:.A13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14];6;1)&gt;MID([.F13];6;1);[.C13];[.C13]+1)" office:value-type="float" office:value="4">
            <text:p>004</text:p>
          </table:table-cell>
          <table:table-cell table:style-name="ce184"/>
          <table:table-cell table:style-name="ce57"/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“%” char on text box search</text:p>
            <text:p>- Click on icon search or hit Enter on Keyboard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6"/>
          <table:table-cell table:style-name="ce124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15];6;1)&gt;MID([.F14];6;1);&quot;&quot;;MAX([.A$7:.A14])+1)" office:value-type="float" office:value="5">
            <text:p>005</text:p>
          </table:table-cell>
          <table:table-cell table:style-name="ce137" office:value-type="string">
            <text:p>PEO_11</text:p>
          </table:table-cell>
          <table:table-cell table:style-name="ce83" table:formula="oooc:=IF(MID([.F15];6;1)&gt;MID([.F14];6;1);[.C14];[.C14]+1)" office:value-type="float" office:value="5">
            <text:p>005</text:p>
          </table:table-cell>
          <table:table-cell table:style-name="ce184"/>
          <table:table-cell table:style-name="ce172" office:value-type="string">
            <text:p>Search when input other special chars (eg: @, #, $,\, ...) into text box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6"/>
          <table:table-cell table:style-name="ce124" table:number-columns-repeated="2"/>
          <table:table-cell table:style-name="ce131" table:number-columns-repeated="235"/>
        </table:table-row>
        <table:table-row table:style-name="ro19">
          <table:table-cell table:style-name="ce135" table:formula="oooc:=IF(MID([.F16];6;1)&gt;MID([.F15];6;1);&quot;&quot;;MAX([.A$7:.A15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16];6;1)&gt;MID([.F15];6;1);[.C15];[.C15]+1)" office:value-type="float" office:value="5">
            <text:p>005</text:p>
          </table:table-cell>
          <table:table-cell table:style-name="ce184"/>
          <table:table-cell table:style-name="ce53"/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86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77"/>
          <table:table-cell table:style-name="ce126"/>
          <table:table-cell table:style-name="ce124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17];6;1)&gt;MID([.F16];6;1);&quot;&quot;;MAX([.A$7:.A16])+1)" office:value-type="float" office:value="6">
            <text:p>006</text:p>
          </table:table-cell>
          <table:table-cell table:style-name="ce137" office:value-type="string">
            <text:p>PEO_11</text:p>
          </table:table-cell>
          <table:table-cell table:style-name="ce83" table:formula="oooc:=IF(MID([.F17];6;1)&gt;MID([.F16];6;1);[.C16];[.C16]+1)" office:value-type="float" office:value="6">
            <text:p>006</text:p>
          </table:table-cell>
          <table:table-cell table:style-name="ce184"/>
          <table:table-cell table:style-name="ce172" office:value-type="string">
            <text:p>Search when there is some space into text box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6"/>
          <table:table-cell table:style-name="ce124" table:number-columns-repeated="2"/>
          <table:table-cell table:style-name="ce131" table:number-columns-repeated="235"/>
        </table:table-row>
        <table:table-row table:style-name="ro28">
          <table:table-cell table:style-name="ce135" table:formula="oooc:=IF(MID([.F18];6;1)&gt;MID([.F17];6;1);&quot;&quot;;MAX([.A$7:.A17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18];6;1)&gt;MID([.F17];6;1);[.C17];[.C17]+1)" office:value-type="float" office:value="6">
            <text:p>006</text:p>
          </table:table-cell>
          <table:table-cell table:style-name="ce184"/>
          <table:table-cell table:style-name="ce53"/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86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77"/>
          <table:table-cell table:style-name="ce126"/>
          <table:table-cell table:style-name="ce124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19];6;1)&gt;MID([.F18];6;1);&quot;&quot;;MAX([.A$7:.A18])+1)" office:value-type="float" office:value="7">
            <text:p>007</text:p>
          </table:table-cell>
          <table:table-cell table:style-name="ce137" office:value-type="string">
            <text:p>PEO_11</text:p>
          </table:table-cell>
          <table:table-cell table:style-name="ce83" table:formula="oooc:=IF(MID([.F19];6;1)&gt;MID([.F18];6;1);[.C18];[.C18]+1)" office:value-type="float" office:value="7">
            <text:p>007</text:p>
          </table:table-cell>
          <table:table-cell table:style-name="ce184"/>
          <table:table-cell table:style-name="ce172" office:value-type="string">
            <text:p>Search when filter by position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6"/>
          <table:table-cell table:style-name="ce124" table:number-columns-repeated="2"/>
          <table:table-cell table:style-name="ce131" table:number-columns-repeated="235"/>
        </table:table-row>
        <table:table-row table:style-name="ro20">
          <table:table-cell table:style-name="ce135" table:formula="oooc:=IF(MID([.F20];6;1)&gt;MID([.F19];6;1);&quot;&quot;;MAX([.A$7:.A19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20];6;1)&gt;MID([.F19];6;1);[.C19];[.C19]+1)" office:value-type="float" office:value="7">
            <text:p>007</text:p>
          </table:table-cell>
          <table:table-cell table:style-name="ce184"/>
          <table:table-cell table:style-name="ce53"/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86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77"/>
          <table:table-cell table:style-name="ce126"/>
          <table:table-cell table:style-name="ce124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21];6;1)&gt;MID([.F20];6;1);&quot;&quot;;MAX([.A$7:.A20])+1)" office:value-type="float" office:value="8">
            <text:p>008</text:p>
          </table:table-cell>
          <table:table-cell table:style-name="ce137" office:value-type="string">
            <text:p>PEO_11</text:p>
          </table:table-cell>
          <table:table-cell table:style-name="ce83" table:formula="oooc:=IF(MID([.F21];6;1)&gt;MID([.F20];6;1);[.C20];[.C20]+1)" office:value-type="float" office:value="8">
            <text:p>008</text:p>
          </table:table-cell>
          <table:table-cell table:style-name="ce184"/>
          <table:table-cell table:style-name="ce172" office:value-type="string">
            <text:p>Search when filter by position with some special char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6"/>
          <table:table-cell table:style-name="ce124" table:number-columns-repeated="2"/>
          <table:table-cell table:style-name="ce131" table:number-columns-repeated="235"/>
        </table:table-row>
        <table:table-row table:style-name="ro28">
          <table:table-cell table:style-name="ce135" table:formula="oooc:=IF(MID([.F22];6;1)&gt;MID([.F21];6;1);&quot;&quot;;MAX([.A$7:.A21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22];6;1)&gt;MID([.F21];6;1);[.C21];[.C21]+1)" office:value-type="float" office:value="8">
            <text:p>008</text:p>
          </table:table-cell>
          <table:table-cell table:style-name="ce184"/>
          <table:table-cell table:style-name="ce53"/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86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sition satisfies </text:p>
          </table:table-cell>
          <table:table-cell table:style-name="ce177"/>
          <table:table-cell table:style-name="ce126"/>
          <table:table-cell table:style-name="ce124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23];6;1)&gt;MID([.F22];6;1);&quot;&quot;;MAX([.A$7:.A22])+1)" office:value-type="float" office:value="9">
            <text:p>009</text:p>
          </table:table-cell>
          <table:table-cell table:style-name="ce137" office:value-type="string">
            <text:p>PEO_11</text:p>
          </table:table-cell>
          <table:table-cell table:style-name="ce83" table:formula="oooc:=IF(MID([.F23];6;1)&gt;MID([.F22];6;1);[.C22];[.C22]+1)" office:value-type="float" office:value="9">
            <text:p>009</text:p>
          </table:table-cell>
          <table:table-cell table:style-name="ce184"/>
          <table:table-cell table:style-name="ce172" office:value-type="string">
            <text:p>Search with position is null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6"/>
          <table:table-cell table:style-name="ce124" table:number-columns-repeated="2"/>
          <table:table-cell table:style-name="ce131" table:number-columns-repeated="235"/>
        </table:table-row>
        <table:table-row table:style-name="ro20">
          <table:table-cell table:style-name="ce135" table:formula="oooc:=IF(MID([.F24];6;1)&gt;MID([.F23];6;1);&quot;&quot;;MAX([.A$7:.A23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24];6;1)&gt;MID([.F23];6;1);[.C23];[.C23]+1)" office:value-type="float" office:value="9">
            <text:p>009</text:p>
          </table:table-cell>
          <table:table-cell table:style-name="ce184"/>
          <table:table-cell table:style-name="ce53"/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86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77"/>
          <table:table-cell table:style-name="ce126"/>
          <table:table-cell table:style-name="ce124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25];6;1)&gt;MID([.F24];6;1);&quot;&quot;;MAX([.A$7:.A24])+1)" office:value-type="float" office:value="10">
            <text:p>010</text:p>
          </table:table-cell>
          <table:table-cell table:style-name="ce137" office:value-type="string">
            <text:p>PEO_11</text:p>
          </table:table-cell>
          <table:table-cell table:style-name="ce83" table:formula="oooc:=IF(MID([.F25];6;1)&gt;MID([.F24];6;1);[.C24];[.C24]+1)" office:value-type="float" office:value="10">
            <text:p>010</text:p>
          </table:table-cell>
          <table:table-cell table:style-name="ce184"/>
          <table:table-cell table:style-name="ce53" office:value-type="string">
            <text:p>Search when filter by professional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28">
          <table:table-cell table:style-name="ce135" table:formula="oooc:=IF(MID([.F26];6;1)&gt;MID([.F25];6;1);&quot;&quot;;MAX([.A$7:.A25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26];6;1)&gt;MID([.F25];6;1);[.C25];[.C25]+1)" office:value-type="float" office:value="10">
            <text:p>010</text:p>
          </table:table-cell>
          <table:table-cell table:style-name="ce184"/>
          <table:table-cell table:style-name="ce53"/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86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5">
          <table:table-cell table:style-name="ce135" table:formula="oooc:=IF(MID([.F27];6;1)&gt;MID([.F26];6;1);&quot;&quot;;MAX([.A$7:.A26])+1)" office:value-type="float" office:value="11">
            <text:p>011</text:p>
          </table:table-cell>
          <table:table-cell table:style-name="ce137" office:value-type="string">
            <text:p>PEO_11</text:p>
          </table:table-cell>
          <table:table-cell table:style-name="ce83" table:formula="oooc:=IF(MID([.F27];6;1)&gt;MID([.F26];6;1);[.C26];[.C26]+1)" office:value-type="float" office:value="11">
            <text:p>011</text:p>
          </table:table-cell>
          <table:table-cell table:style-name="ce184"/>
          <table:table-cell table:style-name="ce53" office:value-type="string">
            <text:p>Search with professional is null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20">
          <table:table-cell table:style-name="ce135" table:formula="oooc:=IF(MID([.F28];6;1)&gt;MID([.F27];6;1);&quot;&quot;;MAX([.A$7:.A27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28];6;1)&gt;MID([.F27];6;1);[.C27];[.C27]+1)" office:value-type="float" office:value="11">
            <text:p>011</text:p>
          </table:table-cell>
          <table:table-cell table:style-name="ce184"/>
          <table:table-cell table:style-name="ce53"/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86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5">
          <table:table-cell table:style-name="ce135" table:formula="oooc:=IF(MID([.F29];6;1)&gt;MID([.F28];6;1);&quot;&quot;;MAX([.A$7:.A28])+1)" office:value-type="float" office:value="12">
            <text:p>012</text:p>
          </table:table-cell>
          <table:table-cell table:style-name="ce137" office:value-type="string">
            <text:p>PEO_11</text:p>
          </table:table-cell>
          <table:table-cell table:style-name="ce83" table:formula="oooc:=IF(MID([.F29];6;1)&gt;MID([.F28];6;1);[.C28];[.C28]+1)" office:value-type="float" office:value="12">
            <text:p>012</text:p>
          </table:table-cell>
          <table:table-cell table:style-name="ce184"/>
          <table:table-cell table:style-name="ce53" office:value-type="string">
            <text:p>Search when filter by gender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28">
          <table:table-cell table:style-name="ce135" table:formula="oooc:=IF(MID([.F30];6;1)&gt;MID([.F29];6;1);&quot;&quot;;MAX([.A$7:.A29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30];6;1)&gt;MID([.F29];6;1);[.C29];[.C29]+1)" office:value-type="float" office:value="12">
            <text:p>012</text:p>
          </table:table-cell>
          <table:table-cell table:style-name="ce184"/>
          <table:table-cell table:style-name="ce53"/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86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5">
          <table:table-cell table:style-name="ce135" table:formula="oooc:=IF(MID([.F31];6;1)&gt;MID([.F30];6;1);&quot;&quot;;MAX([.A$7:.A30])+1)" office:value-type="float" office:value="13">
            <text:p>013</text:p>
          </table:table-cell>
          <table:table-cell table:style-name="ce137" office:value-type="string">
            <text:p>PEO_11</text:p>
          </table:table-cell>
          <table:table-cell table:style-name="ce83" table:formula="oooc:=IF(MID([.F31];6;1)&gt;MID([.F30];6;1);[.C30];[.C30]+1)" office:value-type="float" office:value="13">
            <text:p>013</text:p>
          </table:table-cell>
          <table:table-cell table:style-name="ce184"/>
          <table:table-cell table:style-name="ce172" office:value-type="string">
            <text:p>Auto suggestion key word when search in space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6">
          <table:table-cell table:style-name="ce135" table:formula="oooc:=IF(MID([.F32];6;1)&gt;MID([.F31];6;1);&quot;&quot;;MAX([.A$7:.A31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32];6;1)&gt;MID([.F31];6;1);[.C31];[.C31]+1)" office:value-type="float" office:value="13">
            <text:p>013</text:p>
          </table:table-cell>
          <table:table-cell table:style-name="ce184"/>
          <table:table-cell table:style-name="ce172"/>
          <table:table-cell table:style-name="ce177" office:value-type="string">
            <text:p>Step 2: Search user</text:p>
          </table:table-cell>
          <table:table-cell table:style-name="ce177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86" office:value-type="string">
            <text:p>It will auto give some suggestion keyword on text box search for user selects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5">
          <table:table-cell table:style-name="ce135" table:formula="oooc:=IF(MID([.F33];6;1)&gt;MID([.F32];6;1);&quot;&quot;;MAX([.A$7:.A32])+1)" office:value-type="float" office:value="14">
            <text:p>014</text:p>
          </table:table-cell>
          <table:table-cell table:style-name="ce137" office:value-type="string">
            <text:p>PEO_11</text:p>
          </table:table-cell>
          <table:table-cell table:style-name="ce83" table:formula="oooc:=IF(MID([.F33];6;1)&gt;MID([.F32];6;1);[.C32];[.C32]+1)" office:value-type="float" office:value="14">
            <text:p>014</text:p>
          </table:table-cell>
          <table:table-cell table:style-name="ce184"/>
          <table:table-cell table:style-name="ce172" office:value-type="string">
            <text:p>Search when click on a alphabet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21">
          <table:table-cell table:style-name="ce135" table:formula="oooc:=IF(MID([.F34];6;1)&gt;MID([.F33];6;1);&quot;&quot;;MAX([.A$7:.A33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34];6;1)&gt;MID([.F33];6;1);[.C33];[.C33]+1)" office:value-type="float" office:value="14">
            <text:p>014</text:p>
          </table:table-cell>
          <table:table-cell table:style-name="ce184"/>
          <table:table-cell table:style-name="ce53"/>
          <table:table-cell table:style-name="ce177" office:value-type="string">
            <text:p>Step 2: Search user</text:p>
          </table:table-cell>
          <table:table-cell table:style-name="ce177" office:value-type="string">
            <text:p>- On search people directory: select a letter and click on it</text:p>
          </table:table-cell>
          <table:table-cell table:style-name="ce186" office:value-type="string">
            <text:p>Show all the users which has first name start by the letter or show message to user knows: there is no user found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5">
          <table:table-cell table:style-name="ce135" table:formula="oooc:=IF(MID([.F35];6;1)&gt;MID([.F34];6;1);&quot;&quot;;MAX([.A$7:.A34])+1)" office:value-type="float" office:value="15">
            <text:p>015</text:p>
          </table:table-cell>
          <table:table-cell table:style-name="ce137" office:value-type="string">
            <text:p>PEO_11</text:p>
          </table:table-cell>
          <table:table-cell table:style-name="ce83" table:formula="oooc:=IF(MID([.F35];6;1)&gt;MID([.F34];6;1);[.C34];[.C34]+1)" office:value-type="float" office:value="15">
            <text:p>015</text:p>
          </table:table-cell>
          <table:table-cell table:style-name="ce184"/>
          <table:table-cell table:style-name="ce172" office:value-type="string">
            <text:p>Search when click on All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1">
          <table:table-cell table:style-name="ce135" table:formula="oooc:=IF(MID([.F36];6;1)&gt;MID([.F35];6;1);&quot;&quot;;MAX([.A$7:.A35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36];6;1)&gt;MID([.F35];6;1);[.C35];[.C35]+1)" office:value-type="float" office:value="15">
            <text:p>015</text:p>
          </table:table-cell>
          <table:table-cell table:style-name="ce184"/>
          <table:table-cell table:style-name="ce53"/>
          <table:table-cell table:style-name="ce177" office:value-type="string">
            <text:p>Step 2: Search user</text:p>
          </table:table-cell>
          <table:table-cell table:style-name="ce177" office:value-type="string">
            <text:p>- On search people directory: Click on <text:span text:style-name="T1">All</text:span></text:p>
          </table:table-cell>
          <table:table-cell table:style-name="ce186" office:value-type="string">
            <text:p>Show all the exited users in system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5">
          <table:table-cell table:style-name="ce135" table:formula="oooc:=IF(MID([.F37];6;1)&gt;MID([.F36];6;1);&quot;&quot;;MAX([.A$7:.A36])+1)" office:value-type="float" office:value="16">
            <text:p>016</text:p>
          </table:table-cell>
          <table:table-cell table:style-name="ce137" office:value-type="string">
            <text:p>PEO_11</text:p>
          </table:table-cell>
          <table:table-cell table:style-name="ce83" table:formula="oooc:=IF(MID([.F37];6;1)&gt;MID([.F36];6;1);[.C36];[.C36]+1)" office:value-type="float" office:value="16">
            <text:p>016</text:p>
          </table:table-cell>
          <table:table-cell table:style-name="ce184"/>
          <table:table-cell table:style-name="ce47" office:value-type="string">
            <text:p>Check paging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1">
          <table:table-cell table:style-name="ce135" table:formula="oooc:=IF(MID([.F38];6;1)&gt;MID([.F37];6;1);&quot;&quot;;MAX([.A$7:.A37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38];6;1)&gt;MID([.F37];6;1);[.C37];[.C37]+1)" office:value-type="float" office:value="16">
            <text:p>016</text:p>
          </table:table-cell>
          <table:table-cell table:style-name="ce184"/>
          <table:table-cell table:style-name="ce53"/>
          <table:table-cell table:style-name="ce177" office:value-type="string">
            <text:p>Step 2: Search user</text:p>
          </table:table-cell>
          <table:table-cell table:style-name="ce177" office:value-type="string">
            <text:p>- Search by keyword or directory</text:p>
          </table:table-cell>
          <table:table-cell table:style-name="ce186" office:value-type="string">
            <text:p>Show all exited users satisfy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5">
          <table:table-cell table:style-name="ce135" table:formula="oooc:=IF(MID([.F39];6;1)&gt;MID([.F38];6;1);&quot;&quot;;MAX([.A$7:.A38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39];6;1)&gt;MID([.F38];6;1);[.C38];[.C38]+1)" office:value-type="float" office:value="16">
            <text:p>016</text:p>
          </table:table-cell>
          <table:table-cell table:style-name="ce184"/>
          <table:table-cell table:style-name="ce53"/>
          <table:table-cell table:style-name="ce185" office:value-type="string">
            <text:p>Step 3: <text:s/>Check paging when there is smaller 10 user in result</text:p>
          </table:table-cell>
          <table:table-cell table:style-name="ce177" office:value-type="string">
            <text:p>Run searching with result is smaller than 10 users</text:p>
          </table:table-cell>
          <table:table-cell table:style-name="ce177" office:value-type="string">
            <text:p>There is only one page, don't show next, previous, next 10 pages, back 10 pages icon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9">
          <table:table-cell table:style-name="ce135" table:formula="oooc:=IF(MID([.F40];6;1)&gt;MID([.F39];6;1);&quot;&quot;;MAX([.A$7:.A39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40];6;1)&gt;MID([.F39];6;1);[.C39];[.C39]+1)" office:value-type="float" office:value="16">
            <text:p>016</text:p>
          </table:table-cell>
          <table:table-cell table:style-name="ce184"/>
          <table:table-cell table:style-name="ce53"/>
          <table:table-cell table:style-name="ce185" office:value-type="string">
            <text:p>Step 4: <text:s/>Check paging when has more than 0ne page</text:p>
          </table:table-cell>
          <table:table-cell table:style-name="ce108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8" office:value-type="string">
            <text:p>Move and display correct order and content in each page. If <text:s/>there is smaller than 10 pages, back 10 pages and next 10 pages icon is disable</text:p>
            <text:p><text:span text:style-name="T12"/>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5">
          <table:table-cell table:style-name="ce135" table:formula="oooc:=IF(MID([.F41];6;1)&gt;MID([.F40];6;1);&quot;&quot;;MAX([.A$7:.A40])+1)" office:value-type="float" office:value="17">
            <text:p>017</text:p>
          </table:table-cell>
          <table:table-cell table:style-name="ce137" office:value-type="string">
            <text:p>PEO_11</text:p>
          </table:table-cell>
          <table:table-cell table:style-name="ce83" table:formula="oooc:=IF(MID([.F41];6;1)&gt;MID([.F40];6;1);[.C40];[.C40]+1)" office:value-type="float" office:value="17">
            <text:p>017</text:p>
          </table:table-cell>
          <table:table-cell table:style-name="ce184"/>
          <table:table-cell table:style-name="ce47" office:value-type="string">
            <text:p>Check search and paging search result on relation list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21">
          <table:table-cell table:style-name="ce135" table:formula="oooc:=IF(MID([.F42];6;1)&gt;MID([.F41];6;1);&quot;&quot;;MAX([.A$7:.A41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42];6;1)&gt;MID([.F41];6;1);[.C41];[.C41]+1)" office:value-type="float" office:value="17">
            <text:p>017</text:p>
          </table:table-cell>
          <table:table-cell table:style-name="ce184"/>
          <table:table-cell table:style-name="ce53"/>
          <table:table-cell table:style-name="ce185" office:value-type="string">
            <text:p>Step 2: Make friend with other user</text:p>
          </table:table-cell>
          <table:table-cell table:style-name="ce177" office:value-type="string">
            <text:p>- Click on icon to send friends request to other user</text:p>
            <text:p>- Users log in and accept the friend request</text:p>
          </table:table-cell>
          <table:table-cell table:style-name="ce177" office:value-type="string">
            <text:p>User has friends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20">
          <table:table-cell table:style-name="ce135" table:formula="oooc:=IF(MID([.F43];6;1)&gt;MID([.F42];6;1);&quot;&quot;;MAX([.A$7:.A42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43];6;1)&gt;MID([.F42];6;1);[.C42];[.C42]+1)" office:value-type="float" office:value="17">
            <text:p>017</text:p>
          </table:table-cell>
          <table:table-cell table:style-name="ce184"/>
          <table:table-cell table:style-name="ce53"/>
          <table:table-cell table:style-name="ce185" office:value-type="string">
            <text:p>Step 3: Search by keyword on Relation list</text:p>
          </table:table-cell>
          <table:table-cell table:style-name="ce177" office:value-type="string">
            <text:p>- Click on my Profile page</text:p>
            <text:p>- Select Relations</text:p>
            <text:p>- Select Relations list</text:p>
            <text:p>- Enter the text on text box search</text:p>
            <text:p>- Click on icon search or hit Enter on Keyboard</text:p>
          </table:table-cell>
          <table:table-cell table:style-name="ce186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8">
          <table:table-cell table:style-name="ce135" table:formula="oooc:=IF(MID([.F44];6;1)&gt;MID([.F43];6;1);&quot;&quot;;MAX([.A$7:.A43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44];6;1)&gt;MID([.F43];6;1);[.C43];[.C43]+1)" office:value-type="float" office:value="17">
            <text:p>017</text:p>
          </table:table-cell>
          <table:table-cell table:style-name="ce184"/>
          <table:table-cell table:style-name="ce53"/>
          <table:table-cell table:style-name="ce185" office:value-type="string">
            <text:p>Step 4: Search by filter</text:p>
          </table:table-cell>
          <table:table-cell table:style-name="ce177" office:value-type="string">
            <text:p>- Click on my Profile page</text:p>
            <text:p>- Select Relations</text:p>
            <text:p>- Select Relations list</text:p>
            <text:p>- Enter the text on text box search or kept it is empty</text:p>
            <text:p>- Click on <text:span text:style-name="T1">more</text:span><text:span text:style-name="T6"> and enter some text into Position or/and Professional or/and select gender</text:span></text:p>
            <text:p>- Click on icon search or hit Enter on Keyboard</text:p>
          </table:table-cell>
          <table:table-cell table:style-name="ce186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20">
          <table:table-cell table:style-name="ce135" table:formula="oooc:=IF(MID([.F45];6;1)&gt;MID([.F44];6;1);&quot;&quot;;MAX([.A$7:.A44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45];6;1)&gt;MID([.F44];6;1);[.C44];[.C44]+1)" office:value-type="float" office:value="17">
            <text:p>017</text:p>
          </table:table-cell>
          <table:table-cell table:style-name="ce184"/>
          <table:table-cell table:style-name="ce53"/>
          <table:table-cell table:style-name="ce185" office:value-type="string">
            <text:p>Step 5: Search by directory</text:p>
          </table:table-cell>
          <table:table-cell table:style-name="ce177" office:value-type="string">
            <text:p>- Click on my Profile page</text:p>
            <text:p>- Select Relations</text:p>
            <text:p>- Select Relations list</text:p>
            <text:p><text:span text:style-name="T6">- Select a letter and click on it or click </text:span><text:span text:style-name="T1">all</text:span></text:p>
            <text:p>- Click on icon search or hit Enter on Keyboard</text:p>
          </table:table-cell>
          <table:table-cell table:style-name="ce177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28">
          <table:table-cell table:style-name="ce135" table:formula="oooc:=IF(MID([.F46];6;1)&gt;MID([.F45];6;1);&quot;&quot;;MAX([.A$7:.A45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46];6;1)&gt;MID([.F45];6;1);[.C45];[.C45]+1)" office:value-type="float" office:value="17">
            <text:p>017</text:p>
          </table:table-cell>
          <table:table-cell table:style-name="ce184"/>
          <table:table-cell table:style-name="ce53"/>
          <table:table-cell table:style-name="ce177" office:value-type="string">
            <text:p>Step 6: check paging</text:p>
          </table:table-cell>
          <table:table-cell table:style-name="ce108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8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2">If there is smaller than 10 users, don't show icon of next, previous, back 10 pages, next 10 pages icon</text:span>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5">
          <table:table-cell table:style-name="ce135" table:formula="oooc:=IF(MID([.F47];6;1)&gt;MID([.F46];6;1);&quot;&quot;;MAX([.A$7:.A46])+1)" office:value-type="float" office:value="18">
            <text:p>018</text:p>
          </table:table-cell>
          <table:table-cell table:style-name="ce137" office:value-type="string">
            <text:p>PEO_11</text:p>
          </table:table-cell>
          <table:table-cell table:style-name="ce83" table:formula="oooc:=IF(MID([.F47];6;1)&gt;MID([.F46];6;1);[.C46];[.C46]+1)" office:value-type="float" office:value="18">
            <text:p>018</text:p>
          </table:table-cell>
          <table:table-cell table:style-name="ce184"/>
          <table:table-cell table:style-name="ce47" office:value-type="string">
            <text:p>Check search and paging search result on Invitation list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1">
          <table:table-cell table:style-name="ce135" table:formula="oooc:=IF(MID([.F48];6;1)&gt;MID([.F47];6;1);&quot;&quot;;MAX([.A$7:.A47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48];6;1)&gt;MID([.F47];6;1);[.C47];[.C47]+1)" office:value-type="float" office:value="18">
            <text:p>018</text:p>
          </table:table-cell>
          <table:table-cell table:style-name="ce184"/>
          <table:table-cell table:style-name="ce53"/>
          <table:table-cell table:style-name="ce185" office:value-type="string">
            <text:p>Step 2: Send friend request</text:p>
          </table:table-cell>
          <table:table-cell table:style-name="ce177" office:value-type="string">
            <text:p>- Click on icon to send friends request to other user</text:p>
          </table:table-cell>
          <table:table-cell table:style-name="ce177" office:value-type="string">
            <text:p>Send request successfully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25">
          <table:table-cell table:style-name="ce135" table:formula="oooc:=IF(MID([.F49];6;1)&gt;MID([.F48];6;1);&quot;&quot;;MAX([.A$7:.A48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49];6;1)&gt;MID([.F48];6;1);[.C48];[.C48]+1)" office:value-type="float" office:value="18">
            <text:p>018</text:p>
          </table:table-cell>
          <table:table-cell table:style-name="ce184"/>
          <table:table-cell table:style-name="ce53"/>
          <table:table-cell table:style-name="ce185" office:value-type="string">
            <text:p>Step 3: Search by keyword on invitations list</text:p>
          </table:table-cell>
          <table:table-cell table:style-name="ce177" office:value-type="string">
            <text:p>- User who has get friend request, log in</text:p>
            <text:p>- Click on my Profile page</text:p>
            <text:p>- Select Relations</text:p>
            <text:p>- Select Invitations list</text:p>
            <text:p>- Enter the text on text box search</text:p>
            <text:p>- Click on icon search or hit Enter on Keyboard</text:p>
          </table:table-cell>
          <table:table-cell table:style-name="ce186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27">
          <table:table-cell table:style-name="ce135" table:formula="oooc:=IF(MID([.F50];6;1)&gt;MID([.F49];6;1);&quot;&quot;;MAX([.A$7:.A49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50];6;1)&gt;MID([.F49];6;1);[.C49];[.C49]+1)" office:value-type="float" office:value="18">
            <text:p>018</text:p>
          </table:table-cell>
          <table:table-cell table:style-name="ce184"/>
          <table:table-cell table:style-name="ce53"/>
          <table:table-cell table:style-name="ce185" office:value-type="string">
            <text:p>Step 4: Search by filter on invitations list</text:p>
          </table:table-cell>
          <table:table-cell table:style-name="ce177" office:value-type="string">
            <text:p>- Select Relations</text:p>
            <text:p>- Select Invitations list</text:p>
            <text:p>- Enter the text on text box search or kept it is empty</text:p>
            <text:p>- Click on <text:span text:style-name="T1">more</text:span><text:span text:style-name="T6"> and enter some text into Position or/and Professional or/and select gender</text:span></text:p>
            <text:p>- Click on icon search or hit Enter on Keyboard</text:p>
          </table:table-cell>
          <table:table-cell table:style-name="ce186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20">
          <table:table-cell table:style-name="ce135" table:formula="oooc:=IF(MID([.F51];6;1)&gt;MID([.F50];6;1);&quot;&quot;;MAX([.A$7:.A50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51];6;1)&gt;MID([.F50];6;1);[.C50];[.C50]+1)" office:value-type="float" office:value="18">
            <text:p>018</text:p>
          </table:table-cell>
          <table:table-cell table:style-name="ce184"/>
          <table:table-cell table:style-name="ce53"/>
          <table:table-cell table:style-name="ce185" office:value-type="string">
            <text:p>Step 5: Search by directory on invitations list</text:p>
          </table:table-cell>
          <table:table-cell table:style-name="ce177" office:value-type="string">
            <text:p>- Click on my Profile page</text:p>
            <text:p>- Select Relations</text:p>
            <text:p>- Select Invitations list</text:p>
            <text:p><text:span text:style-name="T6">- Select a letter and click on it or click </text:span><text:span text:style-name="T1">all</text:span></text:p>
            <text:p>- Click on icon search or hit Enter on Keyboard</text:p>
          </table:table-cell>
          <table:table-cell table:style-name="ce177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28">
          <table:table-cell table:style-name="ce135" table:formula="oooc:=IF(MID([.F52];6;1)&gt;MID([.F51];6;1);&quot;&quot;;MAX([.A$7:.A51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52];6;1)&gt;MID([.F51];6;1);[.C51];[.C51]+1)" office:value-type="float" office:value="18">
            <text:p>018</text:p>
          </table:table-cell>
          <table:table-cell table:style-name="ce184"/>
          <table:table-cell table:style-name="ce53"/>
          <table:table-cell table:style-name="ce177" office:value-type="string">
            <text:p>Step 6: check paging from searching on invitation list</text:p>
          </table:table-cell>
          <table:table-cell table:style-name="ce108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8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2">If there is smaller than 10 users, don't show icon of next, previous, back 10 pages, next 10 pages icon</text:span>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5">
          <table:table-cell table:style-name="ce135" table:formula="oooc:=IF(MID([.F53];6;1)&gt;MID([.F52];6;1);&quot;&quot;;MAX([.A$7:.A52])+1)" office:value-type="float" office:value="19">
            <text:p>019</text:p>
          </table:table-cell>
          <table:table-cell table:style-name="ce137" office:value-type="string">
            <text:p>PEO_11</text:p>
          </table:table-cell>
          <table:table-cell table:style-name="ce83" table:formula="oooc:=IF(MID([.F53];6;1)&gt;MID([.F52];6;1);[.C52];[.C52]+1)" office:value-type="float" office:value="19">
            <text:p>019</text:p>
          </table:table-cell>
          <table:table-cell table:style-name="ce184"/>
          <table:table-cell table:style-name="ce47" office:value-type="string">
            <text:p>Check search and paging search result on request list</text:p>
          </table:table-cell>
          <table:table-cell table:style-name="ce177" office:value-type="string">
            <text:p>Step 1: Access people page</text:p>
          </table:table-cell>
          <table:table-cell table:style-name="ce177" office:value-type="string">
            <text:p><text:span text:style-name="T6">- Log in</text:span></text:p>
            <text:p><text:span text:style-name="T6">- Go to People page on navigation bar</text:span></text:p>
          </table:table-cell>
          <table:table-cell table:style-name="ce177" office:value-type="string">
            <text:p>Show content of people page with a list of users exited in system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1">
          <table:table-cell table:style-name="ce135" table:formula="oooc:=IF(MID([.F54];6;1)&gt;MID([.F53];6;1);&quot;&quot;;MAX([.A$7:.A53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54];6;1)&gt;MID([.F53];6;1);[.C53];[.C53]+1)" office:value-type="float" office:value="19">
            <text:p>019</text:p>
          </table:table-cell>
          <table:table-cell table:style-name="ce184"/>
          <table:table-cell table:style-name="ce53"/>
          <table:table-cell table:style-name="ce185" office:value-type="string">
            <text:p>Step 2: Send friend request</text:p>
          </table:table-cell>
          <table:table-cell table:style-name="ce177" office:value-type="string">
            <text:p>- Click on icon to send friends request to other user</text:p>
          </table:table-cell>
          <table:table-cell table:style-name="ce177" office:value-type="string">
            <text:p>Send request successfully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20">
          <table:table-cell table:style-name="ce135" table:formula="oooc:=IF(MID([.F55];6;1)&gt;MID([.F54];6;1);&quot;&quot;;MAX([.A$7:.A54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55];6;1)&gt;MID([.F54];6;1);[.C54];[.C54]+1)" office:value-type="float" office:value="19">
            <text:p>019</text:p>
          </table:table-cell>
          <table:table-cell table:style-name="ce184"/>
          <table:table-cell table:style-name="ce53"/>
          <table:table-cell table:style-name="ce185" office:value-type="string">
            <text:p>Step 3: Search by keyword on requests list</text:p>
          </table:table-cell>
          <table:table-cell table:style-name="ce177" office:value-type="string">
            <text:p>- Click on my Profile page</text:p>
            <text:p>- Select Relations</text:p>
            <text:p>- Select requests list</text:p>
            <text:p>- Enter the text on text box search</text:p>
            <text:p>- Click on icon search or hit Enter on Keyboard</text:p>
          </table:table-cell>
          <table:table-cell table:style-name="ce186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27">
          <table:table-cell table:style-name="ce135" table:formula="oooc:=IF(MID([.F56];6;1)&gt;MID([.F55];6;1);&quot;&quot;;MAX([.A$7:.A55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56];6;1)&gt;MID([.F55];6;1);[.C55];[.C55]+1)" office:value-type="float" office:value="19">
            <text:p>019</text:p>
          </table:table-cell>
          <table:table-cell table:style-name="ce184"/>
          <table:table-cell table:style-name="ce53"/>
          <table:table-cell table:style-name="ce185" office:value-type="string">
            <text:p>Step 4: Search by filter on requests list</text:p>
          </table:table-cell>
          <table:table-cell table:style-name="ce177" office:value-type="string">
            <text:p>- Select Relations</text:p>
            <text:p>- Select requests list</text:p>
            <text:p>- Enter the text on text box search or kept it is empty</text:p>
            <text:p>- Click on <text:span text:style-name="T1">more</text:span><text:span text:style-name="T6"> and enter some text into Position or/and Professional or/and select gender</text:span></text:p>
            <text:p>- Click on icon search or hit Enter on Keyboard</text:p>
          </table:table-cell>
          <table:table-cell table:style-name="ce186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20">
          <table:table-cell table:style-name="ce135" table:formula="oooc:=IF(MID([.F57];6;1)&gt;MID([.F56];6;1);&quot;&quot;;MAX([.A$7:.A56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57];6;1)&gt;MID([.F56];6;1);[.C56];[.C56]+1)" office:value-type="float" office:value="19">
            <text:p>019</text:p>
          </table:table-cell>
          <table:table-cell table:style-name="ce184"/>
          <table:table-cell table:style-name="ce53"/>
          <table:table-cell table:style-name="ce185" office:value-type="string">
            <text:p>Step 5: Search by directory on requests list</text:p>
          </table:table-cell>
          <table:table-cell table:style-name="ce177" office:value-type="string">
            <text:p>- Click on my Profile page</text:p>
            <text:p>- Select Relations</text:p>
            <text:p>- Select requests list</text:p>
            <text:p><text:span text:style-name="T6">- Select a letter and click on it or click </text:span><text:span text:style-name="T1">all</text:span></text:p>
            <text:p>- Click on icon search or hit Enter on Keyboard</text:p>
          </table:table-cell>
          <table:table-cell table:style-name="ce177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28">
          <table:table-cell table:style-name="ce135" table:formula="oooc:=IF(MID([.F58];6;1)&gt;MID([.F57];6;1);&quot;&quot;;MAX([.A$7:.A57])+1)">
            <text:p/>
          </table:table-cell>
          <table:table-cell table:style-name="ce137" office:value-type="string">
            <text:p>PEO_11</text:p>
          </table:table-cell>
          <table:table-cell table:style-name="ce83" table:formula="oooc:=IF(MID([.F58];6;1)&gt;MID([.F57];6;1);[.C57];[.C57]+1)" office:value-type="float" office:value="19">
            <text:p>019</text:p>
          </table:table-cell>
          <table:table-cell table:style-name="ce184"/>
          <table:table-cell table:style-name="ce53"/>
          <table:table-cell table:style-name="ce177" office:value-type="string">
            <text:p>Step 6: check paging from searching on requests list</text:p>
          </table:table-cell>
          <table:table-cell table:style-name="ce108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8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2">If there is smaller than 10 users, don't show icon of next, previous, back 10 pages, next 10 pages icon</text:span></text:p>
          </table:table-cell>
          <table:table-cell table:style-name="ce177"/>
          <table:table-cell table:style-name="ce124" table:number-columns-repeated="3"/>
          <table:table-cell table:style-name="ce128" table:number-columns-repeated="235"/>
        </table:table-row>
        <table:table-row table:style-name="ro1">
          <table:table-cell table:style-name="ce178"/>
          <table:table-cell table:style-name="ce182"/>
          <table:table-cell table:style-name="ce83"/>
          <table:table-cell table:style-name="ce184"/>
          <table:table-cell table:style-name="ce53"/>
          <table:table-cell table:style-name="ce177"/>
          <table:table-cell table:style-name="ce184"/>
          <table:table-cell table:style-name="ce177" table:number-columns-repeated="2"/>
          <table:table-cell table:style-name="ce124" table:number-columns-repeated="3"/>
          <table:table-cell table:style-name="ce128" table:number-columns-repeated="235"/>
        </table:table-row>
        <table:table-row table:style-name="ro1">
          <table:table-cell table:style-name="ce179"/>
          <table:table-cell table:style-name="ce182"/>
          <table:table-cell table:style-name="ce83"/>
          <table:table-cell table:style-name="ce184"/>
          <table:table-cell table:style-name="ce53"/>
          <table:table-cell table:style-name="ce185"/>
          <table:table-cell table:style-name="ce177" table:number-columns-repeated="3"/>
          <table:table-cell table:style-name="ce124" table:number-columns-repeated="3"/>
          <table:table-cell table:style-name="ce128" table:number-columns-repeated="235"/>
        </table:table-row>
        <table:table-row table:style-name="ro1" table:number-rows-repeated="11">
          <table:table-cell table:style-name="ce180"/>
          <table:table-cell table:style-name="ce183"/>
          <table:table-cell table:style-name="ce180" table:number-columns-repeated="2"/>
          <table:table-cell table:style-name="ce53"/>
          <table:table-cell table:style-name="ce180" table:number-columns-repeated="4"/>
          <table:table-cell table:style-name="ce66" table:number-columns-repeated="238"/>
        </table:table-row>
        <table:table-row table:style-name="ro1" table:number-rows-repeated="33">
          <table:table-cell table:style-name="ce181" table:number-columns-repeated="4"/>
          <table:table-cell table:style-name="ce53"/>
          <table:table-cell table:style-name="ce181" table:number-columns-repeated="4"/>
          <table:table-cell table:number-columns-repeated="238"/>
        </table:table-row>
        <table:table-row table:style-name="ro1" table:number-rows-repeated="12">
          <table:table-cell table:number-columns-repeated="4"/>
          <table:table-cell table:style-name="ce53"/>
          <table:table-cell table:number-columns-repeated="242"/>
        </table:table-row>
        <table:table-row table:style-name="ro1" table:number-rows-repeated="65419">
          <table:table-cell table:number-columns-repeated="247"/>
        </table:table-row>
        <table:table-row table:style-name="ro1">
          <table:table-cell table:number-columns-repeated="247"/>
        </table:table-row>
      </table:table>
      <table:table table:name="Dashboard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39" table:default-cell-style-name="Default"/>
        <table:table-row table:style-name="ro1">
          <table:table-cell/>
          <table:table-cell table:style-name="ce72" office:value-type="string">
            <text:p>TEST CASES</text:p>
          </table:table-cell>
          <table:table-cell table:style-name="ce72"/>
          <table:table-cell table:style-name="ce73" table:number-columns-repeated="2"/>
          <table:table-cell/>
          <table:table-cell table:style-name="ce88"/>
          <table:table-cell table:style-name="ce73" table:number-columns-repeated="2"/>
          <table:table-cell table:style-name="ce121" table:number-columns-repeated="220"/>
          <table:table-cell table:style-name="ce88" table:number-columns-repeated="18"/>
        </table:table-row>
        <table:table-row table:style-name="ro13">
          <table:table-cell/>
          <table:table-cell table:style-name="ce73" table:number-columns-repeated="4"/>
          <table:table-cell/>
          <table:table-cell table:style-name="ce88"/>
          <table:table-cell table:style-name="ce73" table:number-columns-repeated="2"/>
          <table:table-cell table:style-name="ce122"/>
          <table:table-cell table:style-name="ce122" office:value-type="string">
            <text:p>Passed</text:p>
          </table:table-cell>
          <table:table-cell table:style-name="ce122" table:formula="oooc:=COUNTIF([.L$7:.L$1015];[.$K2])" office:value-type="float" office:value="0">
            <text:p>0</text:p>
          </table:table-cell>
          <table:table-cell table:style-name="ce122" table:formula="oooc:=COUNTIF([.M$7:.M$1015];[.$K2])" office:value-type="float" office:value="0">
            <text:p>0</text:p>
          </table:table-cell>
          <table:table-cell table:style-name="ce122" table:formula="oooc:=COUNTIF([.N$7:.N$1015];[.$K2])" office:value-type="float" office:value="0">
            <text:p>0</text:p>
          </table:table-cell>
          <table:table-cell table:style-name="ce122" table:formula="oooc:=COUNTIF([.O$7:.O$1015];[.$K2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4">
          <table:table-cell/>
          <table:table-cell table:style-name="ce74" office:value-type="string">
            <text:p>Functions List<text:span text:style-name="T5">:</text:span></text:p>
          </table:table-cell>
          <table:table-cell table:style-name="ce80" office:value-type="string" table:number-columns-spanned="3" table:number-rows-spanned="1">
            <text:p>Dashboard</text:p>
          </table:table-cell>
          <table:covered-table-cell table:style-name="ce87"/>
          <table:covered-table-cell table:style-name="ce93"/>
          <table:table-cell/>
          <table:table-cell table:style-name="ce88"/>
          <table:table-cell table:style-name="ce113"/>
          <table:table-cell table:style-name="ce118"/>
          <table:table-cell table:style-name="ce122"/>
          <table:table-cell table:style-name="ce122" office:value-type="string">
            <text:p>Failed</text:p>
          </table:table-cell>
          <table:table-cell table:style-name="ce122" table:formula="oooc:=COUNTIF([.L$7:.L$1015];[.$K3])" office:value-type="float" office:value="0">
            <text:p>0</text:p>
          </table:table-cell>
          <table:table-cell table:style-name="ce122" table:formula="oooc:=COUNTIF([.M$7:.M$1015];[.$K3])" office:value-type="float" office:value="0">
            <text:p>0</text:p>
          </table:table-cell>
          <table:table-cell table:style-name="ce122" table:formula="oooc:=COUNTIF([.N$7:.N$1015];[.$K3])" office:value-type="float" office:value="0">
            <text:p>0</text:p>
          </table:table-cell>
          <table:table-cell table:style-name="ce122" table:formula="oooc:=COUNTIF([.O$7:.O$1015];[.$K3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1">
          <table:table-cell/>
          <table:table-cell table:style-name="ce74" office:value-type="string">
            <text:p>Total Main Cases:</text:p>
          </table:table-cell>
          <table:table-cell table:style-name="ce81" table:formula="oooc:=MAX([.A7:.A1001])" office:value-type="float" office:value="24" table:number-columns-spanned="3" table:number-rows-spanned="1">
            <text:p>24</text:p>
          </table:table-cell>
          <table:covered-table-cell table:number-columns-repeated="2" table:style-name="ce88"/>
          <table:table-cell/>
          <table:table-cell table:style-name="ce88"/>
          <table:table-cell table:style-name="ce113"/>
          <table:table-cell table:style-name="ce119"/>
          <table:table-cell table:style-name="ce122"/>
          <table:table-cell table:style-name="ce122" office:value-type="string">
            <text:p>Blocked</text:p>
          </table:table-cell>
          <table:table-cell table:style-name="ce122" table:formula="oooc:=COUNTIF([.L$7:.L$1015];[.$K4])" office:value-type="float" office:value="0">
            <text:p>0</text:p>
          </table:table-cell>
          <table:table-cell table:style-name="ce122" table:formula="oooc:=COUNTIF([.M$7:.M$1015];[.$K4])" office:value-type="float" office:value="0">
            <text:p>0</text:p>
          </table:table-cell>
          <table:table-cell table:style-name="ce122" table:formula="oooc:=COUNTIF([.N$7:.N$1015];[.$K4])" office:value-type="float" office:value="0">
            <text:p>0</text:p>
          </table:table-cell>
          <table:table-cell table:style-name="ce122" table:formula="oooc:=COUNTIF([.O$7:.O$1015];[.$K4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3">
          <table:table-cell table:style-name="ce66"/>
          <table:table-cell table:style-name="ce75"/>
          <table:table-cell table:style-name="ce66" table:number-columns-repeated="7"/>
          <table:table-cell table:style-name="ce123"/>
          <table:table-cell table:style-name="ce123" office:value-type="string">
            <text:p>Untested</text:p>
          </table:table-cell>
          <table:table-cell table:style-name="ce122" table:formula="oooc:=COUNTIF([.L$7:.L$1015];[.$K5])" office:value-type="float" office:value="0">
            <text:p>0</text:p>
          </table:table-cell>
          <table:table-cell table:style-name="ce122" table:formula="oooc:=COUNTIF([.M$7:.M$1015];[.$K5])" office:value-type="float" office:value="0">
            <text:p>0</text:p>
          </table:table-cell>
          <table:table-cell table:style-name="ce122" table:formula="oooc:=COUNTIF([.N$7:.N$1015];[.$K5])" office:value-type="float" office:value="0">
            <text:p>0</text:p>
          </table:table-cell>
          <table:table-cell table:style-name="ce122" table:formula="oooc:=COUNTIF([.O$7:.O$1015];[.$K5])" office:value-type="float" office:value="0">
            <text:p>0</text:p>
          </table:table-cell>
          <table:table-cell table:style-name="ce66" table:number-columns-repeated="232"/>
        </table:table-row>
        <table:table-row table:style-name="ro1">
          <table:table-cell table:style-name="ce67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Affect</text:p>
          </table:table-cell>
          <table:table-cell table:style-name="ce76" table:number-columns-repeated="9"/>
          <table:table-cell table:style-name="ce132" table:number-columns-repeated="211"/>
          <table:table-cell table:style-name="ce88" table:number-columns-repeated="17"/>
        </table:table-row>
        <table:table-row table:style-name="ro11">
          <table:table-cell table:style-name="ce187" office:value-type="float" office:value="1">
            <text:p>001</text:p>
          </table:table-cell>
          <table:table-cell table:style-name="ce137" office:value-type="string">
            <text:p>PEO_12</text:p>
          </table:table-cell>
          <table:table-cell table:style-name="ce187" office:value-type="float" office:value="1">
            <text:p>001</text:p>
          </table:table-cell>
          <table:table-cell table:style-name="ce141" office:value-type="string">
            <text:p>Social/people/dashboard</text:p>
          </table:table-cell>
          <table:table-cell table:style-name="ce141" office:value-type="string">
            <text:p>View dashboard page</text:p>
          </table:table-cell>
          <table:table-cell table:style-name="ce108" office:value-type="string">
            <text:p>Step 1: Login </text:p>
          </table:table-cell>
          <table:table-cell table:style-name="ce108" office:value-type="string">
            <text:p>- Sign in system</text:p>
          </table:table-cell>
          <table:table-cell table:style-name="ce114" office:value-type="string">
            <text:p>Login successfully</text:p>
          </table:table-cell>
          <table:table-cell table:style-name="ce105"/>
          <table:table-cell table:style-name="ce129" table:number-columns-repeated="237"/>
          <table:table-cell table:style-name="ce133"/>
        </table:table-row>
        <table:table-row table:style-name="ro27">
          <table:table-cell table:style-name="ce135" table:formula="oooc:=IF(MID([.F8];6;1)&gt;MID([.F7];6;1);&quot;&quot;;MAX([.A$7:.A7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8];6;1)&gt;MID([.F7];6;1);[.C7];[.C7]+1)" office:value-type="float" office:value="1">
            <text:p>001</text:p>
          </table:table-cell>
          <table:table-cell table:style-name="ce142"/>
          <table:table-cell table:style-name="ce94"/>
          <table:table-cell table:style-name="ce108" office:value-type="string">
            <text:p>Step 2: View dashboard</text:p>
          </table:table-cell>
          <table:table-cell table:style-name="ce108" office:value-type="string">
            <text:p>- Click on dashboard link on admin toolbar</text:p>
            <text:p/>
          </table:table-cell>
          <table:table-cell table:style-name="ce114" office:value-type="string">
            <text:p>- Show content of user's Dashboard page. It contains pages which was configured by tabs</text:p>
            <text:p>- At the default, there is one page is displayed on Click &amp; Type Page Name tab. And no added gadget </text:p>
            <text:p>- User can add new tabs and add new gadgets <text:s/>into each tab in dashboard page</text:p>
            <text:p/>
          </table:table-cell>
          <table:table-cell table:style-name="ce105"/>
          <table:table-cell table:style-name="ce129" table:number-columns-repeated="237"/>
          <table:table-cell table:style-name="ce133"/>
        </table:table-row>
        <table:table-row table:style-name="ro15">
          <table:table-cell table:style-name="ce135" table:formula="oooc:=IF(MID([.F9];6;1)&gt;MID([.F8];6;1);&quot;&quot;;MAX([.A$7:.A8])+1)" office:value-type="float" office:value="2">
            <text:p>002</text:p>
          </table:table-cell>
          <table:table-cell table:style-name="ce137" office:value-type="string">
            <text:p>PEO_12</text:p>
          </table:table-cell>
          <table:table-cell table:style-name="ce83" table:formula="oooc:=IF(MID([.F9];6;1)&gt;MID([.F8];6;1);[.C8];[.C8]+1)" office:value-type="float" office:value="2">
            <text:p>002</text:p>
          </table:table-cell>
          <table:table-cell table:style-name="ce142"/>
          <table:table-cell table:style-name="ce141" office:value-type="string">
            <text:p>Add new tab into dashboard page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105"/>
          <table:table-cell table:style-name="ce130"/>
          <table:table-cell table:style-name="ce129" table:number-columns-repeated="2"/>
          <table:table-cell table:style-name="ce130" table:number-columns-repeated="235"/>
        </table:table-row>
        <table:table-row table:style-name="ro15">
          <table:table-cell table:style-name="ce135" table:formula="oooc:=IF(MID([.F10];6;1)&gt;MID([.F9];6;1);&quot;&quot;;MAX([.A$7:.A9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10];6;1)&gt;MID([.F9];6;1);[.C9];[.C9]+1)" office:value-type="float" office:value="2">
            <text:p>002</text:p>
          </table:table-cell>
          <table:table-cell table:style-name="ce142"/>
          <table:table-cell table:style-name="ce141"/>
          <table:table-cell table:style-name="ce108" office:value-type="string">
            <text:p>Step 2: Add new tab</text:p>
          </table:table-cell>
          <table:table-cell table:style-name="ce108" office:value-type="string">
            <text:p>- Click on icon [+] </text:p>
            <text:p>- Enter name for new tab</text:p>
            <text:p>- Hit on Enter on keyboard</text:p>
          </table:table-cell>
          <table:table-cell table:style-name="ce108" office:value-type="string">
            <text:p>New tab has created and it forces on new tab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11];6;1)&gt;MID([.F10];6;1);&quot;&quot;;MAX([.A$7:.A10])+1)" office:value-type="float" office:value="3">
            <text:p>003</text:p>
          </table:table-cell>
          <table:table-cell table:style-name="ce137" office:value-type="string">
            <text:p>PEO_12</text:p>
          </table:table-cell>
          <table:table-cell table:style-name="ce83" table:formula="oooc:=IF(MID([.F11];6;1)&gt;MID([.F10];6;1);[.C10];[.C10]+1)" office:value-type="float" office:value="3">
            <text:p>003</text:p>
          </table:table-cell>
          <table:table-cell table:style-name="ce142"/>
          <table:table-cell table:style-name="ce141" office:value-type="string">
            <text:p>Add gadget on dashboard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6">
          <table:table-cell table:style-name="ce135" table:formula="oooc:=IF(MID([.F12];6;1)&gt;MID([.F11];6;1);&quot;&quot;;MAX([.A$7:.A11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12];6;1)&gt;MID([.F11];6;1);[.C11];[.C11]+1)" office:value-type="float" office:value="3">
            <text:p>003</text:p>
          </table:table-cell>
          <table:table-cell table:style-name="ce142"/>
          <table:table-cell table:style-name="ce141"/>
          <table:table-cell table:style-name="ce108" office:value-type="string">
            <text:p>Step 2: Show list of gadget</text:p>
          </table:table-cell>
          <table:table-cell table:style-name="ce108" office:value-type="string">
            <text:p>- Select a tab</text:p>
            <text:p>- Click on [Add gadgets] button.</text:p>
          </table:table-cell>
          <table:table-cell table:style-name="ce202" office:value-type="string">
            <text:p>Show <text:s/>list all of exited gadget. By default there are for gadgets: </text:p>
            <text:p>caculator gadget</text:p>
            <text:p>Calender gadget</text:p>
            <text:p>Rss reader gadget</text:p>
            <text:p>todo gadget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8">
          <table:table-cell table:style-name="ce135" table:formula="oooc:=IF(MID([.F13];6;1)&gt;MID([.F12];6;1);&quot;&quot;;MAX([.A$7:.A12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13];6;1)&gt;MID([.F12];6;1);[.C12];[.C12]+1)" office:value-type="float" office:value="3">
            <text:p>003</text:p>
          </table:table-cell>
          <table:table-cell table:style-name="ce142"/>
          <table:table-cell table:style-name="ce141"/>
          <table:table-cell table:style-name="ce108" office:value-type="string">
            <text:p>Step 3: Add new gadget for dashboard</text:p>
          </table:table-cell>
          <table:table-cell table:style-name="ce108" office:value-type="string">
            <text:p>- Select a gadget and drag-drop it</text:p>
          </table:table-cell>
          <table:table-cell table:style-name="ce108" office:value-type="string">
            <text:p>Add gadget into dashboard successfully.</text:p>
            <text:p>By default, each gadget has 4 button to do some action:</text:p>
            <text:p>- Maximize/Minimize: view gadget at Maximize or Minimize mode</text:p>
            <text:p>- Edit icon: Edit properties of gadget</text:p>
            <text:p>- Hide/show: Show or hide content of gaget</text:p>
            <text:p>- Delete icon: delete gadget out dashboard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14];6;1)&gt;MID([.F13];6;1);&quot;&quot;;MAX([.A$7:.A13])+1)" office:value-type="float" office:value="4">
            <text:p>004</text:p>
          </table:table-cell>
          <table:table-cell table:style-name="ce137" office:value-type="string">
            <text:p>PEO_12</text:p>
          </table:table-cell>
          <table:table-cell table:style-name="ce83" table:formula="oooc:=IF(MID([.F14];6;1)&gt;MID([.F13];6;1);[.C13];[.C13]+1)" office:value-type="float" office:value="4">
            <text:p>004</text:p>
          </table:table-cell>
          <table:table-cell table:style-name="ce142"/>
          <table:table-cell table:style-name="ce141" office:value-type="string">
            <text:p>Add new gadget by valid link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9">
          <table:table-cell table:style-name="ce135" table:formula="oooc:=IF(MID([.F15];6;1)&gt;MID([.F14];6;1);&quot;&quot;;MAX([.A$7:.A14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15];6;1)&gt;MID([.F14];6;1);[.C14];[.C14]+1)" office:value-type="float" office:value="4">
            <text:p>004</text:p>
          </table:table-cell>
          <table:table-cell table:style-name="ce142"/>
          <table:table-cell table:style-name="ce193"/>
          <table:table-cell table:style-name="ce108"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Enter valid link of new gadget outside local</text:p>
            <text:p>- Click on Add gadget button</text:p>
          </table:table-cell>
          <table:table-cell table:style-name="ce108" office:value-type="string">
            <text:p>Add new gadget into dashboard successfully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16];6;1)&gt;MID([.F15];6;1);&quot;&quot;;MAX([.A$7:.A15])+1)" office:value-type="float" office:value="5">
            <text:p>005</text:p>
          </table:table-cell>
          <table:table-cell table:style-name="ce137" office:value-type="string">
            <text:p>PEO_12</text:p>
          </table:table-cell>
          <table:table-cell table:style-name="ce83" table:formula="oooc:=IF(MID([.F16];6;1)&gt;MID([.F15];6;1);[.C15];[.C15]+1)" office:value-type="float" office:value="5">
            <text:p>005</text:p>
          </table:table-cell>
          <table:table-cell table:style-name="ce142"/>
          <table:table-cell table:style-name="ce141" office:value-type="string">
            <text:p>Add new gadget by invalid link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6">
          <table:table-cell table:style-name="ce135" table:formula="oooc:=IF(MID([.F17];6;1)&gt;MID([.F16];6;1);&quot;&quot;;MAX([.A$7:.A16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17];6;1)&gt;MID([.F16];6;1);[.C16];[.C16]+1)" office:value-type="float" office:value="5">
            <text:p>005</text:p>
          </table:table-cell>
          <table:table-cell table:style-name="ce142"/>
          <table:table-cell table:style-name="ce95"/>
          <table:table-cell table:style-name="ce108"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Enter invalid link of new gadget outside local (it is not .xlm file)</text:p>
            <text:p>- Click on Add gadget button</text:p>
          </table:table-cell>
          <table:table-cell table:style-name="ce108" office:value-type="string">
            <text:p>Show message: “The url is invalid. Please enter a correct url of a gadget xml or of an RSS feed.”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18];6;1)&gt;MID([.F17];6;1);&quot;&quot;;MAX([.A$7:.A17])+1)" office:value-type="float" office:value="6">
            <text:p>006</text:p>
          </table:table-cell>
          <table:table-cell table:style-name="ce137" office:value-type="string">
            <text:p>PEO_12</text:p>
          </table:table-cell>
          <table:table-cell table:style-name="ce83" table:formula="oooc:=IF(MID([.F18];6;1)&gt;MID([.F17];6;1);[.C17];[.C17]+1)" office:value-type="float" office:value="6">
            <text:p>006</text:p>
          </table:table-cell>
          <table:table-cell table:style-name="ce142"/>
          <table:table-cell table:style-name="ce141" office:value-type="string">
            <text:p>Add gadget after run auto import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1">
          <table:table-cell table:style-name="ce135" table:formula="oooc:=IF(MID([.F19];6;1)&gt;MID([.F18];6;1);&quot;&quot;;MAX([.A$7:.A18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19];6;1)&gt;MID([.F18];6;1);[.C18];[.C18]+1)" office:value-type="float" office:value="6">
            <text:p>006</text:p>
          </table:table-cell>
          <table:table-cell table:style-name="ce142"/>
          <table:table-cell table:style-name="ce141"/>
          <table:table-cell table:style-name="ce108"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Drag and drop a gadget into dashboard</text:p>
          </table:table-cell>
          <table:table-cell table:style-name="ce108" office:value-type="string">
            <text:p>Add gadget into dashboard successfully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1">
          <table:table-cell table:style-name="ce135" table:formula="oooc:=IF(MID([.F20];6;1)&gt;MID([.F19];6;1);&quot;&quot;;MAX([.A$7:.A19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20];6;1)&gt;MID([.F19];6;1);[.C19];[.C19]+1)" office:value-type="float" office:value="6">
            <text:p>006</text:p>
          </table:table-cell>
          <table:table-cell table:style-name="ce142"/>
          <table:table-cell table:style-name="ce141"/>
          <table:table-cell table:style-name="ce108" office:value-type="string">
            <text:p>Step 3: run auto import all application</text:p>
          </table:table-cell>
          <table:table-cell table:style-name="ce108" office:value-type="string">
            <text:p>- User is admin, go to Group/Administration: application registry</text:p>
            <text:p>- Run Auto import</text:p>
          </table:table-cell>
          <table:table-cell table:style-name="ce108" office:value-type="string">
            <text:p>All applications are setted on exited categories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6">
          <table:table-cell table:style-name="ce135" table:formula="oooc:=IF(MID([.F21];6;1)&gt;MID([.F20];6;1);&quot;&quot;;MAX([.A$7:.A20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21];6;1)&gt;MID([.F20];6;1);[.C20];[.C20]+1)" office:value-type="float" office:value="6">
            <text:p>006</text:p>
          </table:table-cell>
          <table:table-cell table:style-name="ce142"/>
          <table:table-cell table:style-name="ce141"/>
          <table:table-cell table:style-name="ce108" office:value-type="string">
            <text:p>Step 4: Add gadget into dashboard after run auto import applications</text:p>
          </table:table-cell>
          <table:table-cell table:style-name="ce108" office:value-type="string">
            <text:p>- Click on dashboard link on admin toolbar </text:p>
            <text:p>- Select a tab</text:p>
            <text:p>- Click on [Add gadgets] button.</text:p>
            <text:p>- Drag and drop a gadget into dashboard</text:p>
          </table:table-cell>
          <table:table-cell table:style-name="ce108" office:value-type="string">
            <text:p>- List gadgets are display with all gadgets which are imported</text:p>
            <text:p>- Add gadget into dashboard successfully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22];6;1)&gt;MID([.F21];6;1);&quot;&quot;;MAX([.A$7:.A21])+1)" office:value-type="float" office:value="7">
            <text:p>007</text:p>
          </table:table-cell>
          <table:table-cell table:style-name="ce137" office:value-type="string">
            <text:p>PEO_12</text:p>
          </table:table-cell>
          <table:table-cell table:style-name="ce83" table:formula="oooc:=IF(MID([.F22];6;1)&gt;MID([.F21];6;1);[.C21];[.C21]+1)" office:value-type="float" office:value="7">
            <text:p>007</text:p>
          </table:table-cell>
          <table:table-cell table:style-name="ce142"/>
          <table:table-cell table:style-name="ce141" office:value-type="string">
            <text:p>Edit properties of <text:s/>Gadget on Dashboard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9">
          <table:table-cell table:style-name="ce135" table:formula="oooc:=IF(MID([.F23];6;1)&gt;MID([.F22];6;1);&quot;&quot;;MAX([.A$7:.A22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23];6;1)&gt;MID([.F22];6;1);[.C22];[.C22]+1)" office:value-type="float" office:value="7">
            <text:p>007</text:p>
          </table:table-cell>
          <table:table-cell table:style-name="ce142"/>
          <table:table-cell table:style-name="ce95"/>
          <table:table-cell table:style-name="ce108"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Drag and drop a gadget into dashboard</text:p>
            <text:p>- Close list of Dashboard</text:p>
          </table:table-cell>
          <table:table-cell table:style-name="ce108" office:value-type="string">
            <text:p>Add gadget into dashboard successfully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1">
          <table:table-cell table:style-name="ce135" table:formula="oooc:=IF(MID([.F24];6;1)&gt;MID([.F23];6;1);&quot;&quot;;MAX([.A$7:.A23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24];6;1)&gt;MID([.F23];6;1);[.C23];[.C23]+1)" office:value-type="float" office:value="7">
            <text:p>007</text:p>
          </table:table-cell>
          <table:table-cell table:style-name="ce142"/>
          <table:table-cell table:style-name="ce95"/>
          <table:table-cell table:style-name="ce108" office:value-type="string">
            <text:p>Step 3: Edit gadget</text:p>
          </table:table-cell>
          <table:table-cell table:style-name="ce108" office:value-type="string">
            <text:p>- Select a gadget </text:p>
            <text:p>- Click on icon of [edit] button</text:p>
            <text:p>- Enter all valid data</text:p>
            <text:p>- Click on [save] button</text:p>
          </table:table-cell>
          <table:table-cell table:style-name="ce108" office:value-type="string">
            <text:p>Edit gadget successfully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5">
          <table:table-cell table:style-name="ce135" table:formula="oooc:=IF(MID([.F25];6;1)&gt;MID([.F24];6;1);&quot;&quot;;MAX([.A$7:.A24])+1)" office:value-type="float" office:value="8">
            <text:p>008</text:p>
          </table:table-cell>
          <table:table-cell table:style-name="ce137" office:value-type="string">
            <text:p>PEO_12</text:p>
          </table:table-cell>
          <table:table-cell table:style-name="ce83" table:formula="oooc:=IF(MID([.F25];6;1)&gt;MID([.F24];6;1);[.C24];[.C24]+1)" office:value-type="float" office:value="8">
            <text:p>008</text:p>
          </table:table-cell>
          <table:table-cell table:style-name="ce91"/>
          <table:table-cell table:style-name="ce141" office:value-type="string">
            <text:p>Delete added gadget in dashboard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1">
          <table:table-cell table:style-name="ce135" table:formula="oooc:=IF(MID([.F26];6;1)&gt;MID([.F25];6;1);&quot;&quot;;MAX([.A$7:.A25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26];6;1)&gt;MID([.F25];6;1);[.C25];[.C25]+1)" office:value-type="float" office:value="8">
            <text:p>008</text:p>
          </table:table-cell>
          <table:table-cell table:style-name="ce91"/>
          <table:table-cell table:style-name="ce194"/>
          <table:table-cell table:style-name="ce108"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Drag and drop a gadget into dashboard</text:p>
          </table:table-cell>
          <table:table-cell table:style-name="ce108" office:value-type="string">
            <text:p>Add gadget into dashboard successfully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1">
          <table:table-cell table:style-name="ce135" table:formula="oooc:=IF(MID([.F27];6;1)&gt;MID([.F26];6;1);&quot;&quot;;MAX([.A$7:.A26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27];6;1)&gt;MID([.F26];6;1);[.C26];[.C26]+1)" office:value-type="float" office:value="8">
            <text:p>008</text:p>
          </table:table-cell>
          <table:table-cell table:style-name="ce91"/>
          <table:table-cell table:style-name="ce195"/>
          <table:table-cell table:style-name="ce189" office:value-type="string">
            <text:p>Step 3: Delete added gadget</text:p>
          </table:table-cell>
          <table:table-cell table:style-name="ce198" office:value-type="string">
            <text:p>- Select a gadget</text:p>
            <text:p>- Click on icon to delete gadget</text:p>
            <text:p>- Click on Ok button to confirm deleting</text:p>
          </table:table-cell>
          <table:table-cell table:style-name="ce198" office:value-type="string">
            <text:p>Delete added gadget successfully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2">
          <table:table-cell table:style-name="ce135" table:formula="oooc:=IF(MID([.F28];6;1)&gt;MID([.F27];6;1);&quot;&quot;;MAX([.A$7:.A27])+1)" office:value-type="float" office:value="9">
            <text:p>009</text:p>
          </table:table-cell>
          <table:table-cell table:style-name="ce137" office:value-type="string">
            <text:p>PEO_12</text:p>
          </table:table-cell>
          <table:table-cell table:style-name="ce83" table:formula="oooc:=IF(MID([.F28];6;1)&gt;MID([.F27];6;1);[.C27];[.C27]+1)" office:value-type="float" office:value="9">
            <text:p>009</text:p>
          </table:table-cell>
          <table:table-cell table:style-name="ce91"/>
          <table:table-cell table:style-name="ce141" office:value-type="string">
            <text:p>View gadget at hide/show content of gadget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1">
          <table:table-cell table:style-name="ce135" table:formula="oooc:=IF(MID([.F29];6;1)&gt;MID([.F28];6;1);&quot;&quot;;MAX([.A$7:.A28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29];6;1)&gt;MID([.F28];6;1);[.C28];[.C28]+1)" office:value-type="float" office:value="9">
            <text:p>009</text:p>
          </table:table-cell>
          <table:table-cell table:style-name="ce192"/>
          <table:table-cell table:style-name="ce196"/>
          <table:table-cell table:style-name="ce108"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Drag and drop a gadget into dashboard</text:p>
          </table:table-cell>
          <table:table-cell table:style-name="ce108" office:value-type="string">
            <text:p>Add gadget into dashboard successfully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30];6;1)&gt;MID([.F29];6;1);&quot;&quot;;MAX([.A$7:.A29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30];6;1)&gt;MID([.F29];6;1);[.C29];[.C29]+1)" office:value-type="float" office:value="9">
            <text:p>009</text:p>
          </table:table-cell>
          <table:table-cell table:style-name="ce192"/>
          <table:table-cell table:style-name="ce197"/>
          <table:table-cell table:style-name="ce189" office:value-type="string">
            <text:p>Step 3: Hide content of gadget</text:p>
          </table:table-cell>
          <table:table-cell table:style-name="ce198" office:value-type="string">
            <text:p>- Select a gadget</text:p>
            <text:p>- Click on icon of hide content</text:p>
          </table:table-cell>
          <table:table-cell table:style-name="ce189" office:value-type="string">
            <text:p>Hide Content of the gadget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31];6;1)&gt;MID([.F30];6;1);&quot;&quot;;MAX([.A$7:.A30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31];6;1)&gt;MID([.F30];6;1);[.C30];[.C30]+1)" office:value-type="float" office:value="9">
            <text:p>009</text:p>
          </table:table-cell>
          <table:table-cell table:style-name="ce192"/>
          <table:table-cell table:style-name="ce197"/>
          <table:table-cell table:style-name="ce189" office:value-type="string">
            <text:p>Step 4: Show content of gadget</text:p>
          </table:table-cell>
          <table:table-cell table:style-name="ce198" office:value-type="string">
            <text:p>- Select a gadget</text:p>
            <text:p>- Click on icon of Show content</text:p>
          </table:table-cell>
          <table:table-cell table:style-name="ce189" office:value-type="string">
            <text:p>Show content of gadget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32];6;1)&gt;MID([.F31];6;1);&quot;&quot;;MAX([.A$7:.A31])+1)" office:value-type="float" office:value="10">
            <text:p>010</text:p>
          </table:table-cell>
          <table:table-cell table:style-name="ce137" office:value-type="string">
            <text:p>PEO_12</text:p>
          </table:table-cell>
          <table:table-cell table:style-name="ce83" table:formula="oooc:=IF(MID([.F32];6;1)&gt;MID([.F31];6;1);[.C31];[.C31]+1)" office:value-type="float" office:value="10">
            <text:p>010</text:p>
          </table:table-cell>
          <table:table-cell table:style-name="ce192"/>
          <table:table-cell table:style-name="ce141" office:value-type="string">
            <text:p>View gadget at maximize/minimize of gadget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33];6;1)&gt;MID([.F32];6;1);&quot;&quot;;MAX([.A$7:.A32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33];6;1)&gt;MID([.F32];6;1);[.C32];[.C32]+1)" office:value-type="float" office:value="10">
            <text:p>010</text:p>
          </table:table-cell>
          <table:table-cell table:style-name="ce192"/>
          <table:table-cell table:style-name="ce198"/>
          <table:table-cell table:style-name="ce108"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Drag and drop a gadget into dashboard</text:p>
          </table:table-cell>
          <table:table-cell table:style-name="ce108" office:value-type="string">
            <text:p>Add gadget into dashboard successfully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34];6;1)&gt;MID([.F33];6;1);&quot;&quot;;MAX([.A$7:.A33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34];6;1)&gt;MID([.F33];6;1);[.C33];[.C33]+1)" office:value-type="float" office:value="10">
            <text:p>010</text:p>
          </table:table-cell>
          <table:table-cell table:style-name="ce192"/>
          <table:table-cell table:style-name="ce198"/>
          <table:table-cell table:style-name="ce189" office:value-type="string">
            <text:p>Step 3: View gadget at maximize mode</text:p>
          </table:table-cell>
          <table:table-cell table:style-name="ce198" office:value-type="string">
            <text:p>- Select a gadget</text:p>
            <text:p>- Click on icon of maximize view</text:p>
          </table:table-cell>
          <table:table-cell table:style-name="ce189" office:value-type="string">
            <text:p>Show content of gadget at maximize (or canvas mode). At canvas mode, user cannot hide content of the gadget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35];6;1)&gt;MID([.F34];6;1);&quot;&quot;;MAX([.A$7:.A34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35];6;1)&gt;MID([.F34];6;1);[.C34];[.C34]+1)" office:value-type="float" office:value="10">
            <text:p>010</text:p>
          </table:table-cell>
          <table:table-cell table:style-name="ce192"/>
          <table:table-cell table:style-name="ce196"/>
          <table:table-cell table:style-name="ce189" office:value-type="string">
            <text:p>Step 4: View gadget at minimize mode</text:p>
          </table:table-cell>
          <table:table-cell table:style-name="ce198" office:value-type="string">
            <text:p>- Select a gadget</text:p>
            <text:p>- Click on icon of minimize view</text:p>
          </table:table-cell>
          <table:table-cell table:style-name="ce189" office:value-type="string">
            <text:p>Show content of gadget at minimize (or normal mode)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36];6;1)&gt;MID([.F35];6;1);&quot;&quot;;MAX([.A$7:.A35])+1)" office:value-type="float" office:value="11">
            <text:p>011</text:p>
          </table:table-cell>
          <table:table-cell table:style-name="ce137" office:value-type="string">
            <text:p>PEO_12</text:p>
          </table:table-cell>
          <table:table-cell table:style-name="ce83" table:formula="oooc:=IF(MID([.F36];6;1)&gt;MID([.F35];6;1);[.C35];[.C35]+1)" office:value-type="float" office:value="11">
            <text:p>011</text:p>
          </table:table-cell>
          <table:table-cell table:style-name="ce192"/>
          <table:table-cell table:style-name="ce141" office:value-type="string">
            <text:p>Add application registry gadget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37];6;1)&gt;MID([.F36];6;1);&quot;&quot;;MAX([.A$7:.A36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37];6;1)&gt;MID([.F36];6;1);[.C36];[.C36]+1)" office:value-type="float" office:value="11">
            <text:p>011</text:p>
          </table:table-cell>
          <table:table-cell table:style-name="ce192"/>
          <table:table-cell table:style-name="ce198"/>
          <table:table-cell table:style-name="ce108"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Drag and drop Application registry gadget into dashboard</text:p>
          </table:table-cell>
          <table:table-cell table:style-name="ce108" office:value-type="string">
            <text:p>Add gadget into dashboard successfully. Application registry will show all name of gadget, porlet on system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38];6;1)&gt;MID([.F37];6;1);&quot;&quot;;MAX([.A$7:.A37])+1)" office:value-type="float" office:value="12">
            <text:p>012</text:p>
          </table:table-cell>
          <table:table-cell table:style-name="ce137" office:value-type="string">
            <text:p>PEO_12</text:p>
          </table:table-cell>
          <table:table-cell table:style-name="ce83" table:formula="oooc:=IF(MID([.F38];6;1)&gt;MID([.F37];6;1);[.C37];[.C37]+1)" office:value-type="float" office:value="12">
            <text:p>012</text:p>
          </table:table-cell>
          <table:table-cell table:style-name="ce192"/>
          <table:table-cell table:style-name="ce141" office:value-type="string">
            <text:p>Add calculator gadget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39];6;1)&gt;MID([.F38];6;1);&quot;&quot;;MAX([.A$7:.A38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39];6;1)&gt;MID([.F38];6;1);[.C38];[.C38]+1)" office:value-type="float" office:value="12">
            <text:p>012</text:p>
          </table:table-cell>
          <table:table-cell table:style-name="ce192"/>
          <table:table-cell table:style-name="ce197"/>
          <table:table-cell table:style-name="ce108"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Drag and drop calculator gadget into dashboard</text:p>
          </table:table-cell>
          <table:table-cell table:style-name="ce108" office:value-type="string">
            <text:p>A calculator is added into dashboard, user can do some computer on the calculator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40];6;1)&gt;MID([.F39];6;1);&quot;&quot;;MAX([.A$7:.A39])+1)" office:value-type="float" office:value="13">
            <text:p>013</text:p>
          </table:table-cell>
          <table:table-cell table:style-name="ce137" office:value-type="string">
            <text:p>PEO_12</text:p>
          </table:table-cell>
          <table:table-cell table:style-name="ce83" table:formula="oooc:=IF(MID([.F40];6;1)&gt;MID([.F39];6;1);[.C39];[.C39]+1)" office:value-type="float" office:value="13">
            <text:p>013</text:p>
          </table:table-cell>
          <table:table-cell table:style-name="ce192"/>
          <table:table-cell table:style-name="ce141" office:value-type="string">
            <text:p>Add calendar gadget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9">
          <table:table-cell table:style-name="ce135" table:formula="oooc:=IF(MID([.F41];6;1)&gt;MID([.F40];6;1);&quot;&quot;;MAX([.A$7:.A40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41];6;1)&gt;MID([.F40];6;1);[.C40];[.C40]+1)" office:value-type="float" office:value="13">
            <text:p>013</text:p>
          </table:table-cell>
          <table:table-cell table:style-name="ce192"/>
          <table:table-cell table:style-name="ce196"/>
          <table:table-cell table:style-name="ce108"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Drag and drop calendar gadget into dashboard</text:p>
          </table:table-cell>
          <table:table-cell table:style-name="ce108" office:value-type="string">
            <text:p>A small calendar is added into dashboard. Default, it is show date of current day. User can move to next year, previous year, next month, previous month and chose the date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42];6;1)&gt;MID([.F41];6;1);&quot;&quot;;MAX([.A$7:.A41])+1)" office:value-type="float" office:value="14">
            <text:p>014</text:p>
          </table:table-cell>
          <table:table-cell table:style-name="ce137" office:value-type="string">
            <text:p>PEO_12</text:p>
          </table:table-cell>
          <table:table-cell table:style-name="ce83" table:formula="oooc:=IF(MID([.F42];6;1)&gt;MID([.F41];6;1);[.C41];[.C41]+1)" office:value-type="float" office:value="14">
            <text:p>014</text:p>
          </table:table-cell>
          <table:table-cell table:style-name="ce192"/>
          <table:table-cell table:style-name="ce141" office:value-type="string">
            <text:p>Add clock gadget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43];6;1)&gt;MID([.F42];6;1);&quot;&quot;;MAX([.A$7:.A42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43];6;1)&gt;MID([.F42];6;1);[.C42];[.C42]+1)" office:value-type="float" office:value="14">
            <text:p>014</text:p>
          </table:table-cell>
          <table:table-cell table:style-name="ce192"/>
          <table:table-cell table:style-name="ce196"/>
          <table:table-cell table:style-name="ce108"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Drag and drop Clock gadget into dashboard</text:p>
          </table:table-cell>
          <table:table-cell table:style-name="ce198" office:value-type="string">
            <text:p>A clock is added into dashboard. By default, it shows time and date of current point by the format of current language of location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44];6;1)&gt;MID([.F43];6;1);&quot;&quot;;MAX([.A$7:.A43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44];6;1)&gt;MID([.F43];6;1);[.C43];[.C43]+1)" office:value-type="float" office:value="14">
            <text:p>014</text:p>
          </table:table-cell>
          <table:table-cell table:style-name="ce192"/>
          <table:table-cell table:style-name="ce197"/>
          <table:table-cell table:style-name="ce189" office:value-type="string">
            <text:p>Step 3: Change language for social</text:p>
          </table:table-cell>
          <table:table-cell table:style-name="ce198" office:value-type="string">
            <text:p>- Move mouse on Star portlet</text:p>
            <text:p>- Click on Change language</text:p>
            <text:p>- on Language setting form: Select a language to apply</text:p>
          </table:table-cell>
          <table:table-cell table:style-name="ce189" office:value-type="string">
            <text:p>Social is displayed on new selected language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45];6;1)&gt;MID([.F44];6;1);&quot;&quot;;MAX([.A$7:.A44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45];6;1)&gt;MID([.F44];6;1);[.C44];[.C44]+1)" office:value-type="float" office:value="14">
            <text:p>014</text:p>
          </table:table-cell>
          <table:table-cell table:style-name="ce192"/>
          <table:table-cell table:style-name="ce196"/>
          <table:table-cell table:style-name="ce189" office:value-type="string">
            <text:p>Step 4: Check display of clock gadget on new selected language</text:p>
          </table:table-cell>
          <table:table-cell table:style-name="ce198" office:value-type="string">
            <text:p>- View display of clock on new selected language</text:p>
          </table:table-cell>
          <table:table-cell table:style-name="ce189" office:value-type="string">
            <text:p>The clocked shows time and date of current point by the format of current language of location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46];6;1)&gt;MID([.F45];6;1);&quot;&quot;;MAX([.A$7:.A45])+1)" office:value-type="float" office:value="15">
            <text:p>015</text:p>
          </table:table-cell>
          <table:table-cell table:style-name="ce137" office:value-type="string">
            <text:p>PEO_12</text:p>
          </table:table-cell>
          <table:table-cell table:style-name="ce83" table:formula="oooc:=IF(MID([.F46];6;1)&gt;MID([.F45];6;1);[.C45];[.C45]+1)" office:value-type="float" office:value="15">
            <text:p>015</text:p>
          </table:table-cell>
          <table:table-cell table:style-name="ce192"/>
          <table:table-cell table:style-name="ce141" office:value-type="string">
            <text:p>Add Code sharing gadget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47];6;1)&gt;MID([.F46];6;1);&quot;&quot;;MAX([.A$7:.A46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47];6;1)&gt;MID([.F46];6;1);[.C46];[.C46]+1)" office:value-type="float" office:value="15">
            <text:p>015</text:p>
          </table:table-cell>
          <table:table-cell table:style-name="ce192"/>
          <table:table-cell table:style-name="ce198"/>
          <table:table-cell table:style-name="ce108"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98" office:value-type="string">
            <text:p>A code sharing gadget is added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48];6;1)&gt;MID([.F47];6;1);&quot;&quot;;MAX([.A$7:.A47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48];6;1)&gt;MID([.F47];6;1);[.C47];[.C47]+1)" office:value-type="float" office:value="15">
            <text:p>015</text:p>
          </table:table-cell>
          <table:table-cell table:style-name="ce192"/>
          <table:table-cell table:style-name="ce196"/>
          <table:table-cell table:style-name="ce189" office:value-type="string">
            <text:p>Step 3: Share code </text:p>
          </table:table-cell>
          <table:table-cell table:style-name="ce198" office:value-type="string">
            <text:p>- Enter your code on text box</text:p>
            <text:p>- Click on Send</text:p>
          </table:table-cell>
          <table:table-cell table:style-name="ce189" office:value-type="string">
            <text:p>Your code was sent and stored on <text:a xlink:href="http://codesharer.appspot.com/">http://codesharer.appspot.com</text:a>. <text:s/>and an URL link to local of code on the server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49];6;1)&gt;MID([.F48];6;1);&quot;&quot;;MAX([.A$7:.A48])+1)" office:value-type="float" office:value="16">
            <text:p>016</text:p>
          </table:table-cell>
          <table:table-cell table:style-name="ce137" office:value-type="string">
            <text:p>PEO_12</text:p>
          </table:table-cell>
          <table:table-cell table:style-name="ce83" table:formula="oooc:=IF(MID([.F49];6;1)&gt;MID([.F48];6;1);[.C48];[.C48]+1)" office:value-type="float" office:value="16">
            <text:p>016</text:p>
          </table:table-cell>
          <table:table-cell table:style-name="ce192"/>
          <table:table-cell table:style-name="ce141" office:value-type="string">
            <text:p>Add code runner gadget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50];6;1)&gt;MID([.F49];6;1);&quot;&quot;;MAX([.A$7:.A49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50];6;1)&gt;MID([.F49];6;1);[.C49];[.C49]+1)" office:value-type="float" office:value="16">
            <text:p>016</text:p>
          </table:table-cell>
          <table:table-cell table:style-name="ce192"/>
          <table:table-cell table:style-name="ce141"/>
          <table:table-cell table:style-name="ce108"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98" office:value-type="string">
            <text:p>A code sharing gadget is added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51];6;1)&gt;MID([.F50];6;1);&quot;&quot;;MAX([.A$7:.A50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51];6;1)&gt;MID([.F50];6;1);[.C50];[.C50]+1)" office:value-type="float" office:value="16">
            <text:p>016</text:p>
          </table:table-cell>
          <table:table-cell table:style-name="ce192"/>
          <table:table-cell table:style-name="ce141"/>
          <table:table-cell table:style-name="ce189" office:value-type="string">
            <text:p>Step 3: Run source code</text:p>
          </table:table-cell>
          <table:table-cell table:style-name="ce198" office:value-type="string">
            <text:p>- Enter your code on text box</text:p>
            <text:p>- Click on <text:span text:style-name="T1">Execute</text:span></text:p>
          </table:table-cell>
          <table:table-cell table:style-name="ce189" office:value-type="string">
            <text:p>It will compiler this source code and display result bellow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52];6;1)&gt;MID([.F51];6;1);&quot;&quot;;MAX([.A$7:.A51])+1)" office:value-type="float" office:value="17">
            <text:p>017</text:p>
          </table:table-cell>
          <table:table-cell table:style-name="ce137" office:value-type="string">
            <text:p>PEO_12</text:p>
          </table:table-cell>
          <table:table-cell table:style-name="ce83" table:formula="oooc:=IF(MID([.F52];6;1)&gt;MID([.F51];6;1);[.C51];[.C51]+1)" office:value-type="float" office:value="17">
            <text:p>017</text:p>
          </table:table-cell>
          <table:table-cell table:style-name="ce192"/>
          <table:table-cell table:style-name="ce141" office:value-type="string">
            <text:p>Add container compliance test 0.8 gadget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9">
          <table:table-cell table:style-name="ce135" table:formula="oooc:=IF(MID([.F53];6;1)&gt;MID([.F52];6;1);&quot;&quot;;MAX([.A$7:.A52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53];6;1)&gt;MID([.F52];6;1);[.C52];[.C52]+1)" office:value-type="float" office:value="17">
            <text:p>017</text:p>
          </table:table-cell>
          <table:table-cell table:style-name="ce192"/>
          <table:table-cell table:style-name="ce197"/>
          <table:table-cell table:style-name="ce108" office:value-type="string">
            <text:p>Step 2: Add new gadget for dashboard</text:p>
          </table:table-cell>
          <table:table-cell table:style-name="ce108" office:value-type="string">
            <text:p>- Select a tab</text:p>
            <text:p>- Click on [Add gadgets] button.</text:p>
            <text:p>- Drag and drop container compliance gadget into dashboard</text:p>
          </table:table-cell>
          <table:table-cell table:style-name="ce198" office:value-type="string">
            <text:p>A container compliance gadget is added.</text:p>
            <text:p>The gadget auto run and compliance code and show the report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54];6;1)&gt;MID([.F53];6;1);&quot;&quot;;MAX([.A$7:.A53])+1)" office:value-type="float" office:value="18">
            <text:p>018</text:p>
          </table:table-cell>
          <table:table-cell table:style-name="ce137" office:value-type="string">
            <text:p>PEO_12</text:p>
          </table:table-cell>
          <table:table-cell table:style-name="ce83" table:formula="oooc:=IF(MID([.F54];6;1)&gt;MID([.F53];6;1);[.C53];[.C53]+1)" office:value-type="float" office:value="18">
            <text:p>018</text:p>
          </table:table-cell>
          <table:table-cell table:style-name="ce192"/>
          <table:table-cell table:style-name="ce141" office:value-type="string">
            <text:p>Add RSS reader gadget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55];6;1)&gt;MID([.F54];6;1);&quot;&quot;;MAX([.A$7:.A54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55];6;1)&gt;MID([.F54];6;1);[.C54];[.C54]+1)" office:value-type="float" office:value="18">
            <text:p>018</text:p>
          </table:table-cell>
          <table:table-cell table:style-name="ce192"/>
          <table:table-cell table:style-name="ce198"/>
          <table:table-cell table:style-name="ce108" office:value-type="string">
            <text:p>Step 2: Add new gadget for dashboard</text:p>
          </table:table-cell>
          <table:table-cell table:style-name="ce202" office:value-type="string">
            <text:p>- Select a tab</text:p>
            <text:p>- Click on [Add gadgets] button.</text:p>
            <text:p>- Drag and drop RSS reader gadget into dashboard</text:p>
          </table:table-cell>
          <table:table-cell table:style-name="ce189" office:value-type="string">
            <text:p>A Rss reader gadget is added. It show all news get at RSS form form a <text:s/>set URL. By default, it gets news form bog of exoplatform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56];6;1)&gt;MID([.F55];6;1);&quot;&quot;;MAX([.A$7:.A55])+1)" office:value-type="float" office:value="19">
            <text:p>019</text:p>
          </table:table-cell>
          <table:table-cell table:style-name="ce137" office:value-type="string">
            <text:p>PEO_12</text:p>
          </table:table-cell>
          <table:table-cell table:style-name="ce83" table:formula="oooc:=IF(MID([.F56];6;1)&gt;MID([.F55];6;1);[.C55];[.C55]+1)" office:value-type="float" office:value="19">
            <text:p>019</text:p>
          </table:table-cell>
          <table:table-cell table:style-name="ce192"/>
          <table:table-cell table:style-name="ce141" office:value-type="string">
            <text:p>Add RssFetcher gadget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9">
          <table:table-cell table:style-name="ce135" table:formula="oooc:=IF(MID([.F57];6;1)&gt;MID([.F56];6;1);&quot;&quot;;MAX([.A$7:.A56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57];6;1)&gt;MID([.F56];6;1);[.C56];[.C56]+1)" office:value-type="float" office:value="19">
            <text:p>019</text:p>
          </table:table-cell>
          <table:table-cell table:style-name="ce192"/>
          <table:table-cell table:style-name="ce199"/>
          <table:table-cell table:style-name="ce108" office:value-type="string">
            <text:p>Step 2: Add new gadget for dashboard</text:p>
          </table:table-cell>
          <table:table-cell table:style-name="ce202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89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58];6;1)&gt;MID([.F57];6;1);&quot;&quot;;MAX([.A$7:.A57])+1)" office:value-type="float" office:value="20">
            <text:p>020</text:p>
          </table:table-cell>
          <table:table-cell table:style-name="ce137" office:value-type="string">
            <text:p>PEO_12</text:p>
          </table:table-cell>
          <table:table-cell table:style-name="ce83" table:formula="oooc:=IF(MID([.F58];6;1)&gt;MID([.F57];6;1);[.C57];[.C57]+1)" office:value-type="float" office:value="20">
            <text:p>020</text:p>
          </table:table-cell>
          <table:table-cell table:style-name="ce192"/>
          <table:table-cell table:style-name="ce141" office:value-type="string">
            <text:p>Add Social Hello word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59];6;1)&gt;MID([.F58];6;1);&quot;&quot;;MAX([.A$7:.A58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59];6;1)&gt;MID([.F58];6;1);[.C58];[.C58]+1)" office:value-type="float" office:value="20">
            <text:p>020</text:p>
          </table:table-cell>
          <table:table-cell table:style-name="ce192"/>
          <table:table-cell table:style-name="ce196"/>
          <table:table-cell table:style-name="ce108" office:value-type="string">
            <text:p>Step 2: Add new gadget for dashboard</text:p>
          </table:table-cell>
          <table:table-cell table:style-name="ce202" office:value-type="string">
            <text:p>- Select a tab</text:p>
            <text:p>- Click on [Add gadgets] button.</text:p>
            <text:p>- Drag and drop Social hello gadget into dashboard</text:p>
          </table:table-cell>
          <table:table-cell table:style-name="ce189" office:value-type="string">
            <text:p>A social Hello gadget is added. 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60];6;1)&gt;MID([.F59];6;1);&quot;&quot;;MAX([.A$7:.A59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60];6;1)&gt;MID([.F59];6;1);[.C59];[.C59]+1)" office:value-type="float" office:value="20">
            <text:p>020</text:p>
          </table:table-cell>
          <table:table-cell table:style-name="ce192"/>
          <table:table-cell table:style-name="ce198"/>
          <table:table-cell table:style-name="ce189" office:value-type="string">
            <text:p>Step 3: Say hello in other language</text:p>
          </table:table-cell>
          <table:table-cell table:style-name="ce198" office:value-type="string">
            <text:p>- Click on [Say hello] button</text:p>
          </table:table-cell>
          <table:table-cell table:style-name="ce189" office:value-type="string">
            <text:p><text:s/>Each time user click on Say hello button, it shows a hello world in other language.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61];6;1)&gt;MID([.F60];6;1);&quot;&quot;;MAX([.A$7:.A60])+1)" office:value-type="float" office:value="21">
            <text:p>021</text:p>
          </table:table-cell>
          <table:table-cell table:style-name="ce137" office:value-type="string">
            <text:p>PEO_12</text:p>
          </table:table-cell>
          <table:table-cell table:style-name="ce83" table:formula="oooc:=IF(MID([.F61];6;1)&gt;MID([.F60];6;1);[.C60];[.C60]+1)" office:value-type="float" office:value="21">
            <text:p>021</text:p>
          </table:table-cell>
          <table:table-cell table:style-name="ce192"/>
          <table:table-cell table:style-name="ce141" office:value-type="string">
            <text:p>Add Space list gadget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5">
          <table:table-cell table:style-name="ce135" table:formula="oooc:=IF(MID([.F62];6;1)&gt;MID([.F61];6;1);&quot;&quot;;MAX([.A$7:.A61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62];6;1)&gt;MID([.F61];6;1);[.C61];[.C61]+1)" office:value-type="float" office:value="21">
            <text:p>021</text:p>
          </table:table-cell>
          <table:table-cell table:style-name="ce192"/>
          <table:table-cell table:style-name="ce198"/>
          <table:table-cell table:style-name="ce108" office:value-type="string">
            <text:p>Step 2: Add new gadget for dashboard</text:p>
          </table:table-cell>
          <table:table-cell table:style-name="ce202" office:value-type="string">
            <text:p>- Select a tab</text:p>
            <text:p>- Click on [Add gadgets] button.</text:p>
            <text:p>- Drag and drop Space list gadget into dashboard</text:p>
          </table:table-cell>
          <table:table-cell table:style-name="ce189" office:value-type="string">
            <text:p>A space list gadget is added. It has 2 tabs: </text:p>
            <text:p>- My space: show list all space which user is member or edit right</text:p>
            <text:p>- Pending space: show list all space which user is sending request</text:p>
            <text:p>default, if there is no space in list, show message to user knows: there is no space in list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63];6;1)&gt;MID([.F62];6;1);&quot;&quot;;MAX([.A$7:.A62])+1)" office:value-type="float" office:value="22">
            <text:p>022</text:p>
          </table:table-cell>
          <table:table-cell table:style-name="ce137" office:value-type="string">
            <text:p>PEO_12</text:p>
          </table:table-cell>
          <table:table-cell table:style-name="ce83" table:formula="oooc:=IF(MID([.F63];6;1)&gt;MID([.F62];6;1);[.C62];[.C62]+1)" office:value-type="float" office:value="22">
            <text:p>022</text:p>
          </table:table-cell>
          <table:table-cell table:style-name="ce192"/>
          <table:table-cell table:style-name="ce141" office:value-type="string">
            <text:p>Add Status update gadget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6">
          <table:table-cell table:style-name="ce135" table:formula="oooc:=IF(MID([.F64];6;1)&gt;MID([.F63];6;1);&quot;&quot;;MAX([.A$7:.A63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64];6;1)&gt;MID([.F63];6;1);[.C63];[.C63]+1)" office:value-type="float" office:value="22">
            <text:p>022</text:p>
          </table:table-cell>
          <table:table-cell table:style-name="ce192"/>
          <table:table-cell table:style-name="ce198"/>
          <table:table-cell table:style-name="ce108" office:value-type="string">
            <text:p>Step 2: Add new gadget for dashboard</text:p>
          </table:table-cell>
          <table:table-cell table:style-name="ce202" office:value-type="string">
            <text:p>- Select a tab</text:p>
            <text:p>- Click on [Add gadgets] button.</text:p>
            <text:p>- Drag and drop status update gadget into dashboard</text:p>
          </table:table-cell>
          <table:table-cell table:style-name="ce189" office:value-type="string">
            <text:p>A status update gadget is added. It has 2 lists: </text:p>
            <text:p>- List of user's activities: show all activities of user</text:p>
            <text:p>- List of activities of user's contact: show all activities of contact of user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135" table:formula="oooc:=IF(MID([.F65];6;1)&gt;MID([.F64];6;1);&quot;&quot;;MAX([.A$7:.A64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65];6;1)&gt;MID([.F64];6;1);[.C64];[.C64]+1)" office:value-type="float" office:value="22">
            <text:p>022</text:p>
          </table:table-cell>
          <table:table-cell table:style-name="ce192"/>
          <table:table-cell table:style-name="ce198"/>
          <table:table-cell table:style-name="ce189" office:value-type="string">
            <text:p>Step 3: Add new activity</text:p>
          </table:table-cell>
          <table:table-cell table:style-name="ce198" office:value-type="string">
            <text:p>- Enter some words on text box</text:p>
            <text:p>- Click on [+] icon</text:p>
          </table:table-cell>
          <table:table-cell table:style-name="ce201" office:value-type="string">
            <text:p>Add new activities for user successfully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5">
          <table:table-cell table:style-name="ce135" table:formula="oooc:=IF(MID([.F66];6;1)&gt;MID([.F65];6;1);&quot;&quot;;MAX([.A$7:.A65])+1)" office:value-type="float" office:value="23">
            <text:p>023</text:p>
          </table:table-cell>
          <table:table-cell table:style-name="ce137" office:value-type="string">
            <text:p>PEO_12</text:p>
          </table:table-cell>
          <table:table-cell table:style-name="ce83" table:formula="oooc:=IF(MID([.F66];6;1)&gt;MID([.F65];6;1);[.C65];[.C65]+1)" office:value-type="float" office:value="23">
            <text:p>023</text:p>
          </table:table-cell>
          <table:table-cell table:style-name="ce192"/>
          <table:table-cell table:style-name="ce141" office:value-type="string">
            <text:p>Add to do gadget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67];6;1)&gt;MID([.F66];6;1);&quot;&quot;;MAX([.A$7:.A66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67];6;1)&gt;MID([.F66];6;1);[.C66];[.C66]+1)" office:value-type="float" office:value="23">
            <text:p>023</text:p>
          </table:table-cell>
          <table:table-cell table:style-name="ce192"/>
          <table:table-cell table:style-name="ce200"/>
          <table:table-cell table:style-name="ce108" office:value-type="string">
            <text:p>Step 2: Add new gadget for dashboard</text:p>
          </table:table-cell>
          <table:table-cell table:style-name="ce202" office:value-type="string">
            <text:p>- Select a tab</text:p>
            <text:p>- Click on [Add gadgets] button.</text:p>
            <text:p>- Drag and drop todo gadget into dashboard</text:p>
          </table:table-cell>
          <table:table-cell table:style-name="ce189" office:value-type="string">
            <text:p>A todo gadget is added. It allows user list some tasks need to do or to remember</text:p>
          </table:table-cell>
          <table:table-cell table:style-name="ce203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135" table:formula="oooc:=IF(MID([.F68];6;1)&gt;MID([.F67];6;1);&quot;&quot;;MAX([.A$7:.A67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68];6;1)&gt;MID([.F67];6;1);[.C67];[.C67]+1)" office:value-type="float" office:value="23">
            <text:p>023</text:p>
          </table:table-cell>
          <table:table-cell table:style-name="ce192"/>
          <table:table-cell table:style-name="ce201"/>
          <table:table-cell table:style-name="ce189" office:value-type="string">
            <text:p>Step 3: Add new work</text:p>
          </table:table-cell>
          <table:table-cell table:style-name="ce189" office:value-type="string">
            <text:p>- Enter some tasks need to do or st need to remember by order </text:p>
            <text:p>- Click on save</text:p>
          </table:table-cell>
          <table:table-cell table:style-name="ce189" office:value-type="string">
            <text:p>Tasks are stored</text:p>
          </table:table-cell>
          <table:table-cell table:style-name="ce180"/>
          <table:table-cell table:style-name="ce66" table:number-columns-repeated="238"/>
        </table:table-row>
        <table:table-row table:style-name="ro15">
          <table:table-cell table:style-name="ce135" table:formula="oooc:=IF(MID([.F69];6;1)&gt;MID([.F68];6;1);&quot;&quot;;MAX([.A$7:.A68])+1)" office:value-type="float" office:value="24">
            <text:p>024</text:p>
          </table:table-cell>
          <table:table-cell table:style-name="ce137" office:value-type="string">
            <text:p>PEO_12</text:p>
          </table:table-cell>
          <table:table-cell table:style-name="ce83" table:formula="oooc:=IF(MID([.F69];6;1)&gt;MID([.F68];6;1);[.C68];[.C68]+1)" office:value-type="float" office:value="24">
            <text:p>024</text:p>
          </table:table-cell>
          <table:table-cell table:style-name="ce192"/>
          <table:table-cell table:style-name="ce141" office:value-type="string">
            <text:p>Add Viewer friends <text:s/>gadgets</text:p>
          </table:table-cell>
          <table:table-cell table:style-name="ce108" office:value-type="string">
            <text:p>Step 1: Go to dashboard page</text:p>
          </table:table-cell>
          <table:table-cell table:style-name="ce108" office:value-type="string">
            <text:p>- Sign in system</text:p>
            <text:p>- Click on dashboard link on admin toolbar</text:p>
          </table:table-cell>
          <table:table-cell table:style-name="ce114" office:value-type="string">
            <text:p>Show content of dashboard page</text:p>
          </table:table-cell>
          <table:table-cell table:style-name="ce180"/>
          <table:table-cell table:style-name="ce66" table:number-columns-repeated="238"/>
        </table:table-row>
        <table:table-row table:style-name="ro19">
          <table:table-cell table:style-name="ce135" table:formula="oooc:=IF(MID([.F70];6;1)&gt;MID([.F69];6;1);&quot;&quot;;MAX([.A$7:.A69])+1)">
            <text:p/>
          </table:table-cell>
          <table:table-cell table:style-name="ce137" office:value-type="string">
            <text:p>PEO_12</text:p>
          </table:table-cell>
          <table:table-cell table:style-name="ce83" table:formula="oooc:=IF(MID([.F70];6;1)&gt;MID([.F69];6;1);[.C69];[.C69]+1)" office:value-type="float" office:value="24">
            <text:p>024</text:p>
          </table:table-cell>
          <table:table-cell table:style-name="ce192"/>
          <table:table-cell table:style-name="ce201"/>
          <table:table-cell table:style-name="ce108" office:value-type="string">
            <text:p>Step 2: Add new gadget for dashboard</text:p>
          </table:table-cell>
          <table:table-cell table:style-name="ce202" office:value-type="string">
            <text:p>- Select a tab</text:p>
            <text:p>- Click on [Add gadgets] button.</text:p>
            <text:p>- Drag and drop viewer friends gadget into dashboard</text:p>
          </table:table-cell>
          <table:table-cell table:style-name="ce189" office:value-type="string">
            <text:p>A Viewer friends gadget is added.</text:p>
            <text:p>It has 2 lists:</text:p>
            <text:p>- Viewer: display first-last name of user</text:p>
            <text:p>- Viewer's friends: all users are user's friends</text:p>
          </table:table-cell>
          <table:table-cell table:style-name="ce180"/>
          <table:table-cell table:style-name="ce66" table:number-columns-repeated="238"/>
        </table:table-row>
        <table:table-row table:style-name="ro1">
          <table:table-cell table:style-name="ce188"/>
          <table:table-cell table:style-name="ce189"/>
          <table:table-cell table:style-name="ce178"/>
          <table:table-cell table:style-name="ce192"/>
          <table:table-cell table:style-name="ce201"/>
          <table:table-cell table:style-name="ce189" table:number-columns-repeated="2"/>
          <table:table-cell table:style-name="ce200"/>
          <table:table-cell table:style-name="ce180"/>
          <table:table-cell table:style-name="ce66" table:number-columns-repeated="238"/>
        </table:table-row>
        <table:table-row table:style-name="ro1">
          <table:table-cell table:style-name="ce188"/>
          <table:table-cell table:style-name="ce189"/>
          <table:table-cell table:style-name="ce178"/>
          <table:table-cell table:style-name="ce192"/>
          <table:table-cell table:style-name="ce200"/>
          <table:table-cell table:style-name="ce189" table:number-columns-repeated="3"/>
          <table:table-cell table:style-name="ce180"/>
          <table:table-cell table:style-name="ce66" table:number-columns-repeated="238"/>
        </table:table-row>
        <table:table-row table:style-name="ro1" table:number-rows-repeated="3">
          <table:table-cell table:style-name="ce124"/>
          <table:table-cell table:style-name="ce190"/>
          <table:table-cell table:style-name="ce179" table:number-columns-repeated="6"/>
          <table:table-cell table:style-name="ce180"/>
          <table:table-cell table:style-name="ce66" table:number-columns-repeated="238"/>
        </table:table-row>
        <table:table-row table:style-name="ro1" table:number-rows-repeated="3">
          <table:table-cell table:style-name="ce66"/>
          <table:table-cell table:style-name="ce183"/>
          <table:table-cell table:style-name="ce180" table:number-columns-repeated="7"/>
          <table:table-cell table:style-name="ce66" table:number-columns-repeated="238"/>
        </table:table-row>
        <table:table-row table:style-name="ro1" table:number-rows-repeated="2">
          <table:table-cell/>
          <table:table-cell table:style-name="ce191" table:number-columns-repeated="8"/>
          <table:table-cell table:number-columns-repeated="238"/>
        </table:table-row>
        <table:table-row table:style-name="ro1" table:number-rows-repeated="65455">
          <table:table-cell table:number-columns-repeated="247"/>
        </table:table-row>
        <table:table-row table:style-name="ro1">
          <table:table-cell table:number-columns-repeated="247"/>
        </table:table-row>
      </table:table>
      <table:table table:name="Canva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39" table:default-cell-style-name="Default"/>
        <table:table-row table:style-name="ro1">
          <table:table-cell/>
          <table:table-cell table:style-name="ce72" office:value-type="string">
            <text:p>TEST CASES</text:p>
          </table:table-cell>
          <table:table-cell table:style-name="ce72"/>
          <table:table-cell table:style-name="ce73" table:number-columns-repeated="2"/>
          <table:table-cell/>
          <table:table-cell table:style-name="ce88"/>
          <table:table-cell table:style-name="ce73" table:number-columns-repeated="2"/>
          <table:table-cell table:style-name="ce121" table:number-columns-repeated="220"/>
          <table:table-cell table:style-name="ce88" table:number-columns-repeated="18"/>
        </table:table-row>
        <table:table-row table:style-name="ro13">
          <table:table-cell/>
          <table:table-cell table:style-name="ce73" table:number-columns-repeated="4"/>
          <table:table-cell/>
          <table:table-cell table:style-name="ce88"/>
          <table:table-cell table:style-name="ce73" table:number-columns-repeated="2"/>
          <table:table-cell table:style-name="ce122"/>
          <table:table-cell table:style-name="ce122" office:value-type="string">
            <text:p>Passed</text:p>
          </table:table-cell>
          <table:table-cell table:style-name="ce122" table:formula="oooc:=COUNTIF([.L$7:.L$1008];[.$K2])" office:value-type="float" office:value="0">
            <text:p>0</text:p>
          </table:table-cell>
          <table:table-cell table:style-name="ce122" table:formula="oooc:=COUNTIF([.M$7:.M$1008];[.$K2])" office:value-type="float" office:value="0">
            <text:p>0</text:p>
          </table:table-cell>
          <table:table-cell table:style-name="ce122" table:formula="oooc:=COUNTIF([.N$7:.N$1008];[.$K2])" office:value-type="float" office:value="0">
            <text:p>0</text:p>
          </table:table-cell>
          <table:table-cell table:style-name="ce122" table:formula="oooc:=COUNTIF([.O$7:.O$1008];[.$K2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4">
          <table:table-cell/>
          <table:table-cell table:style-name="ce74" office:value-type="string">
            <text:p>Functions List<text:span text:style-name="T5">:</text:span></text:p>
          </table:table-cell>
          <table:table-cell table:style-name="ce80" office:value-type="string" table:number-columns-spanned="3" table:number-rows-spanned="1">
            <text:p>Canvas</text:p>
          </table:table-cell>
          <table:covered-table-cell table:style-name="ce87"/>
          <table:covered-table-cell table:style-name="ce93"/>
          <table:table-cell/>
          <table:table-cell table:style-name="ce88"/>
          <table:table-cell table:style-name="ce113"/>
          <table:table-cell table:style-name="ce118"/>
          <table:table-cell table:style-name="ce122"/>
          <table:table-cell table:style-name="ce122" office:value-type="string">
            <text:p>Failed</text:p>
          </table:table-cell>
          <table:table-cell table:style-name="ce122" table:formula="oooc:=COUNTIF([.L$7:.L$1008];[.$K3])" office:value-type="float" office:value="0">
            <text:p>0</text:p>
          </table:table-cell>
          <table:table-cell table:style-name="ce122" table:formula="oooc:=COUNTIF([.M$7:.M$1008];[.$K3])" office:value-type="float" office:value="0">
            <text:p>0</text:p>
          </table:table-cell>
          <table:table-cell table:style-name="ce122" table:formula="oooc:=COUNTIF([.N$7:.N$1008];[.$K3])" office:value-type="float" office:value="0">
            <text:p>0</text:p>
          </table:table-cell>
          <table:table-cell table:style-name="ce122" table:formula="oooc:=COUNTIF([.O$7:.O$1008];[.$K3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1">
          <table:table-cell/>
          <table:table-cell table:style-name="ce74" office:value-type="string">
            <text:p>Total Main Cases:</text:p>
          </table:table-cell>
          <table:table-cell table:style-name="ce81" table:formula="oooc:=MAX([.A7:.A994])" office:value-type="float" office:value="9" table:number-columns-spanned="3" table:number-rows-spanned="1">
            <text:p>9</text:p>
          </table:table-cell>
          <table:covered-table-cell table:number-columns-repeated="2" table:style-name="ce88"/>
          <table:table-cell/>
          <table:table-cell table:style-name="ce88"/>
          <table:table-cell table:style-name="ce113"/>
          <table:table-cell table:style-name="ce119"/>
          <table:table-cell table:style-name="ce122"/>
          <table:table-cell table:style-name="ce122" office:value-type="string">
            <text:p>Blocked</text:p>
          </table:table-cell>
          <table:table-cell table:style-name="ce122" table:formula="oooc:=COUNTIF([.L$7:.L$1008];[.$K4])" office:value-type="float" office:value="0">
            <text:p>0</text:p>
          </table:table-cell>
          <table:table-cell table:style-name="ce122" table:formula="oooc:=COUNTIF([.M$7:.M$1008];[.$K4])" office:value-type="float" office:value="0">
            <text:p>0</text:p>
          </table:table-cell>
          <table:table-cell table:style-name="ce122" table:formula="oooc:=COUNTIF([.N$7:.N$1008];[.$K4])" office:value-type="float" office:value="0">
            <text:p>0</text:p>
          </table:table-cell>
          <table:table-cell table:style-name="ce122" table:formula="oooc:=COUNTIF([.O$7:.O$1008];[.$K4])" office:value-type="float" office:value="0">
            <text:p>0</text:p>
          </table:table-cell>
          <table:table-cell table:style-name="ce121" table:number-columns-repeated="214"/>
          <table:table-cell table:style-name="ce88" table:number-columns-repeated="18"/>
        </table:table-row>
        <table:table-row table:style-name="ro13">
          <table:table-cell table:style-name="ce66"/>
          <table:table-cell table:style-name="ce75"/>
          <table:table-cell table:style-name="ce66" table:number-columns-repeated="7"/>
          <table:table-cell table:style-name="ce123"/>
          <table:table-cell table:style-name="ce123" office:value-type="string">
            <text:p>Untested</text:p>
          </table:table-cell>
          <table:table-cell table:style-name="ce122" table:formula="oooc:=COUNTIF([.L$7:.L$1008];[.$K5])" office:value-type="float" office:value="0">
            <text:p>0</text:p>
          </table:table-cell>
          <table:table-cell table:style-name="ce122" table:formula="oooc:=COUNTIF([.M$7:.M$1008];[.$K5])" office:value-type="float" office:value="0">
            <text:p>0</text:p>
          </table:table-cell>
          <table:table-cell table:style-name="ce122" table:formula="oooc:=COUNTIF([.N$7:.N$1008];[.$K5])" office:value-type="float" office:value="0">
            <text:p>0</text:p>
          </table:table-cell>
          <table:table-cell table:style-name="ce122" table:formula="oooc:=COUNTIF([.O$7:.O$1008];[.$K5])" office:value-type="float" office:value="0">
            <text:p>0</text:p>
          </table:table-cell>
          <table:table-cell table:style-name="ce66" table:number-columns-repeated="232"/>
        </table:table-row>
        <table:table-row table:style-name="ro1">
          <table:table-cell table:style-name="ce67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Affect</text:p>
          </table:table-cell>
          <table:table-cell table:style-name="ce76" table:number-columns-repeated="9"/>
          <table:table-cell table:style-name="ce132" table:number-columns-repeated="211"/>
          <table:table-cell table:style-name="ce88" table:number-columns-repeated="17"/>
        </table:table-row>
        <table:table-row table:style-name="ro25">
          <table:table-cell table:style-name="ce139" office:value-type="float" office:value="1">
            <text:p>001</text:p>
          </table:table-cell>
          <table:table-cell table:style-name="ce206" office:value-type="string">
            <text:p>PEO_13</text:p>
          </table:table-cell>
          <table:table-cell table:style-name="ce211" office:value-type="float" office:value="1">
            <text:p>001</text:p>
          </table:table-cell>
          <table:table-cell table:style-name="ce62" office:value-type="string">
            <text:p>Social/canvas</text:p>
          </table:table-cell>
          <table:table-cell table:style-name="ce147" office:value-type="string">
            <text:p>Execute new code</text:p>
          </table:table-cell>
          <table:table-cell table:style-name="ce145" office:value-type="string">
            <text:p>Step 1: Go to Canvas Page</text:p>
          </table:table-cell>
          <table:table-cell table:style-name="ce145" office:value-type="string">
            <text:p>- Login system by administrator or user in Developer group</text:p>
            <text:p>- Select <text:span text:style-name="T1">Group/Developer's pages: canvas </text:span><text:span text:style-name="T6">page</text:span></text:p>
          </table:table-cell>
          <table:table-cell table:style-name="ce145" office:value-type="string">
            <text:p>Show content of canvas page with some area:</text:p>
            <text:p>- Tool bar: there is some action on tool bar: Load, save, save as, Delete, execute, view larger, view smaller</text:p>
            <text:p>- Area for code: area for user enters source code into</text:p>
            <text:p>- Result: display result of executing source code about</text:p>
          </table:table-cell>
          <table:table-cell table:style-name="ce105"/>
          <table:table-cell table:style-name="ce129" table:number-columns-repeated="237"/>
          <table:table-cell table:style-name="ce133"/>
        </table:table-row>
        <table:table-row table:style-name="ro15">
          <table:table-cell table:style-name="ce204" table:formula="oooc:=IF(MID([.F8];6;1)&gt;MID([.F7];6;1);&quot;&quot;;MAX([.A$7:.A7])+1)">
            <text:p/>
          </table:table-cell>
          <table:table-cell table:style-name="ce206" office:value-type="string">
            <text:p>PEO_13</text:p>
          </table:table-cell>
          <table:table-cell table:style-name="ce70"/>
          <table:table-cell table:style-name="ce170"/>
          <table:table-cell table:style-name="ce213"/>
          <table:table-cell table:style-name="ce145" office:value-type="string">
            <text:p>Step 2: Execute new code</text:p>
          </table:table-cell>
          <table:table-cell table:style-name="ce145" office:value-type="string">
            <text:p>- Enter some valid code into Editor area.</text:p>
            <text:p>- Click on [Execute] button</text:p>
          </table:table-cell>
          <table:table-cell table:style-name="ce160" office:value-type="string">
            <text:p>- Execute this code and show result at the bottom page</text:p>
          </table:table-cell>
          <table:table-cell table:style-name="ce105"/>
          <table:table-cell table:style-name="ce129" table:number-columns-repeated="237"/>
          <table:table-cell table:style-name="ce133"/>
        </table:table-row>
        <table:table-row table:style-name="ro21">
          <table:table-cell table:style-name="ce204" table:formula="oooc:=IF(MID([.F9];6;1)&gt;MID([.F8];6;1);&quot;&quot;;MAX([.A$7:.A8])+1)" office:value-type="float" office:value="2">
            <text:p>002</text:p>
          </table:table-cell>
          <table:table-cell table:style-name="ce206" office:value-type="string">
            <text:p>PEO_13</text:p>
          </table:table-cell>
          <table:table-cell table:style-name="ce70" office:value-type="float" office:value="2">
            <text:p>002</text:p>
          </table:table-cell>
          <table:table-cell table:style-name="ce170"/>
          <table:table-cell table:style-name="ce213" office:value-type="string">
            <text:p>Save code</text:p>
          </table:table-cell>
          <table:table-cell table:style-name="ce145" office:value-type="string">
            <text:p>Step 1: Go to Canvas Page</text:p>
          </table:table-cell>
          <table:table-cell table:style-name="ce145" office:value-type="string">
            <text:p>- Login system by administrator or user in Developer group</text:p>
            <text:p>- Select <text:span text:style-name="T1">Group/Developer's pages: canvas </text:span><text:span text:style-name="T6">page</text:span></text:p>
          </table:table-cell>
          <table:table-cell table:style-name="ce145" office:value-type="string">
            <text:p>- Show content of canvas page</text:p>
          </table:table-cell>
          <table:table-cell table:style-name="ce105"/>
          <table:table-cell table:style-name="ce130"/>
          <table:table-cell table:style-name="ce129" table:number-columns-repeated="2"/>
          <table:table-cell table:style-name="ce130" table:number-columns-repeated="235"/>
        </table:table-row>
        <table:table-row table:style-name="ro16">
          <table:table-cell table:style-name="ce204" table:formula="oooc:=IF(MID([.F10];6;1)&gt;MID([.F9];6;1);&quot;&quot;;MAX([.A$7:.A9])+1)">
            <text:p/>
          </table:table-cell>
          <table:table-cell table:style-name="ce206" office:value-type="string">
            <text:p>PEO_13</text:p>
          </table:table-cell>
          <table:table-cell table:style-name="ce70"/>
          <table:table-cell table:style-name="ce170"/>
          <table:table-cell table:style-name="ce213"/>
          <table:table-cell table:style-name="ce145" office:value-type="string">
            <text:p>Step 2: Click button [save]</text:p>
          </table:table-cell>
          <table:table-cell table:style-name="ce145" office:value-type="string">
            <text:p>- Enter some valid code into Editor area.</text:p>
            <text:p>- Click on [Save] button</text:p>
          </table:table-cell>
          <table:table-cell table:style-name="ce160" office:value-type="string">
            <text:p>At the first, when user click on [save] show the pop up following user enter name of source</text:p>
            <text:p>After that, each time user click on [save], it auto save the Editing code with old name.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1">
          <table:table-cell table:style-name="ce204" table:formula="oooc:=IF(MID([.F11];6;1)&gt;MID([.F10];6;1);&quot;&quot;;MAX([.A$7:.A10])+1)">
            <text:p/>
          </table:table-cell>
          <table:table-cell table:style-name="ce206" office:value-type="string">
            <text:p>PEO_13</text:p>
          </table:table-cell>
          <table:table-cell table:style-name="ce70"/>
          <table:table-cell table:style-name="ce170"/>
          <table:table-cell table:style-name="ce213"/>
          <table:table-cell table:style-name="ce145" office:value-type="string">
            <text:p>Step 3: save code with a name</text:p>
          </table:table-cell>
          <table:table-cell table:style-name="ce145" office:value-type="string">
            <text:p>- Enter name of code</text:p>
            <text:p>- Click on [Save] button</text:p>
          </table:table-cell>
          <table:table-cell table:style-name="ce160" office:value-type="string">
            <text:p>Code has saved with name user has entered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1">
          <table:table-cell table:style-name="ce204" table:formula="oooc:=IF(MID([.F12];6;1)&gt;MID([.F11];6;1);&quot;&quot;;MAX([.A$7:.A11])+1)" office:value-type="float" office:value="3">
            <text:p>003</text:p>
          </table:table-cell>
          <table:table-cell table:style-name="ce206" office:value-type="string">
            <text:p>PEO_13</text:p>
          </table:table-cell>
          <table:table-cell table:style-name="ce70" office:value-type="float" office:value="3">
            <text:p>003</text:p>
          </table:table-cell>
          <table:table-cell table:style-name="ce170"/>
          <table:table-cell table:style-name="ce53" office:value-type="string">
            <text:p>Save code as</text:p>
          </table:table-cell>
          <table:table-cell table:style-name="ce145" office:value-type="string">
            <text:p>Step 1: Go to Canvas Page</text:p>
          </table:table-cell>
          <table:table-cell table:style-name="ce145" office:value-type="string">
            <text:p>- Login system by administrator or user in Developer group</text:p>
            <text:p>- Select <text:span text:style-name="T1">Group/Developer's pages: canvas </text:span><text:span text:style-name="T6">page</text:span></text:p>
          </table:table-cell>
          <table:table-cell table:style-name="ce145" office:value-type="string">
            <text:p>- Show content of canvas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5">
          <table:table-cell table:style-name="ce204" table:formula="oooc:=IF(MID([.F13];6;1)&gt;MID([.F12];6;1);&quot;&quot;;MAX([.A$7:.A12])+1)">
            <text:p/>
          </table:table-cell>
          <table:table-cell table:style-name="ce206" office:value-type="string">
            <text:p>PEO_13</text:p>
          </table:table-cell>
          <table:table-cell table:style-name="ce70"/>
          <table:table-cell table:style-name="ce170"/>
          <table:table-cell table:style-name="ce53"/>
          <table:table-cell table:style-name="ce145" office:value-type="string">
            <text:p>Step 2: Click button [save as]</text:p>
          </table:table-cell>
          <table:table-cell table:style-name="ce145" office:value-type="string">
            <text:p>- Enter some valid code into Editor area.</text:p>
            <text:p>- Click on [Save as] button</text:p>
          </table:table-cell>
          <table:table-cell table:style-name="ce160" office:value-type="string">
            <text:p><text:s/>Show the pop up following user enter name of sourc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1">
          <table:table-cell table:style-name="ce204" table:formula="oooc:=IF(MID([.F14];6;1)&gt;MID([.F13];6;1);&quot;&quot;;MAX([.A$7:.A13])+1)">
            <text:p/>
          </table:table-cell>
          <table:table-cell table:style-name="ce206" office:value-type="string">
            <text:p>PEO_13</text:p>
          </table:table-cell>
          <table:table-cell table:style-name="ce70"/>
          <table:table-cell table:style-name="ce170"/>
          <table:table-cell table:style-name="ce53"/>
          <table:table-cell table:style-name="ce145" office:value-type="string">
            <text:p>Step 3: save code with a name</text:p>
          </table:table-cell>
          <table:table-cell table:style-name="ce145" office:value-type="string">
            <text:p>- Enter name of code</text:p>
            <text:p>- Click on [Save] button</text:p>
          </table:table-cell>
          <table:table-cell table:style-name="ce160" office:value-type="string">
            <text:p>Code has saved with name user has entered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1">
          <table:table-cell table:style-name="ce204" table:formula="oooc:=IF(MID([.F15];6;1)&gt;MID([.F14];6;1);&quot;&quot;;MAX([.A$7:.A14])+1)" office:value-type="float" office:value="4">
            <text:p>004</text:p>
          </table:table-cell>
          <table:table-cell table:style-name="ce206" office:value-type="string">
            <text:p>PEO_13</text:p>
          </table:table-cell>
          <table:table-cell table:style-name="ce70" office:value-type="float" office:value="4">
            <text:p>004</text:p>
          </table:table-cell>
          <table:table-cell table:style-name="ce170"/>
          <table:table-cell table:style-name="ce53" office:value-type="string">
            <text:p>Cancel saving code</text:p>
          </table:table-cell>
          <table:table-cell table:style-name="ce145" office:value-type="string">
            <text:p>Step 1: Go to Canvas Page</text:p>
          </table:table-cell>
          <table:table-cell table:style-name="ce145" office:value-type="string">
            <text:p>- Login system by administrator or user in Developer group</text:p>
            <text:p>- Select <text:span text:style-name="T1">Group/Developer's pages: canvas </text:span><text:span text:style-name="T6">page</text:span></text:p>
          </table:table-cell>
          <table:table-cell table:style-name="ce145" office:value-type="string">
            <text:p>- Show content of canvas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5">
          <table:table-cell table:style-name="ce204" table:formula="oooc:=IF(MID([.F16];6;1)&gt;MID([.F15];6;1);&quot;&quot;;MAX([.A$7:.A15])+1)">
            <text:p/>
          </table:table-cell>
          <table:table-cell table:style-name="ce206" office:value-type="string">
            <text:p>PEO_13</text:p>
          </table:table-cell>
          <table:table-cell table:style-name="ce70"/>
          <table:table-cell table:style-name="ce170"/>
          <table:table-cell table:style-name="ce53"/>
          <table:table-cell table:style-name="ce145" office:value-type="string">
            <text:p>Step 2: Click button [save as]</text:p>
          </table:table-cell>
          <table:table-cell table:style-name="ce145" office:value-type="string">
            <text:p>- Enter some valid code into Editor area.</text:p>
            <text:p>- Click on [Save as] button</text:p>
          </table:table-cell>
          <table:table-cell table:style-name="ce160" office:value-type="string">
            <text:p><text:s/>Show the pop up following user enter name of sourc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1">
          <table:table-cell table:style-name="ce204" table:formula="oooc:=IF(MID([.F17];6;1)&gt;MID([.F16];6;1);&quot;&quot;;MAX([.A$7:.A16])+1)">
            <text:p/>
          </table:table-cell>
          <table:table-cell table:style-name="ce206" office:value-type="string">
            <text:p>PEO_13</text:p>
          </table:table-cell>
          <table:table-cell table:style-name="ce70"/>
          <table:table-cell table:style-name="ce170"/>
          <table:table-cell table:style-name="ce53"/>
          <table:table-cell table:style-name="ce145" office:value-type="string">
            <text:p>Step 3: save code with a name</text:p>
          </table:table-cell>
          <table:table-cell table:style-name="ce145" office:value-type="string">
            <text:p>- Enter name of code</text:p>
            <text:p>- Click on [cancel] button</text:p>
          </table:table-cell>
          <table:table-cell table:style-name="ce160" office:value-type="string">
            <text:p>Code has yet saved.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1">
          <table:table-cell table:style-name="ce204" table:formula="oooc:=IF(MID([.F18];6;1)&gt;MID([.F17];6;1);&quot;&quot;;MAX([.A$7:.A17])+1)" office:value-type="float" office:value="5">
            <text:p>005</text:p>
          </table:table-cell>
          <table:table-cell table:style-name="ce206" office:value-type="string">
            <text:p>PEO_13</text:p>
          </table:table-cell>
          <table:table-cell table:style-name="ce70" office:value-type="float" office:value="5">
            <text:p>005</text:p>
          </table:table-cell>
          <table:table-cell table:style-name="ce170"/>
          <table:table-cell table:style-name="ce213" office:value-type="string">
            <text:p>Load code</text:p>
          </table:table-cell>
          <table:table-cell table:style-name="ce145" office:value-type="string">
            <text:p>Step 1: Go to Canvas Page</text:p>
          </table:table-cell>
          <table:table-cell table:style-name="ce145" office:value-type="string">
            <text:p>- Login system by administrator or user in Developer group</text:p>
            <text:p>- Select <text:span text:style-name="T1">Group/Developer's pages: canvas </text:span><text:span text:style-name="T6">page</text:span></text:p>
          </table:table-cell>
          <table:table-cell table:style-name="ce145" office:value-type="string">
            <text:p>- Show content of canvas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5">
          <table:table-cell table:style-name="ce204" table:formula="oooc:=IF(MID([.F19];6;1)&gt;MID([.F18];6;1);&quot;&quot;;MAX([.A$7:.A18])+1)">
            <text:p/>
          </table:table-cell>
          <table:table-cell table:style-name="ce206" office:value-type="string">
            <text:p>PEO_13</text:p>
          </table:table-cell>
          <table:table-cell table:style-name="ce70"/>
          <table:table-cell table:style-name="ce170"/>
          <table:table-cell table:style-name="ce53"/>
          <table:table-cell table:style-name="ce145" office:value-type="string">
            <text:p>Step 2: Load code</text:p>
          </table:table-cell>
          <table:table-cell table:style-name="ce145" office:value-type="string">
            <text:p>- Select a name of source code which user want from list</text:p>
            <text:p>- Click on [load]</text:p>
          </table:table-cell>
          <table:table-cell table:style-name="ce145" office:value-type="string">
            <text:p>Code are loaded into editor area.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1">
          <table:table-cell table:style-name="ce204" table:formula="oooc:=IF(MID([.F20];6;1)&gt;MID([.F19];6;1);&quot;&quot;;MAX([.A$7:.A19])+1)" office:value-type="float" office:value="6">
            <text:p>006</text:p>
          </table:table-cell>
          <table:table-cell table:style-name="ce206" office:value-type="string">
            <text:p>PEO_13</text:p>
          </table:table-cell>
          <table:table-cell table:style-name="ce70" office:value-type="float" office:value="6">
            <text:p>006</text:p>
          </table:table-cell>
          <table:table-cell table:style-name="ce170"/>
          <table:table-cell table:style-name="ce213" office:value-type="string">
            <text:p>Execute exited code</text:p>
          </table:table-cell>
          <table:table-cell table:style-name="ce145" office:value-type="string">
            <text:p>Step 1: Go to Canvas Page</text:p>
          </table:table-cell>
          <table:table-cell table:style-name="ce145" office:value-type="string">
            <text:p>- Login system by administrator or user in Developer group</text:p>
            <text:p>- Select <text:span text:style-name="T1">Group/Developer's pages: canvas </text:span><text:span text:style-name="T6">page</text:span></text:p>
          </table:table-cell>
          <table:table-cell table:style-name="ce145" office:value-type="string">
            <text:p>- Show content of canvas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5">
          <table:table-cell table:style-name="ce204" table:formula="oooc:=IF(MID([.F21];6;1)&gt;MID([.F20];6;1);&quot;&quot;;MAX([.A$7:.A20])+1)">
            <text:p/>
          </table:table-cell>
          <table:table-cell table:style-name="ce206" office:value-type="string">
            <text:p>PEO_13</text:p>
          </table:table-cell>
          <table:table-cell table:style-name="ce70"/>
          <table:table-cell table:style-name="ce170"/>
          <table:table-cell table:style-name="ce53"/>
          <table:table-cell table:style-name="ce145" office:value-type="string">
            <text:p>Step 2: Load code</text:p>
          </table:table-cell>
          <table:table-cell table:style-name="ce145" office:value-type="string">
            <text:p>- Select a name of source code which user want from list</text:p>
            <text:p>- Click on [load]</text:p>
          </table:table-cell>
          <table:table-cell table:style-name="ce145" office:value-type="string">
            <text:p>Code are loaded into editor area.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1">
          <table:table-cell table:style-name="ce204" table:formula="oooc:=IF(MID([.F22];6;1)&gt;MID([.F21];6;1);&quot;&quot;;MAX([.A$7:.A21])+1)">
            <text:p/>
          </table:table-cell>
          <table:table-cell table:style-name="ce206" office:value-type="string">
            <text:p>PEO_13</text:p>
          </table:table-cell>
          <table:table-cell table:style-name="ce70"/>
          <table:table-cell table:style-name="ce170"/>
          <table:table-cell table:style-name="ce149"/>
          <table:table-cell table:style-name="ce145" office:value-type="string">
            <text:p>Step 3: Execute code</text:p>
          </table:table-cell>
          <table:table-cell table:style-name="ce145" office:value-type="string">
            <text:p>- Click on [Execute] button</text:p>
          </table:table-cell>
          <table:table-cell table:style-name="ce160" office:value-type="string">
            <text:p>- Execute this code and show result at the bottom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1">
          <table:table-cell table:style-name="ce204" table:formula="oooc:=IF(MID([.F23];6;1)&gt;MID([.F22];6;1);&quot;&quot;;MAX([.A$7:.A22])+1)" office:value-type="float" office:value="7">
            <text:p>007</text:p>
          </table:table-cell>
          <table:table-cell table:style-name="ce206" office:value-type="string">
            <text:p>PEO_13</text:p>
          </table:table-cell>
          <table:table-cell table:style-name="ce70" office:value-type="float" office:value="7">
            <text:p>007</text:p>
          </table:table-cell>
          <table:table-cell table:style-name="ce170"/>
          <table:table-cell table:style-name="ce213" office:value-type="string">
            <text:p>Delete code</text:p>
          </table:table-cell>
          <table:table-cell table:style-name="ce145" office:value-type="string">
            <text:p>Step 1: Go to Canvas Page</text:p>
          </table:table-cell>
          <table:table-cell table:style-name="ce145" office:value-type="string">
            <text:p>- Login system by administrator or user in Developer group</text:p>
            <text:p>- Select <text:span text:style-name="T1">Group/Developer's pages: canvas </text:span><text:span text:style-name="T6">page</text:span></text:p>
          </table:table-cell>
          <table:table-cell table:style-name="ce145" office:value-type="string">
            <text:p>- Show content of canvas page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22">
          <table:table-cell table:style-name="ce204" table:formula="oooc:=IF(MID([.F24];6;1)&gt;MID([.F23];6;1);&quot;&quot;;MAX([.A$7:.A23])+1)">
            <text:p/>
          </table:table-cell>
          <table:table-cell table:style-name="ce206" office:value-type="string">
            <text:p>PEO_13</text:p>
          </table:table-cell>
          <table:table-cell table:style-name="ce70"/>
          <table:table-cell table:style-name="ce170"/>
          <table:table-cell table:style-name="ce151"/>
          <table:table-cell table:style-name="ce145" office:value-type="string">
            <text:p>Step 2: Load code</text:p>
          </table:table-cell>
          <table:table-cell table:style-name="ce145" office:value-type="string">
            <text:p>- Select a name of source code which user want from list</text:p>
            <text:p>- Click on [load]</text:p>
          </table:table-cell>
          <table:table-cell table:style-name="ce145" office:value-type="string">
            <text:p>Code are loaded into editor area.</text:p>
          </table:table-cell>
          <table:table-cell table:style-name="ce105"/>
          <table:table-cell table:style-name="ce131"/>
          <table:table-cell table:style-name="ce129" table:number-columns-repeated="2"/>
          <table:table-cell table:style-name="ce131" table:number-columns-repeated="235"/>
        </table:table-row>
        <table:table-row table:style-name="ro1">
          <table:table-cell table:style-name="ce204" table:formula="oooc:=IF(MID([.F25];6;1)&gt;MID([.F24];6;1);&quot;&quot;;MAX([.A$7:.A24])+1)">
            <text:p/>
          </table:table-cell>
          <table:table-cell table:style-name="ce206" office:value-type="string">
            <text:p>PEO_13</text:p>
          </table:table-cell>
          <table:table-cell table:style-name="ce70"/>
          <table:table-cell table:style-name="ce170"/>
          <table:table-cell table:style-name="ce151"/>
          <table:table-cell table:style-name="ce145" office:value-type="string">
            <text:p>Step 3: Delete code</text:p>
          </table:table-cell>
          <table:table-cell table:style-name="ce145" office:value-type="string">
            <text:p>- Click on [Delete]</text:p>
          </table:table-cell>
          <table:table-cell table:style-name="ce145" office:value-type="string">
            <text:p>Delete this source code from data bas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204" table:formula="oooc:=IF(MID([.F26];6;1)&gt;MID([.F25];6;1);&quot;&quot;;MAX([.A$7:.A25])+1)" office:value-type="float" office:value="8">
            <text:p>008</text:p>
          </table:table-cell>
          <table:table-cell table:style-name="ce206" office:value-type="string">
            <text:p>PEO_13</text:p>
          </table:table-cell>
          <table:table-cell table:style-name="ce70" office:value-type="float" office:value="8">
            <text:p>008</text:p>
          </table:table-cell>
          <table:table-cell table:style-name="ce170"/>
          <table:table-cell table:style-name="ce53" office:value-type="string">
            <text:p>View larger</text:p>
          </table:table-cell>
          <table:table-cell table:style-name="ce145" office:value-type="string">
            <text:p>Step 1: Go to Canvas Page</text:p>
          </table:table-cell>
          <table:table-cell table:style-name="ce145" office:value-type="string">
            <text:p>- Login system by administrator or user in Developer group</text:p>
            <text:p>- Select <text:span text:style-name="T1">Group/Developer's pages: canvas </text:span><text:span text:style-name="T6">page</text:span></text:p>
          </table:table-cell>
          <table:table-cell table:style-name="ce145" office:value-type="string">
            <text:p>- Show content of canvas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204" table:formula="oooc:=IF(MID([.F27];6;1)&gt;MID([.F26];6;1);&quot;&quot;;MAX([.A$7:.A26])+1)">
            <text:p/>
          </table:table-cell>
          <table:table-cell table:style-name="ce206" office:value-type="string">
            <text:p>PEO_13</text:p>
          </table:table-cell>
          <table:table-cell table:style-name="ce70"/>
          <table:table-cell table:style-name="ce170"/>
          <table:table-cell table:style-name="ce152"/>
          <table:table-cell table:style-name="ce145" office:value-type="string">
            <text:p>Step 2: View larger editor area </text:p>
          </table:table-cell>
          <table:table-cell table:style-name="ce145" office:value-type="string">
            <text:p>- Click on [Larger]</text:p>
          </table:table-cell>
          <table:table-cell table:style-name="ce145" office:value-type="string">
            <text:p>- The editor area is larger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21">
          <table:table-cell table:style-name="ce204" table:formula="oooc:=IF(MID([.F28];6;1)&gt;MID([.F27];6;1);&quot;&quot;;MAX([.A$7:.A27])+1)" office:value-type="float" office:value="9">
            <text:p>009</text:p>
          </table:table-cell>
          <table:table-cell table:style-name="ce206" office:value-type="string">
            <text:p>PEO_13</text:p>
          </table:table-cell>
          <table:table-cell table:style-name="ce70" office:value-type="float" office:value="9">
            <text:p>009</text:p>
          </table:table-cell>
          <table:table-cell table:style-name="ce170"/>
          <table:table-cell table:style-name="ce53" office:value-type="string">
            <text:p>View smaller</text:p>
          </table:table-cell>
          <table:table-cell table:style-name="ce145" office:value-type="string">
            <text:p>Step 1: Go to Canvas Page</text:p>
          </table:table-cell>
          <table:table-cell table:style-name="ce145" office:value-type="string">
            <text:p>- Login system by administrator or user in Developer group</text:p>
            <text:p>- Select <text:span text:style-name="T1">Group/Developer's pages: canvas </text:span><text:span text:style-name="T6">page</text:span></text:p>
          </table:table-cell>
          <table:table-cell table:style-name="ce145" office:value-type="string">
            <text:p>- Show content of canvas page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1">
          <table:table-cell table:style-name="ce204" table:formula="oooc:=IF(MID([.F29];6;1)&gt;MID([.F28];6;1);&quot;&quot;;MAX([.A$7:.A28])+1)">
            <text:p/>
          </table:table-cell>
          <table:table-cell table:style-name="ce206" office:value-type="string">
            <text:p>PEO_13</text:p>
          </table:table-cell>
          <table:table-cell table:style-name="ce70"/>
          <table:table-cell table:style-name="ce170"/>
          <table:table-cell table:style-name="ce147"/>
          <table:table-cell table:style-name="ce145" office:value-type="string">
            <text:p>Step 2: View smaller editor area </text:p>
          </table:table-cell>
          <table:table-cell table:style-name="ce145" office:value-type="string">
            <text:p>- Click on [smaller]</text:p>
          </table:table-cell>
          <table:table-cell table:style-name="ce145" office:value-type="string">
            <text:p>- The editor area is smaller</text:p>
          </table:table-cell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205"/>
          <table:table-cell table:style-name="ce207"/>
          <table:table-cell table:style-name="ce70"/>
          <table:table-cell table:style-name="ce170"/>
          <table:table-cell table:style-name="ce148"/>
          <table:table-cell table:style-name="ce145"/>
          <table:table-cell table:style-name="ce219"/>
          <table:table-cell table:style-name="ce222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205"/>
          <table:table-cell table:style-name="ce207"/>
          <table:table-cell table:style-name="ce70"/>
          <table:table-cell table:style-name="ce170"/>
          <table:table-cell table:style-name="ce147"/>
          <table:table-cell table:style-name="ce145" table:number-columns-repeated="3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 table:number-rows-repeated="2">
          <table:table-cell table:style-name="ce70"/>
          <table:table-cell table:style-name="ce208"/>
          <table:table-cell table:style-name="ce70"/>
          <table:table-cell table:style-name="ce170"/>
          <table:table-cell table:style-name="ce152"/>
          <table:table-cell table:style-name="ce145" table:number-columns-repeated="3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08"/>
          <table:table-cell table:style-name="ce70"/>
          <table:table-cell table:style-name="ce170"/>
          <table:table-cell table:style-name="ce147"/>
          <table:table-cell table:style-name="ce145" table:number-columns-repeated="3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08"/>
          <table:table-cell table:style-name="ce70"/>
          <table:table-cell table:style-name="ce170"/>
          <table:table-cell table:style-name="ce152"/>
          <table:table-cell table:style-name="ce145" table:number-columns-repeated="3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08"/>
          <table:table-cell table:style-name="ce70"/>
          <table:table-cell table:style-name="ce170"/>
          <table:table-cell table:style-name="ce147"/>
          <table:table-cell table:style-name="ce145" table:number-columns-repeated="3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08"/>
          <table:table-cell table:style-name="ce70"/>
          <table:table-cell table:style-name="ce170"/>
          <table:table-cell table:style-name="ce152"/>
          <table:table-cell table:style-name="ce145" table:number-columns-repeated="3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08"/>
          <table:table-cell table:style-name="ce70"/>
          <table:table-cell table:style-name="ce170"/>
          <table:table-cell table:style-name="ce147"/>
          <table:table-cell table:style-name="ce145" table:number-columns-repeated="3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 table:number-rows-repeated="2">
          <table:table-cell table:style-name="ce70"/>
          <table:table-cell table:style-name="ce208"/>
          <table:table-cell table:style-name="ce70"/>
          <table:table-cell table:style-name="ce170"/>
          <table:table-cell table:style-name="ce148"/>
          <table:table-cell table:style-name="ce145" table:number-columns-repeated="3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08"/>
          <table:table-cell table:style-name="ce70"/>
          <table:table-cell table:style-name="ce170"/>
          <table:table-cell table:style-name="ce53"/>
          <table:table-cell table:style-name="ce145" table:number-columns-repeated="3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08"/>
          <table:table-cell table:style-name="ce70"/>
          <table:table-cell table:style-name="ce170"/>
          <table:table-cell table:style-name="ce151"/>
          <table:table-cell table:style-name="ce145" table:number-columns-repeated="3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08"/>
          <table:table-cell table:style-name="ce70"/>
          <table:table-cell table:style-name="ce170"/>
          <table:table-cell table:style-name="ce151"/>
          <table:table-cell table:style-name="ce145" table:number-columns-repeated="2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09"/>
          <table:table-cell table:style-name="ce70"/>
          <table:table-cell table:style-name="ce170"/>
          <table:table-cell table:style-name="ce147"/>
          <table:table-cell table:style-name="ce145" table:number-columns-repeated="2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 table:number-rows-repeated="2">
          <table:table-cell table:style-name="ce70"/>
          <table:table-cell table:style-name="ce209"/>
          <table:table-cell table:style-name="ce70"/>
          <table:table-cell table:style-name="ce170"/>
          <table:table-cell table:style-name="ce148"/>
          <table:table-cell table:style-name="ce145" table:number-columns-repeated="2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08"/>
          <table:table-cell table:style-name="ce70"/>
          <table:table-cell table:style-name="ce170"/>
          <table:table-cell table:style-name="ce147"/>
          <table:table-cell table:style-name="ce145"/>
          <table:table-cell table:style-name="ce220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 table:number-rows-repeated="2">
          <table:table-cell table:style-name="ce70"/>
          <table:table-cell table:style-name="ce208"/>
          <table:table-cell table:style-name="ce70"/>
          <table:table-cell table:style-name="ce212"/>
          <table:table-cell table:style-name="ce214"/>
          <table:table-cell table:style-name="ce210"/>
          <table:table-cell table:style-name="ce221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08"/>
          <table:table-cell table:style-name="ce70"/>
          <table:table-cell table:style-name="ce212"/>
          <table:table-cell table:style-name="ce215"/>
          <table:table-cell table:style-name="ce210"/>
          <table:table-cell table:style-name="ce221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08"/>
          <table:table-cell table:style-name="ce70"/>
          <table:table-cell table:style-name="ce212"/>
          <table:table-cell table:style-name="ce214"/>
          <table:table-cell table:style-name="ce210"/>
          <table:table-cell table:style-name="ce221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08"/>
          <table:table-cell table:style-name="ce70"/>
          <table:table-cell table:style-name="ce212"/>
          <table:table-cell table:style-name="ce216"/>
          <table:table-cell table:style-name="ce210"/>
          <table:table-cell table:style-name="ce214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 table:number-rows-repeated="3">
          <table:table-cell table:style-name="ce70"/>
          <table:table-cell table:style-name="ce208"/>
          <table:table-cell table:style-name="ce70"/>
          <table:table-cell table:style-name="ce212"/>
          <table:table-cell table:style-name="ce214"/>
          <table:table-cell table:style-name="ce210"/>
          <table:table-cell table:style-name="ce214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08"/>
          <table:table-cell table:style-name="ce70"/>
          <table:table-cell table:style-name="ce212"/>
          <table:table-cell table:style-name="ce216"/>
          <table:table-cell table:style-name="ce210"/>
          <table:table-cell table:style-name="ce214"/>
          <table:table-cell table:style-name="ce117"/>
          <table:table-cell table:style-name="ce105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 table:number-rows-repeated="2">
          <table:table-cell table:style-name="ce70"/>
          <table:table-cell table:style-name="ce208"/>
          <table:table-cell table:style-name="ce70"/>
          <table:table-cell table:style-name="ce212"/>
          <table:table-cell table:style-name="ce214"/>
          <table:table-cell table:style-name="ce210"/>
          <table:table-cell table:style-name="ce214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08"/>
          <table:table-cell table:style-name="ce70"/>
          <table:table-cell table:style-name="ce212"/>
          <table:table-cell table:style-name="ce216"/>
          <table:table-cell table:style-name="ce210"/>
          <table:table-cell table:style-name="ce214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10"/>
          <table:table-cell table:style-name="ce70"/>
          <table:table-cell table:style-name="ce212"/>
          <table:table-cell table:style-name="ce217"/>
          <table:table-cell table:style-name="ce210"/>
          <table:table-cell table:style-name="ce214"/>
          <table:table-cell table:style-name="ce105" table:number-columns-repeated="2"/>
          <table:table-cell table:style-name="ce128"/>
          <table:table-cell table:style-name="ce129" table:number-columns-repeated="2"/>
          <table:table-cell table:style-name="ce128" table:number-columns-repeated="235"/>
        </table:table-row>
        <table:table-row table:style-name="ro1">
          <table:table-cell table:style-name="ce70"/>
          <table:table-cell table:style-name="ce210"/>
          <table:table-cell table:style-name="ce70"/>
          <table:table-cell table:style-name="ce212"/>
          <table:table-cell table:style-name="ce218"/>
          <table:table-cell table:style-name="ce210" table:number-columns-repeated="2"/>
          <table:table-cell table:style-name="ce66" table:number-columns-repeated="240"/>
        </table:table-row>
        <table:table-row table:style-name="ro1">
          <table:table-cell table:style-name="ce70"/>
          <table:table-cell table:style-name="ce210"/>
          <table:table-cell table:style-name="ce70"/>
          <table:table-cell table:style-name="ce212"/>
          <table:table-cell table:style-name="ce217"/>
          <table:table-cell table:style-name="ce210" table:number-columns-repeated="2"/>
          <table:table-cell table:style-name="ce66" table:number-columns-repeated="240"/>
        </table:table-row>
        <table:table-row table:style-name="ro1">
          <table:table-cell table:style-name="ce70"/>
          <table:table-cell table:style-name="ce210"/>
          <table:table-cell table:style-name="ce70"/>
          <table:table-cell table:style-name="ce212"/>
          <table:table-cell table:style-name="ce218"/>
          <table:table-cell table:style-name="ce210" table:number-columns-repeated="2"/>
          <table:table-cell table:style-name="ce66" table:number-columns-repeated="240"/>
        </table:table-row>
        <table:table-row table:style-name="ro1" table:number-rows-repeated="8">
          <table:table-cell table:style-name="ce66"/>
          <table:table-cell table:style-name="ce75"/>
          <table:table-cell table:style-name="ce66" table:number-columns-repeated="245"/>
        </table:table-row>
        <table:table-row table:style-name="ro1" table:number-rows-repeated="65464">
          <table:table-cell table:number-columns-repeated="247"/>
        </table:table-row>
        <table:table-row table:style-name="ro1">
          <table:table-cell table:number-columns-repeated="247"/>
        </table:table-row>
      </table:table>
      <table:table table:name="Summary_Report" table:style-name="ta1" table:print="false">
        <table:table-column table:style-name="co8" table:number-columns-repeated="3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8" table:number-columns-repeated="245" table:default-cell-style-name="Default"/>
        <table:table-row table:style-name="ro31">
          <table:table-cell table:style-name="ce223" office:value-type="string" table:number-columns-spanned="5" table:number-rows-spanned="1">
            <text:p>Portal Main Functionalities List</text:p>
          </table:table-cell>
          <table:covered-table-cell table:number-columns-repeated="4" table:style-name="ce229"/>
          <table:table-cell table:style-name="ce230" office:value-type="string" table:number-columns-spanned="1" table:number-rows-spanned="2">
            <text:p>Cases</text:p>
          </table:table-cell>
          <table:table-cell table:number-columns-repeated="244"/>
        </table:table-row>
        <table:table-row table:style-name="ro32">
          <table:table-cell table:style-name="ce224" office:value-type="string">
            <text:p>Id</text:p>
          </table:table-cell>
          <table:table-cell table:style-name="ce230" office:value-type="string">
            <text:p>Portlet</text:p>
          </table:table-cell>
          <table:table-cell table:style-name="ce230" office:value-type="string">
            <text:p>Functional Group</text:p>
          </table:table-cell>
          <table:table-cell table:style-name="ce230" office:value-type="string">
            <text:p>Functionality</text:p>
          </table:table-cell>
          <table:table-cell table:style-name="ce230" office:value-type="string">
            <text:p>Functionality summary</text:p>
          </table:table-cell>
          <table:covered-table-cell table:style-name="ce243"/>
          <table:table-cell table:number-columns-repeated="244"/>
        </table:table-row>
        <table:table-row table:style-name="ro15">
          <table:table-cell table:style-name="ce225" office:value-type="string">
            <text:p>PEO_01</text:p>
          </table:table-cell>
          <table:table-cell table:style-name="ce231" office:value-type="string">
            <text:p>People</text:p>
          </table:table-cell>
          <table:table-cell table:style-name="ce235" office:value-type="string">
            <text:p>Access People/profile</text:p>
          </table:table-cell>
          <table:table-cell table:style-name="ce238" office:value-type="string">
            <text:p>Access People/profile page</text:p>
          </table:table-cell>
          <table:table-cell table:style-name="ce239" office:value-type="string">
            <text:p>Access the people and profile page</text:p>
          </table:table-cell>
          <table:table-cell table:style-name="ce244" table:formula="oooc:=SUMPRODUCT(([Relation.B$5:Relation.B$1004]=[.$A3])*([Relation.A$5:Relation.A$1004]&lt;&gt;&quot;&quot;))" office:value-type="float" office:value="2">
            <text:p>2</text:p>
          </table:table-cell>
          <table:table-cell table:style-name="ce248" table:number-columns-repeated="3"/>
          <table:table-cell table:style-name="ce250" table:number-columns-repeated="241"/>
        </table:table-row>
        <table:table-row table:style-name="ro11">
          <table:table-cell table:style-name="ce225" office:value-type="string">
            <text:p>PEO_02</text:p>
          </table:table-cell>
          <table:table-cell table:style-name="ce232" office:value-type="string">
            <text:p>People</text:p>
          </table:table-cell>
          <table:table-cell table:style-name="ce235" office:value-type="string">
            <text:p>Add <text:s/>relation</text:p>
          </table:table-cell>
          <table:table-cell table:style-name="ce239" office:value-type="string">
            <text:p>Add relation</text:p>
          </table:table-cell>
          <table:table-cell table:style-name="ce239" office:value-type="string">
            <text:p>Create relationship between two users</text:p>
          </table:table-cell>
          <table:table-cell table:style-name="ce244" table:formula="oooc:=SUMPRODUCT(([Relation.B$5:Relation.B$1004]=[.$A4])*([Relation.A$5:Relation.A$1004]&lt;&gt;&quot;&quot;))" office:value-type="float" office:value="6">
            <text:p>6</text:p>
          </table:table-cell>
          <table:table-cell table:style-name="ce248" table:number-columns-repeated="3"/>
          <table:table-cell table:style-name="ce250" table:number-columns-repeated="241"/>
        </table:table-row>
        <table:table-row table:style-name="ro11">
          <table:table-cell table:style-name="ce225" office:value-type="string">
            <text:p>PEO_03</text:p>
          </table:table-cell>
          <table:table-cell table:style-name="ce232" office:value-type="string">
            <text:p>People</text:p>
          </table:table-cell>
          <table:table-cell table:style-name="ce235" office:value-type="string">
            <text:p>Remove relation</text:p>
          </table:table-cell>
          <table:table-cell table:style-name="ce239" office:value-type="string">
            <text:p>Remove relation</text:p>
          </table:table-cell>
          <table:table-cell table:style-name="ce239" office:value-type="string">
            <text:p>Remove relationship between two users</text:p>
          </table:table-cell>
          <table:table-cell table:style-name="ce244" table:formula="oooc:=SUMPRODUCT(([Relation.B$5:Relation.B$1004]=[.$A5])*([Relation.A$5:Relation.A$1004]&lt;&gt;&quot;&quot;))" office:value-type="float" office:value="1">
            <text:p>1</text:p>
          </table:table-cell>
          <table:table-cell table:style-name="ce248" table:number-columns-repeated="3"/>
          <table:table-cell table:style-name="ce250" table:number-columns-repeated="241"/>
        </table:table-row>
        <table:table-row table:style-name="ro11">
          <table:table-cell table:style-name="ce225" office:value-type="string">
            <text:p>PEO_04</text:p>
          </table:table-cell>
          <table:table-cell table:style-name="ce232" office:value-type="string">
            <text:p>Profile</text:p>
          </table:table-cell>
          <table:table-cell table:style-name="ce235" office:value-type="string">
            <text:p>View user's Profile</text:p>
          </table:table-cell>
          <table:table-cell table:number-columns-repeated="2" table:style-name="ce239" office:value-type="string">
            <text:p>View user's profile</text:p>
          </table:table-cell>
          <table:table-cell table:style-name="ce244" table:formula="oooc:=SUMPRODUCT(([Profile.B$5:Profile.B$1004]=[.$A6])*([Profile.A$5:Profile.A$1004]&lt;&gt;&quot;&quot;))" office:value-type="float" office:value="3">
            <text:p>3</text:p>
          </table:table-cell>
          <table:table-cell table:style-name="ce248" table:number-columns-repeated="3"/>
          <table:table-cell table:style-name="ce250" table:number-columns-repeated="241"/>
        </table:table-row>
        <table:table-row table:style-name="ro11">
          <table:table-cell table:style-name="ce225" office:value-type="string">
            <text:p>PEO_05</text:p>
          </table:table-cell>
          <table:table-cell table:style-name="ce232" office:value-type="string">
            <text:p>Profile</text:p>
          </table:table-cell>
          <table:table-cell table:style-name="ce235" office:value-type="string">
            <text:p>Edit user's profile</text:p>
          </table:table-cell>
          <table:table-cell table:number-columns-repeated="2" table:style-name="ce239" office:value-type="string">
            <text:p>Edit user's profile</text:p>
          </table:table-cell>
          <table:table-cell table:style-name="ce244" table:formula="oooc:=SUMPRODUCT(([Profile.B$5:Profile.B$1004]=[.$A7])*([Profile.A$5:Profile.A$1004]&lt;&gt;&quot;&quot;))" office:value-type="float" office:value="72">
            <text:p>72</text:p>
          </table:table-cell>
          <table:table-cell table:style-name="ce248" table:number-columns-repeated="3"/>
          <table:table-cell table:style-name="ce250" table:number-columns-repeated="241"/>
        </table:table-row>
        <table:table-row table:style-name="ro1">
          <table:table-cell table:style-name="ce225" office:value-type="string">
            <text:p>PEO_06</text:p>
          </table:table-cell>
          <table:table-cell table:style-name="ce232" office:value-type="string">
            <text:p>Profile</text:p>
          </table:table-cell>
          <table:table-cell table:style-name="ce235" office:value-type="string">
            <text:p>Activity</text:p>
          </table:table-cell>
          <table:table-cell table:number-columns-repeated="2" table:style-name="ce239" office:value-type="string">
            <text:p>View/add activity</text:p>
          </table:table-cell>
          <table:table-cell table:style-name="ce244" table:formula="oooc:=SUMPRODUCT(([Activities.B$5:Activities.B$1003]=[.$A8])*([Activities.A$5:Activities.A$1003]&lt;&gt;&quot;&quot;))" office:value-type="float" office:value="10">
            <text:p>10</text:p>
          </table:table-cell>
          <table:table-cell table:style-name="ce248" table:number-columns-repeated="3"/>
          <table:table-cell table:style-name="ce250" table:number-columns-repeated="241"/>
        </table:table-row>
        <table:table-row table:style-name="ro1">
          <table:table-cell table:style-name="ce225" office:value-type="string">
            <text:p>PEO_07</text:p>
          </table:table-cell>
          <table:table-cell table:style-name="ce232" office:value-type="string">
            <text:p>Profile</text:p>
          </table:table-cell>
          <table:table-cell table:style-name="ce235" office:value-type="string">
            <text:p>Activity</text:p>
          </table:table-cell>
          <table:table-cell table:number-columns-repeated="2" table:style-name="ce239" office:value-type="string">
            <text:p>Add shared link</text:p>
          </table:table-cell>
          <table:table-cell table:style-name="ce244" table:formula="oooc:=SUMPRODUCT(([Activities.B$5:Activities.B$1003]=[.$A9])*([Activities.A$5:Activities.A$1003]&lt;&gt;&quot;&quot;))" office:value-type="float" office:value="17">
            <text:p>17</text:p>
          </table:table-cell>
          <table:table-cell table:style-name="ce248" table:number-columns-repeated="3"/>
          <table:table-cell table:style-name="ce250" table:number-columns-repeated="241"/>
        </table:table-row>
        <table:table-row table:style-name="ro11">
          <table:table-cell table:style-name="ce225" office:value-type="string">
            <text:p>PEO_08</text:p>
          </table:table-cell>
          <table:table-cell table:style-name="ce232" office:value-type="string">
            <text:p>Profile</text:p>
          </table:table-cell>
          <table:table-cell table:style-name="ce235" office:value-type="string">
            <text:p>Activity</text:p>
          </table:table-cell>
          <table:table-cell table:number-columns-repeated="2" table:style-name="ce239" office:value-type="string">
            <text:p>Like/unlike an activity</text:p>
          </table:table-cell>
          <table:table-cell table:style-name="ce244" table:formula="oooc:=SUMPRODUCT(([Activities.B$5:Activities.B$1003]=[.$A10])*([Activities.A$5:Activities.A$1003]&lt;&gt;&quot;&quot;))" office:value-type="float" office:value="3">
            <text:p>3</text:p>
          </table:table-cell>
          <table:table-cell table:style-name="ce248" table:number-columns-repeated="3"/>
          <table:table-cell table:style-name="ce250" table:number-columns-repeated="241"/>
        </table:table-row>
        <table:table-row table:style-name="ro11">
          <table:table-cell table:style-name="ce225" office:value-type="string">
            <text:p>PEO_09</text:p>
          </table:table-cell>
          <table:table-cell table:style-name="ce232" office:value-type="string">
            <text:p>Profile</text:p>
          </table:table-cell>
          <table:table-cell table:style-name="ce235" office:value-type="string">
            <text:p>Activity</text:p>
          </table:table-cell>
          <table:table-cell table:number-columns-repeated="2" table:style-name="ce239" office:value-type="string">
            <text:p>Comment on activity</text:p>
          </table:table-cell>
          <table:table-cell table:style-name="ce244" table:formula="oooc:=SUMPRODUCT(([Activities.B$5:Activities.B$1003]=[.$A11])*([Activities.A$5:Activities.A$1003]&lt;&gt;&quot;&quot;))" office:value-type="float" office:value="4">
            <text:p>4</text:p>
          </table:table-cell>
          <table:table-cell table:style-name="ce249" table:number-columns-repeated="3"/>
          <table:table-cell table:number-columns-repeated="241"/>
        </table:table-row>
        <table:table-row table:style-name="ro1">
          <table:table-cell table:style-name="ce225" office:value-type="string">
            <text:p>PEO_10</text:p>
          </table:table-cell>
          <table:table-cell table:style-name="ce232" office:value-type="string">
            <text:p>Profile</text:p>
          </table:table-cell>
          <table:table-cell table:style-name="ce235" office:value-type="string">
            <text:p>Activity</text:p>
          </table:table-cell>
          <table:table-cell table:number-columns-repeated="2" table:style-name="ce239" office:value-type="string">
            <text:p>Delete an activity</text:p>
          </table:table-cell>
          <table:table-cell table:style-name="ce244" table:formula="oooc:=SUMPRODUCT(([Activities.B$5:Activities.B$1003]=[.$A12])*([Activities.A$5:Activities.A$1003]&lt;&gt;&quot;&quot;))" office:value-type="float" office:value="1">
            <text:p>1</text:p>
          </table:table-cell>
          <table:table-cell table:style-name="ce249" table:number-columns-repeated="3"/>
          <table:table-cell table:number-columns-repeated="241"/>
        </table:table-row>
        <table:table-row table:style-name="ro1">
          <table:table-cell table:style-name="ce225" office:value-type="string">
            <text:p>PEO_11</text:p>
          </table:table-cell>
          <table:table-cell table:style-name="ce232" office:value-type="string">
            <text:p>People</text:p>
          </table:table-cell>
          <table:table-cell table:style-name="ce235" office:value-type="string">
            <text:p>Search</text:p>
          </table:table-cell>
          <table:table-cell table:style-name="ce239" office:value-type="string">
            <text:p>Search user</text:p>
          </table:table-cell>
          <table:table-cell table:style-name="ce239" office:value-type="string">
            <text:p>Search user by key word, by directory</text:p>
          </table:table-cell>
          <table:table-cell table:style-name="ce244" table:formula="oooc:=SUMPRODUCT(([Search.B$5:Search.B$1004]=[.$A13])*([Search.A$5:Search.A$1004]&lt;&gt;&quot;&quot;))" office:value-type="float" office:value="19">
            <text:p>19</text:p>
          </table:table-cell>
          <table:table-cell table:style-name="ce249" table:number-columns-repeated="3"/>
          <table:table-cell table:number-columns-repeated="241"/>
        </table:table-row>
        <table:table-row table:style-name="ro19">
          <table:table-cell table:style-name="ce225" office:value-type="string">
            <text:p>PEO_12</text:p>
          </table:table-cell>
          <table:table-cell table:style-name="ce232" office:value-type="string">
            <text:p>Dashboard</text:p>
          </table:table-cell>
          <table:table-cell table:style-name="ce235" office:value-type="string">
            <text:p>Add /run/edit/remove gadget on dashboard</text:p>
          </table:table-cell>
          <table:table-cell table:number-columns-repeated="2" table:style-name="ce238" office:value-type="string">
            <text:p>Add /run/edit/remove gadget on dashboard</text:p>
          </table:table-cell>
          <table:table-cell table:style-name="ce244" table:formula="oooc:=SUMPRODUCT(([Dashboard.B$5:Dashboard.B$1004]=[.$A14])*([Dashboard.A$5:Dashboard.A$1004]&lt;&gt;&quot;&quot;))" office:value-type="float" office:value="24">
            <text:p>24</text:p>
          </table:table-cell>
          <table:table-cell table:style-name="ce249" table:number-columns-repeated="3"/>
          <table:table-cell table:number-columns-repeated="241"/>
        </table:table-row>
        <table:table-row table:style-name="ro15">
          <table:table-cell table:style-name="ce225" office:value-type="string">
            <text:p>PEO_13</text:p>
          </table:table-cell>
          <table:table-cell table:style-name="ce232" office:value-type="string">
            <text:p>Canvas</text:p>
          </table:table-cell>
          <table:table-cell table:style-name="ce235" office:value-type="string">
            <text:p>Run <text:s/>Code</text:p>
          </table:table-cell>
          <table:table-cell table:style-name="ce239" office:value-type="string">
            <text:p>execute, save,delete source code</text:p>
          </table:table-cell>
          <table:table-cell table:style-name="ce242" office:value-type="string">
            <text:p>Users of developer group use it to execute, save,delete source code. </text:p>
          </table:table-cell>
          <table:table-cell table:style-name="ce244" table:formula="oooc:=SUMPRODUCT(([Canvas.B$5:Canvas.B$1004]=[.$A15])*([Canvas.A$5:Canvas.A$1004]&lt;&gt;&quot;&quot;))" office:value-type="float" office:value="9">
            <text:p>9</text:p>
          </table:table-cell>
          <table:table-cell table:style-name="ce249" table:number-columns-repeated="3"/>
          <table:table-cell table:number-columns-repeated="241"/>
        </table:table-row>
        <table:table-row table:style-name="ro33">
          <table:table-cell table:style-name="ce226" office:value-type="string" table:number-columns-spanned="5" table:number-rows-spanned="1">
            <text:p>TOTAL</text:p>
          </table:table-cell>
          <table:covered-table-cell table:style-name="ce233"/>
          <table:covered-table-cell table:style-name="ce236"/>
          <table:covered-table-cell table:number-columns-repeated="2" table:style-name="ce240"/>
          <table:table-cell table:style-name="ce245" table:formula="oooc:=SUM([.F5:.F15])" office:value-type="float" office:value="163">
            <text:p>163</text:p>
          </table:table-cell>
          <table:table-cell table:number-columns-repeated="244"/>
        </table:table-row>
        <table:table-row table:style-name="ro1" table:number-rows-repeated="21">
          <table:table-cell table:style-name="ce227"/>
          <table:table-cell table:style-name="ce234"/>
          <table:table-cell table:style-name="ce237"/>
          <table:table-cell table:style-name="ce241" table:number-columns-repeated="2"/>
          <table:table-cell table:style-name="ce246"/>
          <table:table-cell table:number-columns-repeated="244"/>
        </table:table-row>
        <table:table-row table:style-name="ro34">
          <table:table-cell table:style-name="ce228" table:number-columns-spanned="5" table:number-rows-spanned="1"/>
          <table:covered-table-cell table:number-columns-repeated="4" table:style-name="ce166"/>
          <table:table-cell table:style-name="ce247"/>
          <table:table-cell table:number-columns-repeated="244"/>
        </table:table-row>
        <table:table-row table:style-name="ro1" table:number-rows-repeated="65497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Dashboard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Relation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Relation.$G$13" table:expression="$#REF!.$A$13:$G$70"/>
        <table:named-expression table:name="Cont_12" table:base-cell-address="$Relation.$G$47" table:expression="$#REF!.$A$71:$G$74"/>
        <table:named-expression table:name="Cont_13" table:base-cell-address="$Profile.$A$99" table:expression="$#REF!.$A$75:$G$112"/>
        <table:named-expression table:name="Cont_14" table:base-cell-address="$Relation.$B$120" table:expression="$#REF!.$A$113:$G$193"/>
        <table:named-expression table:name="Cont_15" table:base-cell-address="$Relation.$G$119" table:expression="$#REF!.$A$194:$G$345"/>
        <table:named-expression table:name="Cont_16" table:base-cell-address="$Profile.$A$268" table:expression="$#REF!.$A$352:$G$417"/>
        <table:named-expression table:name="Cont_17" table:base-cell-address="$Relation.$G$188" table:expression="$#REF!.$A$418:$G$427"/>
        <table:named-expression table:name="Cont_18" table:base-cell-address="$Relation.$G$189" table:expression="$#REF!.$A$428:$G$481"/>
        <table:named-expression table:name="Cont_19" table:base-cell-address="$Relation.$A$240" table:expression="$#REF!.$A$482:$G$509"/>
        <table:named-expression table:name="Cont_20" table:base-cell-address="$Profile.$B$389" table:expression="$#REF!.$A$510:$G$542"/>
        <table:named-expression table:name="Cont_21" table:base-cell-address="$Relation.$G$273" table:expression="$#REF!.$A$543:$G$559"/>
        <table:named-expression table:name="Cont_22" table:base-cell-address="$Relation.$A$325" table:expression="$#REF!.$A$560:$G$607"/>
        <table:named-expression table:name="Cont_23" table:base-cell-address="$Profile.$G$13" table:expression="$#REF!.$A$13:$G$20"/>
        <table:named-expression table:name="Cont_24" table:base-cell-address="$Profile.$G$25" table:expression="$#REF!.$A$21:$G$26"/>
        <table:named-expression table:name="Cont_25" table:base-cell-address="$Profile.$G$28" table:expression="$#REF!.$A$27:$G$29"/>
        <table:named-expression table:name="Cont_26" table:base-cell-address="$Activities.$A$52" table:expression="$#REF!.$A$30:$G$40"/>
        <table:named-expression table:name="Cont_27" table:base-cell-address="$Activities.$A$62" table:expression="$#REF!.$A$41:$G$47"/>
        <table:named-expression table:name="Cont_28" table:base-cell-address="$Profile.$G$40" table:expression="$#REF!.$A$49:$G$59"/>
        <table:named-expression table:name="Cont_29" table:base-cell-address="$Profile.$G$76" table:expression="$#REF!.$A$60:$G$90"/>
        <table:named-expression table:name="Cont_30" table:base-cell-address="$Activities.$G$19" table:expression="$#REF!.$A$13:$G$22"/>
        <table:named-expression table:name="Cont_31" table:base-cell-address="$Activities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11">
      <number:day/>
      <number:text>-</number:text>
      <number:month number:textual="true"/>
      <number:text>-</number:text>
      <number:year/>
    </number:date-style>
    <number:date-style style:name="N112P0" style:volatile="true">
      <number:day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">
      <number:number number:decimal-places="0" number:min-integer-digits="3"/>
    </number:number-style>
    <number:date-style style:name="N114">
      <number:month/>
      <number:text>/</number:text>
      <number:day/>
      <number:text>/</number:text>
      <number:year number:style="long"/>
    </number:date-style>
    <number:date-style style:name="N115">
      <number:day/>
      <number:text>-</number:text>
      <number:month number:textual="true"/>
    </number:date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style:text-properties fo:color="#ff0000"/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style:text-properties fo:color="#ff0000"/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£</number:text>
      <number:number number:decimal-places="0" number:min-integer-digits="1" number:grouping="true"/>
      <number:text> </number:text>
    </number:number-style>
    <number:number-style style:name="N147P1" style:volatile="true">
      <number:text>-£</number:text>
      <number:number number:decimal-places="0" number:min-integer-digits="1" number:grouping="true"/>
      <number:text> </number:text>
    </number:number-style>
    <number:number-style style:name="N147P2" style:volatile="true">
      <number:text> £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number number:decimal-places="2" number:min-integer-digits="1" number:grouping="true"/>
      <number:text> </number:text>
    </number:number-style>
    <number:number-style style:name="N153P1" style:volatile="true">
      <number:text>-£</number:text>
      <number:number number:decimal-places="2" number:min-integer-digits="1" number:grouping="true"/>
      <number:text> </number:text>
    </number:number-style>
    <number:number-style style:name="N153P2" style:volatile="true">
      <number:text> £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£-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£-</number:text>
      <number:number number:decimal-places="2" number:min-integer-digits="1" number:grouping="true"/>
      <style:map style:condition="value()&gt;=0" style:apply-style-name="N157P0"/>
    </number:number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day number:style="long"/>
      <number:text>/</number:text>
      <number:month number:style="long"/>
      <number:text>/</number:text>
      <number:year/>
    </number:date-style>
    <number:currency-style style:name="N2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7P0"/>
    </number:currency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01/26/2010</text:date>, <text:time>15:4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an nguyen</dc:creator>
    <dc:date>2010-01-26T15:47:21</dc:date>
    <meta:print-date>2008-06-17T00:45:47</meta:print-date>
    <dc:language>en-US</dc:language>
    <meta:editing-cycles>589</meta:editing-cycles>
    <meta:editing-duration>P10DT23H15M25S</meta:editing-duration>
    <meta:user-defined meta:name="Info 1"/>
    <meta:user-defined meta:name="Info 2"/>
    <meta:user-defined meta:name="Info 3"/>
    <meta:user-defined meta:name="Info 4"/>
    <meta:document-statistic meta:table-count="9" meta:cell-count="3687" meta:object-count="1"/>
  </office:meta>
</office:document-meta>
</file>